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23" style:family="table-column">
      <style:table-column-properties fo:break-before="auto" style:column-width="67.93mm"/>
    </style:style>
    <style:style style:name="co2" style:family="table-column">
      <style:table-column-properties fo:break-before="auto" style:column-width="63.82mm"/>
    </style:style>
    <style:style style:name="co24" style:family="table-column">
      <style:table-column-properties fo:break-before="auto" style:column-width="70.4mm"/>
    </style:style>
    <style:style style:name="co25" style:family="table-column">
      <style:table-column-properties fo:break-before="auto" style:column-width="21.82mm"/>
    </style:style>
    <style:style style:name="co5" style:family="table-column">
      <style:table-column-properties fo:break-before="auto" style:column-width="14.41mm"/>
    </style:style>
    <style:style style:name="co6" style:family="table-column">
      <style:table-column-properties fo:break-before="auto" style:column-width="60.52mm"/>
    </style:style>
    <style:style style:name="co7" style:family="table-column">
      <style:table-column-properties fo:break-before="auto" style:column-width="127.21mm"/>
    </style:style>
    <style:style style:name="co8" style:family="table-column">
      <style:table-column-properties fo:break-before="auto" style:column-width="23.05mm"/>
    </style:style>
    <style:style style:name="co9" style:family="table-column">
      <style:table-column-properties fo:break-before="auto" style:column-width="291.04mm"/>
    </style:style>
    <style:style style:name="co10" style:family="table-column">
      <style:table-column-properties fo:break-before="auto" style:column-width="46.11mm"/>
    </style:style>
    <style:style style:name="co11" style:family="table-column">
      <style:table-column-properties fo:break-before="auto" style:column-width="171.66mm"/>
    </style:style>
    <style:style style:name="co12" style:family="table-column">
      <style:table-column-properties fo:break-before="auto" style:column-width="260.17mm"/>
    </style:style>
    <style:style style:name="co13" style:family="table-column">
      <style:table-column-properties fo:break-before="auto" style:column-width="104.99mm"/>
    </style:style>
    <style:style style:name="co14" style:family="table-column">
      <style:table-column-properties fo:break-before="auto" style:column-width="309.56mm"/>
    </style:style>
    <style:style style:name="co15" style:family="table-column">
      <style:table-column-properties fo:break-before="auto" style:column-width="49.41mm"/>
    </style:style>
    <style:style style:name="co16" style:family="table-column">
      <style:table-column-properties fo:break-before="auto" style:column-width="445.84mm"/>
    </style:style>
    <style:style style:name="co17" style:family="table-column">
      <style:table-column-properties fo:break-before="auto" style:column-width="553.68mm"/>
    </style:style>
    <style:style style:name="co18" style:family="table-column">
      <style:table-column-properties fo:break-before="auto" style:column-width="241.65mm"/>
    </style:style>
    <style:style style:name="co19" style:family="table-column">
      <style:table-column-properties fo:break-before="auto" style:column-width="25.95mm"/>
    </style:style>
    <style:style style:name="co20" style:family="table-column">
      <style:table-column-properties fo:break-before="auto" style:column-width="31.7mm"/>
    </style:style>
    <style:style style:name="co21" style:family="table-column">
      <style:table-column-properties fo:break-before="auto" style:column-width="28.8mm"/>
    </style:style>
    <style:style style:name="co22" style:family="table-column">
      <style:table-column-properties fo:break-before="auto" style:column-width="78.21mm"/>
    </style:style>
    <style:style style:name="co26" style:family="table-column">
      <style:table-column-properties fo:break-before="auto" style:column-width="101.69mm"/>
    </style:style>
    <style:style style:name="co27" style:family="table-column">
      <style:table-column-properties fo:break-before="auto" style:column-width="60.92mm"/>
    </style:style>
    <style:style style:name="co28" style:family="table-column">
      <style:table-column-properties fo:break-before="auto" style:column-width="21.01mm"/>
    </style:style>
    <style:style style:name="ro1" style:family="table-row">
      <style:table-row-properties style:row-height="5.2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5.29mm" fo:break-before="auto" style:use-optimal-row-height="false"/>
    </style:style>
    <style:style style:name="ta2" style:family="table" style:master-page-name="PageStyle_5f_Категории">
      <style:table-properties table:display="true" style:writing-mode="lr-tb"/>
    </style:style>
    <style:style style:name="ta3" style:family="table" style:master-page-name="PageStyle_5f_Worksheet">
      <style:table-properties table:display="true" style:writing-mode="lr-tb"/>
    </style:style>
    <style:style style:name="ce2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fo:border="0.74pt solid #000000" style:rotation-align="none"/>
    </style:style>
    <style:style style:name="ce2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order-bottom="1.76pt solid #000000" fo:background-color="#e5e5e5" style:diagonal-bl-tr="none" style:diagonal-tl-br="none" fo:border-left="1.76pt solid #000000" fo:border-right="0.74pt solid #000000" style:rotation-align="none" fo:border-top="1.76pt solid #000000"/>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 style:family="table-cell" style:parent-style-name="Default">
      <style:table-cell-properties fo:border-bottom="0.74pt dotted #000000" style:diagonal-bl-tr="none" style:diagonal-tl-br="none" style:text-align-source="value-type" style:repeat-content="false" fo:wrap-option="no-wrap" fo:border-left="1.76pt solid #000000" style:direction="ltr" fo:border-right="0.74pt dotted #000000" style:rotation-angle="0" style:rotation-align="none" style:shrink-to-fit="false" fo:border-top="0.74pt dotted #000000" style:vertical-align="middle" loext:vertical-justify="auto"/>
      <style:paragraph-properties css3t:text-justify="auto" fo:margin-left="0mm" style:writing-mode="page"/>
    </style:style>
    <style:style style:name="ce3" style:family="table-cell" style:parent-style-name="Default">
      <style:table-cell-properties fo:border-bottom="0.74pt dotted #000000" fo:background-color="#ff0000" style:diagonal-bl-tr="none" style:diagonal-tl-br="none" style:text-align-source="value-type" style:repeat-content="false" fo:wrap-option="no-wrap" fo:border-left="1.76pt solid #000000" style:direction="ltr" fo:border-right="0.74pt dotted #000000" style:rotation-angle="0" style:rotation-align="none" style:shrink-to-fit="false" fo:border-top="0.74pt dotted #000000" style:vertical-align="middle" loext:vertical-justify="auto"/>
      <style:paragraph-properties css3t:text-justify="auto" fo:margin-left="0mm" style:writing-mode="page"/>
    </style:style>
    <style:style style:name="ce4" style:family="table-cell" style:parent-style-name="Default">
      <style:table-cell-properties fo:border-bottom="0.74pt dotted #000000" fo:background-color="#ffff00" style:diagonal-bl-tr="none" style:diagonal-tl-br="none" style:text-align-source="value-type" style:repeat-content="false" fo:wrap-option="no-wrap" fo:border-left="1.76pt solid #000000" style:direction="ltr" fo:border-right="0.74pt dotted #000000" style:rotation-angle="0" style:rotation-align="none" style:shrink-to-fit="false" fo:border-top="0.74pt dotted #000000" style:vertical-align="middle" loext:vertical-justify="auto"/>
      <style:paragraph-properties css3t:text-justify="auto" fo:margin-left="0mm" style:writing-mode="page"/>
    </style:style>
    <style:style style:name="ce5" style:family="table-cell" style:parent-style-name="Default">
      <style:table-cell-properties fo:border-bottom="1.76pt solid #000000" fo:background-color="#ffff00" style:diagonal-bl-tr="none" style:diagonal-tl-br="none" style:text-align-source="value-type" style:repeat-content="false" fo:wrap-option="no-wrap" fo:border-left="1.76pt solid #000000" style:direction="ltr" fo:border-right="0.74pt dotted #000000" style:rotation-angle="0" style:rotation-align="none" style:shrink-to-fit="false" fo:border-top="0.74pt dotted #000000" style:vertical-align="middle" loext:vertical-justify="auto"/>
      <style:paragraph-properties css3t:text-justify="auto" fo:margin-left="0mm" style:writing-mode="page"/>
    </style:style>
    <style:style style:name="ce6" style:family="table-cell" style:parent-style-name="Default">
      <style:table-cell-properties fo:border-bottom="0.74pt dotted #000000" style:diagonal-bl-tr="none" style:diagonal-tl-br="none" style:text-align-source="value-type" style:repeat-content="false" fo:wrap-option="no-wrap" fo:border-left="1.76pt solid #000000" style:direction="ltr" fo:border-right="0.74pt dotted #000000" style:rotation-angle="0" style:rotation-align="none" style:shrink-to-fit="false" fo:border-top="0.74pt dotte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order-bottom="1.76pt solid #000000" fo:background-color="#e5e5e5" style:diagonal-bl-tr="none" style:diagonal-tl-br="none" fo:border-left="0.74pt solid #000000" fo:border-right="0.74pt solid #000000" style:rotation-align="none" fo:border-top="1.76pt solid #000000"/>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dotted #000000" style:direction="ltr" style:rotation-angle="0" style:rotation-align="none" style:shrink-to-fit="false" style:vertical-align="middle" loext:vertical-justify="auto"/>
      <style:paragraph-properties css3t:text-justify="auto" fo:margin-left="0mm" style:writing-mode="page"/>
    </style:style>
    <style:style style:name="ce9" style:family="table-cell" style:parent-style-name="Default">
      <style:table-cell-properties fo:background-color="#ff0000" style:diagonal-bl-tr="none" style:diagonal-tl-br="none" style:text-align-source="value-type" style:repeat-content="false" fo:wrap-option="no-wrap" fo:border="0.74pt dotted #000000" style:direction="ltr" style:rotation-angle="0" style:rotation-align="none" style:shrink-to-fit="false" style:vertical-align="middle" loext:vertical-justify="auto"/>
      <style:paragraph-properties css3t:text-justify="auto" fo:margin-left="0mm" style:writing-mode="page"/>
    </style:style>
    <style:style style:name="ce10" style:family="table-cell" style:parent-style-name="Default">
      <style:table-cell-properties style:diagonal-bl-tr="none" style:diagonal-tl-br="none" style:text-align-source="value-type" style:repeat-content="false" fo:wrap-option="no-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1.76pt solid #000000" fo:background-color="#ffff00" style:diagonal-bl-tr="none" style:diagonal-tl-br="none" style:text-align-source="value-type" style:repeat-content="false" fo:wrap-option="no-wrap" fo:border-left="0.74pt dotted #000000" style:direction="ltr" fo:border-right="0.74pt dotted #000000" style:rotation-angle="0" style:rotation-align="none" style:shrink-to-fit="false" fo:border-top="0.74pt dotted #000000" style:vertical-align="middle" loext:vertical-justify="auto"/>
      <style:paragraph-properties css3t:text-justify="auto" fo:margin-left="0mm" style:writing-mode="page"/>
    </style:style>
    <style:style style:name="ce12" style:family="table-cell" style:parent-style-name="Default">
      <style:table-cell-properties fo:background-color="#ffff00" style:diagonal-bl-tr="none" style:diagonal-tl-br="none" style:text-align-source="value-type" style:repeat-content="false" fo:wrap-option="no-wrap" fo:border="0.74pt dotted #000000" style:direction="ltr" style:rotation-angle="0" style:rotation-align="none" style:shrink-to-fit="false" style:vertical-align="middle" loext:vertical-justify="auto"/>
      <style:paragraph-properties css3t:text-justify="auto" fo:margin-left="0mm" style:writing-mode="page"/>
    </style:style>
    <style:style style:name="ce13" style:family="table-cell" style:parent-style-name="Default">
      <style:table-cell-properties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ff0000"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8" style:family="table-cell" style:parent-style-name="Default">
      <style:table-cell-properties fo:border-bottom="1.76pt solid #000000" fo:background-color="#e5e5e5" style:diagonal-bl-tr="none" style:diagonal-tl-br="none" fo:border-left="0.74pt solid #000000" fo:border-right="1.76pt solid #000000" style:rotation-align="none" fo:border-top="1.76pt solid #000000"/>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 style:family="table-cell" style:parent-style-name="Default">
      <style:table-cell-properties fo:border-bottom="0.74pt dotted #000000" style:diagonal-bl-tr="none" style:diagonal-tl-br="none" style:text-align-source="value-type" style:repeat-content="false" fo:wrap-option="no-wrap" fo:border-left="0.74pt dotted #000000" style:direction="ltr" fo:border-right="1.76pt solid #000000" style:rotation-angle="0" style:rotation-align="none" style:shrink-to-fit="false" fo:border-top="0.74pt dotted #000000" style:vertical-align="middle" loext:vertical-justify="auto"/>
      <style:paragraph-properties css3t:text-justify="auto" fo:margin-left="0mm" style:writing-mode="page"/>
    </style:style>
    <style:style style:name="ce17" style:family="table-cell" style:parent-style-name="Default">
      <style:table-cell-properties fo:border-bottom="0.74pt dotted #000000" fo:background-color="#ff0000" style:diagonal-bl-tr="none" style:diagonal-tl-br="none" style:text-align-source="value-type" style:repeat-content="false" fo:wrap-option="no-wrap" fo:border-left="0.74pt dotted #000000" style:direction="ltr" fo:border-right="1.76pt solid #000000" style:rotation-angle="0" style:rotation-align="none" style:shrink-to-fit="false" fo:border-top="0.74pt dotted #000000" style:vertical-align="middle" loext:vertical-justify="auto"/>
      <style:paragraph-properties css3t:text-justify="auto" fo:margin-left="0mm" style:writing-mode="page"/>
    </style:style>
    <style:style style:name="ce18" style:family="table-cell" style:parent-style-name="Default">
      <style:table-cell-properties fo:border-bottom="0.74pt dotted #000000" fo:background-color="#ffff00" style:diagonal-bl-tr="none" style:diagonal-tl-br="none" style:text-align-source="value-type" style:repeat-content="false" fo:wrap-option="no-wrap" fo:border-left="0.74pt dotted #000000" style:direction="ltr" fo:border-right="1.76pt solid #000000" style:rotation-angle="0" style:rotation-align="none" style:shrink-to-fit="false" fo:border-top="0.74pt dotted #000000" style:vertical-align="middle" loext:vertical-justify="auto"/>
      <style:paragraph-properties css3t:text-justify="auto" fo:margin-left="0mm" style:writing-mode="page"/>
    </style:style>
    <style:style style:name="ce19" style:family="table-cell" style:parent-style-name="Default">
      <style:table-cell-properties fo:border-bottom="1.76pt solid #000000" fo:background-color="#ffff00" style:diagonal-bl-tr="none" style:diagonal-tl-br="none" style:text-align-source="value-type" style:repeat-content="false" fo:wrap-option="no-wrap" fo:border-left="0.74pt dotted #000000" style:direction="ltr" fo:border-right="1.76pt solid #000000" style:rotation-angle="0" style:rotation-align="none" style:shrink-to-fit="false" fo:border-top="0.74pt dotted #000000" style:vertical-align="middle" loext:vertical-justify="auto"/>
      <style:paragraph-properties css3t:text-justify="auto" fo:margin-left="0mm" style:writing-mode="page"/>
    </style:style>
    <style:style style:name="ce20" style:family="table-cell" style:parent-style-name="Default">
      <style:table-cell-properties fo:background-color="#ff0000" style:rotation-align="none"/>
    </style:style>
    <style:style style:name="ce21" style:family="table-cell" style:parent-style-name="Default">
      <style:table-cell-properties fo:background-color="#ffff00" style:rotation-align="none"/>
    </style:style>
    <style:style style:name="ce5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fo:border="0.74pt solid #000000" style:rotation-align="none"/>
    </style:style>
    <style:style style:name="ce5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Worksheet" table:style-name="ta3">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number-columns-repeated="999" table:default-cell-style-name="Default"/>
        <table:table-row table:style-name="ro1">
          <table:table-cell table:style-name="ce34" office:value-type="string" calcext:value-type="string">
            <text:p>ID</text:p>
          </table:table-cell>
          <table:table-cell table:style-name="ce34" office:value-type="string" calcext:value-type="string">
            <text:p>Акустомагнитные</text:p>
          </table:table-cell>
          <table:table-cell table:style-name="ce34" office:value-type="string" calcext:value-type="string">
            <text:p>Радиочастотные</text:p>
          </table:table-cell>
          <table:table-cell table:style-name="ce40" office:value-type="string" calcext:value-type="string">
            <text:p>Категория</text:p>
          </table:table-cell>
          <table:table-cell table:style-name="ce40" office:value-type="string" calcext:value-type="string">
            <text:p>Артикул</text:p>
          </table:table-cell>
          <table:table-cell table:style-name="ce40" office:value-type="string" calcext:value-type="string">
            <text:p>Заголовок</text:p>
          </table:table-cell>
          <table:table-cell table:style-name="ce40" office:value-type="string" calcext:value-type="string">
            <text:p>Ссылка на видео</text:p>
          </table:table-cell>
          <table:table-cell table:style-name="ce40" office:value-type="string" calcext:value-type="string">
            <text:p>Цена</text:p>
          </table:table-cell>
          <table:table-cell table:style-name="ce40" office:value-type="string" calcext:value-type="string">
            <text:p>Url</text:p>
          </table:table-cell>
          <table:table-cell table:style-name="ce40" office:value-type="string" calcext:value-type="string">
            <text:p>Информация</text:p>
          </table:table-cell>
          <table:table-cell table:style-name="ce40" office:value-type="string" calcext:value-type="string">
            <text:p>Описание</text:p>
          </table:table-cell>
          <table:table-cell table:style-name="ce40" office:value-type="string" calcext:value-type="string">
            <text:p>Характеристики</text:p>
          </table:table-cell>
          <table:table-cell table:style-name="ce40" office:value-type="string" calcext:value-type="string">
            <text:p>Варианты установок</text:p>
          </table:table-cell>
          <table:table-cell table:style-name="ce40" office:value-type="string" calcext:value-type="string">
            <text:p>Порядок обратный</text:p>
          </table:table-cell>
          <table:table-cell table:style-name="ce40" office:value-type="string" calcext:value-type="string">
            <text:p>Titl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Включено</text:p>
          </table:table-cell>
          <table:table-cell table:style-name="ce40" office:value-type="string" calcext:value-type="string">
            <text:p>Created At</text:p>
          </table:table-cell>
          <table:table-cell table:style-name="ce40" office:value-type="string" calcext:value-type="string">
            <text:p>Updated At</text:p>
          </table:table-cell>
          <table:table-cell table:style-name="ce40" office:value-type="string" calcext:value-type="string">
            <text:p>Расходник</text:p>
          </table:table-cell>
          <table:table-cell table:style-name="ce40" office:value-type="string" calcext:value-type="string">
            <text:p>Показывать в рекомендуемых</text:p>
          </table:table-cell>
          <table:table-cell table:style-name="ce40" office:value-type="string" calcext:value-type="string">
            <text:p>Сортировка рекомендуемых(обратная)</text:p>
          </table:table-cell>
          <table:table-cell table:style-name="ce40" office:value-type="string" calcext:value-type="string">
            <text:p>На складе</text:p>
          </table:table-cell>
          <table:table-cell table:style-name="ce48" office:value-type="string" calcext:value-type="string">
            <text:p>Кратность для заказа</text:p>
          </table:table-cell>
          <table:table-cell table:number-columns-repeated="999"/>
        </table:table-row>
        <table:table-row table:style-name="ro4">
          <table:table-cell table:style-name="ce2" office:value-type="float" office:value="2677" calcext:value-type="float">
            <text:p>2677</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5</text:p>
          </table:table-cell>
          <table:table-cell table:style-name="ce8" office:value-type="string" calcext:value-type="string">
            <text:p>Датчик Spider (Паук) с сигнализацией 58 Кгц и 8,2 Мгц тросс 90 см</text:p>
          </table:table-cell>
          <table:table-cell table:style-name="ce8"/>
          <table:table-cell table:style-name="ce8" office:value-type="float" office:value="0" calcext:value-type="float">
            <text:p>0</text:p>
          </table:table-cell>
          <table:table-cell table:style-name="ce8" office:value-type="string" calcext:value-type="string">
            <text:p>datchik-spider-pauk</text:p>
          </table:table-cell>
          <table:table-cell table:style-name="ce8" office:value-type="string" calcext:value-type="string">
            <text:p>&lt;p&gt;Датчик Spider (Паук) с сигнализацией - применяется для защиты объемного товара (бытовая техника, электронные товары) путем "обхвата" упаковки тросиками большой длинны с 4-х сторон. &lt;/p&gt;</text:p>
          </table:table-cell>
          <table:table-cell table:style-name="ce13" office:value-type="string" calcext:value-type="string">
            <text:p>&lt;p&gt;Датчик Spider (Паук) с сигнализацией - применяется для защиты объемного товара (бытовая техника, электронные товары) путем "обхвата" упаковки тросиками большой длинны с 4-х сторон. Издает световые и звуковые сигналы при попытке не санкционированного снятия с товара. Датчик Паук имеет затягивающиеся, обвязочные тросы, которые подключены к автономному питанию и установленному звуковому сигналу на датчике и срабатывают при разрыве троса.</text:p>
            <text:p>&lt;/p&gt;&lt;p&gt;Датчик Spider (Паук) работает со всеми противокражными системами радиочастотной и акустомагнитной технологии. Корпус изготовлен из ударопрочного пластика, снимается с продукции универсальным съёмником. Датчик является многоразовым.</text:p>
            <text:p>&lt;/p&gt;&lt;h2&gt;Защищаемые товары&lt;/h2&gt;&lt;p&gt;Мобильные телефоны, смартфоны, фотоаппараты, видеокамеры, планшеты, электронные книги, навигаторы, бытовая техника и электроника, игрушки и товары для детей, ручной инструмент, электро и бензо-инструмент.</text:p>
            <text:p>&lt;/p&gt;&lt;h2&gt;Что такое датчик «Паук» и как он применяется&lt;/h2&gt;&lt;p&gt;Противокражный датчик «Паук» («Spider») – важное звено в системе оповещения о краже товаров. Устройство относится к жестким охранным маркерам. По сравнению с мягкими стикерами, его нельзя отклеить, обрезать с тросика или снять с товара другим способом.&lt;/p&gt;&lt;p&gt;Охранные ворота считывают данные прибора и подают сигнал при выносе неоплаченной вещи из торгового зала. Деактивация каждого датчика происходит только при оплате товара на кассе. «Паук» снимается специальным устройством и откладывается для многоразового применения.&lt;/p&gt;&lt;p&gt;В отличие от ряда других датчиков, такая модель совместима со всеми видами противокражных систем: акустическими и радичастотными.&lt;/p&gt;&lt;h2&gt;К каким товарам подходит&lt;/h2&gt;&lt;p&gt;Датчики-клипсы прикрепляют к следующим видам дорогостоящих товаров:&lt;/p&gt;&lt;ul&gt;</text:p>
            <text:p>&lt;li&gt;мелкая бытовая техника;&lt;/li&gt;</text:p>
            <text:p>&lt;li&gt;цифровое оборудование (смартфоны, планшеты, электронные книги и другие);&lt;/li&gt;</text:p>
            <text:p>&lt;li&gt;фототехника;&lt;/li&gt;</text:p>
            <text:p>&lt;li&gt;видеокамеры;&lt;/li&gt;</text:p>
            <text:p>&lt;li&gt;Компактные приборы освещения;&lt;/li&gt;</text:p>
            <text:p>&lt;li&gt;ручные инструменты;&lt;/li&gt;</text:p>
            <text:p>&lt;li&gt;игрушки и детские товары.&lt;/li&gt;</text:p>
            <text:p>&lt;/ul&gt;&lt;p&gt;Сложнее всего датчик «Паук» снять с коробок или объемных вещей. Убедитесь, что ваш товар находится в крепкой упаковке, откуда его нельзя извлечь, минуя датчик.&lt;/p&gt;&lt;h2&gt;Преимущества прибора&lt;/h2&gt;&lt;p&gt;Сотрудники ритейла выбирают датчик «Паук» по ряду причин:&lt;/p&gt;&lt;ol&gt;</text:p>
            <text:p>&lt;li&gt;Синхронизация с любыми противоправными системами;&lt;/li&gt;</text:p>
            <text:p>&lt;li&gt;Простота установки на товаре;&lt;/li&gt;</text:p>
            <text:p>&lt;li&gt;Возможность применения в различных зонах магазина – на полках, в межкассовых проходах;&lt;/li&gt;</text:p>
            <text:p>&lt;li&gt;Независимость от формы товара – гибкие тросы датчика будут надежно прикреплены в любом случае;&lt;/li&gt;</text:p>
            <text:p>&lt;li&gt;Высокое качество ударопрочного пластика;&lt;/li&gt;</text:p>
            <text:p>&lt;li&gt;Многоразовость применения.&lt;/li&gt;</text:p>
            <text:p>&lt;/ol&gt;&lt;p&gt;Стоимость «Паука» в компании «Аксиома» почти в два раза ниже рыночной. Попробуйте защитить таким датчиком свой товар и убедитесь в его эффективности.&lt;/p&gt;</text:p>
          </table:table-cell>
          <table:table-cell table:style-name="ce8" office:value-type="string" calcext:value-type="string">
            <text:p>&lt;ul&gt;&lt;li&gt;Частоты: 8.2 МГц и 58 КГЦ&lt;/li&gt;&lt;li&gt;Материал: пластик&lt;/li&gt;&lt;li&gt;Цвет: чёрный&lt;/li&gt;&lt;li&gt;Размер датчика: Ø70 мм&lt;/li&gt;&lt;li&gt;Блокировка: магнитный замок&lt;/li&gt;&lt;li&gt;Упаковка: 100 шт / коробка&lt;/li&gt;&lt;li&gt;Вес упаковки: 12,5 кг.&lt;/li&gt;&lt;li&gt;Размеры упаковки: 60*42*18,5 см, объём 0,047 м3&lt;/li&gt;&lt;/ul&gt;</text:p>
          </table:table-cell>
          <table:table-cell table:style-name="ce8"/>
          <table:table-cell table:style-name="ce8" office:value-type="float" office:value="470" calcext:value-type="float">
            <text:p>470</text:p>
          </table:table-cell>
          <table:table-cell table:style-name="ce8" office:value-type="string" calcext:value-type="string">
            <text:p>Датчик Spider (Паук) с сигнализацией 58 Кгц и 8,2 Мгц тросс 90 см <text:s/>купить по цене 0 руб. с доставкой в Екатеринбурге. </text:p>
          </table:table-cell>
          <table:table-cell table:style-name="ce8" office:value-type="string" calcext:value-type="string">
            <text:p>Купите Датчик Spider (Паук) с сигнализацией 58 Кгц и 8,2 Мгц тросс 90 с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5545429" calcext:value-type="float">
            <text:p>1575545429</text:p>
          </table:table-cell>
          <table:table-cell table:number-columns-repeated="2" table:style-name="ce8" office:value-type="float" office:value="1" calcext:value-type="float">
            <text:p>1</text:p>
          </table:table-cell>
          <table:table-cell table:style-name="ce8" office:value-type="float" office:value="45" calcext:value-type="float">
            <text:p>45</text:p>
          </table:table-cell>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2687" calcext:value-type="float">
            <text:p>2687</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Съемники</text:p>
          </table:table-cell>
          <table:table-cell table:style-name="ce8" office:value-type="string" calcext:value-type="string">
            <text:p>С-046</text:p>
          </table:table-cell>
          <table:table-cell table:style-name="ce8" office:value-type="string" calcext:value-type="string">
            <text:p>Съемник механический MK-225 (Китай)</text:p>
          </table:table-cell>
          <table:table-cell table:style-name="ce8"/>
          <table:table-cell table:style-name="ce8" office:value-type="float" office:value="0" calcext:value-type="float">
            <text:p>0</text:p>
          </table:table-cell>
          <table:table-cell table:style-name="ce8" office:value-type="string" calcext:value-type="string">
            <text:p>semnik-mekhanicheskij-mk-225</text:p>
          </table:table-cell>
          <table:table-cell table:style-name="ce13" office:value-type="string" calcext:value-type="string">
            <text:p>&lt;p&gt;Съемник механический MK-225 предназначен для снятия жестких датчиков типа SuperTag вручную. Модель компактна, имеет удобный угол наклона для работы, не требует электропитания, крепится на кассовом узле при помощи троса.&lt;strong&gt;&lt;/strong&gt;</text:p>
            <text:p>&lt;/p&gt;</text:p>
          </table:table-cell>
          <table:table-cell table:style-name="ce13" office:value-type="string" calcext:value-type="string">
            <text:p>&lt;p&gt;Съемник механический MK-225 предназначен для снятия жестких датчиков типа SuperTag вручную. Модель компактна, имеет удобный угол наклона для работы, не требует электропитания, крепится на кассовом узле при помощи троса.&lt;strong&gt;&lt;/strong&gt;</text:p>
            <text:p>&lt;/p&gt;&lt;p&gt;&lt;img src="/uploads/5a7209c19234c.png" alt="Данный товар отпускается только юридическим лицам" style="float: left; margin: 5px;"&gt;</text:p>
            <text:p>&lt;/p&gt;</text:p>
          </table:table-cell>
          <table:table-cell table:style-name="ce8" office:value-type="string" calcext:value-type="string">
            <text:p>&lt;ul&gt;&lt;li&gt;Размер: 185*90 мм&lt;/li&gt;&lt;li&gt;Упаковка: 10 шт / коробка&lt;/li&gt;&lt;li&gt;Вес упаковки: 5,7 кг.&lt;/li&gt;&lt;li&gt;Размеры упаковки: 42*30*27 см, объём 0,034 м3&lt;/li&gt;&lt;/ul&gt;</text:p>
          </table:table-cell>
          <table:table-cell table:style-name="ce8"/>
          <table:table-cell table:style-name="ce8" office:value-type="float" office:value="460" calcext:value-type="float">
            <text:p>460</text:p>
          </table:table-cell>
          <table:table-cell table:style-name="ce8" office:value-type="string" calcext:value-type="string">
            <text:p>Съемник механический MK-225 (Китай) <text:s/>купить по цене 0 руб. с доставкой в Екатеринбурге. </text:p>
          </table:table-cell>
          <table:table-cell table:style-name="ce8" office:value-type="string" calcext:value-type="string">
            <text:p>Купите Съемник механический MK-225 (Кита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64737040" calcext:value-type="float">
            <text:p>156473704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3" office:value-type="float" office:value="3633" calcext:value-type="float">
            <text:p>3633</text:p>
          </table:table-cell>
          <table:table-cell table:style-name="ce3" office:value-type="string" calcext:value-type="string">
            <text:p>Акустомагнитные системы</text:p>
          </table:table-cell>
          <table:table-cell table:style-name="ce3"/>
          <table:table-cell table:style-name="ce3" office:value-type="string" calcext:value-type="string">
            <text:p>Акустомагнитные системы</text:p>
          </table:table-cell>
          <table:table-cell table:style-name="ce9" office:value-type="string" calcext:value-type="string">
            <text:p>А-023</text:p>
          </table:table-cell>
          <table:table-cell table:style-name="ce9" office:value-type="string" calcext:value-type="string">
            <text:p>Акустомагнитная противокражная система Sensormatic Ultra Shield</text:p>
          </table:table-cell>
          <table:table-cell table:style-name="ce9"/>
          <table:table-cell table:style-name="ce9" office:value-type="float" office:value="0" calcext:value-type="float">
            <text:p>0</text:p>
          </table:table-cell>
          <table:table-cell table:style-name="ce9" office:value-type="string" calcext:value-type="string">
            <text:p>akustomagnitnaya-sistema-sensormatic-ultra-shield</text:p>
          </table:table-cell>
          <table:table-cell table:style-name="ce9" office:value-type="string" calcext:value-type="string">
            <text:p>&lt;p&gt;Эта система акустомагнитной технологии предназначена для магазинов различных форматов и является на сегодняшний момент одной из самых простых в установке и дальнейшей эксплуатации.&lt;/p&gt;</text:p>
          </table:table-cell>
          <table:table-cell table:style-name="ce14" office:value-type="string" calcext:value-type="string">
            <text:p>&lt;p&gt;Эта система акустомагнитной технологии предназначена для магазинов </text:p>
            <text:p>различных форматов и является на сегодняшний момент одной из самых </text:p>
            <text:p>простых в установке и дальнейшей эксплуатации.</text:p>
            <text:p>&lt;br&gt;</text:p>
            <text:p>&lt;/p&gt;&lt;p&gt;Модель Ultra Shield – надежная, прочная и привлекательная противокражная система. По соотношению важнейших параметров – цены, габаритных размеров, технических характеристик – модель UltraShield станет прекрасным решением, экономичным и эффективным, для небольших магазинов. Антенны изготавливаются из прочных материалов, просто устанавливаются, не требуют дополнительной настройки.</text:p>
            <text:p>&lt;/p&gt;&lt;h2&gt;&lt;br&gt;&lt;/h2&gt;&lt;p&gt;Контроллер, расположен в боковом пьедестале - это обеспечивает очень высокий уровень устойчивости к электромагнитным помехам и шумам. Антенна Ultra Shield изготовлена из полистирола – очень прочного высокотехнологичного пластика, благодаря которому антенна устойчива к повреждениям и прослужит очень долго.</text:p>
            <text:p>&lt;/p&gt;&lt;ul type="disc"&gt;</text:p>
            <text:p>&lt;li&gt;Экономный вариант для магазинов.&lt;/li&gt;</text:p>
            <text:p>&lt;li&gt;Встроенная электроника - нет выносных блоков, что удобно при инсталляции.&lt;/li&gt;</text:p>
            <text:p>&lt;li&gt;Сделано на базе электроники Ultra Post III.&lt;/li&gt;</text:p>
            <text:p>&lt;li&gt;Легкость в установке и использовании.&lt;/li&gt;</text:p>
            <text:p>&lt;li&gt;Оптимальное соотношение цена-качество.&lt;/li&gt;</text:p>
            <text:p>&lt;/ul&gt;</text:p>
          </table:table-cell>
          <table:table-cell table:style-name="ce9" office:value-type="string" calcext:value-type="string">
            <text:p>&lt;h2&gt;&lt;br&gt;&lt;/h2&gt;&lt;table class="pintable"&gt;&lt;tbody&gt;&lt;tr&gt;&lt;td colspan="2"&gt;&lt;strong&gt;Технические характеристики&lt;/strong&gt;&lt;/td&gt;&lt;/tr&gt;&lt;tr&gt;&lt;td&gt;&lt;strong&gt;Габаритные размеры антенны&lt;/strong&gt;&lt;/td&gt;&lt;td&gt;135 х 35 x 12,3 см&lt;/td&gt;&lt;/tr&gt;&lt;tr&gt;&lt;td&gt;&lt;strong&gt;Потребляемая мощность&lt;/strong&gt;&lt;/td&gt;&lt;td&gt;150 Вт&lt;/td&gt;&lt;/tr&gt;&lt;tr&gt;&lt;td&gt;&lt;strong&gt;Рабочая частота&lt;/strong&gt;&lt;/td&gt;&lt;td&gt;58 кГц&lt;/td&gt;&lt;/tr&gt;&lt;tr&gt;&lt;td&gt;&lt;strong&gt;Рабочая температура&lt;/strong&gt;&lt;/td&gt;&lt;td&gt;0-50 грд&lt;/td&gt;&lt;/tr&gt;&lt;tr&gt;&lt;td&gt;&lt;strong&gt;Относительная влажность&lt;/strong&gt;&lt;/td&gt;&lt;td&gt;0-90 %&lt;/td&gt;&lt;/tr&gt;&lt;/tbody&gt;&lt;/table&gt;</text:p>
          </table:table-cell>
          <table:table-cell table:style-name="ce9" office:value-type="string" calcext:value-type="string">
            <text:p>&lt;p&gt;&lt;img src="/uploads/5bf024b7721a5.jpg"&gt;&lt;br&gt;&lt;/p&gt;&lt;p&gt;&lt;img src="/uploads/5bf024bf0e31c.jpg"&gt;&lt;br&gt;&lt;/p&gt;&lt;p&gt;&lt;img src="/uploads/5bf024cb086a1.jpg"&gt;&lt;/p&gt;&lt;p&gt;&lt;img src="/uploads/5bf024d265f1d.jpg"&gt;&lt;span&gt;&lt;/span&gt;&lt;br&gt;&lt;/p&gt;</text:p>
          </table:table-cell>
          <table:table-cell table:style-name="ce9" office:value-type="float" office:value="420" calcext:value-type="float">
            <text:p>420</text:p>
          </table:table-cell>
          <table:table-cell table:style-name="ce9" office:value-type="string" calcext:value-type="string">
            <text:p>Акустомагнитная противокражная система Sensormatic Ultra Shield <text:s/>купить по цене 0 руб. с доставкой в Екатеринбурге. </text:p>
          </table:table-cell>
          <table:table-cell table:style-name="ce9" office:value-type="string" calcext:value-type="string">
            <text:p>Купите Акустомагнитная противокражная система Sensormatic Ultra Shield в Екатеринбурге по цене 0 руб. <text:s/>в компании «Аксиома». Доставка, выгодные условия. </text:p>
          </table:table-cell>
          <table:table-cell table:style-name="ce9"/>
          <table:table-cell table:style-name="ce9" office:value-type="float" office:value="1" calcext:value-type="float">
            <text:p>1</text:p>
          </table:table-cell>
          <table:table-cell table:style-name="ce9" office:value-type="float" office:value="1542018181" calcext:value-type="float">
            <text:p>1542018181</text:p>
          </table:table-cell>
          <table:table-cell table:style-name="ce9" office:value-type="float" office:value="1558956857" calcext:value-type="float">
            <text:p>1558956857</text:p>
          </table:table-cell>
          <table:table-cell table:number-columns-repeated="2"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17" office:value-type="float" office:value="1" calcext:value-type="float">
            <text:p>1</text:p>
          </table:table-cell>
          <table:table-cell table:style-name="ce20" table:number-columns-repeated="999"/>
        </table:table-row>
        <table:table-row table:style-name="ro4">
          <table:table-cell table:style-name="ce3" office:value-type="float" office:value="3635" calcext:value-type="float">
            <text:p>3635</text:p>
          </table:table-cell>
          <table:table-cell table:style-name="ce3" office:value-type="string" calcext:value-type="string">
            <text:p>Акустомагнитные системы</text:p>
          </table:table-cell>
          <table:table-cell table:style-name="ce3"/>
          <table:table-cell table:style-name="ce3" office:value-type="string" calcext:value-type="string">
            <text:p>Акустомагнитные системы</text:p>
          </table:table-cell>
          <table:table-cell table:style-name="ce9" office:value-type="string" calcext:value-type="string">
            <text:p>А-027</text:p>
          </table:table-cell>
          <table:table-cell table:style-name="ce9" office:value-type="string" calcext:value-type="string">
            <text:p>Акустомагнитная противокражная система Sensormatic Ultra Exit</text:p>
          </table:table-cell>
          <table:table-cell table:style-name="ce9"/>
          <table:table-cell table:style-name="ce9" office:value-type="float" office:value="0" calcext:value-type="float">
            <text:p>0</text:p>
          </table:table-cell>
          <table:table-cell table:style-name="ce9" office:value-type="string" calcext:value-type="string">
            <text:p>akustomagnitnaya-sistema-sensormatic-ultra-exit</text:p>
          </table:table-cell>
          <table:table-cell table:style-name="ce9" office:value-type="string" calcext:value-type="string">
            <text:p>&lt;p&gt;Системы Ultra Exit&lt;strong&gt; &lt;/strong&gt;предполагают три варианта исполнения: от самого экономичного решения – антенны с кожухом из пластика различных цветов, до более дорогой варианта – антенны из композитного материала, которые можно использовать в качестве рекламоносителя или полностью прозрачные антенны из акрила.&lt;/p&gt;</text:p>
          </table:table-cell>
          <table:table-cell table:style-name="ce9" office:value-type="string" calcext:value-type="string">
            <text:p>&lt;p&gt;Акустомагнитные системы Sensormatic UltraExit являются передовыми для своего класса - <text:s/>с 2009 года в них предусмотрена функция металлодетектора для обнаружения «фольгированных» сумок, используемых магазинными ворами.&lt;/p&gt;&lt;p&gt;Акустомагнитные системы Sensormatic UltraExit являются передовыми для своего класса - с 2009 года в них предусмотрена функция металлодетектора для обнаружения «фольгированных» сумок, используемых магазинными ворами.&lt;/p&gt;&lt;ul&gt;&lt;li&gt;высокая степень обнаружения&lt;/li&gt;&lt;li&gt;защита самых широких проходов&lt;/li&gt;&lt;li&gt;опционально встраиваемые сигнализация и счетчик посетителей&lt;/li&gt;&lt;li&gt;привлекательный дизайн&lt;/li&gt;&lt;li&gt;предусмотрена быстрая смена рекламных панелей&lt;/li&gt;&lt;li&gt;возможна дополнительная функция металлодетектора&lt;/li&gt;&lt;li&gt;возможно подключение до 4 антенн Ultra Exit к одному блоку AMS 9050&lt;/li&gt;&lt;/ul&gt;</text:p>
          </table:table-cell>
          <table:table-cell table:style-name="ce14" office:value-type="string" calcext:value-type="string">
            <text:p>&lt;h2&gt;&lt;br&gt;&lt;/h2&gt;&lt;h2&gt;&lt;/h2&gt;&lt;table class="pintable" style="width: 100%;" rel="width: 100%;" border="1"&gt;</text:p>
            <text:p>&lt;tbody align="center"&gt;</text:p>
            <text:p>&lt;tr&gt;</text:p>
            <text:p>&lt;td style="text-align: center;" colspan="2" width="190" valign="top"&gt;&lt;strong&gt;Технические характеристики&lt;/strong&gt;</text:p>
            <text:p>&lt;/td&gt;</text:p>
            <text:p>&lt;/tr&gt;</text:p>
            <text:p>&lt;tr&gt;</text:p>
            <text:p>&lt;td width="190" valign="top"&gt;&lt;strong&gt;Габаритные размеры антенны&lt;/strong&gt;</text:p>
            <text:p>&lt;/td&gt;</text:p>
            <text:p>&lt;td valign="top"&gt;155 х 49,2 x 12,5 см</text:p>
            <text:p>&lt;/td&gt;</text:p>
            <text:p>&lt;/tr&gt;</text:p>
            <text:p>&lt;tr&gt;</text:p>
            <text:p>&lt;td width="190" valign="top"&gt;&lt;strong&gt;Габаритные размеры блока управления&lt;/strong&gt;</text:p>
            <text:p>&lt;/td&gt;</text:p>
            <text:p>&lt;td valign="top"&gt;44,6 х 33,5 x 9,2 см</text:p>
            <text:p>&lt;/td&gt;</text:p>
            <text:p>&lt;/tr&gt;</text:p>
            <text:p>&lt;tr&gt;</text:p>
            <text:p>&lt;td width="190" valign="top"&gt;&lt;strong&gt;Габаритные размеры ферритовой антенны&lt;/strong&gt;</text:p>
            <text:p>&lt;/td&gt;</text:p>
            <text:p>&lt;td valign="top"&gt;24 х 8 x 3,8 см</text:p>
            <text:p>&lt;/td&gt;</text:p>
            <text:p>&lt;/tr&gt;</text:p>
            <text:p>&lt;tr&gt;</text:p>
            <text:p>&lt;td width="190" valign="top"&gt;&lt;strong&gt;Потребляемая мощность&lt;/strong&gt;</text:p>
            <text:p>&lt;/td&gt;</text:p>
            <text:p>&lt;td valign="top"&gt;200 Вт</text:p>
            <text:p>&lt;/td&gt;</text:p>
            <text:p>&lt;/tr&gt;</text:p>
            <text:p>&lt;tr&gt;</text:p>
            <text:p>&lt;td width="190" valign="top"&gt;&lt;strong&gt;Рабочая частота&lt;/strong&gt;</text:p>
            <text:p>&lt;/td&gt;</text:p>
            <text:p>&lt;td valign="top"&gt;58 кГц</text:p>
            <text:p>&lt;/td&gt;</text:p>
            <text:p>&lt;/tr&gt;</text:p>
            <text:p>&lt;tr&gt;</text:p>
            <text:p>&lt;td width="190" valign="top"&gt;&lt;strong&gt;Рабочая температура&lt;/strong&gt;</text:p>
            <text:p>&lt;/td&gt;</text:p>
            <text:p>&lt;td valign="top"&gt;0-50 грд</text:p>
            <text:p>&lt;/td&gt;</text:p>
            <text:p>&lt;/tr&gt;</text:p>
            <text:p>&lt;tr&gt;</text:p>
            <text:p>&lt;td width="190" valign="top"&gt;&lt;strong&gt;Относительная влажность&lt;/strong&gt;</text:p>
            <text:p>&lt;/td&gt;</text:p>
            <text:p>&lt;td valign="top"&gt;0-90 %</text:p>
            <text:p>&lt;/td&gt;</text:p>
            <text:p>&lt;/tr&gt;</text:p>
            <text:p>&lt;/tbody&gt;</text:p>
            <text:p>&lt;/table&gt;</text:p>
          </table:table-cell>
          <table:table-cell table:style-name="ce9" office:value-type="string" calcext:value-type="string">
            <text:p>&lt;p&gt;&lt;img src="/uploads/5bf02626b79f1.jpg"&gt;&lt;/p&gt;&lt;p&gt;&lt;img src="/uploads/5bf0263a06aea.jpg"&gt;&lt;/p&gt;&lt;p&gt;&lt;img src="/uploads/5bf026448d9c3.jpg"&gt;&lt;/p&gt;&lt;p&gt;&lt;img src="/uploads/5bf0264b7e5ce.jpg"&gt;&lt;/p&gt;</text:p>
          </table:table-cell>
          <table:table-cell table:style-name="ce9" office:value-type="float" office:value="410" calcext:value-type="float">
            <text:p>410</text:p>
          </table:table-cell>
          <table:table-cell table:style-name="ce9" office:value-type="string" calcext:value-type="string">
            <text:p>Акустомагнитная противокражная система Sensormatic Ultra Exit <text:s/>купить по цене 0 руб. с доставкой в Екатеринбурге. </text:p>
          </table:table-cell>
          <table:table-cell table:style-name="ce9" office:value-type="string" calcext:value-type="string">
            <text:p>Купите Акустомагнитная противокражная система Sensormatic Ultra Exit в Екатеринбурге по цене 0 руб. <text:s/>в компании «Аксиома». Доставка, выгодные условия. </text:p>
          </table:table-cell>
          <table:table-cell table:style-name="ce9"/>
          <table:table-cell table:style-name="ce9" office:value-type="float" office:value="1" calcext:value-type="float">
            <text:p>1</text:p>
          </table:table-cell>
          <table:table-cell table:style-name="ce9" office:value-type="float" office:value="1542018181" calcext:value-type="float">
            <text:p>1542018181</text:p>
          </table:table-cell>
          <table:table-cell table:style-name="ce9" office:value-type="float" office:value="1551159544" calcext:value-type="float">
            <text:p>1551159544</text:p>
          </table:table-cell>
          <table:table-cell table:number-columns-repeated="2"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17" office:value-type="float" office:value="1" calcext:value-type="float">
            <text:p>1</text:p>
          </table:table-cell>
          <table:table-cell table:style-name="ce20" table:number-columns-repeated="999"/>
        </table:table-row>
        <table:table-row table:style-name="ro4">
          <table:table-cell table:style-name="ce2" office:value-type="float" office:value="3648" calcext:value-type="float">
            <text:p>3648</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Защитные датчики</text:p>
          </table:table-cell>
          <table:table-cell table:style-name="ce8" office:value-type="string" calcext:value-type="string">
            <text:p>А-036</text:p>
          </table:table-cell>
          <table:table-cell table:style-name="ce8" office:value-type="string" calcext:value-type="string">
            <text:p>Датчик акустомагнитный Mini Super Tag</text:p>
          </table:table-cell>
          <table:table-cell table:style-name="ce8"/>
          <table:table-cell table:style-name="ce8" office:value-type="float" office:value="0" calcext:value-type="float">
            <text:p>0</text:p>
          </table:table-cell>
          <table:table-cell table:style-name="ce8" office:value-type="string" calcext:value-type="string">
            <text:p>datchik-akustomagnitnyj-mini-super-tag</text:p>
          </table:table-cell>
          <table:table-cell table:style-name="ce8" office:value-type="string" calcext:value-type="string">
            <text:p>&lt;p&gt;Датчик акустомагнитный Mini Super Tag - предназначен для крепления на изделии во избежание несанкционированного выноса товаров. Датчик завоевал широкую популярность благодаря сравнительно небольшим размерам, оптимальным рабочим характеристикам, надежности и удобству в эксплуатации.&lt;span class="redactor-invisible-space"&gt;&lt;/span&gt;&lt;/p&gt;&lt;p&gt;&lt;strong&gt;Внимание:&lt;/strong&gt; гвоздик (игла) в комплект поставки не входит, покупается отдельно!&lt;span class="redactor-invisible-space"&gt;&lt;br&gt;&lt;/span&gt;&lt;/p&gt;</text:p>
          </table:table-cell>
          <table:table-cell table:style-name="ce13" office:value-type="string" calcext:value-type="string">
            <text:p>&lt;p&gt;Датчик акустомагнитный Mini Super Tag  завоевал широкую популярность благодаря сравнительно небольшим размерам, оптимальным рабочим характеристикам, надежности и удобству в эксплуатации.</text:p>
            <text:p>&lt;/p&gt;&lt;p&gt;Это многоразовая противокражная бирка, которая крепится на товар с помощью гвоздика. При покупке товара бирка снимается при помощи ручного механического съемника МК-225. Выпускаются датчики серого цвета.</text:p>
            <text:p>&lt;/p&gt;&lt;p&gt;Датчик также применяется со специальными тросиками, которые изготовлены из прочной стальной проволоки. С помощью тросиков возможна защита широкого ассортимента товаров, к которым невозможно прикрепить бирку, используя только кнопку (например, сумки, обувь). Датчик является многоразовым.</text:p>
            <text:p>&lt;/p&gt;&lt;p&gt;&lt;strong&gt; &lt;/strong&gt;</text:p>
            <text:p>&lt;/p&gt;&lt;p&gt;&lt;strong&gt;Внимание:&lt;/strong&gt; гвоздик (игла) в комплект поставки не входит, покупается отдельно!</text:p>
            <text:p>&lt;/p&gt;&lt;h2&gt;Защищаемые товары&lt;/h2&gt;&lt;p&gt;&lt;strong&gt;&lt;/strong&gt;&lt;span class="icmid"&gt;Одежда, нижнее бельё и деликатные ткани, игрушки и товары для детей, автомобильные запчасти.&lt;/span&gt;</text:p>
            <text:p>&lt;/p&gt;</text:p>
          </table:table-cell>
          <table:table-cell table:style-name="ce8" office:value-type="string" calcext:value-type="string">
            <text:p>&lt;ul&gt;&lt;li&gt;Частота: 58 кГц&lt;/li&gt;&lt;li&gt;Материал: пластик&lt;/li&gt;&lt;li&gt;Цвет: серый&lt;/li&gt;&lt;li&gt;Размер датчика: 54*32 мм&lt;/li&gt;&lt;li&gt;Замок: механический/стальная пластина&lt;/li&gt;&lt;li&gt;Упаковка: 1000 шт / коробка&lt;/li&gt;&lt;li&gt;Вес упаковки: 12,0 кг&lt;/li&gt;&lt;li&gt;Размеры упаковки: 59*40*14 см, объём 0,033 м3&lt;/li&gt;&lt;/ul&gt;</text:p>
          </table:table-cell>
          <table:table-cell table:style-name="ce8"/>
          <table:table-cell table:style-name="ce8" office:value-type="float" office:value="430" calcext:value-type="float">
            <text:p>430</text:p>
          </table:table-cell>
          <table:table-cell table:style-name="ce8" office:value-type="string" calcext:value-type="string">
            <text:p>Датчик акустомагнитный Mini Super Tag <text:s/>купить по цене 0 руб. с доставкой в Екатеринбурге. </text:p>
          </table:table-cell>
          <table:table-cell table:style-name="ce8" office:value-type="string" calcext:value-type="string">
            <text:p>Купите Датчик акустомагнитный Mini Super Ta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51159544" calcext:value-type="float">
            <text:p>1551159544</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3649" calcext:value-type="float">
            <text:p>3649</text:p>
          </table:table-cell>
          <table:table-cell table:style-name="ce2" table:number-columns-repeated="2"/>
          <table:table-cell table:style-name="ce8" office:value-type="string" calcext:value-type="string">
            <text:p>Защитные датчики</text:p>
          </table:table-cell>
          <table:table-cell table:style-name="ce8" office:value-type="string" calcext:value-type="string">
            <text:p>А-035</text:p>
          </table:table-cell>
          <table:table-cell table:style-name="ce8" office:value-type="string" calcext:value-type="string">
            <text:p>Датчик акустомагнитный Super Tag III</text:p>
          </table:table-cell>
          <table:table-cell table:style-name="ce8"/>
          <table:table-cell table:style-name="ce8" office:value-type="float" office:value="0" calcext:value-type="float">
            <text:p>0</text:p>
          </table:table-cell>
          <table:table-cell table:style-name="ce8" office:value-type="string" calcext:value-type="string">
            <text:p>datchik-akustomagnitnyj-super-tag-iii</text:p>
          </table:table-cell>
          <table:table-cell table:style-name="ce13" office:value-type="string" calcext:value-type="string">
            <text:p>&lt;p&gt;Датчик акустомагнитный Super Tag III - предназначен для крепления на изделии во избежание несанкционированного выноса товаров.&lt;span class="redactor-invisible-space"&gt;&lt;/span&gt;</text:p>
            <text:p>&lt;/p&gt;&lt;p&gt;&lt;strong&gt;Внимание:&lt;/strong&gt; гвоздик (игла) в комплект поставки не входит, покупается отдельно!&lt;br&gt;</text:p>
            <text:p>&lt;/p&gt;</text:p>
          </table:table-cell>
          <table:table-cell table:style-name="ce13" office:value-type="string" calcext:value-type="string">
            <text:p>&lt;p&gt;Датчик акустомагнитный Super Tag III - это многоразовая противокражная бирка, которая крепится на товар с помощью гвоздика. При покупке товара бирка снимается при помощи ручного механического съемника МК-225. Выпускаются датчики серого цвета.</text:p>
            <text:p>&lt;/p&gt;&lt;p&gt;Датчик также применяется со специальными тросиками, которые изготовлены из прочной стальной проволоки. С помощью тросиков возможна защита широкого ассортимента товаров, к которым невозможно прикрепить бирку, используя только кнопку (например, сумки, обувь). Датчик является многоразовым.</text:p>
            <text:p>&lt;/p&gt;&lt;p&gt;&lt;strong&gt; &lt;/strong&gt;</text:p>
            <text:p>&lt;/p&gt;&lt;p&gt;&lt;strong&gt;Внимание:&lt;/strong&gt; гвоздик (игла) в комплект поставки не входит, покупается отдельно!</text:p>
            <text:p>&lt;/p&gt;&lt;h2&gt;Защищаемые товары&lt;/h2&gt;&lt;p&gt;&lt;span class="icmid"&gt;Одежда, нижнее бельё и деликатные ткани, игрушки и товары для детей, автомобильные запчасти.&lt;/span&gt;</text:p>
            <text:p>&lt;/p&gt;</text:p>
          </table:table-cell>
          <table:table-cell table:style-name="ce8" office:value-type="string" calcext:value-type="string">
            <text:p>&lt;ul&gt;&lt;li&gt;Частота: 58 кГц&lt;/li&gt;&lt;li&gt;Материал: пластик&lt;/li&gt;&lt;li&gt;Цвет: серый&lt;/li&gt;&lt;li&gt;Размер датчика: 88*30 мм&lt;/li&gt;&lt;li&gt;Замок: механический/стальная пластина&lt;/li&gt;&lt;li&gt;Упаковка: 1 000 шт / коробка&lt;/li&gt;&lt;li&gt;Вес упаковки: 14 кг.&lt;/li&gt;&lt;li&gt;Размеры упаковки: 59*40*20 см, объём 0,047 м3&lt;/li&gt;&lt;/ul&gt;</text:p>
          </table:table-cell>
          <table:table-cell table:style-name="ce8"/>
          <table:table-cell table:style-name="ce8" office:value-type="float" office:value="440" calcext:value-type="float">
            <text:p>440</text:p>
          </table:table-cell>
          <table:table-cell table:style-name="ce8" office:value-type="string" calcext:value-type="string">
            <text:p>Датчик акустомагнитный Super Tag III <text:s/>купить по цене 0 руб. с доставкой в Екатеринбурге. </text:p>
          </table:table-cell>
          <table:table-cell table:style-name="ce8" office:value-type="string" calcext:value-type="string">
            <text:p>Купите Датчик акустомагнитный Super Tag III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51159544" calcext:value-type="float">
            <text:p>1551159544</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3654" calcext:value-type="float">
            <text:p>3654</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Антикражные этикетки</text:p>
          </table:table-cell>
          <table:table-cell table:style-name="ce8" office:value-type="string" calcext:value-type="string">
            <text:p>А-039</text:p>
          </table:table-cell>
          <table:table-cell table:style-name="ce8" office:value-type="string" calcext:value-type="string">
            <text:p>Акустомагнитная этикетка двухконтурная DR с л.шк (Китай)</text:p>
          </table:table-cell>
          <table:table-cell table:style-name="ce8"/>
          <table:table-cell table:style-name="ce8" office:value-type="float" office:value="0" calcext:value-type="float">
            <text:p>0</text:p>
          </table:table-cell>
          <table:table-cell table:style-name="ce8" office:value-type="string" calcext:value-type="string">
            <text:p>akustomagnitnaya-ehtiketka-dvuhkonturnaya</text:p>
          </table:table-cell>
          <table:table-cell table:style-name="ce8" office:value-type="string" calcext:value-type="string">
            <text:p>&lt;p&gt;Этикетка акустомагнитная двухконтурная DR, ложный штрих-код, (аналог Китай) обеспечивает максимально высокий уровень детектирования и применяются для защиты широкого ассортимента товаров в ритейле. &lt;/p&gt;</text:p>
          </table:table-cell>
          <table:table-cell table:style-name="ce13" office:value-type="string" calcext:value-type="string">
            <text:p>&lt;p&gt; Этикетка акустомагнитная двухконтурная DR, ложный штрих-код, (аналог Китай) обеспечивает максимально высокий уровень детектирования и применяются для защиты широкого ассортимента товаров в ритейле. При использовании бесконтактных деактиваторов возможно размещение защитных этикеток внутри упаковки. За счет своих малых размеров (44,6 х 10,16 х 1,73 мм) этикетки могут применяться для защиты мелких товаров. Этикетки также можно использовать как дублирующую защиту вместе с жесткими бирками в магазинах одежды. При оплате товара на кассе необходимо провести деактивацию этикетки-наклейки Sensormatic MUSIII при помощи стандартного акустомагнитного деактиватора АМВ 2011.</text:p>
            <text:p>&lt;/p&gt;&lt;p&gt;Этикетка для одноразового применения, после деактивации не работает.</text:p>
            <text:p>&lt;/p&gt;&lt;h2&gt;&lt;br&gt;&lt;/h2&gt;&lt;h2&gt;Защищаемые товары&lt;/h2&gt;&lt;p&gt;&lt;span class="icmid"&gt;Косметика и парфюмерия, мобильные телефоны, смартфоны, фотоаппараты, видеокамеры, планшеты, электронные книги, навигаторы, бытовая техника и электроника, ноутбуки и нетбуки, алкогольная продукция.&lt;/span&gt;</text:p>
            <text:p>&lt;/p&gt;</text:p>
          </table:table-cell>
          <table:table-cell table:style-name="ce8" office:value-type="string" calcext:value-type="string">
            <text:p>&lt;p&gt;&lt;br&gt;&lt;/p&gt;&lt;ul&gt;&lt;li&gt;Частота: 58khz&lt;/li&gt;&lt;li&gt;Размер этикетки: 45*10*1,8 мм&lt;/li&gt;&lt;li&gt;Цвет: Штрих-код&lt;/li&gt;&lt;li&gt;Упаковка: 5 000 штук / коробка&lt;/li&gt;&lt;li&gt;Вес упаковки: 3,5 кг /коробка&lt;/li&gt;&lt;li&gt;Размеры упаковки: 28*21*10,5 см, объём 0,006 м3&lt;/li&gt;&lt;/ul&gt;</text:p>
          </table:table-cell>
          <table:table-cell table:style-name="ce8"/>
          <table:table-cell table:style-name="ce8" office:value-type="float" office:value="490" calcext:value-type="float">
            <text:p>490</text:p>
          </table:table-cell>
          <table:table-cell table:style-name="ce8" office:value-type="string" calcext:value-type="string">
            <text:p>Акустомагнитная этикетка двухконтурная DR с л.шк (Китай) <text:s/>купить по цене 0 руб. с доставкой в Екатеринбурге. </text:p>
          </table:table-cell>
          <table:table-cell table:style-name="ce8" office:value-type="string" calcext:value-type="string">
            <text:p>Купите Акустомагнитная этикетка двухконтурная DR с л.шк (Кита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1897688" calcext:value-type="float">
            <text:p>1571897688</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3655" calcext:value-type="float">
            <text:p>3655</text:p>
          </table:table-cell>
          <table:table-cell table:style-name="ce2" table:number-columns-repeated="2"/>
          <table:table-cell table:style-name="ce8" office:value-type="string" calcext:value-type="string">
            <text:p>Антикражные этикетки</text:p>
          </table:table-cell>
          <table:table-cell table:style-name="ce8" office:value-type="string" calcext:value-type="string">
            <text:p>А-040</text:p>
          </table:table-cell>
          <table:table-cell table:style-name="ce8" office:value-type="string" calcext:value-type="string">
            <text:p>Акустомагнитная этикетка Sensormatic МUS III с л.шк DR</text:p>
          </table:table-cell>
          <table:table-cell table:style-name="ce8"/>
          <table:table-cell table:style-name="ce8" office:value-type="float" office:value="0" calcext:value-type="float">
            <text:p>0</text:p>
          </table:table-cell>
          <table:table-cell table:style-name="ce8" office:value-type="string" calcext:value-type="string">
            <text:p>akustomagnitnaya-ehtiketka-sensormatic-mus-iii</text:p>
          </table:table-cell>
          <table:table-cell table:style-name="ce8" office:value-type="string" calcext:value-type="string">
            <text:p>&lt;p&gt;Акустомагнитная этикетка Sensormatic МUS III с ложным штрих - кодом DR <text:s/>обеспечивает высокий уровень детектирования и применяются для защиты широкого ассортимента товаров в ритейле.&lt;/p&gt;</text:p>
          </table:table-cell>
          <table:table-cell table:style-name="ce13" office:value-type="string" calcext:value-type="string">
            <text:p>&lt;p&gt;Акустомагнитная этикетка Sensormatic МUS III с ложным штрих - кодом DR  обеспечивает высокий уровень детектирования и применяются для защиты широкого ассортимента товаров в ритейле. При использовании бесконтактных деактиваторов возможно размещение защитных этикеток внутри упаковки. За счет своих малых размеров (44,6 х 10,16 х 1,73 мм) этикетки могут применяться для защиты мелких товаров. Этикетки также можно использовать как дублирующую защиту вместе с жесткими бирками в магазинах одежды. При оплате товара на кассе необходимо провести деактивацию этикетки-наклейки при помощи стандартного акустомагнитного деактиватора АМВ 2011.</text:p>
            <text:p>&lt;/p&gt;&lt;p&gt;Этикетка для одноразового применения, после деактивации не работает.</text:p>
            <text:p>&lt;/p&gt;&lt;h2&gt;Защищаемые товары&lt;/h2&gt;&lt;p&gt;Косметика и парфюмерия, мобильные телефоны, смартфоны, фотоаппараты, видеокамеры, планшеты, электронные книги, навигаторы, бытовая техника и электроника, ноутбуки и нетбуки, алкогольная продукция.</text:p>
            <text:p>&lt;/p&gt;</text:p>
          </table:table-cell>
          <table:table-cell table:style-name="ce8" office:value-type="string" calcext:value-type="string">
            <text:p>&lt;ul&gt;&lt;li&gt;Частота: 58khz&lt;/li&gt;&lt;li&gt;Размер этикетки: 45*10*1,8 мм&lt;/li&gt;&lt;li&gt;Цвет: Штрих-код&lt;/li&gt;&lt;li&gt;Упаковка: 5 000 штук / коробка&lt;/li&gt;&lt;li&gt;Вес упаковки: 3,5 кг /коробка&lt;/li&gt;&lt;li&gt;Размеры упаковки: 28*21*10,5 см, объём 0,006 м3&lt;/li&gt;&lt;/ul&gt;</text:p>
          </table:table-cell>
          <table:table-cell table:style-name="ce8"/>
          <table:table-cell table:style-name="ce8" office:value-type="float" office:value="480" calcext:value-type="float">
            <text:p>480</text:p>
          </table:table-cell>
          <table:table-cell table:style-name="ce8" office:value-type="string" calcext:value-type="string">
            <text:p>Акустомагнитная этикетка Sensormatic МUS III с л.шк DR <text:s/>купить по цене 0 руб. с доставкой в Екатеринбурге. </text:p>
          </table:table-cell>
          <table:table-cell table:style-name="ce8" office:value-type="string" calcext:value-type="string">
            <text:p>Купите Акустомагнитная этикетка Sensormatic МUS III с л.шк DR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61633389" calcext:value-type="float">
            <text:p>1561633389</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3672" calcext:value-type="float">
            <text:p>3672</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08</text:p>
          </table:table-cell>
          <table:table-cell table:style-name="ce8" office:value-type="string" calcext:value-type="string">
            <text:p>Радиочастотный датчик Mini Squaer 48x42 мм (черный)</text:p>
          </table:table-cell>
          <table:table-cell table:style-name="ce8"/>
          <table:table-cell table:style-name="ce8" office:value-type="float" office:value="0" calcext:value-type="float">
            <text:p>0</text:p>
          </table:table-cell>
          <table:table-cell table:style-name="ce8" office:value-type="string" calcext:value-type="string">
            <text:p>radiochastotnyj-datchik-mini-squaer</text:p>
          </table:table-cell>
          <table:table-cell table:style-name="ce8" office:value-type="string" calcext:value-type="string">
            <text:p>&lt;p&gt;Датчик радиочастотный Mini Square - является универсальным решением для защиты широкого спектра товаров в магазинах, где используется радиочастотная система.&lt;/p&gt;&lt;p&gt;&lt;strong&gt;Внимание:&lt;/strong&gt; гвоздик (игла) в комплект поставки не входит, покупается отдельно!&lt;/p&gt;</text:p>
          </table:table-cell>
          <table:table-cell table:style-name="ce13" office:value-type="string" calcext:value-type="string">
            <text:p>&lt;p&gt;Датчик радиочастотный Mini Square - является универсальным решением для защиты широкого спектра товаров в магазинах, где используется радиочастотная система.</text:p>
            <text:p>&lt;/p&gt;&lt;p&gt;&lt;strong&gt;Внимание:&lt;/strong&gt; гвоздик (игла) в комплект поставки не входит, покупается отдельно!</text:p>
            <text:p>&lt;/p&gt;&lt;h2&gt;&lt;br&gt;&lt;/h2&gt;&lt;h2&gt;Защищаемые товары&lt;/h2&gt;&lt;p&gt;Обувь, бельё, одежда из деликатных тканей, спортивная одежда, товары для дома, головные уборы.     &lt;br&gt;</text:p>
            <text:p>&lt;/p&gt;</text:p>
          </table:table-cell>
          <table:table-cell table:style-name="ce8" office:value-type="string" calcext:value-type="string">
            <text:p>&lt;ul&gt;&lt;li&gt;Частоты: 8.2 МГц&lt;/li&gt;&lt;li&gt;Материал: пластик&lt;/li&gt;&lt;li&gt;Цвет: чёрный.&lt;/li&gt;&lt;li&gt;Размер: 48*42 мм&lt;/li&gt;&lt;li&gt;Блокировка: магнитный замок&lt;/li&gt;&lt;li&gt;Упаковка: 1 000 шт / коробка&lt;/li&gt;&lt;li&gt;Вес упаковки: 10,0 кг&lt;/li&gt;&lt;li&gt;Размер упаковки: 50*35*16 см., объём 0,029 м3&lt;/li&gt;&lt;/ul&gt;</text:p>
          </table:table-cell>
          <table:table-cell table:style-name="ce8"/>
          <table:table-cell table:style-name="ce8" office:value-type="float" office:value="460" calcext:value-type="float">
            <text:p>460</text:p>
          </table:table-cell>
          <table:table-cell table:style-name="ce8" office:value-type="string" calcext:value-type="string">
            <text:p>Радиочастотный датчик Mini Squaer 48x42 мм (черный) <text:s/>купить по цене 0 руб. с доставкой в Екатеринбурге. </text:p>
          </table:table-cell>
          <table:table-cell table:style-name="ce8" office:value-type="string" calcext:value-type="string">
            <text:p>Купите Радиочастотный датчик Mini Squaer 48x42 мм (черны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1" calcext:value-type="float">
            <text:p>1542018181</text:p>
          </table:table-cell>
          <table:table-cell table:style-name="ce8" office:value-type="float" office:value="1571897255" calcext:value-type="float">
            <text:p>157189725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3673" calcext:value-type="float">
            <text:p>3673</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1</text:p>
          </table:table-cell>
          <table:table-cell table:style-name="ce8" office:value-type="string" calcext:value-type="string">
            <text:p>Радиочастотный бутылочный датчик Bottle Tag</text:p>
          </table:table-cell>
          <table:table-cell table:style-name="ce8"/>
          <table:table-cell table:style-name="ce8" office:value-type="float" office:value="0" calcext:value-type="float">
            <text:p>0</text:p>
          </table:table-cell>
          <table:table-cell table:style-name="ce8" office:value-type="string" calcext:value-type="string">
            <text:p>radiochastotnyj-butylochnyj-datchik-bottle-tag</text:p>
          </table:table-cell>
          <table:table-cell table:style-name="ce8" office:value-type="string" calcext:value-type="string">
            <text:p>&lt;p&gt;Датчик радиочастотный, бутылочный Bottle Tag <text:s/>- используется для защиты алкогольной продукции, продуктов в стеклянной упаковке, спорттоваров и мелкой бытовой техники&lt;/p&gt;</text:p>
          </table:table-cell>
          <table:table-cell table:style-name="ce13" office:value-type="string" calcext:value-type="string">
            <text:p>&lt;p&gt;Датчик радиочастотный, бутылочный Bottle Tag  - используется для защиты алкогольной продукции, продуктов в стеклянной упаковке, спорттоваров и мелкой бытовой техники.Дорогие алкогольные напитки – это один из популярных товаров, который чаще всего крадут из магазинов самообслуживания. Надежно защитить их от хищения поможет радиочастотный бутылочный датчик, он разработан специально для защиты от краж бутылок, крепится на защищаемый товар стальным тросиком, длиной 180 мм. Конструкция бутылочного датчика предусматривает специальную защиту поверхности защищаемого товара от механического воздействия тросиком: металлический тросик спрятан в специальной мягкой оболочке, что исключает случаи порчи товара. У покупателя остается возможность осмотреть бутылку и получить всю необходимую информацию о напитке.</text:p>
            <text:p>&lt;/p&gt;&lt;p&gt;Работает со всеми антикражными системами радиочастотной технологии. Корпус изготовлен из ударопрочного пластика. Снимается датчик с продукции любым универсальным съёмником Датчик является многоразовым.</text:p>
            <text:p>&lt;/p&gt;&lt;h2&gt;Защищаемые товары&lt;/h2&gt;&lt;p&gt;Алкогольная продукция, товары в стеклянной упаковке, спорттовары и мелкая бытовая техника.</text:p>
            <text:p>&lt;/p&gt;</text:p>
          </table:table-cell>
          <table:table-cell table:style-name="ce8" office:value-type="string" calcext:value-type="string">
            <text:p>&lt;ul&gt;&lt;li&gt;Частоты: 8.2 МГц&lt;/li&gt;&lt;li&gt;Материал: пластик&lt;/li&gt;&lt;li&gt;Цвет: чёрный&lt;/li&gt;&lt;li&gt;Размер датчика: 48*42 мм&lt;/li&gt;&lt;li&gt;Длина тросика: 180 мм&lt;/li&gt;&lt;li&gt;Блокировка: магнитный замок&lt;/li&gt;&lt;li&gt;Упаковка: 500 шт / коробка&lt;/li&gt;&lt;li&gt;Вес упаковки: 11,40 кг&lt;/li&gt;&lt;li&gt;Размеры упаковки: 60*41*15 см, объём 0,037 м3&lt;/li&gt;&lt;/ul&gt;</text:p>
          </table:table-cell>
          <table:table-cell table:style-name="ce8"/>
          <table:table-cell table:style-name="ce8" office:value-type="float" office:value="420" calcext:value-type="float">
            <text:p>420</text:p>
          </table:table-cell>
          <table:table-cell table:style-name="ce8" office:value-type="string" calcext:value-type="string">
            <text:p>Радиочастотный бутылочный датчик Bottle Tag <text:s/>купить по цене 0 руб. с доставкой в Екатеринбурге. </text:p>
          </table:table-cell>
          <table:table-cell table:style-name="ce8" office:value-type="string" calcext:value-type="string">
            <text:p>Купите Радиочастотный бутылочный датчик Bottle Tag в Екатеринбурге по цене 0 руб. <text:s/>в компании «Аксиома». Доставка, выгодные условия. </text:p>
          </table:table-cell>
          <table:table-cell table:style-name="ce8" office:value-type="string" calcext:value-type="string">
            <text:p>радиочастотный бутылочный датчик</text:p>
          </table:table-cell>
          <table:table-cell table:style-name="ce8" office:value-type="float" office:value="1" calcext:value-type="float">
            <text:p>1</text:p>
          </table:table-cell>
          <table:table-cell table:style-name="ce8" office:value-type="float" office:value="1542018181" calcext:value-type="float">
            <text:p>1542018181</text:p>
          </table:table-cell>
          <table:table-cell table:style-name="ce8" office:value-type="float" office:value="1571897286" calcext:value-type="float">
            <text:p>1571897286</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3674" calcext:value-type="float">
            <text:p>3674</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06</text:p>
          </table:table-cell>
          <table:table-cell table:style-name="ce8" office:value-type="string" calcext:value-type="string">
            <text:p>Радиочастотный датчик Мidi Golf (гладкий), 54 мм</text:p>
          </table:table-cell>
          <table:table-cell table:style-name="ce8"/>
          <table:table-cell table:style-name="ce8" office:value-type="float" office:value="0" calcext:value-type="float">
            <text:p>0</text:p>
          </table:table-cell>
          <table:table-cell table:style-name="ce8" office:value-type="string" calcext:value-type="string">
            <text:p>radiochastotnyj-datchik-midi-golf-gladkij-54-mm</text:p>
          </table:table-cell>
          <table:table-cell table:style-name="ce8" office:value-type="string" calcext:value-type="string">
            <text:p>&lt;p&gt;Датчик радиочастотный Мidi Golf (гладкий), 53 мм. - жесткий радиочастотный датчик в закрытом состоянии выглядит как ракушка, так как состоит из двух одинаковых частей, одна из которых содержит гвоздик. Форма ракушки позволяет закрыть прямой доступ к гвоздику и тем самым снизить шансы несанкционированного снятия датчика с товара и последующей кражей из торгового зала. &lt;/p&gt;</text:p>
          </table:table-cell>
          <table:table-cell table:style-name="ce13" office:value-type="string" calcext:value-type="string">
            <text:p>&lt;p&gt;Датчик радиочастотный Мidi Golf (гладкий), 53 мм. - жесткий радиочастотный датчик в закрытом состоянии выглядит как ракушка, так как состоит из двух одинаковых частей, одна из которых содержит гвоздик. Форма ракушки позволяет закрыть прямой доступ к гвоздику и тем самым снизить шансы несанкционированного снятия датчика с товара и последующей кражей из торгового зала.</text:p>
            <text:p>&lt;/p&gt;&lt;p&gt; Датчик может использоваться многократно, изготовлен из высокопрочного пластика с надежной защитой от взлома. Снятие датчика осуществляется на кассовом терминале с помощью универсального съемника. Датчик является многоразовым.</text:p>
            <text:p>&lt;/p&gt;&lt;h2&gt; Защищаемые товары&lt;/h2&gt;&lt;p&gt;Бельё, одежда из деликатных тканей, футболки, сорочки, кофты. обтекаемая форма датчика не мешает во время примерки.</text:p>
            <text:p>&lt;/p&gt;</text:p>
          </table:table-cell>
          <table:table-cell table:style-name="ce8" office:value-type="string" calcext:value-type="string">
            <text:p>&lt;ul&gt;&lt;li&gt;Частоты: 8.2 МГц&lt;/li&gt;&lt;li&gt;Материал: пластик&lt;/li&gt;&lt;li&gt;Цвет: чёрный.&lt;/li&gt;&lt;li&gt;Размер: Ø53 мм&lt;/li&gt;&lt;li&gt;Блокировка: магнитный замок&lt;/li&gt;&lt;li&gt;Упаковка: 1 000 шт / коробка&lt;/li&gt;&lt;li&gt;Вес упаковки: 17,0 кг&lt;/li&gt;&lt;li&gt;Размер упаковки: 57*40*23,5 см., объём 0,054 м3&lt;/li&gt;&lt;/ul&gt;</text:p>
          </table:table-cell>
          <table:table-cell table:style-name="ce8"/>
          <table:table-cell table:style-name="ce8" office:value-type="float" office:value="490" calcext:value-type="float">
            <text:p>490</text:p>
          </table:table-cell>
          <table:table-cell table:style-name="ce8" office:value-type="string" calcext:value-type="string">
            <text:p>Радиочастотный датчик Мidi Golf (гладкий), 54 мм <text:s/>купить по цене 0 руб. с доставкой в Екатеринбурге. </text:p>
          </table:table-cell>
          <table:table-cell table:style-name="ce8" office:value-type="string" calcext:value-type="string">
            <text:p>Купите Радиочастотный датчик Мidi Golf (гладкий), 54 м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1897163" calcext:value-type="float">
            <text:p>1571897163</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3675" calcext:value-type="float">
            <text:p>3675</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07</text:p>
          </table:table-cell>
          <table:table-cell table:style-name="ce8" office:value-type="string" calcext:value-type="string">
            <text:p>Радиочастотный датчик Мini Golf (гладкий), 45 мм</text:p>
          </table:table-cell>
          <table:table-cell table:style-name="ce8"/>
          <table:table-cell table:style-name="ce8" office:value-type="float" office:value="0" calcext:value-type="float">
            <text:p>0</text:p>
          </table:table-cell>
          <table:table-cell table:style-name="ce8" office:value-type="string" calcext:value-type="string">
            <text:p>radiochastotnyj-datchik-mini-golf-gladkij-45-mm</text:p>
          </table:table-cell>
          <table:table-cell table:style-name="ce8" office:value-type="string" calcext:value-type="string">
            <text:p>&lt;p&gt;Датчик радиочастотный Мini Golf (гладкий), 45 мм. - жесткий радиочастотный датчик в закрытом состоянии выглядит как ракушка, так как состоит из двух одинаковых частей, одна из которых содержит гвоздик. Форма ракушки позволяет закрыть прямой доступ к гвоздику и тем самым снизить шансы несанкционированного снятия датчика с товара и последующей кражей из торгового зала. &lt;/p&gt;</text:p>
          </table:table-cell>
          <table:table-cell table:style-name="ce13" office:value-type="string" calcext:value-type="string">
            <text:p>&lt;p&gt;Датчик радиочастотный Мini Golf (гладкий), 45 мм. - жесткий радиочастотный датчик в закрытом состоянии выглядит как ракушка, так как состоит из двух одинаковых частей, одна из которых содержит гвоздик. Форма ракушки позволяет закрыть прямой доступ к гвоздику и тем самым снизить шансы несанкционированного снятия датчика с товара и последующей кражей из торгового зала.</text:p>
            <text:p>&lt;/p&gt;&lt;p&gt;Датчик может использоваться многократно, изготовлен из высокопрочного пластика с надежной защитой от взлома. Снятие датчика осуществляется на кассовом терминале с помощью универсального съемника. Датчик является многоразовым.</text:p>
            <text:p>&lt;/p&gt;&lt;h2&gt;Защищаемые товары&lt;/h2&gt;&lt;p&gt;Бельё, одежда из деликатных тканей, футболки, сорочки, кофты. обтекаемая форма датчика не мешает во время примерки.</text:p>
            <text:p>&lt;/p&gt;</text:p>
          </table:table-cell>
          <table:table-cell table:style-name="ce8" office:value-type="string" calcext:value-type="string">
            <text:p>&lt;ul&gt;&lt;li&gt;Частоты: 8.2 МГц&lt;/li&gt;&lt;li&gt;Материал: пластик&lt;/li&gt;&lt;li&gt;Цвет: чёрный.&lt;/li&gt;&lt;li&gt;Размер: Ø45 мм&lt;/li&gt;&lt;li&gt;Блокировка: магнитный замок&lt;/li&gt;&lt;li&gt;Упаковка: 1 000 шт / коробка&lt;/li&gt;&lt;li&gt;Вес упаковки: 17,0 кг&lt;/li&gt;&lt;li&gt;Размер упаковки: 57*40*23,5 см., объём 0,054 м3&lt;/li&gt;&lt;/ul&gt;</text:p>
          </table:table-cell>
          <table:table-cell table:style-name="ce8"/>
          <table:table-cell table:style-name="ce8" office:value-type="float" office:value="470" calcext:value-type="float">
            <text:p>470</text:p>
          </table:table-cell>
          <table:table-cell table:style-name="ce8" office:value-type="string" calcext:value-type="string">
            <text:p>Радиочастотный датчик Мini Golf (гладкий), 45 мм <text:s/>купить по цене 0 руб. с доставкой в Екатеринбурге. </text:p>
          </table:table-cell>
          <table:table-cell table:style-name="ce8" office:value-type="string" calcext:value-type="string">
            <text:p>Купите Радиочастотный датчик Мini Golf (гладкий), 45 мм в Екатеринбурге по цене 0 руб. <text:s/>в компании «Аксиома». Доставка, выгодные условия. </text:p>
          </table:table-cell>
          <table:table-cell table:style-name="ce8" office:value-type="string" calcext:value-type="string">
            <text:p>golf tag, бирка golf tag, датчик golf tag, датчик радиочастотный гольф</text:p>
          </table:table-cell>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1897234" calcext:value-type="float">
            <text:p>1571897234</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65" calcext:value-type="float">
            <text:p>65</text:p>
          </table:table-cell>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3676" calcext:value-type="float">
            <text:p>3676</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Антикражные этикетки</text:p>
          </table:table-cell>
          <table:table-cell table:style-name="ce8" office:value-type="string" calcext:value-type="string">
            <text:p>Р-020</text:p>
          </table:table-cell>
          <table:table-cell table:style-name="ce8" office:value-type="string" calcext:value-type="string">
            <text:p>Этикетка радиочастотная, квадратная, штрих-код (деактивируемая), 1 000 шт/рулон</text:p>
          </table:table-cell>
          <table:table-cell table:style-name="ce8"/>
          <table:table-cell table:style-name="ce8" office:value-type="float" office:value="0" calcext:value-type="float">
            <text:p>0</text:p>
          </table:table-cell>
          <table:table-cell table:style-name="ce8" office:value-type="string" calcext:value-type="string">
            <text:p>ehtiketka-radiochastotnaya-kvadratnaya-shtrih-kod</text:p>
          </table:table-cell>
          <table:table-cell table:style-name="ce8" office:value-type="string" calcext:value-type="string">
            <text:p>&lt;p&gt;Этикетка радиочастотная, квадратная, штрих-код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lt;/p&gt;&lt;p&gt;&lt;br&gt;&lt;/p&gt;&lt;span&gt;&lt;/span&gt;</text:p>
          </table:table-cell>
          <table:table-cell table:style-name="ce13" office:value-type="string" calcext:value-type="string">
            <text:p>&lt;p&gt;Этикетка радиочастотная, квадратная, штрих-код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text:p>
            <text:p>&lt;/p&gt;&lt;p&gt;Радиочастотные этикетки всегда проходят проверку параметров частоты и резонансных колебаний после различных производственных процессов.</text:p>
            <text:p>&lt;/p&gt;&lt;ul&gt;</text:p>
            <text:p>&lt;li&gt;Отсутствие брака. Каждая этикетка проходит тестирование на производстве. Неработающие этикетки помечаются специальной меткой. В рулон добавляется количество исправных этикеток равное помеченным как брак. Таким образом вы гарантированно получаете качественную продукцию.&lt;/li&gt;</text:p>
            <text:p>&lt;li&gt;Высококачественный адгезивный слой. Клеевой слой этикеток обладает сильными адгезивными свойствами. Благодаря этому этикетка не отклеивается с товара.&lt;/li&gt;</text:p>
            <text:p>&lt;/ul&gt;&lt;h2&gt;Защищаемые товары&lt;/h2&gt;&lt;p&gt;Защищает любой тип товара, от продуктов в супермаркете, книг и CD дисков, до текстильных изделий, электроники и т.п.</text:p>
            <text:p>&lt;/p&gt;</text:p>
          </table:table-cell>
          <table:table-cell table:style-name="ce8" office:value-type="string" calcext:value-type="string">
            <text:p>&lt;ul&gt;&lt;li&gt;Частоты: 8.2 МГц;&lt;/li&gt;&lt;li&gt;Обнаружение: 0.90 м-1,20 м;&lt;/li&gt;&lt;li&gt;Размер: диаметр 40 мм;&lt;/li&gt;&lt;li&gt;Цвет: белый;&lt;/li&gt;&lt;li&gt;Упаковка: 20 рулонов / коробка;&lt;/li&gt;&lt;li&gt;Вес упаковки: 9,25 кг;&lt;/li&gt;&lt;li&gt;Размер упаковки: 30,5*30,5*24 см., объём 0,022 м3.&lt;/li&gt;&lt;/ul&gt;</text:p>
          </table:table-cell>
          <table:table-cell table:style-name="ce8"/>
          <table:table-cell table:style-name="ce8" office:value-type="float" office:value="490" calcext:value-type="float">
            <text:p>490</text:p>
          </table:table-cell>
          <table:table-cell table:style-name="ce8" office:value-type="string" calcext:value-type="string">
            <text:p>Этикетка радиочастотная, квадратная, штрих-код (деактивируемая), 1 000 шт/рулон <text:s/>купить по цене 0 руб. с доставкой в Екатеринбурге. </text:p>
          </table:table-cell>
          <table:table-cell table:style-name="ce8" office:value-type="string" calcext:value-type="string">
            <text:p>Купите Этикетка радиочастотная, квадратная, штрих-код (деактивируемая), 1 000 шт/рулон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1897588" calcext:value-type="float">
            <text:p>1571897588</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3678" calcext:value-type="float">
            <text:p>3678</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Антикражные этикетки</text:p>
          </table:table-cell>
          <table:table-cell table:style-name="ce8" office:value-type="string" calcext:value-type="string">
            <text:p>Р-019</text:p>
          </table:table-cell>
          <table:table-cell table:style-name="ce8" office:value-type="string" calcext:value-type="string">
            <text:p>Этикетка радиочастотная круглая, белая (деактивируемая), 1 000 шт/рулон</text:p>
          </table:table-cell>
          <table:table-cell table:style-name="ce8"/>
          <table:table-cell table:style-name="ce8" office:value-type="float" office:value="0" calcext:value-type="float">
            <text:p>0</text:p>
          </table:table-cell>
          <table:table-cell table:style-name="ce8" office:value-type="string" calcext:value-type="string">
            <text:p>ehtiketka-radiochastotnaya-kruglaya-belaya</text:p>
          </table:table-cell>
          <table:table-cell table:style-name="ce8" office:value-type="string" calcext:value-type="string">
            <text:p>&lt;p&gt;Этикетка радиочастотная круглая, белая (деактивируемая), 1 000 шт/рулон - одноразовый датчик, на бумажной основе, подходит для всех радиочастотных систем, частота 8.2MHz, <text:s/>применяется для защиты всех видов товаров не содержащих метал.&lt;/p&gt;</text:p>
          </table:table-cell>
          <table:table-cell table:style-name="ce13" office:value-type="string" calcext:value-type="string">
            <text:p>&lt;p&gt;Этикетка радиочастотная круглая, белая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text:p>
            <text:p>&lt;/p&gt;&lt;p&gt;Радиочастотные этикетки всегда проходят проверку параметров частоты и резонансных колебаний после различных производственных процессов.&lt;br&gt;</text:p>
            <text:p>&lt;/p&gt;&lt;ul&gt;</text:p>
            <text:p>&lt;li&gt;Отсутствие брака. Каждая этикетка проходит тестирование на производстве. Неработающие этикетки помечаются специальной меткой. В рулон добавляется количество исправных этикеток равное помеченным как брак. Таким образом вы гарантированно получаете качественную продукцию.&lt;/li&gt;</text:p>
            <text:p>&lt;li&gt;Высококачественный адгезивный слой. Клеевой слой этикеток обладает сильными адгезивными свойствами. Благодаря этому этикетка не отклеивается с товара.&lt;/li&gt;</text:p>
            <text:p>&lt;/ul&gt;&lt;h2&gt;Защищаемые товары&lt;/h2&gt;&lt;p&gt;Защищает любой тип товара, от продуктов в супермаркете, книг и CD дисков, до текстильных изделий, электроники и т.п.</text:p>
            <text:p>&lt;/p&gt;</text:p>
          </table:table-cell>
          <table:table-cell table:style-name="ce8" office:value-type="string" calcext:value-type="string">
            <text:p>&lt;ul&gt;&lt;li&gt;Частоты: 8.2 МГц;&lt;/li&gt;&lt;li&gt;Обнаружение: 0.90 м-1,20 м;&lt;/li&gt;&lt;li&gt;Размер: диаметр 40 мм;&lt;/li&gt;&lt;li&gt;Цвет: белый;&lt;/li&gt;&lt;li&gt;Упаковка: 20 рулонов / коробка;&lt;/li&gt;&lt;li&gt;Вес упаковки: 9,25 кг;&lt;/li&gt;&lt;li&gt;Размер упаковки: 30,5*30,5*24 см., объём 0,022 м3.&lt;/li&gt;&lt;/ul&gt;</text:p>
          </table:table-cell>
          <table:table-cell table:style-name="ce8"/>
          <table:table-cell table:style-name="ce8" office:value-type="float" office:value="460" calcext:value-type="float">
            <text:p>460</text:p>
          </table:table-cell>
          <table:table-cell table:style-name="ce8" office:value-type="string" calcext:value-type="string">
            <text:p>Этикетка радиочастотная круглая, белая (деактивируемая), 1 000 шт/рулон <text:s/>купить по цене 0 руб. с доставкой в Екатеринбурге. </text:p>
          </table:table-cell>
          <table:table-cell table:style-name="ce8" office:value-type="string" calcext:value-type="string">
            <text:p>Купите Этикетка радиочастотная круглая, белая (деактивируемая), 1 000 шт/рулон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1897487" calcext:value-type="float">
            <text:p>1571897487</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3" office:value-type="float" office:value="3686" calcext:value-type="float">
            <text:p>3686</text:p>
          </table:table-cell>
          <table:table-cell table:style-name="ce3" table:number-columns-repeated="2"/>
          <table:table-cell table:style-name="ce9" office:value-type="string" calcext:value-type="string">
            <text:p>Обзорные зеркала</text:p>
          </table:table-cell>
          <table:table-cell table:style-name="ce9" office:value-type="string" calcext:value-type="string">
            <text:p>С-055</text:p>
          </table:table-cell>
          <table:table-cell table:style-name="ce9" office:value-type="string" calcext:value-type="string">
            <text:p>Зеркало обзорное, круглое, диаметр 610 мм</text:p>
          </table:table-cell>
          <table:table-cell table:style-name="ce9"/>
          <table:table-cell table:style-name="ce9" office:value-type="float" office:value="0" calcext:value-type="float">
            <text:p>0</text:p>
          </table:table-cell>
          <table:table-cell table:style-name="ce9" office:value-type="string" calcext:value-type="string">
            <text:p>zerkalo-obzornoe-krugloe-610-mm</text:p>
          </table:table-cell>
          <table:table-cell table:style-name="ce9" office:value-type="string" calcext:value-type="string">
            <text:p>&lt;p&gt;Обзорные зеркала имеют выпуклую отражающую поверхность и предназначены для установки в плохо просматриваемых участках торгового зала магазина и на кассовых терминалах, что увеличивает возможности службы безопасности магазина по защите товара.&lt;/p&gt;</text:p>
          </table:table-cell>
          <table:table-cell table:style-name="ce14" office:value-type="string" calcext:value-type="string">
            <text:p>&lt;p&gt;Зеркало, установленное над кассовым терминалом помогает кассиру убедиться в отсутствии, либо наличии товара на дне тележки покупателя.&lt;br&gt;</text:p>
            <text:p>&lt;/p&gt;&lt;p&gt;В сочетании с системой видеонаблюдения и противокражными системами обзорные зеркала могут значительно сократить штат персонала и службы безопасности магазина. Обзорные зеркала изготавливаются из стекла и акрила. &lt;/p&gt;&lt;p&gt;&lt;br&gt;Зеркала обеспечивают наилучший обзор помещений и территорий и являются важным элементом системы безопасности современного магазина.&lt;/p&gt;&lt;ul&gt;</text:p>
            <text:p>&lt;li&gt;выполнены из акрилового небьющегося пластика&lt;/li&gt;</text:p>
            <text:p>&lt;li&gt;имеют высокий коэффициент отражения&lt;/li&gt;</text:p>
            <text:p>&lt;li&gt;устанавливаются в помещениях и на открытых площадках&lt;/li&gt;</text:p>
            <text:p>&lt;/ul&gt;&lt;p&gt;Зеркала комплектуются креплением в виде гибкого кронштейна или жесткого крепления для уличного исполнения.</text:p>
            <text:p>&lt;/p&gt;</text:p>
          </table:table-cell>
          <table:table-cell table:style-name="ce9" office:value-type="string" calcext:value-type="string">
            <text:p>&lt;table class="pintable"&gt;&lt;tbody&gt;&lt;tr&gt;&lt;td&gt;&lt;strong&gt;Место установки&lt;/strong&gt;&lt;/td&gt;&lt;td&gt;&lt;strong&gt;Назначение&lt;/strong&gt;&lt;/td&gt;&lt;/tr&gt;&lt;tr&gt;&lt;td&gt;Торговый зал&lt;/td&gt;&lt;td&gt;Обзор территории, скрытой торговым оборудованием&lt;/td&gt;&lt;/tr&gt;&lt;tr&gt;&lt;td&gt;Кассовый узел&lt;/td&gt;&lt;td&gt;Обзор тележек покупателей&lt;/td&gt;&lt;/tr&gt;&lt;tr&gt;&lt;td&gt;Зона разгрузки&lt;/td&gt;&lt;td&gt;Помогает водителям автотранспорта лучше видеть зону въезда&lt;/td&gt;&lt;/tr&gt;&lt;tr&gt;&lt;td&gt;Склад&lt;/td&gt;&lt;td&gt;Улучшает обзор для водителей автопогрузчиков и других сотрудников склада&lt;br&gt;&lt;br&gt;&lt;/td&gt;&lt;/tr&gt;&lt;/tbody&gt;&lt;/table&gt;</text:p>
          </table:table-cell>
          <table:table-cell table:style-name="ce9"/>
          <table:table-cell table:style-name="ce9" office:value-type="float" office:value="489" calcext:value-type="float">
            <text:p>489</text:p>
          </table:table-cell>
          <table:table-cell table:style-name="ce9" office:value-type="string" calcext:value-type="string">
            <text:p>Зеркало обзорное, круглое, диаметр 610 мм <text:s/>купить по цене 0 руб. с доставкой в Екатеринбурге. </text:p>
          </table:table-cell>
          <table:table-cell table:style-name="ce9" office:value-type="string" calcext:value-type="string">
            <text:p>Купите Зеркало обзорное, круглое, диаметр 610 мм в Екатеринбурге по цене 0 руб. <text:s/>в компании «Аксиома». Доставка, выгодные условия. </text:p>
          </table:table-cell>
          <table:table-cell table:style-name="ce9"/>
          <table:table-cell table:style-name="ce9" office:value-type="float" office:value="1" calcext:value-type="float">
            <text:p>1</text:p>
          </table:table-cell>
          <table:table-cell table:style-name="ce9" office:value-type="float" office:value="1542018182" calcext:value-type="float">
            <text:p>1542018182</text:p>
          </table:table-cell>
          <table:table-cell table:style-name="ce9" office:value-type="float" office:value="1551159544" calcext:value-type="float">
            <text:p>1551159544</text:p>
          </table:table-cell>
          <table:table-cell table:number-columns-repeated="2" table:style-name="ce9" office:value-type="float" office:value="0" calcext:value-type="float">
            <text:p>0</text:p>
          </table:table-cell>
          <table:table-cell table:style-name="ce9"/>
          <table:table-cell table:style-name="ce9" office:value-type="float" office:value="1" calcext:value-type="float">
            <text:p>1</text:p>
          </table:table-cell>
          <table:table-cell table:style-name="ce17" office:value-type="float" office:value="1" calcext:value-type="float">
            <text:p>1</text:p>
          </table:table-cell>
          <table:table-cell table:style-name="ce20" table:number-columns-repeated="999"/>
        </table:table-row>
        <table:table-row table:style-name="ro4">
          <table:table-cell table:style-name="ce2" office:value-type="float" office:value="3772" calcext:value-type="float">
            <text:p>3772</text:p>
          </table:table-cell>
          <table:table-cell table:style-name="ce2" table:number-columns-repeated="2"/>
          <table:table-cell table:style-name="ce8" office:value-type="string" calcext:value-type="string">
            <text:p>Счётчики посетителей </text:p>
          </table:table-cell>
          <table:table-cell table:style-name="ce8" office:value-type="string" calcext:value-type="string">
            <text:p>С-054</text:p>
          </table:table-cell>
          <table:table-cell table:style-name="ce8" office:value-type="string" calcext:value-type="string">
            <text:p>Счетчик посетителей SM Counter</text:p>
          </table:table-cell>
          <table:table-cell table:style-name="ce8"/>
          <table:table-cell table:style-name="ce8" office:value-type="float" office:value="0" calcext:value-type="float">
            <text:p>0</text:p>
          </table:table-cell>
          <table:table-cell table:style-name="ce8" office:value-type="string" calcext:value-type="string">
            <text:p>schetchik-posetitelej-sm-counter</text:p>
          </table:table-cell>
          <table:table-cell table:style-name="ce13" office:value-type="string" calcext:value-type="string">
            <text:p>&lt;p&gt;Счетчик числа посетителей магазина SM Counter (горизонтальная система) - это малогабаритное автономное устройство, которое применяется для подсчета посетителей в магазинах, устанавливается на входе или выходе из торгового зала, служит для сбора информации при проведении маркетинговых исследований.</text:p>
            <text:p>&lt;/p&gt;</text:p>
          </table:table-cell>
          <table:table-cell table:style-name="ce13" office:value-type="string" calcext:value-type="string">
            <text:p>&lt;p&gt;Счетчик числа посетителей магазина SM Counter (горизонтальная система) - это малогабаритное автономное устройство, которое применяется для подсчета посетителей в магазинах (торговых и выставочных центрах, библиотеках и других местах), устанавливается на входе или выходе из торгового зала, служит для сбора информации при проведении маркетинговых исследований.</text:p>
            <text:p>&lt;/p&gt;&lt;p&gt;&lt;img src="/uploads/5a85b5febb026.jpg" alt="Счетчик посетителей SM counter" "=""&gt;</text:p>
            <text:p>&lt;/p&gt;&lt;a href="/files/doc/Instruction_SM_COUNTER_2017.pdf" target="_blank"&gt;Инструкция по установке и настройке&lt;/a&gt;&lt;br&gt;&lt;!-- </text:p>
            <text:p>&lt;h2&gt;Характеристики&lt;/h2&gt;</text:p>
            <text:p>&lt;table class="pintable" style="width: 100%;" cellspacing="0" cellpadding="0" border="1" align="left"&gt;</text:p>
            <text:p>&lt;tbody&gt;</text:p>
            <text:p>&lt;tr&gt;</text:p>
            <text:p>&lt;td colspan="2"&gt;</text:p>
            <text:p>{replace4}</text:p>
            <text:p>&lt;/td&gt;</text:p>
            <text:p>&lt;/tr&gt;</text:p>
            <text:p>&lt;tr&gt;</text:p>
            <text:p>&lt;td&gt;</text:p>
            <text:p>{replace5}</text:p>
            <text:p>&lt;/td&gt;</text:p>
            <text:p>&lt;td&gt;</text:p>
            <text:p>{replace6}</text:p>
            <text:p>&lt;/td&gt;</text:p>
            <text:p>&lt;/tr&gt;</text:p>
            <text:p>&lt;tr&gt;</text:p>
            <text:p>&lt;td&gt;</text:p>
            <text:p>{replace7}</text:p>
            <text:p>&lt;/td&gt;</text:p>
            <text:p>&lt;td&gt;</text:p>
            <text:p>{replace8}</text:p>
            <text:p>&lt;/td&gt;</text:p>
            <text:p>&lt;/tr&gt;</text:p>
            <text:p>&lt;tr&gt;</text:p>
            <text:p>&lt;td&gt;</text:p>
            <text:p>{replace9}</text:p>
            <text:p>&lt;/td&gt;</text:p>
            <text:p>&lt;td&gt;</text:p>
            <text:p>{replace10}</text:p>
            <text:p>&lt;/td&gt;</text:p>
            <text:p>&lt;/tr&gt;</text:p>
            <text:p>&lt;tr&gt;</text:p>
            <text:p>&lt;td width="388"&gt;</text:p>
            <text:p>{replace11}</text:p>
            <text:p>&lt;/td&gt;</text:p>
            <text:p>&lt;td width="156"&gt;</text:p>
            <text:p>{replace12}</text:p>
            <text:p>&lt;/td&gt;</text:p>
            <text:p>&lt;/tr&gt;</text:p>
            <text:p>&lt;/tbody&gt;</text:p>
            <text:p>&lt;/table&gt;</text:p>
            <text:p>--&gt;</text:p>
          </table:table-cell>
          <table:table-cell table:style-name="ce8" office:value-type="string" calcext:value-type="string">
            <text:p>&lt;ul&gt;&lt;li&gt;Надежность в работе.&lt;/li&gt;&lt;li&gt;Простота установки и настройки.&lt;/li&gt;&lt;li&gt;Функции автосброса (обнуление счетчика в любое заданное время.&lt;/li&gt;&lt;li&gt;Память на 31 день (показания можно снимать раз в месяц).&lt;/li&gt;&lt;li&gt;Индикатор заряда батареи.&lt;/li&gt;&lt;li&gt;Закрепляется на любой поверхности с помощью липких пластин.&lt;/li&gt;&lt;li&gt;Максимальная ширина прохода - до 4 м.&lt;/li&gt;&lt;/ul&gt;&lt;table class="pintable"&gt;&lt;tbody&gt;&lt;tr&gt;&lt;td colspan="2"&gt;&lt;p&gt;&lt;strong&gt;&lt;br&gt;&lt;/strong&gt;&lt;/p&gt;&lt;/td&gt;&lt;/tr&gt;&lt;tr&gt;&lt;td&gt;&lt;p&gt;&lt;strong&gt;Питание&lt;/strong&gt;&lt;/p&gt;&lt;/td&gt;&lt;td&gt;&lt;p&gt;4 х 1.5В*&lt;/p&gt;&lt;/td&gt;&lt;/tr&gt;&lt;tr&gt;&lt;td&gt;&lt;p&gt;&lt;strong&gt;Время работоспособности батарей&lt;/strong&gt;&lt;/p&gt;&lt;/td&gt;&lt;td&gt;&lt;p&gt;1 год&lt;/p&gt;&lt;/td&gt;&lt;/tr&gt;&lt;tr&gt;&lt;td&gt;&lt;p&gt;&lt;strong&gt;Цвет&lt;/strong&gt;&lt;/p&gt;&lt;/td&gt;&lt;td&gt;&lt;p&gt;белый, черный&lt;/p&gt;&lt;/td&gt;&lt;/tr&gt;&lt;tr&gt;&lt;td&gt;&lt;p&gt;&lt;strong&gt;Размеры, мм&lt;/strong&gt;&lt;/p&gt;&lt;/td&gt;&lt;td&gt;&lt;p&gt;105 х 58 х 18.5&lt;/p&gt;&lt;/td&gt;&lt;/tr&gt;&lt;/tbody&gt;&lt;/table&gt;</text:p>
          </table:table-cell>
          <table:table-cell table:style-name="ce8"/>
          <table:table-cell table:style-name="ce8" office:value-type="float" office:value="490" calcext:value-type="float">
            <text:p>490</text:p>
          </table:table-cell>
          <table:table-cell table:style-name="ce8" office:value-type="string" calcext:value-type="string">
            <text:p>Счетчик посетителей SM Counter <text:s/>купить по цене 0 руб. с доставкой в Екатеринбурге. </text:p>
          </table:table-cell>
          <table:table-cell table:style-name="ce8" office:value-type="string" calcext:value-type="string">
            <text:p>Купите Счетчик посетителей SM Counter в Екатеринбурге по цене 0 руб. <text:s/>в компании «Аксиома». Доставка, выгодные условия. </text:p>
          </table:table-cell>
          <table:table-cell table:style-name="ce8" office:value-type="string" calcext:value-type="string">
            <text:p>счетчики посетителей smcounter</text:p>
          </table:table-cell>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60860933" calcext:value-type="float">
            <text:p>1560860933</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072" calcext:value-type="float">
            <text:p>4072</text:p>
          </table:table-cell>
          <table:table-cell table:style-name="ce2" office:value-type="string" calcext:value-type="string">
            <text:p>Акустомагнитные системы</text:p>
          </table:table-cell>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09</text:p>
          </table:table-cell>
          <table:table-cell table:style-name="ce8" office:value-type="string" calcext:value-type="string">
            <text:p>Тросик "Петля-игла" 170 мм (черный)</text:p>
          </table:table-cell>
          <table:table-cell table:style-name="ce8"/>
          <table:table-cell table:style-name="ce8" office:value-type="float" office:value="0" calcext:value-type="float">
            <text:p>0</text:p>
          </table:table-cell>
          <table:table-cell table:style-name="ce8" office:value-type="string" calcext:value-type="string">
            <text:p>trosik-petlya-igla-170-mm</text:p>
          </table:table-cell>
          <table:table-cell table:style-name="ce8" office:value-type="string" calcext:value-type="string">
            <text:p>&lt;p&gt;Тросик "Петля-игла", в оплетке, цвет черный/белый - предназначен для крепления датчиков к товарам, к которым невозможно прикрепить датчики с помощью стандартной клипсы. Тросики имеют специальное полимерное покрытие, которое не наносит повреждений защищаемому товару.&lt;span class="redactor-invisible-space"&gt;&lt;/span&gt;&lt;/p&gt;</text:p>
          </table:table-cell>
          <table:table-cell table:style-name="ce13" office:value-type="string" calcext:value-type="string">
            <text:p>&lt;p&gt;Тросик "Петля-игла", в оплетке, цвет черный/белый - предназначен для крепления датчиков к товарам, к которым невозможно прикрепить датчики с помощью стандартной клипсы. Тросики имеют специальное полимерное покрытие, которое не наносит повреждений защищаемому товару.&lt;br&gt;</text:p>
            <text:p>&lt;/p&gt;&lt;h2&gt;Защищаемые товары&lt;br&gt;&lt;/h2&gt;&lt;p&gt;&lt;span class="redactor-invisible-space"&gt;&lt;strong&gt;&lt;/strong&gt;Сумки, кожгалантерея,</text:p>
            <text:p>обувь.</text:p>
            <text:p>&lt;br&gt;&lt;/span&gt;</text:p>
            <text:p>&lt;/p&gt;</text:p>
          </table:table-cell>
          <table:table-cell table:style-name="ce8" office:value-type="string" calcext:value-type="string">
            <text:p>&lt;ul&gt;&lt;li&gt;Длина: 170 мм&lt;/li&gt;&lt;li&gt;Цвет: Черный / Белый&lt;/li&gt;&lt;li&gt;Упаковка: 10 000 шт.&lt;/li&gt;&lt;li&gt;Вес упаковки: 20,0 кг&lt;/li&gt;&lt;li&gt;Размеры упаковки: 50*42*14 см, объём 0,030 м3&lt;/li&gt;&lt;li&gt;Индивидуальная упаковка: 100 шт., вес 0,2 кг&lt;/li&gt;&lt;/ul&gt;</text:p>
          </table:table-cell>
          <table:table-cell table:style-name="ce8"/>
          <table:table-cell table:style-name="ce8" office:value-type="float" office:value="450" calcext:value-type="float">
            <text:p>450</text:p>
          </table:table-cell>
          <table:table-cell table:style-name="ce8" office:value-type="string" calcext:value-type="string">
            <text:p>Тросик "Петля-игла" 170 мм (черный) <text:s/>купить по цене 0 руб. с доставкой в Екатеринбурге. </text:p>
          </table:table-cell>
          <table:table-cell table:style-name="ce8" office:value-type="string" calcext:value-type="string">
            <text:p>Купите Тросик "Петля-игла" 170 мм (черны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51249020" calcext:value-type="float">
            <text:p>1551249020</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085" calcext:value-type="float">
            <text:p>4085</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Защитные датчики</text:p>
          </table:table-cell>
          <table:table-cell table:style-name="ce8" office:value-type="string" calcext:value-type="string">
            <text:p>А-034</text:p>
          </table:table-cell>
          <table:table-cell table:style-name="ce8" office:value-type="string" calcext:value-type="string">
            <text:p>Акустомагнитная бирка Pencil Tag MINI (феррит 26 мм)</text:p>
          </table:table-cell>
          <table:table-cell table:style-name="ce8"/>
          <table:table-cell table:style-name="ce8" office:value-type="float" office:value="0" calcext:value-type="float">
            <text:p>0</text:p>
          </table:table-cell>
          <table:table-cell table:style-name="ce8" office:value-type="string" calcext:value-type="string">
            <text:p>akustomagnitnaya-birka-pencil-tag-mini</text:p>
          </table:table-cell>
          <table:table-cell table:style-name="ce8" office:value-type="string" calcext:value-type="string">
            <text:p>&lt;p&gt;Датчик акустомагнитный Pencil Tag mini&lt;span class="redactor-invisible-space"&gt; - самый лёгкий датчик (вес всего лишь 7,5 гр.), который наиболее часто используется в магазинах одежды, белья, изделий из деликатных тканей и др.&lt;/span&gt;&lt;/p&gt;&lt;p&gt;&lt;span class="redactor-invisible-space"&gt;&lt;/span&gt;&lt;strong&gt;Внимание:&lt;/strong&gt; гвоздик (игла) в комплект поставки не входит, покупается отдельно!&lt;/p&gt;</text:p>
          </table:table-cell>
          <table:table-cell table:style-name="ce13" office:value-type="string" calcext:value-type="string">
            <text:p>&lt;p&gt;Датчик акустомагнитный Pencil Tag mini&lt;span class="redactor-invisible-space"&gt; - самый лёгкий датчик (вес всего лишь 7,5 гр.), который наиболее часто используется в магазинах одежды, белья, изделий из деликатных тканей и др. Датчик крепится к товару при помощи клипсы - гвоздика, также возможно использование тросика (для защиты от краж товаров, к которым невозможно прикрепиться клипсой). Датчик совместим со всеми имеющимися на рынке акустомагнитными антикражными воротами и снимается при помощи универсального магнитного съёмника. Датчик является многоразовым.&lt;/span&gt;</text:p>
            <text:p>&lt;/p&gt;&lt;p&gt;&lt;span class="redactor-invisible-space"&gt;&lt;strong&gt;Внимание:&lt;/strong&gt; гвоздик</text:p>
            <text:p>(игла) в комплект поставки не входит, покупается отдельно!</text:p>
            <text:p>&lt;br&gt;&lt;/span&gt;</text:p>
            <text:p>&lt;/p&gt;&lt;p&gt;&lt;span class="redactor-invisible-space"&gt;&lt;/span&gt;</text:p>
            <text:p>&lt;/p&gt;&lt;h2&gt;Защищаемые товары &lt;/h2&gt;&lt;p&gt;&lt;span class="icmid"&gt;Одежда, нижнее бельё и деликатные ткани, о&lt;span class="icmid"&gt;бувь, сумки и рюкзаки, наручные часы, бытовая техника и электроника, игрушки и товары для детей, строительные материалы, автомобильные запчасти, хозяйственные товары, спортивные товары, полотенца.&lt;/span&gt;&lt;/span&gt;</text:p>
            <text:p>&lt;/p&gt;</text:p>
          </table:table-cell>
          <table:table-cell table:style-name="ce8" office:value-type="string" calcext:value-type="string">
            <text:p>&lt;ul&gt;&lt;li&gt;Частота: 58 кГц&lt;/li&gt;&lt;li&gt;Материал: пластик&lt;/li&gt;&lt;li&gt;Цвет: серый&lt;/li&gt;&lt;li&gt;Размер датчика: 45*13 мм&lt;/li&gt;&lt;li&gt;Блокировка: магнитный замок&lt;/li&gt;&lt;li&gt;Упаковка: 1000 шт / коробка&lt;/li&gt;&lt;li&gt;Вес упаковки: 7,5 кг&lt;/li&gt;&lt;li&gt;Размеры упаковки: 40*30*14 см, объём 0,017 м3&lt;/li&gt;&lt;/ul&gt;</text:p>
          </table:table-cell>
          <table:table-cell table:style-name="ce8"/>
          <table:table-cell table:style-name="ce8" office:value-type="float" office:value="480" calcext:value-type="float">
            <text:p>480</text:p>
          </table:table-cell>
          <table:table-cell table:style-name="ce8" office:value-type="string" calcext:value-type="string">
            <text:p>Акустомагнитная бирка Pencil Tag MINI (феррит 26 мм) <text:s/>купить по цене 0 руб. с доставкой в Екатеринбурге. </text:p>
          </table:table-cell>
          <table:table-cell table:style-name="ce8" office:value-type="string" calcext:value-type="string">
            <text:p>Купите Акустомагнитная бирка Pencil Tag MINI (феррит 26 мм) в Екатеринбурге по цене 0 руб. <text:s/>в компании «Аксиома». Доставка, выгодные условия. </text:p>
          </table:table-cell>
          <table:table-cell table:style-name="ce8" office:value-type="string" calcext:value-type="string">
            <text:p>pensil tag, бирка pensil tag, датчик pensil tag</text:p>
          </table:table-cell>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5543875" calcext:value-type="float">
            <text:p>1575543875</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60" calcext:value-type="float">
            <text:p>60</text:p>
          </table:table-cell>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693" calcext:value-type="float">
            <text:p>4693</text:p>
          </table:table-cell>
          <table:table-cell table:style-name="ce2" office:value-type="string" calcext:value-type="string">
            <text:p>Акустомагнитные системы</text:p>
          </table:table-cell>
          <table:table-cell table:style-name="ce2"/>
          <table:table-cell table:style-name="ce2" office:value-type="string" calcext:value-type="string">
            <text:p>Акустомагнитные системы</text:p>
          </table:table-cell>
          <table:table-cell table:style-name="ce8" office:value-type="string" calcext:value-type="string">
            <text:p>А-026</text:p>
          </table:table-cell>
          <table:table-cell table:style-name="ce8" office:value-type="string" calcext:value-type="string">
            <text:p>Акустомагнитная противокражная система Sensormatic Synergy 1170</text:p>
          </table:table-cell>
          <table:table-cell table:style-name="ce8"/>
          <table:table-cell table:style-name="ce8" office:value-type="float" office:value="0" calcext:value-type="float">
            <text:p>0</text:p>
          </table:table-cell>
          <table:table-cell table:style-name="ce8" office:value-type="string" calcext:value-type="string">
            <text:p>akustomagnitnaya-sistema-sensormatic-synergy-1170</text:p>
          </table:table-cell>
          <table:table-cell table:style-name="ce8" office:value-type="string" calcext:value-type="string">
            <text:p>&lt;p&gt;Противокражные ворота Synergy 1170 с металлодетектором MDG и встроенным контроллером (опционально счетчик посетителей). Система имеет высокую степень обнаружения и расчитана на широкие проходы.&lt;/p&gt;</text:p>
          </table:table-cell>
          <table:table-cell table:style-name="ce13" office:value-type="string" calcext:value-type="string">
            <text:p>&lt;p&gt;Свежее решение от компании Sensormatic - противокражные ворота Synergy 1170 с металлодетектором MDG и встроенным контроллером (опционально счетчик посетителей). Система имеет высокую степень обнаружения и расчитана на широкие проходы. Антенна имеет узкий, удлинненый корпус, что делает её менее заметной для покупателей, на антенны возможна установка рекламных щитов.</text:p>
            <text:p>&lt;/p&gt;&lt;p&gt;Имеется возможность выбора звукового и цветового сигнала на типы срабатывания: на вынос товара, сработка металлодетектора, выложен товар близко к антенне.</text:p>
            <text:p>&lt;/p&gt;&lt;h2&gt;&lt;br&gt;&lt;/h2&gt;&lt;ul&gt;</text:p>
            <text:p>&lt;li&gt;EAS/MDG/CCTV&lt;/li&gt;</text:p>
            <text:p>&lt;li&gt;для каждого типа сигналов можно установить свой звуковой и световой сигнал: вынос товара, джаммер, MDG, размещение&lt;/li&gt;</text:p>
            <text:p>&lt;li&gt;защищенного товара слишком близко к антеннам&lt;/li&gt;</text:p>
            <text:p>&lt;li&gt;удаленное управление EAS оборудованием и доступ к отчетности через сеть&lt;/li&gt;</text:p>
            <text:p>&lt;li&gt;встроенная функция MDG позволяет распознавать фольгированные сумки&lt;/li&gt;</text:p>
            <text:p>&lt;li&gt;размещение защищенных товаров максимально близко к антеннам без ложных срабатываний и сигналов&lt;/li&gt;</text:p>
            <text:p>&lt;li&gt;высокая степень обнаружения&lt;/li&gt;</text:p>
            <text:p>&lt;li&gt;защита самых широких проходов&lt;/li&gt;</text:p>
            <text:p>&lt;li&gt;привлекательный дизайн&lt;/li&gt;</text:p>
            <text:p>&lt;li&gt;встроенный контроллер&lt;/li&gt;</text:p>
            <text:p>&lt;li&gt;рекламные панели с обеих сторон&lt;/li&gt;</text:p>
            <text:p>&lt;li&gt;опционально: подсчет посетителей&lt;/li&gt;</text:p>
            <text:p>&lt;/ul&gt;</text:p>
          </table:table-cell>
          <table:table-cell table:style-name="ce8" office:value-type="string" calcext:value-type="string">
            <text:p>&lt;p&gt;&lt;br&gt;&lt;/p&gt;&lt;h2&gt;&lt;/h2&gt;&lt;table&gt;&lt;tbody&gt;&lt;tr&gt;&lt;td&gt;Технология&lt;/td&gt;&lt;td&gt;АМ, MDG&lt;/td&gt;&lt;/tr&gt;&lt;tr&gt;&lt;td&gt;Цвет&lt;/td&gt;&lt;td&gt;Серый, Угольный&lt;/td&gt;&lt;/tr&gt;&lt;tr&gt;&lt;td&gt;Внеш. Габариты, см&lt;/td&gt;&lt;td&gt;165*41,9*8,6&lt;/td&gt;&lt;/tr&gt;&lt;/tbody&gt;&lt;/table&gt;</text:p>
          </table:table-cell>
          <table:table-cell table:style-name="ce8" office:value-type="string" calcext:value-type="string">
            <text:p>&lt;p&gt;&lt;img src="/uploads/5bf025d2a226d.jpg"&gt;&lt;/p&gt;&lt;p&gt;&lt;img src="/uploads/5bf025d94d533.jpg"&gt;&lt;/p&gt;&lt;p&gt;&lt;img src="/uploads/5bf025df7e16c.jpg"&gt;&lt;/p&gt;&lt;p&gt;&lt;img src="/uploads/5bf025e5e926a.jpg"&gt;&lt;/p&gt;</text:p>
          </table:table-cell>
          <table:table-cell table:style-name="ce8" office:value-type="float" office:value="420" calcext:value-type="float">
            <text:p>420</text:p>
          </table:table-cell>
          <table:table-cell table:style-name="ce8" office:value-type="string" calcext:value-type="string">
            <text:p>Акустомагнитная противокражная система Sensormatic Synergy 1170 <text:s/>купить по цене 0 руб. с доставкой в Екатеринбурге. </text:p>
          </table:table-cell>
          <table:table-cell table:style-name="ce8" office:value-type="string" calcext:value-type="string">
            <text:p>Купите Акустомагнитная противокражная система Sensormatic Synergy 1170 в Екатеринбурге по цене 0 руб. <text:s/>в компании «Аксиома». Доставка, выгодные условия. </text:p>
          </table:table-cell>
          <table:table-cell table:style-name="ce8" office:value-type="string" calcext:value-type="string">
            <text:p>Противокражные ворота Sensormatic Synergy 1170</text:p>
          </table:table-cell>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696" calcext:value-type="float">
            <text:p>4696</text:p>
          </table:table-cell>
          <table:table-cell table:style-name="ce2" office:value-type="string" calcext:value-type="string">
            <text:p>Акустомагнитные системы</text:p>
          </table:table-cell>
          <table:table-cell table:style-name="ce2"/>
          <table:table-cell table:style-name="ce2" office:value-type="string" calcext:value-type="string">
            <text:p>Акустомагнитные системы</text:p>
          </table:table-cell>
          <table:table-cell table:style-name="ce8" office:value-type="string" calcext:value-type="string">
            <text:p>А-025</text:p>
          </table:table-cell>
          <table:table-cell table:style-name="ce8" office:value-type="string" calcext:value-type="string">
            <text:p>Акустомагнитная противокражная система Sensormatic Synergy 1175</text:p>
          </table:table-cell>
          <table:table-cell table:style-name="ce8"/>
          <table:table-cell table:style-name="ce8" office:value-type="float" office:value="0" calcext:value-type="float">
            <text:p>0</text:p>
          </table:table-cell>
          <table:table-cell table:style-name="ce8" office:value-type="string" calcext:value-type="string">
            <text:p>akustomagnitnaya-sistema-sensormatic-synergy-1175</text:p>
          </table:table-cell>
          <table:table-cell table:style-name="ce8" office:value-type="string" calcext:value-type="string">
            <text:p>&lt;p&gt;Противокражные ворота Synergy 1175 с металлодетектором MDG и поддержкой RFID-технологии.&lt;/p&gt;</text:p>
          </table:table-cell>
          <table:table-cell table:style-name="ce13" office:value-type="string" calcext:value-type="string">
            <text:p>&lt;p&gt;Свежее решение от компании Sensormatic - противокражные ворота Synergy 1175 с металлодетектором MDG и поддержкой RFID-технологии (опционально счетчик посетителей). Система имеет высокую степень обнаружения и расчитана на широкие проходы. Антенна имеет узкий, удлинненый корпус, что делает её менее заметной для покупателей, на антенны возможна установка рекламных щитов.</text:p>
            <text:p>&lt;/p&gt;&lt;p&gt;Имеется возможность выбора звукового и цветового сигнала на типы срабатывания: на вынос товара, сработка металлодетектора, выложен товар близко к антенне, обнаружение RFID-метки.</text:p>
            <text:p>&lt;/p&gt;&lt;p&gt;Рекомендуемм использовать систему в связке с контроллером AMS 9060, который потребляет меньше энергии, чем предыдущие модели.</text:p>
            <text:p>&lt;/p&gt;&lt;p&gt;Дизайн ворот адаптирован для использования в пространстве магазинов сегмента Fashion.&lt;/p&gt;&lt;ul&gt;</text:p>
            <text:p>&lt;li&gt;EAS/CCTV/MDG/RFID&lt;/li&gt;</text:p>
            <text:p>&lt;li&gt;высокая степень обнаружения&lt;/li&gt;</text:p>
            <text:p>&lt;li&gt;защита самых широких проходов&lt;/li&gt;</text:p>
            <text:p>&lt;li&gt;узкий корпус и минимальная ширина делает антенны практически незаметными для обычных покупателей&lt;/li&gt;</text:p>
            <text:p>&lt;li&gt;стильный дизайн подойдет к любому интерьеру магазина&lt;/li&gt;</text:p>
            <text:p>&lt;li&gt;удлиненный корпус антенн позволит защитить большее пространство&lt;/li&gt;</text:p>
            <text:p>&lt;li&gt;для каждого типа сигналов можно установить свой звуковой и световой сигнал: вынос товара, джаммер, MDG, размещение защищенного товара слишком близко к антеннам, RFID&lt;/li&gt;</text:p>
            <text:p>&lt;li&gt;рекламные панели с обеих сторон&lt;/li&gt;</text:p>
            <text:p>&lt;li&gt;выносной контроллер AMS 9060 на 10% компактней, на 50% легче и потребляет меньше энергии, чем все предыдущие модели&lt;/li&gt;</text:p>
            <text:p>&lt;li&gt;модернизация EAS антенн с помощью функции RFID&lt;/li&gt;</text:p>
            <text:p>&lt;li&gt;опционально: подсчет посетителей&lt;/li&gt;</text:p>
            <text:p>&lt;/ul&gt;&lt;p&gt;&lt;img src="/files/core/ss_1175b.jpg" alt="Противокражные ворота Sensormatic Synergy 1175" width="200" height="171" style="margin: 5px;"&gt;&lt;img src="/files/core/ss_1175c.jpg" alt="Противокражные ворота Sensormatic Synergy 1175" width="200" height="171" style="margin: 5px;" rel="margin: 5px;"&gt;&lt;br&gt;</text:p>
            <text:p>&lt;/p&gt;</text:p>
          </table:table-cell>
          <table:table-cell table:style-name="ce8" office:value-type="string" calcext:value-type="string">
            <text:p>&lt;table&gt;&lt;tbody&gt;&lt;tr&gt;&lt;td&gt;Технология&lt;/td&gt;&lt;td&gt;АМ, RFID&lt;/td&gt;&lt;/tr&gt;&lt;tr&gt;&lt;td&gt;Цвет&lt;/td&gt;&lt;td&gt;Серый, Угольный&lt;/td&gt;&lt;/tr&gt;&lt;tr&gt;&lt;td&gt;Внеш. Габариты, см&lt;/td&gt;&lt;td&gt;165*41,9*8,6&lt;/td&gt;&lt;/tr&gt;&lt;/tbody&gt;&lt;/table&gt;</text:p>
          </table:table-cell>
          <table:table-cell table:style-name="ce8" office:value-type="string" calcext:value-type="string">
            <text:p>&lt;p&gt;&lt;img src="/uploads/5bf0254b60ce5.jpg"&gt;&lt;/p&gt;&lt;p&gt;&lt;img src="/uploads/5bf0255460d40.jpg"&gt;&lt;/p&gt;&lt;p&gt;&lt;img src="/uploads/5bf0255cbb491.jpg"&gt;&lt;br&gt;&lt;/p&gt;&lt;p&gt;&lt;img src="/uploads/5bf0256550a9f.jpg"&gt;&lt;/p&gt;</text:p>
          </table:table-cell>
          <table:table-cell table:style-name="ce8" office:value-type="float" office:value="430" calcext:value-type="float">
            <text:p>430</text:p>
          </table:table-cell>
          <table:table-cell table:style-name="ce8" office:value-type="string" calcext:value-type="string">
            <text:p>Акустомагнитная противокражная система Sensormatic Synergy 1175 <text:s/>купить по цене 0 руб. с доставкой в Екатеринбурге. </text:p>
          </table:table-cell>
          <table:table-cell table:style-name="ce8" office:value-type="string" calcext:value-type="string">
            <text:p>Купите Акустомагнитная противокражная система Sensormatic Synergy 1175 в Екатеринбурге по цене 0 руб. <text:s/>в компании «Аксиома». Доставка, выгодные условия. </text:p>
          </table:table-cell>
          <table:table-cell table:style-name="ce8" office:value-type="string" calcext:value-type="string">
            <text:p>Противокражные ворота Sensormatic Synergy 1175</text:p>
          </table:table-cell>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703" calcext:value-type="float">
            <text:p>4703</text:p>
          </table:table-cell>
          <table:table-cell table:style-name="ce2" office:value-type="string" calcext:value-type="string">
            <text:p>Акустомагнитные системы</text:p>
          </table:table-cell>
          <table:table-cell table:style-name="ce2"/>
          <table:table-cell table:style-name="ce2" office:value-type="string" calcext:value-type="string">
            <text:p>Акустомагнитные системы</text:p>
          </table:table-cell>
          <table:table-cell table:style-name="ce8" office:value-type="string" calcext:value-type="string">
            <text:p>А-024</text:p>
          </table:table-cell>
          <table:table-cell table:style-name="ce8" office:value-type="string" calcext:value-type="string">
            <text:p>Акустомагнитная противокражная система Sensormatic Synergy 1180 с поддержкой CCTV и RFID-технологии</text:p>
          </table:table-cell>
          <table:table-cell table:style-name="ce8"/>
          <table:table-cell table:style-name="ce8" office:value-type="float" office:value="0" calcext:value-type="float">
            <text:p>0</text:p>
          </table:table-cell>
          <table:table-cell table:style-name="ce8" office:value-type="string" calcext:value-type="string">
            <text:p>akustomagnitnaya-sistema-sensormatic-synergy-1180</text:p>
          </table:table-cell>
          <table:table-cell table:style-name="ce8" office:value-type="string" calcext:value-type="string">
            <text:p>&lt;p&gt;Противокражные ворота Synergy 1180 с возможностью подключения CCTV видеонаблюдения, металлодетектора MDG и поддержкой RFID-технологии.&lt;/p&gt;</text:p>
          </table:table-cell>
          <table:table-cell table:style-name="ce13" office:value-type="string" calcext:value-type="string">
            <text:p>&lt;p&gt;Свежее решение от компании Sensormatic - противокражные ворота Synergy 1180 с возможностью подключения CCTV видеонаблюдения, металлодетектора MDG и поддержкой RFID-технологии (опционально счетчик посетителей). Система имеет высокую степень обнаружения и расчитана на широкие проходы. Антенна имеет узкий, удлинненый корпус, что делает её менее заметной для покупателей, на антенны возможна установка рекламных щитов.</text:p>
            <text:p>&lt;/p&gt;&lt;p&gt;Имеется возможность выбора звукового и цветового сигнала на типы срабатывания: на вынос товара, сработка металлодетектора, выложен товар близко к антенне, обнаружение RFID-метки.</text:p>
            <text:p>&lt;/p&gt;&lt;p&gt;Рекомендуемм использовать систему в связке с контроллером AMS 9060, который потребляет меньше энергии, чем предыдущие модели.</text:p>
            <text:p>&lt;/p&gt;&lt;p&gt;Дизайн ворот адаптирован для использования в пространстве магазинов сегмента Fashion.</text:p>
            <text:p>&lt;/p&gt;&lt;h2&gt;&lt;br&gt;&lt;/h2&gt;&lt;ul&gt;</text:p>
            <text:p>&lt;li&gt;EAS/CCTV/MDG/RFID&lt;/li&gt;</text:p>
            <text:p>&lt;li&gt;высокая степень обнаружения&lt;/li&gt;</text:p>
            <text:p>&lt;li&gt;защита самых широких проходов&lt;/li&gt;</text:p>
            <text:p>&lt;li&gt;узкий корпус и минимальная ширина делает антенны практически незаметными для обычных покупателей&lt;/li&gt;</text:p>
            <text:p>&lt;li&gt;стильный дизайн подойдет к любому интерьеру магазина&lt;/li&gt;</text:p>
            <text:p>&lt;li&gt;удлиненный корпус антенн позволит защитить большее пространство&lt;/li&gt;</text:p>
            <text:p>&lt;li&gt;EAS/CCTV/RFID&lt;/li&gt;</text:p>
            <text:p>&lt;li&gt;для каждого типа сигналов можно установить свой звуковой и световой сигнал: вынос товара, джаммер, MDG, размещение защищенного товара слишком близко к антеннам, RFID&lt;/li&gt;</text:p>
            <text:p>&lt;li&gt;рекламные панели с обеих сторон&lt;/li&gt;</text:p>
            <text:p>&lt;li&gt;выносной контроллер AMS 9060 на 10% компактней, на 50% легче и потребляет меньше энергии, чем все предыдущие модели&lt;/li&gt;</text:p>
            <text:p>&lt;li&gt;модернизация EAS антенн с помощью функции RFID&lt;/li&gt;</text:p>
            <text:p>&lt;li&gt;опционально: подсчет посетителей&lt;/li&gt;</text:p>
            <text:p>&lt;/ul&gt;&lt;p&gt;&lt;img src="/files/core/ss_1180b.jpg" alt="Противокражные ворота Sensormatic Synergy 1180 с поддержкой CCTV и RFID-технологии" width="200" height="171" style="margin: 5px;"&gt;&lt;img src="/files/core/ss_1180c.jpg" alt="Противокражные ворота Sensormatic Synergy 1180 с поддержкой CCTV и RFID-технологии" width="200" height="171"&gt;&lt;br&gt;</text:p>
            <text:p>&lt;/p&gt;</text:p>
          </table:table-cell>
          <table:table-cell table:style-name="ce8" office:value-type="string" calcext:value-type="string">
            <text:p>&lt;p&gt;&lt;br&gt;&lt;/p&gt;&lt;h2&gt;&lt;/h2&gt;&lt;table&gt;&lt;tbody&gt;&lt;tr&gt;&lt;td&gt;Технология&lt;/td&gt;&lt;td&gt;АМ, MDG, RFID&lt;/td&gt;&lt;/tr&gt;&lt;tr&gt;&lt;td&gt;Цвет&lt;/td&gt;&lt;td&gt;Серый, Угольный&lt;/td&gt;&lt;/tr&gt;&lt;tr&gt;&lt;td&gt;Внеш. Габариты, см&lt;/td&gt;&lt;td&gt;165*41,9*8,6&lt;/td&gt;&lt;/tr&gt;&lt;/tbody&gt;&lt;/table&gt;</text:p>
          </table:table-cell>
          <table:table-cell table:style-name="ce8" office:value-type="string" calcext:value-type="string">
            <text:p>&lt;p&gt;&lt;img src="/uploads/5bf0251bc83fd.jpg"&gt;&lt;/p&gt;&lt;p&gt;&lt;img src="/uploads/5bf0252e20b23.jpg"&gt;&lt;/p&gt;&lt;p&gt;&lt;img src="/uploads/5bf0252273c8b.jpg"&gt;&lt;/p&gt;&lt;p&gt;&lt;img src="/uploads/5bf0253408dcd.jpg"&gt;&lt;/p&gt;</text:p>
          </table:table-cell>
          <table:table-cell table:style-name="ce8" office:value-type="float" office:value="440" calcext:value-type="float">
            <text:p>440</text:p>
          </table:table-cell>
          <table:table-cell table:style-name="ce8" office:value-type="string" calcext:value-type="string">
            <text:p>Акустомагнитная противокражная система Sensormatic Synergy 1180 с поддержкой CCTV и RFID-технологии <text:s/>купить по цене 0 руб. с доставкой в Екатеринбурге. </text:p>
          </table:table-cell>
          <table:table-cell table:style-name="ce8" office:value-type="string" calcext:value-type="string">
            <text:p>Купите Акустомагнитная противокражная система Sensormatic Synergy 1180 с поддержкой CCTV и RFID-технологии в Екатеринбурге по цене 0 руб. <text:s/>в компании «Аксиома». Доставка, выгодные условия. </text:p>
          </table:table-cell>
          <table:table-cell table:style-name="ce8" office:value-type="string" calcext:value-type="string">
            <text:p>Противокражные ворота Sensormatic Synergy 1180 с поддержкой CCTV и RFID-технологии</text:p>
          </table:table-cell>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879" calcext:value-type="float">
            <text:p>4879</text:p>
          </table:table-cell>
          <table:table-cell table:style-name="ce2" office:value-type="string" calcext:value-type="string">
            <text:p>Акустомагнитные системы</text:p>
          </table:table-cell>
          <table:table-cell table:style-name="ce2"/>
          <table:table-cell table:style-name="ce2" office:value-type="string" calcext:value-type="string">
            <text:p>Акустомагнитные системы</text:p>
          </table:table-cell>
          <table:table-cell table:style-name="ce8" office:value-type="string" calcext:value-type="string">
            <text:p>А-029</text:p>
          </table:table-cell>
          <table:table-cell table:style-name="ce8" office:value-type="string" calcext:value-type="string">
            <text:p>Акустомагнитная противокражная система Ultra Shield (Китай)</text:p>
          </table:table-cell>
          <table:table-cell table:style-name="ce8"/>
          <table:table-cell table:style-name="ce8" office:value-type="float" office:value="0" calcext:value-type="float">
            <text:p>0</text:p>
          </table:table-cell>
          <table:table-cell table:style-name="ce8" office:value-type="string" calcext:value-type="string">
            <text:p>akustomagnitnaya-sistema-ultra-shield</text:p>
          </table:table-cell>
          <table:table-cell table:style-name="ce8" office:value-type="string" calcext:value-type="string">
            <text:p>&lt;p&gt;Акустомагнитная противокражная система Ultra Shield (Китай) – надежная, компактная противокражная система. По соотношению важнейших параметров – цены, габаритных размеров, технических характеристик – модель Ultra Shield станет прекрасным решением для любых магазинов. <text:s/>&lt;/p&gt;</text:p>
          </table:table-cell>
          <table:table-cell table:style-name="ce8" office:value-type="string" calcext:value-type="string">
            <text:p>&lt;h2&gt;Описание&lt;/h2&gt;&lt;p&gt;Акустомагнитная противокражная система Ultra Shield (Китай) <text:s/>– надежная, компактная противокражная система. По соотношению важнейших параметров – цены, габаритных размеров, технических характеристик – модель Ultra Shield станет прекрасным решением для любых магазинов.&lt;/p&gt;&lt;p&gt;Подробно: Оригинальная версия систем Ultra Shield Sensormatic, окончательно снята с производства 2 года назад. Полный аналог известной модели Ultra Shield произведенн в Китае. Мы имеем опыт продаж этих систем более 3-х лет и гарантируем качество данной системы.&lt;/p&gt;&lt;p&gt;Встроенная электроника упрощает процесс монтажа и не требует поиска места для дополнительных выносных электронных компонентов. &lt;/p&gt;&lt;p&gt;Настройка производится оригинальным ПО.&lt;/p&gt;&lt;p&gt;Антенны изготовлены из ABC пластика – очень прочного высокотехнологичного пластика, благодаря которому они устойчивы к повреждениям и прослужит очень долго&lt;/p&gt;&lt;p&gt;Преимущество системы Ultra Shield заключается в ее узнаваемости и простоте обслуживания. Десятки монтажных компаний по всей стране могут обеспечить достойный уровень сервисного обслуживания. &lt;/p&gt;&lt;h2&gt;&lt;br&gt;&lt;/h2&gt;</text:p>
          </table:table-cell>
          <table:table-cell table:style-name="ce8" office:value-type="string" calcext:value-type="string">
            <text:p>&lt;p&gt;&lt;br&gt;&lt;/p&gt;&lt;h2&gt;&lt;/h2&gt;&lt;ul&gt;&lt;li&gt;Тип: Акустомагнитная система&lt;/li&gt;&lt;li&gt;Комплектация: Master / Slave&lt;/li&gt;&lt;li&gt;Корпус: материал полистирол, цвет бело-серый&lt;/li&gt;&lt;li&gt;Габаритные размеры антенны: 139*35*14 см.&lt;/li&gt;&lt;li&gt;Потребляемая мощность: 100 Вт&lt;/li&gt;&lt;li&gt;Рабочая частота: 58 кГц&lt;/li&gt;&lt;li&gt;Рабочая температура: 0-50 грд&lt;/li&gt;&lt;li&gt;Относительная влажность: 0-90 %&lt;/li&gt;&lt;/ul&gt;&lt;p&gt;&lt;strong&gt;&lt;/strong&gt;&lt;/p&gt;&lt;p&gt;Обнаружение (Ширина детектирования на этикетку):&lt;/p&gt;&lt;p&gt;Single (одна стойка), см: 75 + 75&lt;/p&gt;&lt;p&gt;Dual (две стойки), см: 75 + 150 + 75&lt;/p&gt;&lt;p&gt;Split (три стойки), см: 75 + 150 + 150 + 75&lt;/p&gt;&lt;p&gt;Quad (четыре стойки), см: 75 + 150 + 150 + 150 + 75&lt;/p&gt;&lt;p&gt;*В условиях конкретного объекта ширина детектирования может меняться, в зависимости от помех на объекте.&lt;/p&gt;</text:p>
          </table:table-cell>
          <table:table-cell table:style-name="ce8" office:value-type="string" calcext:value-type="string">
            <text:p>&lt;p&gt;&lt;img src="https://msk.axioma.pro/uploads/5bf024b7721a5.jpg"&gt;&lt;/p&gt;&lt;p&gt;&lt;img src="https://msk.axioma.pro/uploads/5bf024bf0e31c.jpg"&gt;&lt;/p&gt;&lt;p&gt;&lt;img src="https://msk.axioma.pro/uploads/5bf024cb086a1.jpg"&gt;&lt;/p&gt;&lt;p&gt;&lt;img src="https://msk.axioma.pro/uploads/5bf024d265f1d.jpg"&gt;&lt;/p&gt;</text:p>
          </table:table-cell>
          <table:table-cell table:style-name="ce8" office:value-type="float" office:value="490" calcext:value-type="float">
            <text:p>490</text:p>
          </table:table-cell>
          <table:table-cell table:style-name="ce8" office:value-type="string" calcext:value-type="string">
            <text:p>Акустомагнитная противокражная система Ultra Shield (Китай) <text:s/>купить по цене 0 руб. с доставкой в Екатеринбурге. </text:p>
          </table:table-cell>
          <table:table-cell table:style-name="ce8" office:value-type="string" calcext:value-type="string">
            <text:p>Купите Акустомагнитная противокражная система Ultra Shield (Кита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1" calcext:value-type="float">
            <text:p>1542018181</text:p>
          </table:table-cell>
          <table:table-cell table:style-name="ce8" office:value-type="float" office:value="1570085792" calcext:value-type="float">
            <text:p>1570085792</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90" calcext:value-type="float">
            <text:p>90</text:p>
          </table:table-cell>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882" calcext:value-type="float">
            <text:p>4882</text:p>
          </table:table-cell>
          <table:table-cell table:style-name="ce2" office:value-type="string" calcext:value-type="string">
            <text:p>Акустомагнитные системы</text:p>
          </table:table-cell>
          <table:table-cell table:style-name="ce2"/>
          <table:table-cell table:style-name="ce2" office:value-type="string" calcext:value-type="string">
            <text:p>Акустомагнитные системы</text:p>
          </table:table-cell>
          <table:table-cell table:style-name="ce8" office:value-type="string" calcext:value-type="string">
            <text:p>А-030</text:p>
          </table:table-cell>
          <table:table-cell table:style-name="ce8" office:value-type="string" calcext:value-type="string">
            <text:p>Акустомагнитная противокражная система Ultra Exit (Китай)</text:p>
          </table:table-cell>
          <table:table-cell table:style-name="ce8"/>
          <table:table-cell table:style-name="ce8" office:value-type="float" office:value="0" calcext:value-type="float">
            <text:p>0</text:p>
          </table:table-cell>
          <table:table-cell table:style-name="ce8" office:value-type="string" calcext:value-type="string">
            <text:p>akustomagnitnaya-sistema-ultra-exit</text:p>
          </table:table-cell>
          <table:table-cell table:style-name="ce8" office:value-type="string" calcext:value-type="string">
            <text:p>&lt;p&gt;Акустомагнитная противокражная система Ultra Exit (Китай) - является передовой для своего класса. <text:s/>&lt;/p&gt;</text:p>
          </table:table-cell>
          <table:table-cell table:style-name="ce8" office:value-type="string" calcext:value-type="string">
            <text:p>&lt;h2&gt;Описание&lt;/h2&gt;&lt;p&gt;Акустомагнитная противокражная система Ultra Exit (Китай) <text:s/>- является передовой для своего класса.&lt;/p&gt;&lt;p&gt;Преимущества: <text:s text:c="58"/>&lt;/p&gt;&lt;ul&gt;&lt;li&gt;высокая степень обнаружения&lt;/li&gt;&lt;li&gt;защита самых широких проходов <text:s text:c="76"/>&lt;/li&gt;&lt;li&gt;возможность защиты фольгированного товара&lt;/li&gt;&lt;li&gt;привлекательный дизайн&lt;/li&gt;&lt;li&gt;подключение до 4 антенн Ultra Exit к одному блоку AMS 9050&lt;/li&gt;&lt;/ul&gt;&lt;h2&gt;&lt;br&gt;&lt;/h2&gt;</text:p>
          </table:table-cell>
          <table:table-cell table:style-name="ce8" office:value-type="string" calcext:value-type="string">
            <text:p>&lt;p&gt;&lt;br&gt;&lt;/p&gt;&lt;h2&gt;&lt;/h2&gt;&lt;ul&gt;&lt;li&gt;Тип: Акустомагнитная система (Китай)&lt;/li&gt;&lt;li&gt;Комплектация: две антенны + блок электроники.&lt;/li&gt;&lt;li&gt;Корпус: материал пластик, цвет серый&lt;/li&gt;&lt;li&gt;Габаритные размеры антенны: 157*50*13,5 см.&lt;/li&gt;&lt;li&gt;Габаритные размеры блока управления: 44,6 х 33,5 x 9,2 см&lt;/li&gt;&lt;li&gt;Потребляемая мощность: 200 Вт&lt;/li&gt;&lt;li&gt;Рабочая частота: 58 кГц&lt;/li&gt;&lt;li&gt;Рабочая температура: 0-50 грд.&lt;/li&gt;&lt;li&gt;Относительная влажность: 0-90 %&lt;/li&gt;&lt;/ul&gt;&lt;p&gt;Обнаружение (Ширина детектирования на этикетку):&lt;br&gt;&lt;/p&gt;&lt;ul&gt;&lt;li&gt;Single (одна стойка, один блок AMS 9050), см: 90 + 90&lt;/li&gt;&lt;li&gt;Dual (две стойки, один блок AMS 9050),см: 90 + 180 + 90&lt;/li&gt;&lt;li&gt;Split (три стойки, один блок AMS 9050),см: 90 + 180 + 180 + 90&lt;/li&gt;&lt;li&gt;Quad (четыре стойки, один блок AMS 9050),см: 90 + 180 + 180 + 180 + 90&lt;/li&gt;&lt;/ul&gt;&lt;p&gt;*В условиях конкретного объекта ширина детектирования может меняться, в зависимости от помех на объекте.&lt;/p&gt;</text:p>
          </table:table-cell>
          <table:table-cell table:style-name="ce8" office:value-type="string" calcext:value-type="string">
            <text:p>&lt;p&gt;&lt;img src="/uploads/5bf02afb94d5f.jpg"&gt;&lt;/p&gt;&lt;p&gt;&lt;img src="/uploads/5bf02b037a705.jpg"&gt;&lt;/p&gt;&lt;p&gt;&lt;img src="/uploads/5bf02b091099d.jpg"&gt;&lt;/p&gt;&lt;p&gt;&lt;img src="/uploads/5bf02b12b04ae.jpg"&gt;&lt;/p&gt;</text:p>
          </table:table-cell>
          <table:table-cell table:style-name="ce8" office:value-type="float" office:value="480" calcext:value-type="float">
            <text:p>480</text:p>
          </table:table-cell>
          <table:table-cell table:style-name="ce8" office:value-type="string" calcext:value-type="string">
            <text:p>Акустомагнитная противокражная система Ultra Exit (Китай) <text:s/>купить по цене 0 руб. с доставкой в Екатеринбурге. </text:p>
          </table:table-cell>
          <table:table-cell table:style-name="ce8" office:value-type="string" calcext:value-type="string">
            <text:p>Купите Акустомагнитная противокражная система Ultra Exit (Кита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1" calcext:value-type="float">
            <text:p>1542018181</text:p>
          </table:table-cell>
          <table:table-cell table:style-name="ce8" office:value-type="float" office:value="1580981818" calcext:value-type="float">
            <text:p>1580981818</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885" calcext:value-type="float">
            <text:p>4885</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Деактиваторы</text:p>
          </table:table-cell>
          <table:table-cell table:style-name="ce8" office:value-type="string" calcext:value-type="string">
            <text:p>А-042</text:p>
          </table:table-cell>
          <table:table-cell table:style-name="ce8" office:value-type="string" calcext:value-type="string">
            <text:p>Деактиватор акустомагнитный бесконтактный АМВ 2011 (Китай)</text:p>
          </table:table-cell>
          <table:table-cell table:style-name="ce8"/>
          <table:table-cell table:style-name="ce8" office:value-type="float" office:value="0" calcext:value-type="float">
            <text:p>0</text:p>
          </table:table-cell>
          <table:table-cell table:style-name="ce8" office:value-type="string" calcext:value-type="string">
            <text:p>deaktivator-akustomagnitnyj-beskontaktnyj-amv-2011</text:p>
          </table:table-cell>
          <table:table-cell table:style-name="ce8" office:value-type="string" calcext:value-type="string">
            <text:p>&lt;p&gt;Деактиватор акустомагнитный, бесконтактный АМВ 2011 (Китай) &lt;span class="redactor-invisible-space"&gt;-&lt;/span&gt; данный тип оборудования предназначен для бесконтактной деактивации защитной акустомагнитной этикетки Mini Ultra Strip всех видов и производителей. Деактиватор является полным функциональным аналогом американского производителя, при этом значительно более мощный и деактивирует этикетку низкого качества.&lt;/p&gt;</text:p>
          </table:table-cell>
          <table:table-cell table:style-name="ce13" office:value-type="string" calcext:value-type="string">
            <text:p>&lt;p&gt;Деактиватор акустомагнитный, бесконтактный АМВ 2011 (Китай) - данный тип оборудования предназначен для</text:p>
            <text:p>бесконтактной деактивации защитной акустомагнитной этикетки Mini Ultra Strip всех</text:p>
            <text:p>видов и производителей. Деактиватор является полным функциональным аналогом</text:p>
            <text:p>американского производителя, при этом значительно более мощный и деактивирует</text:p>
            <text:p>этикетку низкого качества.</text:p>
            <text:p>&lt;/p&gt;&lt;p&gt;Деактиватор полностью совместим со всеми</text:p>
            <text:p>известными производителями акустомагнитного оборудования, представленного на</text:p>
            <text:p>рынке России (Sensormatic, Detex Line, </text:p>
            <text:p>CrossPoint и др.).</text:p>
            <text:p>&lt;/p&gt;&lt;p&gt;- Деактиватор размагничивает этикетку</text:p>
            <text:p>подовая звуковую и световую индикацию. Это позволяет повысить скорость</text:p>
            <text:p>обслуживания покупателей. После деактивации происходит повторная проверка. Если</text:p>
            <text:p>этикетка не была деактивирована - происходит повторная деактивация. </text:p>
            <text:p>&lt;br&gt;</text:p>
            <text:p>- Материал: высококачественный ABS пластик, устойчивый к царапинам. &lt;br&gt;</text:p>
            <text:p>- Размер отверстий для установки: ~17,00 х 20,50 см.&lt;br&gt;</text:p>
            <text:p>- Оборудование поставляется в комплекте со съемным основанием для установки</text:p>
            <text:p>деактиватора в столешницу.</text:p>
            <text:p>&lt;/p&gt;</text:p>
          </table:table-cell>
          <table:table-cell table:style-name="ce8" office:value-type="string" calcext:value-type="string">
            <text:p>&lt;ul&gt;&lt;li&gt;Частота: 58 кГц&lt;/li&gt;&lt;li&gt;Материал: пластик&lt;/li&gt;&lt;li&gt;Цвет: серый&lt;/li&gt;&lt;li&gt;Высота детекции: 15 см&lt;/li&gt;&lt;li&gt;Упаковка: 27*26*15см, объём 0,011 м3, вес 2,5 кг.&lt;/li&gt;&lt;/ul&gt;</text:p>
          </table:table-cell>
          <table:table-cell table:style-name="ce8"/>
          <table:table-cell table:style-name="ce8" office:value-type="float" office:value="490" calcext:value-type="float">
            <text:p>490</text:p>
          </table:table-cell>
          <table:table-cell table:style-name="ce8" office:value-type="string" calcext:value-type="string">
            <text:p>Деактиватор акустомагнитный бесконтактный АМВ 2011 (Китай) <text:s/>купить по цене 0 руб. с доставкой в Екатеринбурге. </text:p>
          </table:table-cell>
          <table:table-cell table:style-name="ce8" office:value-type="string" calcext:value-type="string">
            <text:p>Купите Деактиватор акустомагнитный бесконтактный АМВ 2011 (Кита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64736429" calcext:value-type="float">
            <text:p>1564736429</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3" office:value-type="float" office:value="4892" calcext:value-type="float">
            <text:p>4892</text:p>
          </table:table-cell>
          <table:table-cell table:style-name="ce3"/>
          <table:table-cell table:number-columns-repeated="2" table:style-name="ce3" office:value-type="string" calcext:value-type="string">
            <text:p>Радиочастотные системы</text:p>
          </table:table-cell>
          <table:table-cell table:style-name="ce9" office:value-type="string" calcext:value-type="string">
            <text:p>Р-03</text:p>
          </table:table-cell>
          <table:table-cell table:style-name="ce9" office:value-type="string" calcext:value-type="string">
            <text:p>Радиочастотная система Checkpoint Trend</text:p>
          </table:table-cell>
          <table:table-cell table:style-name="ce9"/>
          <table:table-cell table:style-name="ce9" office:value-type="float" office:value="0" calcext:value-type="float">
            <text:p>0</text:p>
          </table:table-cell>
          <table:table-cell table:style-name="ce9" office:value-type="string" calcext:value-type="string">
            <text:p>radiochastotnaya-sistema-checkpoint-trend</text:p>
          </table:table-cell>
          <table:table-cell table:style-name="ce9" office:value-type="string" calcext:value-type="string">
            <text:p>&lt;p&gt;Trend - прекрасный выбор для розничных продавцов, которым важен высокий процент детекции при использовании малозаметных этикеток. В системе Trend используется сложная цифровая технология, что позволяет защитить более широкий проход.&lt;/p&gt;</text:p>
          </table:table-cell>
          <table:table-cell table:style-name="ce14" office:value-type="string" calcext:value-type="string">
            <text:p>&lt;p&gt;Trend – прекрасный выбор для розничных продавцов, которым важен высокий процент детекции при использовании малозаметных этикеток. В системе Trend используется сложная цифровая технология, что позволяет защитить более широкий проход. Trend – это высококачественная и высокотехнологичная система. Trend – это отличный выбор для большинства требовательных продавцов розничной торговли.</text:p>
            <text:p>&lt;/p&gt;&lt;h2&gt;&lt;br&gt;&lt;/h2&gt;&lt;p&gt;Уникальная по своим характеристикам, полностью цифровая, с выходом в интернет антенна Trend прекрасно зарекомендовала себя для защиты как общего выхода, так и кассовой линии супер- и гипермаркетов.</text:p>
            <text:p>&lt;/p&gt;&lt;p&gt;Особенно она функциональна, если использовать ее в качестве моно антенны. Она работает в обе стороны на 85 см. &lt;br&gt;&lt;/p&gt;</text:p>
          </table:table-cell>
          <table:table-cell table:style-name="ce9" office:value-type="string" calcext:value-type="string">
            <text:p>&lt;h2&gt;&lt;br&gt;&lt;/h2&gt;&lt;table class="pintable"&gt;&lt;tbody&gt;&lt;tr&gt;&lt;td colspan="2"&gt;&lt;p&gt;&lt;strong&gt;Технические характеристики&lt;/strong&gt;&lt;/p&gt;&lt;/td&gt;&lt;/tr&gt;&lt;tr&gt;&lt;td&gt;&lt;p&gt;&lt;strong&gt;Технология&lt;/strong&gt;&lt;/p&gt;&lt;/td&gt;&lt;td&gt;&lt;p&gt;Цифровая радиочастота 8,2МГц.&lt;/p&gt;&lt;/td&gt;&lt;/tr&gt;&lt;tr&gt;&lt;td&gt;&lt;p&gt;&lt;strong&gt;Прочность и механическое воздействие&lt;/strong&gt;&lt;/p&gt;&lt;/td&gt;&lt;td&gt;&lt;p&gt;Предназначена для использования в самых трудных условиях эксплуатации.&lt;/p&gt;&lt;/td&gt;&lt;/tr&gt;&lt;tr&gt;&lt;td&gt;&lt;p&gt;&lt;strong&gt;Прозрачный логотип Checkpoint&lt;/strong&gt;&lt;/p&gt;&lt;/td&gt;&lt;td&gt;&lt;p&gt;Подсветка прозрачного логотипа Checkpoint позволяет определить, что система активна.&lt;/p&gt;&lt;/td&gt;&lt;/tr&gt;&lt;tr&gt;&lt;td&gt;&lt;p&gt;&lt;strong&gt;Опция RFID&lt;/strong&gt;&lt;/p&gt;&lt;/td&gt;&lt;td&gt;&lt;p&gt;Каждая из антенн совместима с RFID и предусматривает возможность модернизации.&lt;/p&gt;&lt;/td&gt;&lt;/tr&gt;&lt;tr&gt;&lt;td&gt;&lt;p&gt;&lt;strong&gt;Сбор данных&lt;/strong&gt;&lt;/p&gt;&lt;/td&gt;&lt;td&gt;&lt;p&gt;Возможность сбора данных из одной центральной точки, так как все устройства могут быть связанны в сеть.&lt;/p&gt;&lt;/td&gt;&lt;/tr&gt;&lt;tr&gt;&lt;td&gt;&lt;p&gt;&lt;strong&gt;Цвета&lt;/strong&gt;&lt;/p&gt;&lt;/td&gt;&lt;td&gt;&lt;p&gt;Боковые профили: Серый; Основная рама: Светло-серый; Крышка сигнальной лампочки: Рубиновый&lt;/p&gt;&lt;/td&gt;&lt;/tr&gt;&lt;tr&gt;&lt;td&gt;&lt;p&gt;&lt;strong&gt;Предлагаемые установочные значения и расстояния&lt;/strong&gt;&lt;/p&gt;&lt;/td&gt;&lt;td&gt;&lt;p&gt;Согласно проведенным тестам антенны CheckpointSystemsPlus обеспечивают эффективную работу на расстоянии до 1,7м.&lt;/p&gt;&lt;/td&gt;&lt;/tr&gt;&lt;tr&gt;&lt;td&gt;&lt;p&gt;&lt;strong&gt;Легкость доступа&lt;/strong&gt;&lt;/p&gt;&lt;/td&gt;&lt;td&gt;&lt;p&gt;Под сдвигаемым логотипом Checkpoint находится окно доступа к интерфейсу антенны. С его помощью можно производить программирование антенны и ее синхронизацию с ПК или с КПК.&lt;/p&gt;&lt;/td&gt;&lt;/tr&gt;&lt;tr&gt;&lt;td&gt;&lt;p&gt;&lt;strong&gt;Высота&lt;/strong&gt;&lt;/p&gt;&lt;/td&gt;&lt;td&gt;&lt;p&gt;170 см&lt;/p&gt;&lt;/td&gt;&lt;/tr&gt;&lt;tr&gt;&lt;td&gt;&lt;p&gt;&lt;strong&gt;Ширина&lt;/strong&gt;&lt;/p&gt;&lt;/td&gt;&lt;td&gt;&lt;p&gt;50 см&lt;/p&gt;&lt;/td&gt;&lt;/tr&gt;&lt;tr&gt;&lt;td&gt;&lt;p&gt;&lt;strong&gt;Глубина&lt;/strong&gt;&lt;/p&gt;&lt;/td&gt;&lt;td&gt;&lt;p&gt;11 см&lt;/p&gt;&lt;/td&gt;&lt;/tr&gt;&lt;tr&gt;&lt;td&gt;&lt;p&gt;&lt;strong&gt;Вес&lt;/strong&gt;&lt;/p&gt;&lt;/td&gt;&lt;td&gt;&lt;p&gt;9 кг&lt;/p&gt;&lt;/td&gt;&lt;/tr&gt;&lt;/tbody&gt;&lt;/table&gt;</text:p>
          </table:table-cell>
          <table:table-cell table:style-name="ce9" office:value-type="string" calcext:value-type="string">
            <text:p>&lt;p&gt;&lt;img src="/uploads/5bf02ba2092fa.jpg"&gt;&lt;/p&gt;&lt;p&gt;&lt;img src="/uploads/5bf02babc83fc.jpg"&gt;&lt;/p&gt;&lt;p&gt;&lt;img src="/uploads/5bf02bb29e539.jpg"&gt;&lt;/p&gt;&lt;p&gt;&lt;img src="/uploads/5bf02bba2f5ec.jpg"&gt;&lt;br&gt;&lt;/p&gt;</text:p>
          </table:table-cell>
          <table:table-cell table:style-name="ce9" office:value-type="float" office:value="470" calcext:value-type="float">
            <text:p>470</text:p>
          </table:table-cell>
          <table:table-cell table:style-name="ce9" office:value-type="string" calcext:value-type="string">
            <text:p>Радиочастотная система Checkpoint Trend <text:s/>купить по цене 0 руб. с доставкой в Екатеринбурге. </text:p>
          </table:table-cell>
          <table:table-cell table:style-name="ce9" office:value-type="string" calcext:value-type="string">
            <text:p>Купите Радиочастотная система Checkpoint Trend в Екатеринбурге по цене 0 руб. <text:s/>в компании «Аксиома». Доставка, выгодные условия. </text:p>
          </table:table-cell>
          <table:table-cell table:style-name="ce9"/>
          <table:table-cell table:style-name="ce9" office:value-type="float" office:value="0" calcext:value-type="float">
            <text:p>0</text:p>
          </table:table-cell>
          <table:table-cell table:style-name="ce9" office:value-type="float" office:value="1542018183" calcext:value-type="float">
            <text:p>1542018183</text:p>
          </table:table-cell>
          <table:table-cell table:style-name="ce9" office:value-type="float" office:value="1564737203" calcext:value-type="float">
            <text:p>1564737203</text:p>
          </table:table-cell>
          <table:table-cell table:number-columns-repeated="2"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17" office:value-type="float" office:value="1" calcext:value-type="float">
            <text:p>1</text:p>
          </table:table-cell>
          <table:table-cell table:style-name="ce20" table:number-columns-repeated="999"/>
        </table:table-row>
        <table:table-row table:style-name="ro4">
          <table:table-cell table:style-name="ce3" office:value-type="float" office:value="4895" calcext:value-type="float">
            <text:p>4895</text:p>
          </table:table-cell>
          <table:table-cell table:style-name="ce3"/>
          <table:table-cell table:number-columns-repeated="2" table:style-name="ce3" office:value-type="string" calcext:value-type="string">
            <text:p>Радиочастотные системы</text:p>
          </table:table-cell>
          <table:table-cell table:style-name="ce9" office:value-type="string" calcext:value-type="string">
            <text:p>Р-04</text:p>
          </table:table-cell>
          <table:table-cell table:style-name="ce9" office:value-type="string" calcext:value-type="string">
            <text:p>Радиочастотная система Checkpoint Evolve P10</text:p>
          </table:table-cell>
          <table:table-cell table:style-name="ce9"/>
          <table:table-cell table:style-name="ce9" office:value-type="float" office:value="0" calcext:value-type="float">
            <text:p>0</text:p>
          </table:table-cell>
          <table:table-cell table:style-name="ce9" office:value-type="string" calcext:value-type="string">
            <text:p>radiochastotnaya-sistema-checkpoint-evolve-p10</text:p>
          </table:table-cell>
          <table:table-cell table:style-name="ce9" office:value-type="string" calcext:value-type="string">
            <text:p>&lt;p&gt;Evolve P10 - это отличающаяся прочностью и привлекательным внешним видом антенна, предназначенная для применения в сложных условиях розничного торгового предприятия, например, в супермаркетах, магазинах бытовой техники и DIY.&lt;/p&gt;</text:p>
          </table:table-cell>
          <table:table-cell table:style-name="ce14" office:value-type="string" calcext:value-type="string">
            <text:p>&lt;p&gt;Новейшая разработка 4-го поколения. Антенна Evolve P10 своей формой похожа на Trend 3G.</text:p>
            <text:p>&lt;/p&gt;&lt;h2&gt;Описание&lt;/h2&gt;&lt;p&gt;Новейшая разработка 4-го поколения. Антенна Evolve P10 своей формой похожа на Trend 3G.</text:p>
            <text:p>&lt;/p&gt;&lt;p&gt;Защищает проход шириной до 2,3 м. Высокие рабочие характеристики и возможность постепенного совершенствования конструкции для поддержки встроенной системы подсчета посетителей, умной системы менеджмента тревог (SAM), соответствующий контроль с помощью программ CheckPro Manager или Compliance Manager раскрывают революционную сторону этих систем нового поколения.</text:p>
            <text:p>&lt;/p&gt;&lt;p&gt;Система Evolve P10 была разработана для работы в самых «жестких» условиях, таких как супермаркеты, магазины, специализирующиеся на товарах для дома, ремонта, строительства, обустройства сада, огорода. Р10 защищает ширину прохода до 2,3 м. &lt;br&gt;&lt;/p&gt;</text:p>
          </table:table-cell>
          <table:table-cell table:style-name="ce9" office:value-type="string" calcext:value-type="string">
            <text:p>&lt;p&gt;&lt;br&gt;&lt;/p&gt;&lt;h2&gt;&lt;/h2&gt;&lt;table class="pintable"&gt;&lt;tbody&gt;&lt;tr&gt;&lt;td colspan="2"&gt;&lt;p&gt;&lt;strong&gt;Технические характеристики&lt;/strong&gt;&lt;/p&gt;&lt;/td&gt;&lt;/tr&gt;&lt;tr&gt;&lt;td&gt;&lt;p&gt;&lt;strong&gt;Технология&lt;/strong&gt;&lt;/p&gt;&lt;/td&gt;&lt;td&gt;&lt;p&gt;Цифровая радиочастота 8,2 МГц.&lt;/p&gt;&lt;/td&gt;&lt;/tr&gt;&lt;tr&gt;&lt;td&gt;&lt;p&gt;&lt;strong&gt;Испытание на прочность и механическое воздействие&lt;/strong&gt;&lt;/p&gt;&lt;/td&gt;&lt;td&gt;&lt;p&gt;Предназначена для использования в самых трудных условиях эксплуатации.&lt;/p&gt;&lt;/td&gt;&lt;/tr&gt;&lt;tr&gt;&lt;td&gt;&lt;p&gt;&lt;strong&gt;Прозрачный логотип Checkpoint&lt;/strong&gt;&lt;/p&gt;&lt;/td&gt;&lt;td&gt;&lt;p&gt;Подсветка прозрачного логотипа Checkpoint позволяет определить, что система активна.&lt;/p&gt;&lt;/td&gt;&lt;/tr&gt;&lt;tr&gt;&lt;td&gt;&lt;p&gt;&lt;strong&gt;Опция RFID&lt;/strong&gt;&lt;/p&gt;&lt;/td&gt;&lt;td&gt;&lt;p&gt;Каждая из антенн совместима с RFID и предусматривает возможность модернизации.&lt;/p&gt;&lt;/td&gt;&lt;/tr&gt;&lt;tr&gt;&lt;td&gt;&lt;p&gt;&lt;strong&gt;Сбор данных&lt;/strong&gt;&lt;/p&gt;&lt;/td&gt;&lt;td&gt;&lt;p&gt;Возможность сбора данных из одной центральной точки, так как все устройства могут быть связанны в сеть.&lt;/p&gt;&lt;/td&gt;&lt;/tr&gt;&lt;tr&gt;&lt;td&gt;&lt;p&gt;&lt;strong&gt;Материал&lt;/strong&gt;&lt;/p&gt;&lt;/td&gt;&lt;td&gt;&lt;p&gt;Глянцевый пластик, нержавеющая сталь.&lt;/p&gt;&lt;/td&gt;&lt;/tr&gt;&lt;tr&gt;&lt;td&gt;&lt;p&gt;&lt;strong&gt;Детекция в обе стороны&lt;/strong&gt;&lt;/p&gt;&lt;/td&gt;&lt;td&gt;&lt;p&gt;Этикетка 40х40 мм – до 100 см; датчик 40х50 мм – до 120 см.&lt;/p&gt;&lt;/td&gt;&lt;/tr&gt;&lt;tr&gt;&lt;td&gt;&lt;p&gt;&lt;strong&gt;Высота&lt;/strong&gt;&lt;/p&gt;&lt;/td&gt;&lt;td&gt;&lt;p&gt;170,9 см&lt;/p&gt;&lt;/td&gt;&lt;/tr&gt;&lt;tr&gt;&lt;td&gt;&lt;p&gt;&lt;strong&gt;Ширина&lt;/strong&gt;&lt;/p&gt;&lt;/td&gt;&lt;td&gt;&lt;p&gt;50 см&lt;/p&gt;&lt;/td&gt;&lt;/tr&gt;&lt;tr&gt;&lt;td&gt;&lt;p&gt;&lt;strong&gt;Глубина&lt;/strong&gt;&lt;/p&gt;&lt;/td&gt;&lt;td&gt;&lt;p&gt;11,55 см&lt;/p&gt;&lt;/td&gt;&lt;/tr&gt;&lt;tr&gt;&lt;td&gt;&lt;p&gt;&lt;strong&gt;Вес&lt;/strong&gt;&lt;/p&gt;&lt;/td&gt;&lt;td&gt;&lt;p&gt;12 кг&lt;/p&gt;&lt;/td&gt;&lt;/tr&gt;&lt;/tbody&gt;&lt;/table&gt;</text:p>
          </table:table-cell>
          <table:table-cell table:style-name="ce9"/>
          <table:table-cell table:style-name="ce9" office:value-type="float" office:value="460" calcext:value-type="float">
            <text:p>460</text:p>
          </table:table-cell>
          <table:table-cell table:style-name="ce9" office:value-type="string" calcext:value-type="string">
            <text:p>Радиочастотная система Checkpoint Evolve P10 <text:s/>купить по цене 0 руб. с доставкой в Екатеринбурге. </text:p>
          </table:table-cell>
          <table:table-cell table:style-name="ce9" office:value-type="string" calcext:value-type="string">
            <text:p>Купите Радиочастотная система Checkpoint Evolve P10 в Екатеринбурге по цене 0 руб. <text:s/>в компании «Аксиома». Доставка, выгодные условия. </text:p>
          </table:table-cell>
          <table:table-cell table:style-name="ce9"/>
          <table:table-cell table:style-name="ce9" office:value-type="float" office:value="0" calcext:value-type="float">
            <text:p>0</text:p>
          </table:table-cell>
          <table:table-cell table:style-name="ce9" office:value-type="float" office:value="1542018183" calcext:value-type="float">
            <text:p>1542018183</text:p>
          </table:table-cell>
          <table:table-cell table:style-name="ce9" office:value-type="float" office:value="1564737223" calcext:value-type="float">
            <text:p>1564737223</text:p>
          </table:table-cell>
          <table:table-cell table:number-columns-repeated="2"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17" office:value-type="float" office:value="1" calcext:value-type="float">
            <text:p>1</text:p>
          </table:table-cell>
          <table:table-cell table:style-name="ce20" table:number-columns-repeated="999"/>
        </table:table-row>
        <table:table-row table:style-name="ro4">
          <table:table-cell table:style-name="ce2" office:value-type="float" office:value="4901" calcext:value-type="float">
            <text:p>4901</text:p>
          </table:table-cell>
          <table:table-cell table:style-name="ce2"/>
          <table:table-cell table:number-columns-repeated="2" table:style-name="ce2" office:value-type="string" calcext:value-type="string">
            <text:p>Радиочастотные системы</text:p>
          </table:table-cell>
          <table:table-cell table:style-name="ce8" office:value-type="string" calcext:value-type="string">
            <text:p>Р-01</text:p>
          </table:table-cell>
          <table:table-cell table:style-name="ce8" office:value-type="string" calcext:value-type="string">
            <text:p>Радиочастотная антикражная система RF-600</text:p>
          </table:table-cell>
          <table:table-cell table:style-name="ce8"/>
          <table:table-cell table:style-name="ce8" office:value-type="float" office:value="0" calcext:value-type="float">
            <text:p>0</text:p>
          </table:table-cell>
          <table:table-cell table:style-name="ce8" office:value-type="string" calcext:value-type="string">
            <text:p>radiochastotnaya-antikrazhnaya-sistema-rf-600</text:p>
          </table:table-cell>
          <table:table-cell table:style-name="ce8" office:value-type="string" calcext:value-type="string">
            <text:p>&lt;p&gt;Защита входных групп от 1 до 1,6 метров&lt;br&gt;Комплектация: 2 антенны + блок питания.&lt;br&gt;Прочный корпуc с возможностью размещения рекламы. &lt;br&gt;Электроника Inomatic (Германия)&lt;/p&gt;&lt;p&gt;&lt;br&gt;&lt;br&gt;&lt;/p&gt;</text:p>
          </table:table-cell>
          <table:table-cell table:style-name="ce8" office:value-type="string" calcext:value-type="string">
            <text:p>&lt;p&gt;Комплектация: 2 антенны + блок питания. Электроника произведена Компанией Inomatic (Германия). Система создана специально для защиты стандартных проходов шириной от 1 до 1,6 метра при минимальных затратах на оборудование.&lt;br&gt;Корпус систем создан для защиты различных магазинов с большим потоком покупателей. Несмотря на низкую стоимость, системы обеспечивает надежную и бесперебойную работу, благодаря отсутствию мертвых зон, и ложных срабатываний.&lt;/p&gt;&lt;p&gt;&lt;br&gt;Преимущества:&lt;/p&gt;&lt;ul&gt;&lt;li&gt;&lt;span&gt;&lt;/span&gt;высокая устойчивость систем к помехам&lt;/li&gt;&lt;li&gt;высокая вероятность обнаружения (до 99 %)&lt;/li&gt;&lt;li&gt;относительно низкая стоимость противокражных антенн и комплектующих элементов.&lt;/li&gt;&lt;/ul&gt;</text:p>
          </table:table-cell>
          <table:table-cell table:style-name="ce8" office:value-type="string" calcext:value-type="string">
            <text:p>&lt;p&gt;&lt;br&gt;&lt;/p&gt;&lt;ul&gt;&lt;li&gt;Тип: радиочастотная система&lt;/li&gt;&lt;li&gt;Корпус: алюминиевый каркас, акриловые панели c металлическим основанием.&lt;/li&gt;&lt;li&gt;Цвет: серый.&lt;/li&gt;&lt;li&gt;Габаритные размеры антенны: 152 х 40 x 4 см&lt;/li&gt;&lt;li&gt;Рабочая частота: 8.2 МГц&lt;/li&gt;&lt;li&gt;Электропитание: 24 В постоянного тока или 18 В переменного тока&lt;/li&gt;&lt;li&gt;Рабочая температура: 0-50 грд&lt;/li&gt;&lt;li&gt;Вес одной стойки: 8 кг.&lt;/li&gt;&lt;li&gt;Варианты расстановки антенн:&lt;/li&gt;&lt;/ul&gt;&lt;p&gt;&lt;br&gt;&lt;br&gt;Dual (две стойки), см: 20 + 150 + 20&lt;br&gt;Split (три стойки), см: 20 + 130 + 130 + 20&lt;br&gt;Quad (четыре стойки), см: 20 + 120 + 120 + 120 + 20&lt;br&gt;Детекция (две антенны):&lt;/p&gt;&lt;p&gt;&lt;br&gt;&lt;br&gt;Этикетка РЧ (4х4):130 см&lt;br&gt;Mini Tag (Mini Square): 140см.&lt;br&gt;Midi Golf Tag (54 мм.): 160см.&lt;/p&gt;&lt;p&gt;&lt;br&gt;&lt;br&gt;*В условиях конкретного объекта ширина детектирования может меняться, в зависимости от помех на объекте.&lt;br&gt;&lt;/p&gt;</text:p>
          </table:table-cell>
          <table:table-cell table:style-name="ce8" office:value-type="string" calcext:value-type="string">
            <text:p>&lt;p&gt;&lt;img src="/uploads/5bf02b2b9f6b4.jpg"&gt;&lt;/p&gt;&lt;p&gt;&lt;img src="/uploads/5bf02b36567ca.jpg"&gt;&lt;/p&gt;&lt;p&gt;&lt;img src="/uploads/5bf02b3de64c6.jpg"&gt;&lt;br&gt;&lt;/p&gt;</text:p>
          </table:table-cell>
          <table:table-cell table:style-name="ce8" office:value-type="float" office:value="490" calcext:value-type="float">
            <text:p>490</text:p>
          </table:table-cell>
          <table:table-cell table:style-name="ce8" office:value-type="string" calcext:value-type="string">
            <text:p>Радиочастотная антикражная система RF-600 <text:s/>купить по цене 0 руб. с доставкой в Екатеринбурге. </text:p>
          </table:table-cell>
          <table:table-cell table:style-name="ce8" office:value-type="string" calcext:value-type="string">
            <text:p>Купите Радиочастотная антикражная система RF-60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61558565" calcext:value-type="float">
            <text:p>156155856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04" calcext:value-type="float">
            <text:p>4904</text:p>
          </table:table-cell>
          <table:table-cell table:style-name="ce2"/>
          <table:table-cell table:number-columns-repeated="2" table:style-name="ce2" office:value-type="string" calcext:value-type="string">
            <text:p>Радиочастотные системы</text:p>
          </table:table-cell>
          <table:table-cell table:style-name="ce8" office:value-type="string" calcext:value-type="string">
            <text:p>Р-02</text:p>
          </table:table-cell>
          <table:table-cell table:style-name="ce8" office:value-type="string" calcext:value-type="string">
            <text:p>Радиочастотная антикражная система RF-550</text:p>
          </table:table-cell>
          <table:table-cell table:style-name="ce8"/>
          <table:table-cell table:style-name="ce8" office:value-type="float" office:value="0" calcext:value-type="float">
            <text:p>0</text:p>
          </table:table-cell>
          <table:table-cell table:style-name="ce8" office:value-type="string" calcext:value-type="string">
            <text:p>radiochastotnaya-antikrazhnaya-sistema-rf-550</text:p>
          </table:table-cell>
          <table:table-cell table:style-name="ce8" office:value-type="string" calcext:value-type="string">
            <text:p>&lt;p&gt;Защита входных групп от 1 до 1,4 метров&lt;br&gt;Комплектация: 2 антенны + блок питания.&lt;br&gt;Прочный корпус. &lt;br&gt;Электроника Inomatic (Германия)&lt;/p&gt;&lt;p&gt;&lt;br&gt;&lt;br&gt;&lt;/p&gt;</text:p>
          </table:table-cell>
          <table:table-cell table:style-name="ce8" office:value-type="string" calcext:value-type="string">
            <text:p>&lt;p&gt;Комплектация: 2 антенны + блок питания + сет. кабель. Популярная модель противокражных РЧ систем бюджетного класса - создана на основе электроники Inomatic (Германия). Системы созданы специально для защиты стандартных проходов шириной от 1 до 1,4 метра при минимальных затратах на оборудование.&lt;/p&gt;&lt;p&gt;Корпус систем специально создан для защиты различных магазинов с большим потоком покупателей. Несмотря на низкую стоимость, все системы обеспечивает надежную и бесперебойную работу, благодаря отсутствию мертвых зон, и ложных срабатываний.&lt;/p&gt;&lt;p&gt;Преимущества:&lt;/p&gt;&lt;p&gt;- высокая устойчивость систем к помехам&lt;br&gt;- высокая вероятность обнаружения (до 99 %)&lt;br&gt;- полая конструкция системы не препятствует обзору&lt;br&gt;- яркая световая индикация работы и тревоги&lt;br&gt;- относительно низкая стоимость противокражных антенн и комплектующих элементов&lt;/p&gt;</text:p>
          </table:table-cell>
          <table:table-cell table:style-name="ce8" office:value-type="string" calcext:value-type="string">
            <text:p>&lt;p&gt;Технические характеристики&lt;br&gt;Тип: радиочастотная система&lt;br&gt;Корпус: алюминиевый каркас, акриловые панели c металлическим основанием.&lt;br&gt;Цвет: серый.&lt;br&gt;Габаритные размеры антенны: 152 х 40 x 4 см&lt;br&gt;Рабочая частота: 8.2 МГц&lt;br&gt;Электропитание: 24 В постоянного тока или 18 В переменного тока&lt;br&gt;Рабочая температура: 0-50 грд&lt;br&gt;Вес одной стойки: 8 кг.&lt;br&gt;Варианты расстановки антенн:&lt;/p&gt;&lt;p&gt;&lt;br&gt;Dual (две стойки), см: 20 + 140 + 20&lt;br&gt;Split (три стойки), см: 20 + 130 + 130 + 20&lt;br&gt;Quad (четыре стойки), см: 20 + 120 + 120 + 120 + 20&lt;br&gt;Детекция (две антенны):&lt;/p&gt;&lt;p&gt;&lt;br&gt;Этикетка РЧ (4х4):120 см&lt;br&gt;Mini Tag (Mini Square): 130см.&lt;br&gt;Midi Golf Tag (54 мм.): 150см.&lt;/p&gt;&lt;p&gt;&lt;br&gt;*В условиях конкретного объекта ширина детектирования может меняться, в зависимости от помех на объекте.&lt;/p&gt;&lt;p&gt;&lt;br&gt;&lt;br&gt;&lt;/p&gt;</text:p>
          </table:table-cell>
          <table:table-cell table:style-name="ce8" office:value-type="string" calcext:value-type="string">
            <text:p>&lt;p&gt;&lt;img src="/uploads/5bf02b6866153.jpg"&gt;&lt;/p&gt;&lt;p&gt;&lt;img src="/uploads/5bf02b72e65fa.jpg"&gt;&lt;/p&gt;&lt;p&gt;&lt;img src="/uploads/5bf02b7b7c9d8.jpg"&gt;&lt;br&gt;&lt;/p&gt;</text:p>
          </table:table-cell>
          <table:table-cell table:style-name="ce8" office:value-type="float" office:value="480" calcext:value-type="float">
            <text:p>480</text:p>
          </table:table-cell>
          <table:table-cell table:style-name="ce8" office:value-type="string" calcext:value-type="string">
            <text:p>Радиочастотная антикражная система RF-550 <text:s/>купить по цене 0 руб. с доставкой в Екатеринбурге. </text:p>
          </table:table-cell>
          <table:table-cell table:style-name="ce8" office:value-type="string" calcext:value-type="string">
            <text:p>Купите Радиочастотная антикражная система RF-55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71896347" calcext:value-type="float">
            <text:p>1571896347</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80" calcext:value-type="float">
            <text:p>80</text:p>
          </table:table-cell>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07" calcext:value-type="float">
            <text:p>4907</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3</text:p>
          </table:table-cell>
          <table:table-cell table:style-name="ce8" office:value-type="string" calcext:value-type="string">
            <text:p>РАДИОЧАСТОТНЫЙ ДАТЧИК БИРКА PENCIL TAG MIDI (ФЕРРИТ 33 ММ)</text:p>
          </table:table-cell>
          <table:table-cell table:style-name="ce8"/>
          <table:table-cell table:style-name="ce8" office:value-type="float" office:value="0" calcext:value-type="float">
            <text:p>0</text:p>
          </table:table-cell>
          <table:table-cell table:style-name="ce8" office:value-type="string" calcext:value-type="string">
            <text:p>radiochastotnyj-datchik-pencil-tag-midi</text:p>
          </table:table-cell>
          <table:table-cell table:style-name="ce8" office:value-type="string" calcext:value-type="string">
            <text:p>&lt;p&gt;Датчик радиочастотный Pencil Tag Midi&lt;span class="redactor-invisible-space"&gt; (Серый) - самый лёгкий датчик (вес всего лишь 7,5 гр.), который наиболее часто используется в магазинах одежды, белья и изделий из деликатных тканей.&lt;/span&gt;&lt;/p&gt;&lt;p&gt;&lt;span class="redactor-invisible-space"&gt;&lt;strong&gt;Внимание:&lt;/strong&gt; гвоздик (игла) в комплект поставки не входит, покупается отдельно!&lt;br&gt;&lt;/span&gt;&lt;/p&gt;</text:p>
          </table:table-cell>
          <table:table-cell table:style-name="ce13" office:value-type="string" calcext:value-type="string">
            <text:p>&lt;p&gt;Датчик радиочастотный Pencil Tag Midi (Серый)&lt;span class="redactor-invisible-space"&gt; - &lt;/span&gt;самый лёгкий датчик (вес всего лишь 7,5 гр.), который наиболее часто используется в магазинах одежды, белья, изделий из деликатных тканей и др. Датчик крепится к товару при помощи клипсы - гвоздика, также возможно использование тросика (для защиты от краж товаров, к которым невозможно прикрепиться клипсой). Датчик совместим со всеми имеющимися на рынке радиочастотными антикражными воротами и снимается при помощи универсального магнитного съёмника. Датчик является многоразовым.</text:p>
            <text:p>&lt;/p&gt;&lt;p&gt;&lt;strong&gt;Внимание:&lt;/strong&gt; гвоздик</text:p>
            <text:p>(игла) в комплект поставки не входит, покупается отдельно!</text:p>
            <text:p>&lt;br&gt;</text:p>
            <text:p>&lt;/p&gt;&lt;h2&gt;Защищаемые товары&lt;/h2&gt;&lt;p&gt;&lt;span class="icmid"&gt;Одежда, нижнее бельё и деликатные ткани, &lt;/span&gt;о&lt;span class="icmid"&gt;бувь, сумки и рюкзаки, наручные часы, бытовая техника и электроника, игрушки и товары для детей, строительные материалы, автомобильные запчасти, хозяйственные товары, спортивные товары, полотенца.&lt;/span&gt;</text:p>
            <text:p>&lt;/p&gt;</text:p>
          </table:table-cell>
          <table:table-cell table:style-name="ce8" office:value-type="string" calcext:value-type="string">
            <text:p>&lt;ul&gt;&lt;li&gt;Частоты: 8.2 МГц&lt;/li&gt;&lt;li&gt;Материал: пластик&lt;/li&gt;&lt;li&gt;Цвет: серый&lt;/li&gt;&lt;li&gt;Размер датчика: 52*13 мм&lt;/li&gt;&lt;li&gt;Блокировка: магнитный замок&lt;/li&gt;&lt;li&gt;Упаковка: 1000 шт / коробка&lt;/li&gt;&lt;li&gt;Вес упаковки: 7,5 кг&lt;/li&gt;&lt;li&gt;Размеры упаковки: 40*30*14 см, объём 0,017 м3&lt;/li&gt;&lt;/ul&gt;</text:p>
          </table:table-cell>
          <table:table-cell table:style-name="ce8"/>
          <table:table-cell table:style-name="ce8" office:value-type="float" office:value="400" calcext:value-type="float">
            <text:p>400</text:p>
          </table:table-cell>
          <table:table-cell table:style-name="ce8" office:value-type="string" calcext:value-type="string">
            <text:p>Радиочастотный датчик Pencil Tag Midi (феррит 33 мм) <text:s/>купить по цене 0 руб. с доставкой в Екатеринбурге. </text:p>
          </table:table-cell>
          <table:table-cell table:style-name="ce8" office:value-type="string" calcext:value-type="string">
            <text:p>Купите Радиочастотная антикражная система RF-55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71897376" calcext:value-type="float">
            <text:p>1571897376</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10" calcext:value-type="float">
            <text:p>4910</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2</text:p>
          </table:table-cell>
          <table:table-cell table:style-name="ce8" office:value-type="string" calcext:value-type="string">
            <text:p>Радиочастотный баночный датчик Can Tag</text:p>
          </table:table-cell>
          <table:table-cell table:style-name="ce8"/>
          <table:table-cell table:style-name="ce8" office:value-type="float" office:value="0" calcext:value-type="float">
            <text:p>0</text:p>
          </table:table-cell>
          <table:table-cell table:style-name="ce8" office:value-type="string" calcext:value-type="string">
            <text:p>radiochastotnyj-banochnyj-datchik-can-tag</text:p>
          </table:table-cell>
          <table:table-cell table:style-name="ce8" office:value-type="string" calcext:value-type="string">
            <text:p>&lt;p&gt;Датчик радиочастотный, баночный Can Tag - применяется для защиты баночной и бутылочной продукции, крепится на защищаемый товар стальным тросиком, длиной 400 мм.&lt;/p&gt;</text:p>
          </table:table-cell>
          <table:table-cell table:style-name="ce13" office:value-type="string" calcext:value-type="string">
            <text:p>&lt;p&gt;Датчик радиочастотный, баночный Can Tag - применяется для защиты баночной и бутылочной продукции, крепится на защищаемый товар стальным тросиком, длиной 400 мм. Конструкция баночного датчика предусматривает специальную защиту поверхности защищаемого товара от механического воздействия тросиком: металлический тросик спрятан в специальной мягкой оболочке, что исключает случаи порчи товара. У покупателя остается возможность осмотреть товар и получить всю необходимую информацию.</text:p>
            <text:p>&lt;/p&gt;&lt;p&gt;Работает со всеми антикражными системами радиочастотной технологии. Корпус изготовлен из ударопрочного пластика. Снимается датчик с продукции любым универсальным съёмником Датчик является многоразовым.</text:p>
            <text:p>&lt;/p&gt;&lt;h2&gt;Защищаемые товары&lt;/h2&gt;&lt;p&gt;&lt;strong&gt; &lt;/strong&gt;Алкогольная продукция, продукты питания, строительные материалы, хозяйственные товары.</text:p>
            <text:p>&lt;/p&gt;</text:p>
          </table:table-cell>
          <table:table-cell table:style-name="ce8" office:value-type="string" calcext:value-type="string">
            <text:p>&lt;ul&gt;&lt;li&gt;Частоты: 8.2 МГц&lt;/li&gt;&lt;li&gt;Материал: пластик&lt;/li&gt;&lt;li&gt;Цвет: чёрный&lt;/li&gt;&lt;li&gt;Размер датчика: 48*42 мм&lt;/li&gt;&lt;li&gt;Длина тросика: 400 мм&lt;/li&gt;&lt;li&gt;Блокировка: магнитный замок&lt;/li&gt;&lt;li&gt;Упаковка: 500 шт / коробка&lt;/li&gt;&lt;li&gt;Вес упаковки: 16,5 кг&lt;/li&gt;&lt;li&gt;Размеры упаковки: 60*48*20 см, объём 0,057 м3&lt;/li&gt;&lt;/ul&gt;</text:p>
          </table:table-cell>
          <table:table-cell table:style-name="ce8"/>
          <table:table-cell table:style-name="ce8" office:value-type="float" office:value="410" calcext:value-type="float">
            <text:p>410</text:p>
          </table:table-cell>
          <table:table-cell table:style-name="ce8" office:value-type="string" calcext:value-type="string">
            <text:p>Радиочастотный баночный датчик Can Tag <text:s/>купить по цене 0 руб. с доставкой в Екатеринбурге. </text:p>
          </table:table-cell>
          <table:table-cell table:style-name="ce8" office:value-type="string" calcext:value-type="string">
            <text:p>Купите Радиочастотный баночный датчик Can Ta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24" calcext:value-type="float">
            <text:p>4924</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Защитные датчики</text:p>
          </table:table-cell>
          <table:table-cell table:style-name="ce8" office:value-type="string" calcext:value-type="string">
            <text:p>А-033</text:p>
          </table:table-cell>
          <table:table-cell table:style-name="ce8" office:value-type="string" calcext:value-type="string">
            <text:p>Акустомагнитная бирка Can Tag (для защиты банок)</text:p>
          </table:table-cell>
          <table:table-cell table:style-name="ce8"/>
          <table:table-cell table:style-name="ce8" office:value-type="float" office:value="0" calcext:value-type="float">
            <text:p>0</text:p>
          </table:table-cell>
          <table:table-cell table:style-name="ce8" office:value-type="string" calcext:value-type="string">
            <text:p>akustomagnitnaya-birka-can-tag</text:p>
          </table:table-cell>
          <table:table-cell table:style-name="ce8" office:value-type="string" calcext:value-type="string">
            <text:p>&lt;p&gt;Датчик акустомагнитный, баночный Can Tag - применяется для защиты баночной и бутылочной продукции, крепится на защищаемый товар стальным тросиком, длиной 400 мм. &lt;/p&gt;</text:p>
          </table:table-cell>
          <table:table-cell table:style-name="ce13" office:value-type="string" calcext:value-type="string">
            <text:p>&lt;p&gt;Датчик акустомагнитный, баночный Can Tag - применяется для защиты баночной и бутылочной продукции, крепится на защищаемый товар стальным тросиком, длиной 400 мм. Конструкция баночного датчика предусматривает специальную защиту поверхности защищаемого товара от механического воздействия тросиком: металлический тросик спрятан в специальной мягкой оболочке, что исключает случаи порчи товара. У покупателя остается возможность осмотреть товар и получить всю необходимую информацию.</text:p>
            <text:p>&lt;/p&gt;&lt;p&gt;Работает со всеми антикражными системами акустомагнитной технологии. Корпус изготовлен из ударопрочного пластика. Снимается датчик с продукции любым универсальным съёмником Датчик является многоразовым.</text:p>
            <text:p>&lt;/p&gt;&lt;ul&gt;</text:p>
            <text:p>&lt;li&gt;&lt;/li&gt;</text:p>
            <text:p>&lt;/ul&gt;&lt;h2&gt;Защищаемые товары&lt;/h2&gt;&lt;p&gt;Алкогольная продукция, продукты питания, строительные материалы, хозяйственные товары.</text:p>
            <text:p>&lt;/p&gt;</text:p>
          </table:table-cell>
          <table:table-cell table:style-name="ce8" office:value-type="string" calcext:value-type="string">
            <text:p>&lt;ul&gt;&lt;li&gt;Частота: 58 кГц&lt;/li&gt;&lt;li&gt;Материал: пластик&lt;/li&gt;&lt;li&gt;Цвет: чёрный&lt;/li&gt;&lt;li&gt;Диаметр датчика: 30*35 мм&lt;/li&gt;&lt;li&gt;Длина тросика: 400 мм&lt;/li&gt;&lt;li&gt;Блокировка: магнитный замок&lt;/li&gt;&lt;li&gt;Упаковка: 500 шт / коробка&lt;/li&gt;&lt;li&gt;Вес упаковки: 16,5 кг&lt;/li&gt;&lt;li&gt;Размеры упаковки: 60*48*20 см, объём 0,057 м3&lt;/li&gt;&lt;/ul&gt;</text:p>
          </table:table-cell>
          <table:table-cell table:style-name="ce8"/>
          <table:table-cell table:style-name="ce8" office:value-type="float" office:value="450" calcext:value-type="float">
            <text:p>450</text:p>
          </table:table-cell>
          <table:table-cell table:style-name="ce8" office:value-type="string" calcext:value-type="string">
            <text:p>Акустомагнитная бирка Can Tag (для защиты банок) <text:s/>купить по цене 0 руб. с доставкой в Екатеринбурге. </text:p>
          </table:table-cell>
          <table:table-cell table:style-name="ce8" office:value-type="string" calcext:value-type="string">
            <text:p>Купите Акустомагнитная бирка Can Tag (для защиты банок)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5543930" calcext:value-type="float">
            <text:p>1575543930</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27" calcext:value-type="float">
            <text:p>4927</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Защитные датчики</text:p>
          </table:table-cell>
          <table:table-cell table:style-name="ce8" office:value-type="string" calcext:value-type="string">
            <text:p>А-032</text:p>
          </table:table-cell>
          <table:table-cell table:style-name="ce8" office:value-type="string" calcext:value-type="string">
            <text:p>Акустомагнитная бирка для очков Optical Tag</text:p>
          </table:table-cell>
          <table:table-cell table:style-name="ce8"/>
          <table:table-cell table:style-name="ce8" office:value-type="float" office:value="0" calcext:value-type="float">
            <text:p>0</text:p>
          </table:table-cell>
          <table:table-cell table:style-name="ce8" office:value-type="string" calcext:value-type="string">
            <text:p>akustomagnitnaya-birka-optical-tag</text:p>
          </table:table-cell>
          <table:table-cell table:style-name="ce8" office:value-type="string" calcext:value-type="string">
            <text:p>&lt;p&gt;Датчик акустомагнитный для очков Optical Tag, для защиты медицинских и солнцезащитных очков, а так же для некоторых ювелирных изделий (браслетов, ожерелий и т.п.).&lt;span class="redactor-invisible-space" "=""&gt;&lt;/span&gt; <text:s text:c="5"/>&lt;/p&gt;</text:p>
          </table:table-cell>
          <table:table-cell table:style-name="ce13" office:value-type="string" calcext:value-type="string">
            <text:p>&lt;p&gt;Датчик акустомагнитный для очков Optical Tag, крепится на душки очков, а благодаря компактному размеру, не доставляют особого дискомфорта при подборе очков. Замок датчика выполнен по технологии Special Lock, обеспечивающей надёжное крепление, а усиленная пластмасса гарантирует прочность при любом внешнем воздействии</text:p>
            <text:p>&lt;/p&gt;&lt;p&gt;Работает со всеми противокражными системами акустомагнитной технологии. Снимается с товара механическим съёмником Optical Tag. Датчик является многоразовым.</text:p>
            <text:p>&lt;/p&gt;&lt;h2&gt;Защищаемые товары&lt;/h2&gt;&lt;p&gt;Медицинские и солнцезащитные очки, ювелирные изделия (браслеты, ожерелья и т.п.).        &lt;br&gt;</text:p>
            <text:p>&lt;/p&gt;</text:p>
          </table:table-cell>
          <table:table-cell table:style-name="ce8" office:value-type="string" calcext:value-type="string">
            <text:p>&lt;ul&gt;&lt;li&gt;Частота: 58 кГц&lt;/li&gt;&lt;li&gt;Материал: пластик&lt;/li&gt;&lt;li&gt;Цвет: серый&lt;/li&gt;&lt;li&gt;Размер датчика: 25*25 мм&lt;/li&gt;&lt;li&gt;Замок: механический&lt;/li&gt;&lt;li&gt;Упаковка: 1 000 шт / коробка&lt;/li&gt;&lt;li&gt;Вес упаковки: 10 кг.&lt;/li&gt;&lt;li&gt;Размеры упаковки: 40*30*17 см, объём 0,020 м3&lt;/li&gt;&lt;/ul&gt;</text:p>
          </table:table-cell>
          <table:table-cell table:style-name="ce8"/>
          <table:table-cell table:style-name="ce8" office:value-type="float" office:value="460" calcext:value-type="float">
            <text:p>460</text:p>
          </table:table-cell>
          <table:table-cell table:style-name="ce8" office:value-type="string" calcext:value-type="string">
            <text:p>Акустомагнитная бирка для очков Optical Tag <text:s/>купить по цене 0 руб. с доставкой в Екатеринбурге. </text:p>
          </table:table-cell>
          <table:table-cell table:style-name="ce8" office:value-type="string" calcext:value-type="string">
            <text:p>Купите Акустомагнитная бирка для очков Optical Ta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4" calcext:value-type="float">
            <text:p>1542018184</text:p>
          </table:table-cell>
          <table:table-cell table:style-name="ce8" office:value-type="float" office:value="1575543872" calcext:value-type="float">
            <text:p>1575543872</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30" calcext:value-type="float">
            <text:p>4930</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Защитные датчики</text:p>
          </table:table-cell>
          <table:table-cell table:style-name="ce8" office:value-type="string" calcext:value-type="string">
            <text:p>А-031</text:p>
          </table:table-cell>
          <table:table-cell table:style-name="ce8" office:value-type="string" calcext:value-type="string">
            <text:p>Акустомагнитная бирка Milk Tag, для товаров в мягкой упаковке</text:p>
          </table:table-cell>
          <table:table-cell table:style-name="ce8"/>
          <table:table-cell table:style-name="ce8" office:value-type="float" office:value="0" calcext:value-type="float">
            <text:p>0</text:p>
          </table:table-cell>
          <table:table-cell table:style-name="ce8" office:value-type="string" calcext:value-type="string">
            <text:p>akustomagnitnaya-birka-milk-tag</text:p>
          </table:table-cell>
          <table:table-cell table:style-name="ce8" office:value-type="string" calcext:value-type="string">
            <text:p>&lt;p&gt;Датчик акустомагнитный Milk Tag, для товаров в мягкой упаковке - жёсткий специализированный акустомагнитный датчик предназначен для противокражной защиты групп товаров, на которые невозможно прикрепить обычные защитные датчики или этикетки - металлизированные и фольгированные пакеты, вакуумные упаковки, блистеры и т.п.&lt;/p&gt;</text:p>
          </table:table-cell>
          <table:table-cell table:style-name="ce13" office:value-type="string" calcext:value-type="string">
            <text:p>&lt;p&gt;p&amp;gt;Датчик акустомагнитный Milk Tag, для товаров в мягкой упаковке - жёсткий специализированный акустомагнитный датчик предназначен для противокражной защиты групп товаров, на которые невозможно прикрепить обычные защитные датчики или этикетки - металлизированные и фольгированные пакеты, вакуумные упаковки, блистеры и т.п. Крепление датчика происходит при помощи запорной клипсы. Тип замка дает возможность использовать стандартный съемник, что очень удобно в эксплуатации. Зажимной механизм антикражного датчика Milk не повредит упаковку.&lt;/p&gt;&lt;p&gt;Датчик Milk Tag работает со всеми противокражными системами, любого производителя. Корпус датчика изготовлен из ударопрочного пластика. Датчик является многоразовым.</text:p>
            <text:p>&lt;/p&gt;&lt;h2&gt;Защищаемые товары&lt;/h2&gt;&lt;p&gt;Кофе, молоко, чипсы в tetra упаковке, в том числе фольгированной.&lt;strong&gt;&lt;/strong&gt;</text:p>
            <text:p>&lt;/p&gt;</text:p>
          </table:table-cell>
          <table:table-cell table:style-name="ce8" office:value-type="string" calcext:value-type="string">
            <text:p>&lt;li&gt;&lt;br&gt;Частота: 58 кГц&lt;/li&gt;&lt;li&gt;Материал: пластик&lt;/li&gt;&lt;li&gt;Цвет: чёрный&lt;/li&gt;&lt;li&gt;Размер датчика: 68*40*15 мм&lt;/li&gt;&lt;li&gt;Блокировка: магнитный замок&lt;/li&gt;&lt;li&gt;Упаковка: 500 шт / коробка&lt;/li&gt;&lt;li&gt;Вес упаковки: 11,95 кг.&lt;/li&gt;&lt;li&gt;Размеры упаковки: 45*28*25 см, объём 0,031 м3&lt;/li&gt;</text:p>
          </table:table-cell>
          <table:table-cell table:style-name="ce8"/>
          <table:table-cell table:style-name="ce8" office:value-type="float" office:value="380" calcext:value-type="float">
            <text:p>380</text:p>
          </table:table-cell>
          <table:table-cell table:style-name="ce8" office:value-type="string" calcext:value-type="string">
            <text:p>Акустомагнитная бирка Milk Tag, для товаров в мягкой упаковке <text:s/>купить по цене 0 руб. с доставкой в Екатеринбурге. </text:p>
          </table:table-cell>
          <table:table-cell table:style-name="ce8" office:value-type="string" calcext:value-type="string">
            <text:p>Купите Акустомагнитная бирка Milk Tag, для товаров в мягкой упаковке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4" calcext:value-type="float">
            <text:p>1542018184</text:p>
          </table:table-cell>
          <table:table-cell table:style-name="ce8" office:value-type="float" office:value="1575543976" calcext:value-type="float">
            <text:p>1575543976</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33" calcext:value-type="float">
            <text:p>4933</text:p>
          </table:table-cell>
          <table:table-cell table:style-name="ce2" office:value-type="string" calcext:value-type="string">
            <text:p>Акустомагнитные системы</text:p>
          </table:table-cell>
          <table:table-cell table:style-name="ce2" office:value-type="string" calcext:value-type="string">
            <text:p>Радиочастотные системы</text:p>
          </table:table-cell>
          <table:table-cell table:style-name="ce8" office:value-type="string" calcext:value-type="string">
            <text:p>Съемники</text:p>
          </table:table-cell>
          <table:table-cell table:style-name="ce8" office:value-type="string" calcext:value-type="string">
            <text:p>С-044</text:p>
          </table:table-cell>
          <table:table-cell table:style-name="ce8" office:value-type="string" calcext:value-type="string">
            <text:p>Съёмник магнитный усиленный Golf (12000 G)</text:p>
          </table:table-cell>
          <table:table-cell table:style-name="ce8"/>
          <table:table-cell table:style-name="ce8" office:value-type="float" office:value="0" calcext:value-type="float">
            <text:p>0</text:p>
          </table:table-cell>
          <table:table-cell table:style-name="ce8" office:value-type="string" calcext:value-type="string">
            <text:p>syomnik-magnitnyj-usilennyj-golf</text:p>
          </table:table-cell>
          <table:table-cell table:style-name="ce13" office:value-type="string" calcext:value-type="string">
            <text:p>&lt;p&gt;Съёмник универсальный Golf - &lt;span&gt;&lt;/span&gt;это наиболее популярное съемное устройство. Предназначено для датчиков Golf (ракушка), но также эффективно позволяет открывать замки практически любых других датчиков типа Standart.</text:p>
            <text:p>&lt;/p&gt;</text:p>
          </table:table-cell>
          <table:table-cell table:style-name="ce13" office:value-type="string" calcext:value-type="string">
            <text:p/>
            <text:p>&lt;p&gt;Съёмник универсальный Golf - для противокражных датчиков с магнитным усилием 12 000 GS, предназначен для снятия практически всех жестких датчиков радиочастотной и акустомагнитной технологии, имеющих для блокировки магнитный замок. Исполнение "Алюминий". Съёмник крепятся к кассовому столу при помощи винтов, не требует питания от сети.</text:p>
            <text:p>&lt;/p&gt;</text:p>
            <text:p>&lt;p&gt;&lt;strong&gt;НЕ &lt;/strong&gt;подходит для:</text:p>
            <text:p>&lt;/p&gt;</text:p>
            <text:p>&lt;ul&gt;</text:p>
            <text:p>&lt;li&gt;датчиков с механическим замком Super Tag и Optical Tag;&lt;/li&gt;</text:p>
            <text:p>&lt;li&gt;магнитных датчиков с супер-усиленным замком Checkpoint Super Lock;&lt;/li&gt;</text:p>
            <text:p>&lt;li&gt;магнитных датчиков с супер-усиленным замком Sensormatic.&lt;/li&gt;</text:p>
            <text:p>&lt;/ul&gt;</text:p>
            <text:p>&lt;p&gt;&lt;img src="/uploads/5a7209c19234c.png" alt="Данный товар отпускается только юридическим лицам" style="float: left; margin: 5px;"&gt;</text:p>
            <text:p>&lt;/p&gt;</text:p>
          </table:table-cell>
          <table:table-cell table:style-name="ce8" office:value-type="string" calcext:value-type="string">
            <text:p>&lt;ul&gt;&lt;li&gt;Сила магнита: 12 000 GS&lt;/li&gt;&lt;li&gt;Размер съёмника: 75*35 мм, вес 400 грамм.&lt;/li&gt;&lt;li&gt;Упаковка: 50 шт / коробка&lt;/li&gt;&lt;li&gt;Вес упаковки: 20,0 кг.&lt;/li&gt;&lt;li&gt;Размеры упаковки: 42*28*17 см, объём 0,020 м3&lt;/li&gt;&lt;/ul&gt;</text:p>
          </table:table-cell>
          <table:table-cell table:style-name="ce8"/>
          <table:table-cell table:style-name="ce8" office:value-type="float" office:value="480" calcext:value-type="float">
            <text:p>480</text:p>
          </table:table-cell>
          <table:table-cell table:style-name="ce8" office:value-type="string" calcext:value-type="string">
            <text:p>Съёмник магнитный усиленный Golf (12000 G) <text:s/>купить по цене 0 руб. с доставкой в Екатеринбурге. </text:p>
          </table:table-cell>
          <table:table-cell table:style-name="ce8" office:value-type="string" calcext:value-type="string">
            <text:p>Купите Съёмник магнитный усиленный Golf (12000 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4" calcext:value-type="float">
            <text:p>1542018184</text:p>
          </table:table-cell>
          <table:table-cell table:style-name="ce8" office:value-type="float" office:value="1551159545" calcext:value-type="float">
            <text:p>1551159545</text:p>
          </table:table-cell>
          <table:table-cell table:style-name="ce8" office:value-type="float" office:value="0" calcext:value-type="float">
            <text:p>0</text:p>
          </table:table-cell>
          <table:table-cell table:style-name="ce8" table:number-columns-repeated="2"/>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42" calcext:value-type="float">
            <text:p>4942</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Съемники</text:p>
          </table:table-cell>
          <table:table-cell table:style-name="ce8" office:value-type="string" calcext:value-type="string">
            <text:p>С-048</text:p>
          </table:table-cell>
          <table:table-cell table:style-name="ce8" office:value-type="string" calcext:value-type="string">
            <text:p>Автоматический съемник Power Detacher MK 395</text:p>
          </table:table-cell>
          <table:table-cell table:style-name="ce8"/>
          <table:table-cell table:style-name="ce8" office:value-type="float" office:value="0" calcext:value-type="float">
            <text:p>0</text:p>
          </table:table-cell>
          <table:table-cell table:style-name="ce8" office:value-type="string" calcext:value-type="string">
            <text:p>avtomaticheskij-semnik-power-detacher-mk-395</text:p>
          </table:table-cell>
          <table:table-cell table:style-name="ce13" office:value-type="string" calcext:value-type="string">
            <text:p>&lt;p&gt;Автоматический съемник Power Detacher MK 395 используется для снятия жестких датчиков Super Tag или Mini Super Tag в магазинах с большим потоком покупателей.</text:p>
            <text:p>&lt;/p&gt;</text:p>
          </table:table-cell>
          <table:table-cell table:style-name="ce13" office:value-type="string" calcext:value-type="string">
            <text:p>&lt;h2&gt;Описание&lt;br&gt;&lt;/h2&gt;&lt;p&gt;Автоматический съемник Power Detacher MK 395 используется для снятия жестких датчиков Super Tag или Mini Super Tag в магазинах с большим потоком покупателей. Датчик подносится к углублению Power Detacher MK 395 и съемное устройство автоматически отсоединяет крепежную иглу от датчика, что значительно ускоряет обслуживание покупателей.</text:p>
            <text:p>&lt;/p&gt;&lt;p&gt;Съемник MK 395 имеет встроенную защиту для ограничения круга пользователей, для начала эксплуатации необходимо вести пароль. Модель интегрируется с POS терминалом, благодаря чему кассир может снять бирку только после того, как ввел данные о продаже в кассовую программу.</text:p>
            <text:p>&lt;/p&gt;&lt;p&gt;&lt;br&gt;&lt;img src="/uploads/5a7209c19234c.png" alt="Данный товар отпускается только юридическим лицам" style="float: left; margin: 5px;"&gt;&lt;/p&gt;</text:p>
          </table:table-cell>
          <table:table-cell table:style-name="ce8" office:value-type="string" calcext:value-type="string">
            <text:p>&lt;table&gt;&lt;tbody&gt;&lt;tr&gt;&lt;td&gt;Работает с бирками&lt;/td&gt;&lt;td&gt;Super Tag, Mini Super Tag&lt;/td&gt;&lt;/tr&gt;&lt;tr&gt;&lt;td&gt;Электропитание&lt;/td&gt;&lt;td&gt;требуется&lt;br&gt;&lt;br&gt;&lt;/td&gt;&lt;/tr&gt;&lt;/tbody&gt;&lt;/table&gt;</text:p>
          </table:table-cell>
          <table:table-cell table:style-name="ce8"/>
          <table:table-cell table:style-name="ce8" office:value-type="float" office:value="440" calcext:value-type="float">
            <text:p>440</text:p>
          </table:table-cell>
          <table:table-cell table:style-name="ce8" office:value-type="string" calcext:value-type="string">
            <text:p>Автоматический съемник Power Detacher MK 395 <text:s/>купить по цене 0 руб. с доставкой в Екатеринбурге. </text:p>
          </table:table-cell>
          <table:table-cell table:style-name="ce8" office:value-type="string" calcext:value-type="string">
            <text:p>Купите Автоматический съемник Power Detacher MK 395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4" calcext:value-type="float">
            <text:p>1542018184</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45" calcext:value-type="float">
            <text:p>4945</text:p>
          </table:table-cell>
          <table:table-cell table:style-name="ce2" office:value-type="string" calcext:value-type="string">
            <text:p>Акустомагнитные системы</text:p>
          </table:table-cell>
          <table:table-cell table:style-name="ce2" office:value-type="string" calcext:value-type="string">
            <text:p>Радиочастотные системы</text:p>
          </table:table-cell>
          <table:table-cell table:style-name="ce8" office:value-type="string" calcext:value-type="string">
            <text:p>Съемники</text:p>
          </table:table-cell>
          <table:table-cell table:style-name="ce8" office:value-type="string" calcext:value-type="string">
            <text:p>С-049</text:p>
          </table:table-cell>
          <table:table-cell table:style-name="ce8" office:value-type="string" calcext:value-type="string">
            <text:p>Съёмник механический для датчиков Optical Tag</text:p>
          </table:table-cell>
          <table:table-cell table:style-name="ce8"/>
          <table:table-cell table:style-name="ce8" office:value-type="float" office:value="0" calcext:value-type="float">
            <text:p>0</text:p>
          </table:table-cell>
          <table:table-cell table:style-name="ce8" office:value-type="string" calcext:value-type="string">
            <text:p>syomnik-mekhanicheskij-optical-tag</text:p>
          </table:table-cell>
          <table:table-cell table:style-name="ce13" office:value-type="string" calcext:value-type="string">
            <text:p>&lt;p&gt;Съёмник механический для датчиков Optical Tag - предназначен для снятия жестких датчиков для очков. Представляет из себя отвертку со специальным разъемом, соответствующим замку датчика. Рукоятка изготовлена из пластмассы чёрного цвета.</text:p>
            <text:p>&lt;/p&gt;</text:p>
          </table:table-cell>
          <table:table-cell table:style-name="ce8" office:value-type="string" calcext:value-type="string">
            <text:p>&lt;h2&gt;Описание&lt;/h2&gt;&lt;p&gt;Съёмник механический для датчиков Optical Tag - предназначен для снятия жестких датчиков для очков. Представляет из себя отвертку со специальным разъемом, соответствующим замку датчика. Рукоятка изготовлена из пластмассы чёрного цвета.&lt;/p&gt;&lt;p&gt;&lt;img src="/uploads/5a7209c19234c.png" alt="Данный товар отпускается только юридическим лицам" style="float: left; margin: 5px;"&gt;&lt;/p&gt;</text:p>
          </table:table-cell>
          <table:table-cell table:style-name="ce8" office:value-type="string" calcext:value-type="string">
            <text:p>&lt;ul&gt;&lt;li&gt;Размер: 95*15 мм.&lt;/li&gt;&lt;li&gt;Цвет: черный&lt;/li&gt;&lt;li&gt;Упаковка: продажа по штучно&lt;/li&gt;&lt;/ul&gt;</text:p>
          </table:table-cell>
          <table:table-cell table:style-name="ce8"/>
          <table:table-cell table:style-name="ce8" office:value-type="float" office:value="430" calcext:value-type="float">
            <text:p>430</text:p>
          </table:table-cell>
          <table:table-cell table:style-name="ce8" office:value-type="string" calcext:value-type="string">
            <text:p>Съёмник механический для датчиков Optical Tag <text:s/>купить по цене 0 руб. с доставкой в Екатеринбурге. </text:p>
          </table:table-cell>
          <table:table-cell table:style-name="ce8" office:value-type="string" calcext:value-type="string">
            <text:p>Купите Съёмник механический для датчиков Optical Ta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4" calcext:value-type="float">
            <text:p>1542018184</text:p>
          </table:table-cell>
          <table:table-cell table:style-name="ce8" office:value-type="float" office:value="1551159545" calcext:value-type="float">
            <text:p>1551159545</text:p>
          </table:table-cell>
          <table:table-cell table:style-name="ce8" office:value-type="float" office:value="0" calcext:value-type="float">
            <text:p>0</text:p>
          </table:table-cell>
          <table:table-cell table:style-name="ce8" table:number-columns-repeated="2"/>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49" calcext:value-type="float">
            <text:p>4949</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Деактиваторы</text:p>
          </table:table-cell>
          <table:table-cell table:style-name="ce8" office:value-type="string" calcext:value-type="string">
            <text:p>Р-017-5</text:p>
          </table:table-cell>
          <table:table-cell table:style-name="ce8" office:value-type="string" calcext:value-type="string">
            <text:p>Деактиватор радиочастотный со звуковой и световой индикацией</text:p>
          </table:table-cell>
          <table:table-cell table:style-name="ce8"/>
          <table:table-cell table:style-name="ce8" office:value-type="float" office:value="0" calcext:value-type="float">
            <text:p>0</text:p>
          </table:table-cell>
          <table:table-cell table:style-name="ce8" office:value-type="string" calcext:value-type="string">
            <text:p>deaktivator-radiochastotnyj</text:p>
          </table:table-cell>
          <table:table-cell table:style-name="ce13" office:value-type="string" calcext:value-type="string">
            <text:p>&lt;p&gt;Цифровой радиочастотный</text:p>
            <text:p>деактиватор с встроенной электроникой (звуковая/световая индикация).                                                         &lt;/p&gt;</text:p>
          </table:table-cell>
          <table:table-cell table:style-name="ce8" office:value-type="string" calcext:value-type="string">
            <text:p>&lt;h2&gt;Описание&lt;br&gt;&lt;/h2&gt;Деактиватор используются для нейтрализации этикеток радиочастотной технологии. Он мгновенно&lt;p&gt;"убивает" этикетки на высоте до 40 см, не оказывает негативного&lt;/p&gt;&lt;p&gt;влияния на системы, прост и надежен в эксплуатации. Можно&lt;/p&gt;&lt;p&gt;использовать для работы с магнитными носителями информации: не повреждает дисконтные,&lt;/p&gt;&lt;p&gt;банковские карты. Деактиватор состоит из панели и электронного блока. Существует&lt;/p&gt;&lt;p&gt;возможность встраивания петли деактивации в сканер штрих-кода. Данная функция&lt;/p&gt;&lt;p&gt;позволяет одним действием сканировать товара на кассе и деактвировать&lt;/p&gt;&lt;p&gt;радиочастотную этикетку.&lt;/p&gt;</text:p>
          </table:table-cell>
          <table:table-cell table:style-name="ce8" office:value-type="string" calcext:value-type="string">
            <text:p>&lt;h2&gt;Технические характеристики&lt;/h2&gt;&lt;ul&gt;&lt;li&gt;Центральная частота: 8.2 МГц&lt;/li&gt;&lt;li&gt;Высота деактивации: до 40 см&lt;/li&gt;&lt;li&gt;Тип: бесконтактный&lt;/li&gt;&lt;li&gt;Упаковка: 10 штук / коробка&lt;/li&gt;&lt;li&gt;Размер упаковки: 50*36*24 см, объём 0,043 м3, вес 11 кг.&lt;/li&gt;&lt;li&gt;Индивидуальная упаковка: 1 шт.&lt;/li&gt;&lt;li&gt;Размер: 22,5*24,5*6,5 см, объём 0,004 м3, вес 1,1 кг.&lt;/li&gt;&lt;/ul&gt;</text:p>
          </table:table-cell>
          <table:table-cell table:style-name="ce8"/>
          <table:table-cell table:style-name="ce8" office:value-type="float" office:value="490" calcext:value-type="float">
            <text:p>490</text:p>
          </table:table-cell>
          <table:table-cell table:style-name="ce8" office:value-type="string" calcext:value-type="string">
            <text:p>Деактиватор радиочастотный со звуковой и световой индикацией <text:s/>купить по цене 0 руб. с доставкой в Екатеринбурге. </text:p>
          </table:table-cell>
          <table:table-cell table:style-name="ce8" office:value-type="string" calcext:value-type="string">
            <text:p>Купите Деактиватор радиочастотный со звуковой и световой индикацие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1897433" calcext:value-type="float">
            <text:p>1571897433</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3" office:value-type="float" office:value="4953" calcext:value-type="float">
            <text:p>4953</text:p>
          </table:table-cell>
          <table:table-cell table:style-name="ce3" office:value-type="string" calcext:value-type="string">
            <text:p>Акустомагнитные системы</text:p>
          </table:table-cell>
          <table:table-cell table:style-name="ce3"/>
          <table:table-cell table:style-name="ce9" office:value-type="string" calcext:value-type="string">
            <text:p>Деактиваторы</text:p>
          </table:table-cell>
          <table:table-cell table:style-name="ce9" office:value-type="string" calcext:value-type="string">
            <text:p>А-042-3</text:p>
          </table:table-cell>
          <table:table-cell table:style-name="ce9" office:value-type="string" calcext:value-type="string">
            <text:p>Деактиватор акустомагнитный Low Profile Pad Pro</text:p>
          </table:table-cell>
          <table:table-cell table:style-name="ce9"/>
          <table:table-cell table:style-name="ce9" office:value-type="float" office:value="0" calcext:value-type="float">
            <text:p>0</text:p>
          </table:table-cell>
          <table:table-cell table:style-name="ce9" office:value-type="string" calcext:value-type="string">
            <text:p>deaktivator-akustomagnitnyj-low-profile-pad-pro</text:p>
          </table:table-cell>
          <table:table-cell table:style-name="ce14" office:value-type="string" calcext:value-type="string">
            <text:p>&lt;p&gt;Деактиватор Power Pad разработан специально для крупных магазинов, супер - и гипермаркетов, высота деактивации которого составляет до 20 см, что позволяет быстро обслуживать покупателей, т. к. не приходится тратить время на поиск этикетки на товаре.</text:p>
            <text:p>&lt;/p&gt;</text:p>
          </table:table-cell>
          <table:table-cell table:style-name="ce14" office:value-type="string" calcext:value-type="string">
            <text:p>&lt;p&gt;Деактиватор Power Pad характеризуется большой дальностью действия – 20 см. Этикетки размагничиваются вне зависимости от их ориентации в пространстве. Это позволяет продавцу не искать метку на товаре и затрачивать минимум времени на деактивацию, а значит – быстро обслуживать покупателей.&lt;/p&gt;&lt;h2&gt;&lt;/h2&gt;&lt;ul&gt;</text:p>
            <text:p>&lt;li&gt;Мощный деактиватор, предназначенный для бесконтактной деактивации защитных этикеток Mini Ultra Strip, как на обычных товарах, так и на мультимедийных носителях.&lt;/li&gt;</text:p>
            <text:p>&lt;li&gt;Оптимальное решение для крупных магазинов с большим потоком покупателей.&lt;/li&gt;</text:p>
            <text:p>&lt;li&gt;Работает либо с блоком Scan Max Pro (подключается 1 панель деактиватора) либо с блоком ABM 9020 (подключаются две панели деактиватора).&lt;/li&gt;</text:p>
            <text:p>&lt;/ul&gt;</text:p>
          </table:table-cell>
          <table:table-cell table:style-name="ce9" office:value-type="string" calcext:value-type="string">
            <text:p>&lt;p&gt;&lt;br&gt;&lt;/p&gt;&lt;h2&gt;&lt;/h2&gt;&lt;table class="pintable"&gt;&lt;tbody&gt;&lt;tr&gt;&lt;td colspan="2"&gt;&lt;strong&gt;Технические характеристики&lt;/strong&gt;&lt;/td&gt;&lt;/tr&gt;&lt;tr&gt;&lt;td&gt;&lt;strong&gt;Размер антенны&lt;/strong&gt;&lt;/td&gt;&lt;td&gt;394х170х56 мм&lt;/td&gt;&lt;/tr&gt;&lt;tr&gt;&lt;td&gt;&lt;strong&gt;Размер блока управления&lt;/strong&gt;&lt;/td&gt;&lt;td&gt;101х262х220 мм&lt;/td&gt;&lt;/tr&gt;&lt;tr&gt;&lt;td&gt;&lt;strong&gt;Вес антенны&lt;/strong&gt;&lt;/td&gt;&lt;td&gt;9,6 кг&lt;/td&gt;&lt;/tr&gt;&lt;tr&gt;&lt;td&gt;&lt;strong&gt;Вес блока управления&lt;/strong&gt;&lt;/td&gt;&lt;td&gt;2,5 кг&lt;/td&gt;&lt;/tr&gt;&lt;tr&gt;&lt;td&gt;&lt;strong&gt;Высота деактивации&lt;/strong&gt;&lt;/td&gt;&lt;td&gt;до 20 см&lt;/td&gt;&lt;/tr&gt;&lt;/tbody&gt;&lt;/table&gt;</text:p>
          </table:table-cell>
          <table:table-cell table:style-name="ce9" table:number-columns-repeated="2"/>
          <table:table-cell table:style-name="ce9" office:value-type="string" calcext:value-type="string">
            <text:p>Деактиватор акустомагнитный Low Profile Pad Pro <text:s/>купить по цене 0 руб. с доставкой в Екатеринбурге. </text:p>
          </table:table-cell>
          <table:table-cell table:style-name="ce9" office:value-type="string" calcext:value-type="string">
            <text:p>Купите Деактиватор акустомагнитный Low Profile Pad Pro в Екатеринбурге по цене 0 руб. <text:s/>в компании «Аксиома». Доставка, выгодные условия. </text:p>
          </table:table-cell>
          <table:table-cell table:style-name="ce9"/>
          <table:table-cell table:style-name="ce9" office:value-type="float" office:value="1" calcext:value-type="float">
            <text:p>1</text:p>
          </table:table-cell>
          <table:table-cell table:style-name="ce9" office:value-type="float" office:value="1542018184" calcext:value-type="float">
            <text:p>1542018184</text:p>
          </table:table-cell>
          <table:table-cell table:style-name="ce9" office:value-type="float" office:value="1551159544" calcext:value-type="float">
            <text:p>1551159544</text:p>
          </table:table-cell>
          <table:table-cell table:number-columns-repeated="2"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17" office:value-type="float" office:value="1" calcext:value-type="float">
            <text:p>1</text:p>
          </table:table-cell>
          <table:table-cell table:style-name="ce20" table:number-columns-repeated="999"/>
        </table:table-row>
        <table:table-row table:style-name="ro4">
          <table:table-cell table:style-name="ce2" office:value-type="float" office:value="4978" calcext:value-type="float">
            <text:p>4978</text:p>
          </table:table-cell>
          <table:table-cell table:style-name="ce2" table:number-columns-repeated="2"/>
          <table:table-cell table:style-name="ce8" office:value-type="string" calcext:value-type="string">
            <text:p>Счётчики посетителей </text:p>
          </table:table-cell>
          <table:table-cell table:style-name="ce8" office:value-type="string" calcext:value-type="string">
            <text:p>С-050</text:p>
          </table:table-cell>
          <table:table-cell table:style-name="ce8" office:value-type="string" calcext:value-type="string">
            <text:p>3D-счетчик посетителей StereoCount3D</text:p>
          </table:table-cell>
          <table:table-cell table:style-name="ce8"/>
          <table:table-cell table:style-name="ce8" office:value-type="float" office:value="0" calcext:value-type="float">
            <text:p>0</text:p>
          </table:table-cell>
          <table:table-cell table:style-name="ce8" office:value-type="string" calcext:value-type="string">
            <text:p>3d-schetchik-posetitelej-stereocount3d</text:p>
          </table:table-cell>
          <table:table-cell table:style-name="ce13" office:value-type="string" calcext:value-type="string">
            <text:p>&lt;p "=""&gt;StereoCount3D использует алгоритм стереовидения, позволяющий с большой точностью считать плотный поток посетителей.</text:p>
            <text:p>&lt;/p&gt;&lt;p&gt;С двух графических сенсоров изображения информация поступает в процессор счетчика, где по алгоритму стереовидения воссоздается объемная сцена изображения, позволяющая с большой точностью создать объемную математическую модель окружающего пространства.</text:p>
            <text:p>&lt;/p&gt;</text:p>
          </table:table-cell>
          <table:table-cell table:style-name="ce13" office:value-type="string" calcext:value-type="string">
            <text:p>&lt;p&gt;StereoCount3D использует алгоритм стереовидения, позволяющий с большой точностью считать плотный поток посетителей.</text:p>
            <text:p>&lt;/p&gt;&lt;p&gt;С двух графических сенсоров изображения информация поступает в процессор счетчика, где по алгоритму стереовидения воссоздается объемная сцена изображения, позволяющая с большой точностью создать объемную математическую модель окружающего пространства.</text:p>
            <text:p>&lt;/p&gt;&lt;p&gt;Подсчет проходящих под счетчиком людей происходит по определению головы каждого из проходящего, что позволяет точно вести подсчет с исключением из подсчета детей, теней, солнечных бликов, продуктовых тележек, детских колясок, сумок.</text:p>
            <text:p>&lt;/p&gt;&lt;p&gt;Преимущества 3D:</text:p>
            <text:p>&lt;/p&gt;&lt;ul&gt;</text:p>
            <text:p>&lt;li&gt;Не требуется постоянно включенный компьютер, все математические расчеты происходят в счетчике.&lt;/li&gt;</text:p>
            <text:p>&lt;li&gt;Высокая точность подсчета до 100%, счетчик безошибочно определяет рост человека, подсчет ведется по головам.&lt;/li&gt;</text:p>
            <text:p>&lt;li&gt;Полное исключение теней, детей, сумок, детских колясок и продуктовых тележек.&lt;/li&gt;</text:p>
            <text:p>&lt;li&gt;Исключение влияния цвета одежды и изменения внешнего освещения.&lt;/li&gt;</text:p>
            <text:p>&lt;li&gt;Подсчет посетителей в крупных торговых центрах при плотном трафике.&lt;/li&gt;</text:p>
            <text:p>&lt;/ul&gt;&lt;p&gt;Гарантия от производителя - 3 года.</text:p>
            <text:p>&lt;/p&gt;&lt;h2&gt;Краткое описание работы&lt;/h2&gt;&lt;p&gt;Видимое изображение с двух камер поступает в DSP процессор счетчика, где происходит сравнение двух изображений и поиск на них совпадающих точек – пикселей.</text:p>
            <text:p>&lt;/p&gt;&lt;p&gt;Каждой точке видимого пространства с левой камеры всегда будет соответствовать такая же точка с правой камеры, взаимная разница положений двух одинаковых точек называется диспаратностью.</text:p>
            <text:p>&lt;/p&gt;&lt;p&gt;Встроенный в StereoCount 3D© DSP процессор вычисляет диспаратность для каждой точки видимого изображения, на основании чего строит объемную математическую модель 3D пространства.</text:p>
            <text:p>&lt;/p&gt;&lt;h2&gt;Математическое представление&lt;/h2&gt;&lt;p&gt;&lt;img src="/uploads/5a291f544c233.png"&gt;</text:p>
            <text:p>&lt;/p&gt;&lt;p&gt;&lt;br&gt;</text:p>
            <text:p>&lt;/p&gt;&lt;p&gt;Процессор счетчика проверяет каждую точку видимого изображения с левой камеры и находит сопоставимую ей точку на правой камере.</text:p>
            <text:p>&lt;/p&gt;&lt;p&gt;t - видимая точка головы посетителя.&lt;br&gt;t' - проекция точки t на левой камере.&lt;br&gt;t'' - проекция точки t на правой камере.</text:p>
            <text:p>&lt;/p&gt;&lt;p&gt;3D-процессор DSP вычисляет взаимное смещение двух точек t' и t''.</text:p>
            <text:p>&lt;/p&gt;&lt;p&gt;    X' - смещение точки t' на проекции левой камеры.&lt;br&gt;X'' – смещение точки t'' на проекции правой камеры.</text:p>
            <text:p>&lt;/p&gt;&lt;p&gt;&lt;img src="/uploads/5a2921065b1b1.png" alt="" width="205" height="101" style="width: 205px; height: 101px; display: block; margin: auto;"&gt;</text:p>
            <text:p>&lt;/p&gt;&lt;p style="text-align: center;" rel="text-align: center;"&gt;Формула расчета удаление точки от посетителя до счетчика</text:p>
            <text:p>&lt;/p&gt;&lt;p&gt;Где:</text:p>
            <text:p>&lt;/p&gt;&lt;p&gt;h - искомая величина, удаление точки от счетчика.&lt;br&gt;B – базовая линия, расстояние между линзами счетчика, равняется 120 мм.&lt;br&gt;f – фокусное расстояние линз известная величина и равняется 2,5 мм.&lt;br&gt;X' – координата точки на левой камере, вычисляется 3D-процессором.&lt;br&gt;X'' – координата точки на правой камере, вычисляется 3D-процессором.&lt;br&gt;d – диспаратность = X' - X'' - вычисляется процессором.&lt;br&gt;</text:p>
            <text:p>&lt;/p&gt;&lt;p&gt;Исходя из данной формулы внутренний алгоритм микропрограммы StereoCount 3D© воссоздает объемную математическую модель видимого пространства, позволяющий с высочайшей точностью выделять и распознавать проходящих посетителей.</text:p>
            <text:p>&lt;/p&gt;&lt;p&gt;&lt;img src="/uploads/5a29224f08dfa.jpg"&gt;&lt;/p&gt;&lt;p&gt;&lt;br&gt;</text:p>
            <text:p>&lt;/p&gt;&lt;h3&gt;Эстетика&lt;/h3&gt;&lt;p&gt;В разработке мы использовали современную компонентную базу, что позволило нам создать самый компактный и эстетически привлекательный счетчик.</text:p>
            <text:p>&lt;/p&gt;&lt;p&gt;Счетчик монтируется вплотную к поверхности потолка, идеальная форма и белый цвет превосходно вписываются в любой дизайн интерьера.</text:p>
            <text:p>&lt;/p&gt;&lt;p&gt;Уникальная методика крепления позволяет закреплять счетчик на любых поверхностях, например -  подвесные потолки, грильято, гипсокартон, бетон, выносные кронштейны.</text:p>
            <text:p>&lt;/p&gt;&lt;p&gt;Проходит по нормам эстетичности дизайна в торговых центрах и в розничных сетях, миниатюрный размер 135х65х25 мм.</text:p>
            <text:p>&lt;/p&gt;&lt;h3&gt;Преимущества&lt;/h3&gt;&lt;ul&gt;</text:p>
            <text:p>&lt;li&gt;Высокая разрешающая способность – точность расчета объемной математической карты высоты с точностью до 1 пикселя позволяет уверенно определять высоту при установках до 7-10 метров.&lt;/li&gt;</text:p>
            <text:p>&lt;li&gt;Большая область детекции – применяя широкоугольные 3D-линзы удалось достичь значимых преимуществ в рабочем поле счетчика. На высоте 3 метра, область детекции 3х2 метра, что позволяет перекрывать все стандартные входные группы одним датчиком.&lt;/li&gt;</text:p>
            <text:p>&lt;li&gt;Высокая точность - точность подсчета до 100%, счетчик безошибочно определяет рост человека, подсчет ведется по определению головам, точность определения высоты ±5 см.&lt;/li&gt;</text:p>
            <text:p>&lt;li&gt;Долговечность, наработка на отказ более 15 лет – в отличие от лазерных систем на базе Kinect, стереосчетчик не содержит в себе излучающих элементов, таких как инфракрасные лазеры с ограниченным сроком службы.&lt;/li&gt;</text:p>
            <text:p>&lt;li&gt;Безопасность применения – не используются лазерные излучающие элементы.&lt;/li&gt;</text:p>
            <text:p>&lt;li&gt;Безвентиляторное пассивное охлаждение – благородия высокоэффективному 3D-процессору StereoCount 3D© практически не нагревается и не требует активного охлаждения. Корпус не подвержен запылению, IP 60.&lt;/li&gt;</text:p>
            <text:p>&lt;li&gt;Ультракомпактность – 3D-линзы и вычислительный процессор занимают мало места, устройство очень компактное. При инсталляции не портит внешний дизайн помещений размер 135х65х25мм.&lt;/li&gt;</text:p>
            <text:p>&lt;/ul&gt;&lt;p&gt;&lt;img src="/uploads/5a2925da63ac2.jpg"&gt;</text:p>
            <text:p>&lt;/p&gt;</text:p>
          </table:table-cell>
          <table:table-cell table:style-name="ce13" office:value-type="string" calcext:value-type="string">
            <text:p>&lt;ul&gt;</text:p>
            <text:p>&lt;li&gt;Используется две HD-камеры.&lt;/li&gt;</text:p>
            <text:p>&lt;li&gt;Применяется датчик изображения CMOS с поддержкой HDR.&lt;/li&gt;</text:p>
            <text:p>&lt;li&gt;Алгоритм исходной обработки данных StereoEngine.&lt;/li&gt;</text:p>
            <text:p>&lt;li&gt;Точность подсчета плотного трафика до 100%.&lt;/li&gt;</text:p>
            <text:p>&lt;li&gt;Высота установки до 7 метров.&lt;/li&gt;</text:p>
            <text:p>&lt;li&gt;Ширина детекции на высоте установки в 3 м - 3,5 м.&lt;/li&gt;</text:p>
            <text:p>&lt;li&gt;Двухъядерный DSP-процессор.&lt;/li&gt;</text:p>
            <text:p>&lt;li&gt;Операционная система DSP BIOS.&lt;/li&gt;</text:p>
            <text:p>&lt;li&gt;Встроенная FLASH память 8 Гб.&lt;/li&gt;</text:p>
            <text:p>&lt;li&gt;Автоматическая адаптация к внешнему освещению - темно, яркое солнце, блики.&lt;/li&gt;</text:p>
            <text:p>&lt;li&gt;Сбор и фиксирование данных с интервалом до 1 минуты.&lt;/li&gt;</text:p>
            <text:p>&lt;li&gt;Подсчет детей, взрослых, группы людей.&lt;/li&gt;</text:p>
            <text:p>&lt;li&gt;Фильтрация по высоте и форме объектов.&lt;/li&gt;</text:p>
            <text:p>&lt;li&gt;6 детекторов подсчета треков в различных комбинациях.&lt;/li&gt;</text:p>
            <text:p>&lt;li&gt;Поддержка PoE 48 V.&lt;/li&gt;</text:p>
            <text:p>&lt;li&gt;Ударопрочный корпус из ABS-пластика, цвет белый/черный - 135х65х25мм IP60.&lt;/li&gt;</text:p>
            <text:p>&lt;li&gt;Автоматический контроль выгружаемых данных.&lt;/li&gt;</text:p>
            <text:p>&lt;li&gt;Поддержка FTP, SNTP, DNS, HTML, TFTP.&lt;/li&gt;</text:p>
            <text:p>&lt;li&gt;Выгрузка TXT, CSV, XML, JSON, JPG – треки, тепловая карта.&lt;/li&gt;</text:p>
            <text:p>&lt;li&gt;Автоматическое обновление микропрограммы TFTP.&lt;/li&gt;</text:p>
            <text:p>&lt;li&gt;Отсутствие лицензионных ограничений.&lt;/li&gt;</text:p>
            <text:p>&lt;li&gt;Установка под углом до 30°.&lt;/li&gt;</text:p>
            <text:p>&lt;li&gt;Автоматическое определение удаления от пола.&lt;/li&gt;</text:p>
            <text:p>&lt;li&gt;Автоматическое позиционирование относительно пола.&lt;/li&gt;</text:p>
            <text:p>&lt;li&gt;Пассивное безвентиляторное охлаждение.&lt;/li&gt;</text:p>
            <text:p>&lt;li&gt;После установки и настройки не требует дополнительного обслуживания.&lt;/li&gt;</text:p>
            <text:p>&lt;li&gt;Гарантия от производителя: 3 года.&lt;/li&gt;</text:p>
            <text:p>&lt;li&gt;Производство: MegaCount.&lt;/li&gt;</text:p>
            <text:p>&lt;/ul&gt;&lt;p&gt;&lt;img src="https://www.axioma.pro/uploads/5a292469d5c2f.png"&gt;</text:p>
            <text:p>&lt;/p&gt;</text:p>
          </table:table-cell>
          <table:table-cell table:style-name="ce8"/>
          <table:table-cell table:style-name="ce8" office:value-type="float" office:value="490" calcext:value-type="float">
            <text:p>490</text:p>
          </table:table-cell>
          <table:table-cell table:style-name="ce8" office:value-type="string" calcext:value-type="string">
            <text:p>3D-счетчик посетителей StereoCount3D <text:s/>купить по цене 0 руб. с доставкой в Екатеринбурге. </text:p>
          </table:table-cell>
          <table:table-cell table:style-name="ce8" office:value-type="string" calcext:value-type="string">
            <text:p>Купите 3D-счетчик посетителей StereoCount3D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64651160" calcext:value-type="float">
            <text:p>1564651160</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79" calcext:value-type="float">
            <text:p>4979</text:p>
          </table:table-cell>
          <table:table-cell table:style-name="ce2" table:number-columns-repeated="2"/>
          <table:table-cell table:style-name="ce8" office:value-type="string" calcext:value-type="string">
            <text:p>Счётчики посетителей </text:p>
          </table:table-cell>
          <table:table-cell table:style-name="ce8" office:value-type="string" calcext:value-type="string">
            <text:p>С-053</text:p>
          </table:table-cell>
          <table:table-cell table:style-name="ce8" office:value-type="string" calcext:value-type="string">
            <text:p>Проводной комплект счетчиков MC-WiFi с Ethernet+WiFi</text:p>
          </table:table-cell>
          <table:table-cell table:style-name="ce8"/>
          <table:table-cell table:style-name="ce8" office:value-type="float" office:value="0" calcext:value-type="float">
            <text:p>0</text:p>
          </table:table-cell>
          <table:table-cell table:style-name="ce8" office:value-type="string" calcext:value-type="string">
            <text:p>provodnoj-komplekt-schetchikov-mc</text:p>
          </table:table-cell>
          <table:table-cell table:style-name="ce13" office:value-type="string" calcext:value-type="string">
            <text:p>&lt;p&gt;Проводной комплект счетчиков MC-WiFi с Ethernet+WiFi это отличное решение подсчета посетителей с передачей данных через беспроводную сеть WiFi - хорошо подходит для крупных сетевых магазинов, где точек подсчета может быть до 100 и более и нет возможности проложить сетевой кабель от точки подсчета до сетевых коммуникаций.</text:p>
            <text:p>WiFi-модем подключается к счетчикам и передает логи через WiFi на FTP-сервер.</text:p>
            <text:p>&lt;/p&gt;</text:p>
          </table:table-cell>
          <table:table-cell table:style-name="ce13" office:value-type="string" calcext:value-type="string">
            <text:p>&lt;p&gt;Проводной комплект счетчиков MC-WiFi с Ethernet+WiFi это отличное решение подсчета посетителей с передачей данных через беспроводную сеть WiFi - хорошо подходит для крупных сетевых магазинов, где точек подсчета может быть до 100 и более и нет возможности проложить сетевой кабель от точки подсчета до сетевых коммуникаций.</text:p>
            <text:p>WiFi-модем подключается к счетчикам и передает логи через WiFi на FTP-сервер.</text:p>
            <text:p>&lt;/p&gt;&lt;p&gt;Данные от счетчиков посетителей сразу поступают на FTP-сервер минуя компьютер на объекте подсчета, что гарантирует безотказность в работе.</text:p>
            <text:p>&lt;/p&gt;&lt;p&gt;Для точки подсчета не требуется выделенный внешний IP-адрес.</text:p>
            <text:p>&lt;/p&gt;&lt;p&gt;Требуется только FTP-сервер, локальный или внешний, который с легкостью сделает любой сетевой администратор.</text:p>
            <text:p>&lt;/p&gt;&lt;p&gt;В модеме заложена гарантия передачи данных, если FTP-сервер или сеть будет недоступна в течении длительного времени, то после устранения поломки WiFi-Ethernet-модем гарантированно передаст данные в аналитическое программное обеспечение.</text:p>
            <text:p>&lt;/p&gt;&lt;p&gt;Проводной Ethernet-порт  используется как резервный, поэтому WiFi-Ethernet-модем может работать как через WiFi так и через Etrhernet.</text:p>
            <text:p>Система максимально автономная и работает по принципу настроил и забыл.</text:p>
            <text:p>&lt;/p&gt;&lt;h2&gt;&lt;br&gt;&lt;/h2&gt;&lt;ul&gt;</text:p>
            <text:p>&lt;/ul&gt;&lt;h2&gt;Заказные коды:&lt;/h2&gt;&lt;p&gt;MC-WiFi: комплект для установки: модем Ethernet-WiFi-FTP, проводные датчики M-Count, блок питания, патч корд, кронштейны, программное обеспечение.&lt;br&gt;M-Count:дополнительные счетчики для модема.&lt;br&gt;Цвет: белый или графитовый.</text:p>
            <text:p>&lt;/p&gt;&lt;p&gt;Пример заказа:</text:p>
            <text:p>&lt;/p&gt;&lt;p "=""&gt;Проект подсчета посетителей торговой сети «Андромеда»:&lt;br&gt;5 магазинов:&lt;br&gt;в одном 1 входа.&lt;br&gt;в другом 1 входа.&lt;br&gt;в другом 2 входа расположены рядом.&lt;br&gt;в другом 3 входа расположены далеко друг от друга.&lt;br&gt;&lt;br&gt;Соответственно:&lt;br&gt;1 комплект    MC-WiFi, белый цвет.&lt;br&gt;1 комплект    MC-WiFi, белый цвет.&lt;br&gt;2 комплекта  MC-WiFi + 1 доп. датчик M-Count, графитовый цвет.&lt;br&gt;3 комплекта  MC-WiFi,  графитовый цвет.</text:p>
            <text:p>&lt;/p&gt;&lt;h3&gt;Схема подключения&lt;/h3&gt;&lt;p&gt;&lt;img src="/uploads/5a293b2fcfc1e.png"&gt;</text:p>
            <text:p>&lt;/p&gt;&lt;p&gt;&lt;br&gt;</text:p>
            <text:p>&lt;/p&gt;&lt;h3&gt;Схема монтажа&lt;/h3&gt;&lt;p&gt;&lt;img src="/uploads/5a293b3ae2561.png"&gt;</text:p>
            <text:p>&lt;/p&gt;</text:p>
          </table:table-cell>
          <table:table-cell table:style-name="ce8" office:value-type="string" calcext:value-type="string">
            <text:p>&lt;ul&gt;&lt;li&gt;Режимы подсчета: двусторонний Вход-Выход.&lt;/li&gt;&lt;li&gt;Индикация прохода: синий-красный индикатор.&lt;/li&gt;&lt;li&gt;Ширина детекции: до 6 м, в зависимости от объекта.&lt;/li&gt;&lt;li&gt;Способы передачи данных: через модем Ethernet-FTP.&lt;/li&gt;&lt;li&gt;Беспроводной способ передачи данных: WiFi -WPA, WPA2, WEB64, WEB128.&lt;/li&gt;&lt;li&gt;Настройка модема: через WEB-интерфейс.&lt;/li&gt;&lt;li&gt;Требование к внешнему IP: не требуется.&lt;/li&gt;&lt;li&gt;Поддержка DNS: да.&lt;/li&gt;&lt;li&gt;Количество датчиков на модеме: до 6.&lt;/li&gt;&lt;li&gt;Крепление: клейкая поверхность, кронштейны.&lt;/li&gt;&lt;li&gt;Отображение цифр на счетчике: нет.&lt;/li&gt;&lt;li&gt;Размеры: 50х80х16 мм.&lt;/li&gt;&lt;li&gt;Питание: 9-12V DC.&lt;/li&gt;&lt;li&gt;Встроенная память: 4 Гб.&lt;/li&gt;&lt;li&gt;Восстановление пропущенных данных: да.&lt;/li&gt;&lt;li&gt;Обработка данных: программный комплекс «СТАТИСТИКА».&lt;/li&gt;&lt;li&gt;Удаление датчиков от модема: до 500 м.&lt;/li&gt;&lt;li&gt;Производитель: MegaCount.&lt;/li&gt;&lt;/ul&gt;</text:p>
          </table:table-cell>
          <table:table-cell table:style-name="ce8"/>
          <table:table-cell table:style-name="ce8" office:value-type="float" office:value="490" calcext:value-type="float">
            <text:p>490</text:p>
          </table:table-cell>
          <table:table-cell table:style-name="ce8" office:value-type="string" calcext:value-type="string">
            <text:p>Проводной комплект счетчиков MC-WiFi с Ethernet+WiFi <text:s/>купить по цене 0 руб. с доставкой в Екатеринбурге. </text:p>
          </table:table-cell>
          <table:table-cell table:style-name="ce8" office:value-type="string" calcext:value-type="string">
            <text:p>Купите Проводной комплект счетчиков MC-WiFi с Ethernet+WiFi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64651269" calcext:value-type="float">
            <text:p>1564651269</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80" calcext:value-type="float">
            <text:p>4980</text:p>
          </table:table-cell>
          <table:table-cell table:style-name="ce2" table:number-columns-repeated="2"/>
          <table:table-cell table:style-name="ce8" office:value-type="string" calcext:value-type="string">
            <text:p>Счётчики посетителей </text:p>
          </table:table-cell>
          <table:table-cell table:style-name="ce8" office:value-type="string" calcext:value-type="string">
            <text:p>С-051</text:p>
          </table:table-cell>
          <table:table-cell table:style-name="ce8" office:value-type="string" calcext:value-type="string">
            <text:p>Беспроводной комплект счетчиков RC-WiFi с Ethernet+WiFi</text:p>
          </table:table-cell>
          <table:table-cell table:style-name="ce8"/>
          <table:table-cell table:style-name="ce8" office:value-type="float" office:value="0" calcext:value-type="float">
            <text:p>0</text:p>
          </table:table-cell>
          <table:table-cell table:style-name="ce8" office:value-type="string" calcext:value-type="string">
            <text:p>komplekt-schetchikov-rc-wifi-s-ethernet-wifi</text:p>
          </table:table-cell>
          <table:table-cell table:style-name="ce8" office:value-type="string" calcext:value-type="string">
            <text:p>&lt;p&gt;На один WiFi модем можно закрепить до шести <text:s/>рядом стоящих датчиков, что значительно упрощает монтаж и внедрения решения.&lt;/p&gt;</text:p>
          </table:table-cell>
          <table:table-cell table:style-name="ce13" office:value-type="string" calcext:value-type="string">
            <text:p>&lt;p&gt;На один WiFi модем можно закрепить до шести  рядом стоящих датчиков, что значительно упрощает монтаж и внедрения решения.</text:p>
            <text:p>&lt;/p&gt;&lt;p&gt;Для работы комплекта потребуется FTP-сервер, который можно легко поднять, как локально так и на внешнем ресурсе, с этим легко справится любой администратор.</text:p>
            <text:p>&lt;/p&gt;&lt;p&gt;Поддерживается работа в WiFi-сетях с шифрованием WPA, WPA2, WEB64, WEB128.</text:p>
            <text:p>Радио-модем принимает данные от счетчика по радиоканалу 430 мгц и через сеть WiFi отправляет логи  на FTP-сервер в TXT или XML виде.</text:p>
            <text:p>&lt;/p&gt;&lt;p&gt;Модем может работать параллельно с портом Ethernet, к примеру, его можно подключить как через WiFi так и через сетевой порт.</text:p>
            <text:p>&lt;/p&gt;&lt;p&gt;Система обеспечивает гарантию доставки данных, если FTP был отключен длительное время, система восстановит недополученные данные в полном объеме.</text:p>
            <text:p>&lt;/p&gt;&lt;p&gt;Схема подключения очень понятная и легкая для настройки, все сделано для людей.</text:p>
            <text:p>&lt;/p&gt;&lt;p&gt;Самое лучшее решение для торговых точек где присутствует сеть WiFi, решение полностью беспроводное и идеально подходит для сетевых магазинов с большим количеством точек.</text:p>
            <text:p>&lt;/p&gt;&lt;p&gt;На объекте подсчета не используется компьютер, данные сразу уходят на FTP-сервер.</text:p>
            <text:p>&lt;/p&gt;&lt;h2&gt;&lt;br&gt;&lt;/h2&gt;&lt;ul&gt;</text:p>
            <text:p>&lt;/ul&gt;&lt;h2&gt;Схема подключения&lt;/h2&gt;&lt;p&gt;&lt;img src="/uploads/5a2945066063b.png" alt="счётчик"&gt;</text:p>
            <text:p>&lt;/p&gt;&lt;h3&gt;Заказные коды:&lt;/h3&gt;&lt;p&gt;RC-WiFi: комплект для установки - радиоканальный модем Ethernet WiFi, беспроводные датчики, R-Count, блок питания, патч корд, кронштейны, программное обеспечение.&lt;br&gt;</text:p>
            <text:p>R-Count: дополнительные счетчики для модема (до шести на один модем).&lt;br&gt;</text:p>
            <text:p>Цвет: белый или графитовый.</text:p>
            <text:p>&lt;/p&gt;&lt;p&gt;Пример заказа:</text:p>
            <text:p>&lt;/p&gt;&lt;p&gt;Проект подсчета посетителей торговой сети «Лунное затмение»&lt;br&gt;</text:p>
            <text:p>&lt;/p&gt;&lt;p&gt;4 магазина:</text:p>
            <text:p>&lt;br&gt;в одном 3 входа,&lt;br&gt;</text:p>
            <text:p>в другом 4 входа,&lt;br&gt;</text:p>
            <text:p>в другом 2 входа,&lt;br&gt;</text:p>
            <text:p>в другом 1 вход.</text:p>
            <text:p>&lt;/p&gt;&lt;p&gt;Соответственно:</text:p>
            <text:p>&lt;br&gt;1 комплект RC-WiFi + 2 доп. датчика R-Count, белый цвет;&lt;br&gt;</text:p>
            <text:p>1 комплект RC-WiFi + 3 доп. датчика R-Count, белый цвет;&lt;br&gt;</text:p>
            <text:p>1 комплект RC-WiFi + 1 доп. датчика R-Count, графитовый цвет;&lt;br&gt;</text:p>
            <text:p>1 комплект RC-WiFi, графитовый цвет.</text:p>
            <text:p>&lt;/p&gt;&lt;h3&gt;Примеры монтажа&lt;/h3&gt;&lt;p&gt;&lt;img src="/uploads/5a2947950ec57.jpg" alt="счётчик"&gt;</text:p>
            <text:p>&lt;/p&gt;&lt;p&gt;&lt;img src="/uploads/5a2947a41331f.jpg" alt="счётчик"&gt;</text:p>
            <text:p>&lt;/p&gt;</text:p>
          </table:table-cell>
          <table:table-cell table:style-name="ce8" office:value-type="string" calcext:value-type="string">
            <text:p>&lt;ul&gt;&lt;li&gt;Потребление в режиме детекции: 150 микроампер.&lt;/li&gt;&lt;li&gt;Потребление в режиме сна: 4 микроампер.&lt;/li&gt;&lt;li&gt;Режимы подсчета: двусторонний Вход-Выход.&lt;/li&gt;&lt;li&gt;Индикация: да, синий-красный в зависимости от направления.&lt;/li&gt;&lt;li&gt;Выгрузка: TXT, XML.&lt;/li&gt;&lt;li&gt;Время работы от батареек: до 6 лет.&lt;/li&gt;&lt;li&gt;Настройка времени работы: да.&lt;/li&gt;&lt;li&gt;Ширина детекции: до 6 метров, в зависимости от объекта.&lt;/li&gt;&lt;li&gt;Радиоканал: 430 Мгц .&lt;/li&gt;&lt;li&gt;Способы передачи данных: автоматическая FTP-Ethernet или WiFi.&lt;/li&gt;&lt;li&gt;Типы шифрования: WPA, WPA2, WEB64, WEB128.&lt;/li&gt;&lt;li&gt;Передача данных: автоматически FTP WAN-LAN.&lt;/li&gt;&lt;li&gt;Удаление датчиков от модема: до 100 метров, в зависимости от объекта.&lt;/li&gt;&lt;li&gt;Количество датчиков на модеме: до 6.&lt;/li&gt;&lt;li&gt;Крепление: клейкая поверхность, кронштейны.&lt;/li&gt;&lt;li&gt;Отображение цифр на счетчике: нет.&lt;/li&gt;&lt;li&gt;Шифрованный канал передачи: да.&lt;/li&gt;&lt;li&gt;Задача времени работы: да.&lt;/li&gt;&lt;li&gt;Размеры: 50х80х16 мм.&lt;/li&gt;&lt;li&gt;Встроенная память: 4 Гб.&lt;/li&gt;&lt;li&gt;Восстановление пропущенных данных: да.&lt;/li&gt;&lt;li&gt;Элементы питания: тип АА 10800 мАч.&lt;/li&gt;&lt;li&gt;Замена батареек: для самостоятельной замены.&lt;/li&gt;&lt;li&gt;Обработка данных: программный комплекс «СТАТИСТИКА».&lt;/li&gt;&lt;li&gt;Производитель: MegaCount.&lt;/li&gt;&lt;/ul&gt;</text:p>
          </table:table-cell>
          <table:table-cell table:style-name="ce8"/>
          <table:table-cell table:style-name="ce8" office:value-type="float" office:value="490" calcext:value-type="float">
            <text:p>490</text:p>
          </table:table-cell>
          <table:table-cell table:style-name="ce8" office:value-type="string" calcext:value-type="string">
            <text:p>Беспроводной комплект счетчиков RC-WiFi с Ethernet+WiFi <text:s/>купить по цене 0 руб. с доставкой в Екатеринбурге. </text:p>
          </table:table-cell>
          <table:table-cell table:style-name="ce8" office:value-type="string" calcext:value-type="string">
            <text:p>Купите Беспроводной комплект счетчиков RC-WiFi с Ethernet+WiFi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64651354" calcext:value-type="float">
            <text:p>156465135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81" calcext:value-type="float">
            <text:p>4981</text:p>
          </table:table-cell>
          <table:table-cell table:style-name="ce2" table:number-columns-repeated="2"/>
          <table:table-cell table:style-name="ce8" office:value-type="string" calcext:value-type="string">
            <text:p>Счётчики посетителей </text:p>
          </table:table-cell>
          <table:table-cell table:style-name="ce8" office:value-type="string" calcext:value-type="string">
            <text:p>С-052</text:p>
          </table:table-cell>
          <table:table-cell table:style-name="ce8" office:value-type="string" calcext:value-type="string">
            <text:p>Беспроводной комплект счетчиков RC-ETH с Ethernet</text:p>
          </table:table-cell>
          <table:table-cell table:style-name="ce8"/>
          <table:table-cell table:style-name="ce8" office:value-type="float" office:value="0" calcext:value-type="float">
            <text:p>0</text:p>
          </table:table-cell>
          <table:table-cell table:style-name="ce8" office:value-type="string" calcext:value-type="string">
            <text:p>komplekt-schetchikov-rc-eth-s-ethernet</text:p>
          </table:table-cell>
          <table:table-cell table:style-name="ce13" office:value-type="string" calcext:value-type="string">
            <text:p>&lt;p&gt;Модем устанавливается поблизости к датчикам и принимает от них данные по радиоканалу 430 Мгц, подключение простое и не занимает много времени.</text:p>
            <text:p>&lt;/p&gt;&lt;p&gt;В процессе работы радио-модем Ethernet принимает данные от беспроводных счетчиков R-Count и автоматически выгружает логи на FTP-сервер.</text:p>
            <text:p>&lt;/p&gt;&lt;p&gt;Для сетевой работы понадобится поднять любой FTP-сервер или локально на любом компьютере в локальной сети или на «внешке» используя сервер, хостинг, VPS, что легко может сделать любой администратор.</text:p>
            <text:p>&lt;/p&gt;</text:p>
          </table:table-cell>
          <table:table-cell table:style-name="ce13" office:value-type="string" calcext:value-type="string">
            <text:p>&lt;p&gt;Модем устанавливается поблизости к датчикам и принимает от них данные по радиоканалу 430 Мгц, подключение простое и не занимает много времени.</text:p>
            <text:p>&lt;/p&gt;&lt;p&gt;В процессе работы радио-модем Ethernet принимает данные от беспроводных счетчиков R-Count и автоматически выгружает логи на FTP-сервер.</text:p>
            <text:p>&lt;/p&gt;&lt;p&gt;Для сетевой работы понадобится поднять любой FTP-сервер или локально на любом компьютере в локальной сети или на «внешке» используя сервер, хостинг, VPS, что легко может сделать любой администратор.</text:p>
            <text:p>&lt;/p&gt;&lt;p "=""&gt;Ethernet радио-модем для работы не  требует внешний IP, его можно подключать в любой роутер, например с 3G, 4G модемами.</text:p>
            <text:p>&lt;/p&gt;&lt;p "=""&gt;Удаление модема от счетчиков зависит от обстановки: 20-30-100 метров, в зависимости от чистоты радиоэфира и наличия стен. Но в любом случае модем всегда можно поднести как можно ближе к беспроводным датчикам RCount.</text:p>
            <text:p>&lt;/p&gt;&lt;p&gt;Система обеспечивает гарантию доставки данных,  если компьютер или FTP был отключен длительное время, система восстановит недополученные данные.</text:p>
            <text:p>&lt;/p&gt;&lt;p&gt;Лучшее решение для сетевых магазинов и точек подсчета, где нет возможности проложить кабель и требуется быстрый монтаж.</text:p>
            <text:p>&lt;/p&gt;&lt;p&gt;На один Ethernet радио-модем можно подключить до шести рядом стоящих счетчиков.&lt;/p&gt;&lt;h2&gt;Схема подключения&lt;/h2&gt;&lt;p&gt;&lt;img src="/uploads/5a294cdf957d3.png"&gt;</text:p>
            <text:p>&lt;/p&gt;&lt;h3&gt;Заказные коды:&lt;/h3&gt;&lt;p&gt;RC-ETH: комплект для установки - радиоканальный модем Ethernet, беспроводные датчики R-Count, блок питания, патч корд, кронштейны, программное обеспечение.&lt;br&gt;R-Count: дополнительные счетчики для модема (до шести на один модем).&lt;br&gt;Цвет: белый или графитовый.</text:p>
            <text:p>&lt;/p&gt;&lt;p&gt;Пример заказа:</text:p>
            <text:p>&lt;/p&gt;&lt;p&gt;Проект подсчета посетителей торговой сети «Наталия Орейро»</text:p>
            <text:p>&lt;/p&gt;&lt;p&gt;4 магазина:</text:p>
            <text:p>&lt;/p&gt;&lt;p&gt;в одном 3 входа,&lt;br&gt;в другом 4 входа,&lt;br&gt;в другом 2 входа,&lt;br&gt;в другом 1 вход.</text:p>
            <text:p>&lt;/p&gt;&lt;p&gt;Соответственно:</text:p>
            <text:p>&lt;/p&gt;&lt;p&gt;1 комплект RC-ETH + 2 доп. датчика R-Count, белый цвет;&lt;br&gt;1 комплект RC-ETH + 3 доп. датчика R-Count, белый цвет;&lt;br&gt;1 комплект RC-ETH + 1 доп. датчика R-Count графитовый цвет;&lt;br&gt;1 комплект RC-ETH, графитовый цвет.</text:p>
            <text:p>&lt;/p&gt;&lt;h3&gt;Примеры монтажа&lt;/h3&gt;&lt;p&gt;&lt;img src="/uploads/5a294cbf3ecf8.jpg"&gt;</text:p>
            <text:p>&lt;/p&gt;&lt;p&gt;&lt;img src="/uploads/5a294ccbb1d42.jpg"&gt;</text:p>
            <text:p>&lt;/p&gt;</text:p>
          </table:table-cell>
          <table:table-cell table:style-name="ce8" office:value-type="string" calcext:value-type="string">
            <text:p>&lt;ul&gt;&lt;li&gt;Потребление в режиме детекции: 150 микроампер.&lt;/li&gt;&lt;li&gt;Потребление в режиме сна: 4 микроампер.&lt;/li&gt;&lt;li&gt;Режимы подсчета: двусторонний Вход-Выход.&lt;/li&gt;&lt;li&gt;Индикация: да, синий-красный в зависимости от направления.&lt;/li&gt;&lt;li&gt;Выгрузка: TXT, XML.&lt;/li&gt;&lt;li&gt;Время работы от батареек: до 6 лет.&lt;/li&gt;&lt;li&gt;Настройка времени работы: да.&lt;/li&gt;&lt;li&gt;Ширина детекции: до 6 метров, в зависимости от объекта.&lt;/li&gt;&lt;li&gt;Радиоканал: 430 Мгц .&lt;/li&gt;&lt;li&gt;Способы передачи данных: через модемы Ethernet.&lt;/li&gt;&lt;li&gt;Типы шифрования: WPA, WPA2, WEB64, WEB128.&lt;/li&gt;&lt;li&gt;Передача данных: автоматически FTP WAN-LAN.&lt;/li&gt;&lt;li&gt;Удаление датчиков от модема: до 100 метров, в зависимости от объекта.&lt;/li&gt;&lt;li&gt;Количество датчиков на модеме: до 6.&lt;/li&gt;&lt;li&gt;Крепление: клейкая поверхность, кронштейны.&lt;/li&gt;&lt;li&gt;Отображение цифр на счетчике: нет.&lt;/li&gt;&lt;li&gt;Шифрованный канал передачи: да.&lt;/li&gt;&lt;li&gt;Задача времени работы: да.&lt;/li&gt;&lt;li&gt;Размеры: 50х80х16 мм.&lt;/li&gt;&lt;li&gt;Встроенная память: 4 Гб.&lt;/li&gt;&lt;li&gt;Восстановление пропущенных данных: да.&lt;/li&gt;&lt;li&gt;Элементы питания: тип АА 10800 мАч.&lt;/li&gt;&lt;li&gt;Замена батареек: для самостоятельной замены.&lt;/li&gt;&lt;li&gt;Обработка данных: программный комплекс «СТАТИСТИКА».&lt;/li&gt;&lt;li&gt;Производитель: MegaCount.&lt;/li&gt;&lt;/ul&gt;</text:p>
          </table:table-cell>
          <table:table-cell table:style-name="ce8"/>
          <table:table-cell table:style-name="ce8" office:value-type="float" office:value="480" calcext:value-type="float">
            <text:p>480</text:p>
          </table:table-cell>
          <table:table-cell table:style-name="ce8" office:value-type="string" calcext:value-type="string">
            <text:p>Беспроводной комплект счетчиков RC-ETH с Ethernet <text:s/>купить по цене 0 руб. с доставкой в Екатеринбурге. </text:p>
          </table:table-cell>
          <table:table-cell table:style-name="ce8" office:value-type="string" calcext:value-type="string">
            <text:p>Купите Беспроводной комплект счетчиков RC-ETH с Ethernet в Екатеринбурге по цене 0 руб. <text:s/>в компании «Аксиома». Доставка, выгодные условия. </text:p>
          </table:table-cell>
          <table:table-cell table:style-name="ce8" office:value-type="string" calcext:value-type="string">
            <text:p>счётчики посетителей megacount </text:p>
          </table:table-cell>
          <table:table-cell table:style-name="ce8" office:value-type="float" office:value="1" calcext:value-type="float">
            <text:p>1</text:p>
          </table:table-cell>
          <table:table-cell table:style-name="ce8" office:value-type="float" office:value="1542018184" calcext:value-type="float">
            <text:p>1542018184</text:p>
          </table:table-cell>
          <table:table-cell table:style-name="ce8" office:value-type="float" office:value="1564651760" calcext:value-type="float">
            <text:p>1564651760</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89" calcext:value-type="float">
            <text:p>4989</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0</text:p>
          </table:table-cell>
          <table:table-cell table:style-name="ce8" office:value-type="string" calcext:value-type="string">
            <text:p>Радиочастотный датчик Milk Tag для товаров в мягкой упаковке</text:p>
          </table:table-cell>
          <table:table-cell table:style-name="ce8"/>
          <table:table-cell table:style-name="ce8" office:value-type="float" office:value="0" calcext:value-type="float">
            <text:p>0</text:p>
          </table:table-cell>
          <table:table-cell table:style-name="ce8" office:value-type="string" calcext:value-type="string">
            <text:p>radiochastotnyj-datchik-milk-tag</text:p>
          </table:table-cell>
          <table:table-cell table:style-name="ce8" office:value-type="string" calcext:value-type="string">
            <text:p>&lt;p&gt;Датчик радиочастотный Milk Tag для товаров в мягкой упаковке - предназначен для защиты товаров, на которые невозможно прикрепить обычные защитные датчики или этикетки - металлизированные и фольгированные пакеты, вакуумные упаковки, блистеры и т.п.&lt;/p&gt;</text:p>
          </table:table-cell>
          <table:table-cell table:style-name="ce13" office:value-type="string" calcext:value-type="string">
            <text:p>&lt;p&gt;Датчик радиочастотный Milk Tag для товаров в мягкой упаковке - предназначен для защиты товаров, на которые невозможно прикрепить обычные защитные датчики или этикетки - металлизированные и фольгированные пакеты, вакуумные упаковки, блистеры и т.п. Крепление датчика происходит при помощи запорной клипсы. Тип замка дает возможность использовать стандартный съемник, что очень удобно в эксплуатации. Зажимной механизм антикражного датчика Milk не повредит упаковку</text:p>
            <text:p>&lt;/p&gt;&lt;p&gt;Датчик Milk Tag работает со всеми противокражными системами, любого производителя. Корпус датчика изготовлен из ударопрочного пластика. Датчик является многоразовым.</text:p>
            <text:p>&lt;/p&gt;&lt;h2&gt;Защищаемые товары&lt;/h2&gt;&lt;p&gt;&lt;strong&gt;&lt;/strong&gt;Кофе, молоко, чипсы в tetra упаковке, в том числе фольгированной.&lt;br&gt;</text:p>
            <text:p>&lt;/p&gt;&lt;p&gt;&lt;strong&gt;&lt;/strong&gt;</text:p>
            <text:p>&lt;/p&gt;</text:p>
          </table:table-cell>
          <table:table-cell table:style-name="ce8" office:value-type="string" calcext:value-type="string">
            <text:p>&lt;ul&gt;&lt;li&gt;Частоты: 8,2 Ghz&lt;/li&gt;&lt;li&gt;Материал: пластик&lt;/li&gt;&lt;li&gt;Цвет: чёрный&lt;/li&gt;&lt;li&gt;Размер датчика: 68*40*15 мм&lt;/li&gt;&lt;li&gt;Блокировка: магнитный замок&lt;/li&gt;&lt;li&gt;Упаковка: 500 шт / коробка&lt;/li&gt;&lt;li&gt;Вес упаковки: 11,95 кг.&lt;/li&gt;&lt;li&gt;Размеры упаковки: 45*28*25 см, объём 0,031 м3&lt;/li&gt;&lt;/ul&gt;</text:p>
          </table:table-cell>
          <table:table-cell table:style-name="ce8"/>
          <table:table-cell table:style-name="ce8" office:value-type="float" office:value="430" calcext:value-type="float">
            <text:p>430</text:p>
          </table:table-cell>
          <table:table-cell table:style-name="ce8" office:value-type="string" calcext:value-type="string">
            <text:p>Радиочастотный датчик Milk Tag для товаров в мягкой упаковке <text:s/>купить по цене 0 руб. с доставкой в Екатеринбурге. </text:p>
          </table:table-cell>
          <table:table-cell table:style-name="ce8" office:value-type="string" calcext:value-type="string">
            <text:p>Купите Радиочастотный датчик Milk Tag для товаров в мягкой упаковке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4" calcext:value-type="float">
            <text:p>1542018184</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90" calcext:value-type="float">
            <text:p>4990</text:p>
          </table:table-cell>
          <table:table-cell table:style-name="ce6" office:value-type="string" calcext:value-type="string">
            <text:p>Акустомагнитные системы</text:p>
          </table:table-cell>
          <table:table-cell table:style-name="ce2" office:value-type="string" calcext:value-type="string">
            <text:p>Радиочастотные системы</text:p>
          </table:table-cell>
          <table:table-cell table:style-name="ce8" office:value-type="string" calcext:value-type="string">
            <text:p>Съемники</text:p>
          </table:table-cell>
          <table:table-cell table:style-name="ce8" office:value-type="string" calcext:value-type="string">
            <text:p>С-045</text:p>
          </table:table-cell>
          <table:table-cell table:style-name="ce8" office:value-type="string" calcext:value-type="string">
            <text:p>Магнитный съёмник универсальный Super Lock (12000G)</text:p>
          </table:table-cell>
          <table:table-cell table:style-name="ce8"/>
          <table:table-cell table:style-name="ce8" office:value-type="float" office:value="0" calcext:value-type="float">
            <text:p>0</text:p>
          </table:table-cell>
          <table:table-cell table:style-name="ce8" office:value-type="string" calcext:value-type="string">
            <text:p>magnitnyj-syomnik-universalnyj-super-lock</text:p>
          </table:table-cell>
          <table:table-cell table:style-name="ce13" office:value-type="string" calcext:value-type="string">
            <text:p>&lt;p&gt;Съёмник универсальный Super Lock (для всех видов датчиков) &lt;span class="redactor-invisible-space"&gt;- для противокражных датчиков, с магнитным усилием 12 000 GS, предназначен для снятия практически всех жестких датчиков радиочастотной и акустомагнитной технологии, имеющих для блокировки магнитный замок. &lt;/span&gt;</text:p>
            <text:p>&lt;/p&gt;</text:p>
          </table:table-cell>
          <table:table-cell table:style-name="ce13" office:value-type="string" calcext:value-type="string">
            <text:p>&lt;h2&gt;Описание&lt;/h2&gt;&lt;p&gt;Съёмник универсальный Super Lock (для всех видов датчиков) - для противокражных датчиков, с магнитным усилием 12 000 GS, предназначен для снятия практически всех жестких датчиков радиочастотной и акустомагнитной технологии, имеющих для блокировки магнитный замок. Исполнение "Алюминий". Съёмник крепятся к кассовому столу при помощи винтов, не требует питания от сети.&lt;br&gt;</text:p>
            <text:p>&lt;/p&gt;&lt;p&gt;&lt;strong&gt;НЕ &lt;/strong&gt;подходит для датчиков с механическим замком:</text:p>
            <text:p>&lt;/p&gt;&lt;ul&gt;</text:p>
            <text:p>&lt;li&gt;- Super Tag&lt;/li&gt;</text:p>
            <text:p>&lt;li&gt;- Optical Tag&lt;/li&gt;&lt;/ul&gt;&lt;p&gt;&lt;img src="/uploads/5a7209c19234c.png" alt="Данный товар отпускается только юридическим лицам" style="float: left; margin: 5px;"&gt;&lt;/p&gt;</text:p>
          </table:table-cell>
          <table:table-cell table:style-name="ce13" office:value-type="string" calcext:value-type="string">
            <text:p>&lt;ul&gt;</text:p>
            <text:p>&lt;li&gt;Сила магнита: 12 000 GS&lt;/li&gt;</text:p>
            <text:p>&lt;li&gt;Размер съёмника: 75*39 мм, вес 389 грамм.&lt;/li&gt;</text:p>
            <text:p>&lt;li&gt;Упаковка: 50 шт / коробка&lt;/li&gt;</text:p>
            <text:p>&lt;li&gt;Вес упаковки: 20,0 кг.&lt;/li&gt;</text:p>
            <text:p>&lt;li&gt;Размеры упаковки: 42*28*17 см, объём 0,020 м3&lt;/li&gt;</text:p>
            <text:p>&lt;/ul&gt;</text:p>
          </table:table-cell>
          <table:table-cell table:style-name="ce8"/>
          <table:table-cell table:style-name="ce8" office:value-type="float" office:value="470" calcext:value-type="float">
            <text:p>470</text:p>
          </table:table-cell>
          <table:table-cell table:style-name="ce8" office:value-type="string" calcext:value-type="string">
            <text:p>Магнитный съёмник универсальный Super Lock (12000G) <text:s/>купить по цене 0 руб. с доставкой в Екатеринбурге. </text:p>
          </table:table-cell>
          <table:table-cell table:style-name="ce8" office:value-type="string" calcext:value-type="string">
            <text:p>Купите Магнитный съёмник универсальный Super Lock (12000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4" calcext:value-type="float">
            <text:p>1542018184</text:p>
          </table:table-cell>
          <table:table-cell table:style-name="ce8" office:value-type="float" office:value="1551159544" calcext:value-type="float">
            <text:p>1551159544</text:p>
          </table:table-cell>
          <table:table-cell table:number-columns-repeated="2" table:style-name="ce8" office:value-type="float" office:value="1" calcext:value-type="float">
            <text:p>1</text:p>
          </table:table-cell>
          <table:table-cell table:style-name="ce8" office:value-type="float" office:value="20" calcext:value-type="float">
            <text:p>20</text:p>
          </table:table-cell>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91" calcext:value-type="float">
            <text:p>4991</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Защитные датчики</text:p>
          </table:table-cell>
          <table:table-cell table:style-name="ce8" office:value-type="string" calcext:value-type="string">
            <text:p>А-038</text:p>
          </table:table-cell>
          <table:table-cell table:style-name="ce8" office:value-type="string" calcext:value-type="string">
            <text:p>Гвоздик (игла) для датчиков SuperTag</text:p>
          </table:table-cell>
          <table:table-cell table:style-name="ce8"/>
          <table:table-cell table:style-name="ce8" office:value-type="float" office:value="0" calcext:value-type="float">
            <text:p>0</text:p>
          </table:table-cell>
          <table:table-cell table:style-name="ce8" office:value-type="string" calcext:value-type="string">
            <text:p>gvozdik-igla-dlya-datchikov-supertag</text:p>
          </table:table-cell>
          <table:table-cell table:style-name="ce8" office:value-type="string" calcext:value-type="string">
            <text:p>&lt;p&gt;Гвоздик (игла) для датчиков SuperTag - применяется для защиты различных товаров из ткани, и других материалов, имеющих отверстия или петли.&lt;/p&gt;</text:p>
          </table:table-cell>
          <table:table-cell table:style-name="ce13" office:value-type="string" calcext:value-type="string">
            <text:p/>
            <text:p>&lt;p&gt;Гвоздик (игла) для датчиков SuperTag - применяется для защиты различных товаров из ткани, и других материалов, имеющих отверстия или петли. Благодаря своему небольшому размеру, игла продевается через шов или через петлю в одежде и вставляется в отверстие датчика Super tag. Вытаскивается игла только с помощью специального устройства – механический съёмник МК-225. Благодаря своим характеристикам и большой площади шляпки, гвоздик не оставляет следов на одежде. Данная игла имеет хорошие противокражные показатели, из-за специальных насечек, которые не позволяют выдернуть её из замка датчика.</text:p>
            <text:p>&lt;/p&gt;</text:p>
            <text:p/>
            <text:p>&lt;h2&gt;Защищаемые товары&lt;/h2&gt;</text:p>
            <text:p>&lt;p&gt;Бельё, одежда из деликатных тканей, спортивная одежда, товары для дома, головные уборы.   &lt;br&gt;</text:p>
            <text:p>&lt;/p&gt;</text:p>
          </table:table-cell>
          <table:table-cell table:style-name="ce13" office:value-type="string" calcext:value-type="string">
            <text:p/>
            <text:p>&lt;ul&gt;</text:p>
            <text:p>&lt;li&gt;Длина иглы: 16 мм&lt;/li&gt;</text:p>
            <text:p>&lt;li&gt;Диаметр: 20 мм&lt;/li&gt;</text:p>
            <text:p>&lt;li&gt;Упаковка: 1 000 шт / коробка&lt;/li&gt;</text:p>
            <text:p>&lt;/ul&gt;</text:p>
          </table:table-cell>
          <table:table-cell table:style-name="ce8"/>
          <table:table-cell table:style-name="ce8" office:value-type="float" office:value="410" calcext:value-type="float">
            <text:p>410</text:p>
          </table:table-cell>
          <table:table-cell table:style-name="ce8" office:value-type="string" calcext:value-type="string">
            <text:p>Гвоздик (игла) для датчиков SuperTag <text:s/>купить по цене 0 руб. с доставкой в Екатеринбурге. </text:p>
          </table:table-cell>
          <table:table-cell table:style-name="ce8" office:value-type="string" calcext:value-type="string">
            <text:p>Купите Гвоздик (игла) для датчиков SuperTa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4" calcext:value-type="float">
            <text:p>1542018184</text:p>
          </table:table-cell>
          <table:table-cell table:style-name="ce8" office:value-type="float" office:value="1551159544" calcext:value-type="float">
            <text:p>1551159544</text:p>
          </table:table-cell>
          <table:table-cell table:style-name="ce8" office:value-type="float" office:value="0" calcext:value-type="float">
            <text:p>0</text:p>
          </table:table-cell>
          <table:table-cell table:style-name="ce8" table:number-columns-repeated="2"/>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92" calcext:value-type="float">
            <text:p>4992</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Антикражные этикетки</text:p>
          </table:table-cell>
          <table:table-cell table:style-name="ce8" office:value-type="string" calcext:value-type="string">
            <text:p>Р-021</text:p>
          </table:table-cell>
          <table:table-cell table:style-name="ce8" office:value-type="string" calcext:value-type="string">
            <text:p>Этикетка радиочастотная, круглая, штрих-код (деактивируемая), 1 000 шт/рулон</text:p>
          </table:table-cell>
          <table:table-cell table:style-name="ce8"/>
          <table:table-cell table:style-name="ce8" office:value-type="float" office:value="0" calcext:value-type="float">
            <text:p>0</text:p>
          </table:table-cell>
          <table:table-cell table:style-name="ce8" office:value-type="string" calcext:value-type="string">
            <text:p>ehtiketka-radiochastotnaya-kruglaya-shtrih-kod</text:p>
          </table:table-cell>
          <table:table-cell table:style-name="ce8" office:value-type="string" calcext:value-type="string">
            <text:p>&lt;p&gt;Этикетка радиочастотная, круглая, штрих-код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lt;/p&gt;</text:p>
          </table:table-cell>
          <table:table-cell table:style-name="ce13" office:value-type="string" calcext:value-type="string">
            <text:p>&lt;h2&gt;Описание&lt;/h2&gt;&lt;p&gt;Этикетка радиочастотная, круглая, штрих-код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text:p>
            <text:p>&lt;/p&gt;&lt;p&gt;Радиочастотные этикетки всегда проходят проверку параметров частоты и резонансных колебаний после различных производственных процессов.</text:p>
            <text:p>&lt;/p&gt;&lt;ul&gt;</text:p>
            <text:p>&lt;li&gt;Отсутствие брака. Каждая этикетка проходит тестирование на производстве. Неработающие этикетки помечаются специальной меткой. В рулон добавляется количество исправных этикеток равное помеченным как брак. Таким образом вы гарантированно получаете качественную продукцию.&lt;/li&gt;</text:p>
            <text:p>&lt;li&gt;Высококачественный адгезивный слой. Клеевой слой этикеток обладает сильными адгезивными свойствами. Благодаря этому этикетка не отклеивается с товара.&lt;/li&gt;</text:p>
            <text:p>&lt;/ul&gt;&lt;h2&gt;Защищаемые товары&lt;/h2&gt;&lt;p&gt;Защищает любой тип товара, от продуктов в супермаркете, книг и CD дисков, до текстильных изделий, электроники и т.п.</text:p>
            <text:p>&lt;/p&gt;</text:p>
          </table:table-cell>
          <table:table-cell table:style-name="ce13" office:value-type="string" calcext:value-type="string">
            <text:p>&lt;ul&gt;</text:p>
            <text:p>&lt;li&gt;Частоты: 8.2 МГц;&lt;/li&gt;</text:p>
            <text:p>&lt;li&gt;Обнаружение: 0.90 м-1,20 м;&lt;/li&gt;</text:p>
            <text:p>&lt;li&gt;Размер: диаметр 40 мм;&lt;/li&gt;</text:p>
            <text:p>&lt;li&gt;Цвет: белый;&lt;/li&gt;</text:p>
            <text:p>&lt;li&gt;Упаковка: 20 рулонов / коробка;&lt;/li&gt;</text:p>
            <text:p>&lt;li&gt;Вес упаковки: 9,25 кг;&lt;/li&gt;</text:p>
            <text:p>&lt;li&gt;Размер упаковки: 30,5*30,5*24 см., объём 0,022 м3.&lt;/li&gt;</text:p>
            <text:p>&lt;/ul&gt;</text:p>
          </table:table-cell>
          <table:table-cell table:style-name="ce8"/>
          <table:table-cell table:style-name="ce8" office:value-type="float" office:value="480" calcext:value-type="float">
            <text:p>480</text:p>
          </table:table-cell>
          <table:table-cell table:style-name="ce8" office:value-type="string" calcext:value-type="string">
            <text:p>Этикетка радиочастотная, круглая, штрих-код (деактивируемая), 1 000 шт/рулон <text:s/>купить по цене 0 руб. с доставкой в Екатеринбурге. </text:p>
          </table:table-cell>
          <table:table-cell table:style-name="ce8" office:value-type="string" calcext:value-type="string">
            <text:p>Купите Этикетка радиочастотная, круглая, штрих-код (деактивируемая), 1 000 шт/рулон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1897520" calcext:value-type="float">
            <text:p>1571897520</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93" calcext:value-type="float">
            <text:p>4993</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Антикражные этикетки</text:p>
          </table:table-cell>
          <table:table-cell table:style-name="ce8" office:value-type="string" calcext:value-type="string">
            <text:p>Р-022</text:p>
          </table:table-cell>
          <table:table-cell table:style-name="ce8" office:value-type="string" calcext:value-type="string">
            <text:p>Этикетка радиочастотная, квадратная, белая (деактивируемая), 1 000 шт/рулон</text:p>
          </table:table-cell>
          <table:table-cell table:style-name="ce8"/>
          <table:table-cell table:style-name="ce8" office:value-type="float" office:value="0" calcext:value-type="float">
            <text:p>0</text:p>
          </table:table-cell>
          <table:table-cell table:style-name="ce8" office:value-type="string" calcext:value-type="string">
            <text:p>ehtiketka-radiochastotnaya-kvadratnaya-belaya</text:p>
          </table:table-cell>
          <table:table-cell table:style-name="ce8" office:value-type="string" calcext:value-type="string">
            <text:p>&lt;p&gt;Этикетка радиочастотная, квадратная, белая (деактивируемая), 1 000 шт/рулон&lt;span class="redactor-invisible-space"&gt; -&lt;/span&gt;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lt;/p&gt;</text:p>
          </table:table-cell>
          <table:table-cell table:style-name="ce13" office:value-type="string" calcext:value-type="string">
            <text:p>&lt;h2&gt;Описание&lt;/h2&gt;&lt;p&gt;Этикетка радиочастотная, квадратная, белая (деактивируемая), 1 000 шт/рулон - одноразовый датчик, на бумажной основе, подходит для всех радиочастотных систем, частота 8.2MHz, применяется для защиты всех видов товаров не содержащих метал.</text:p>
            <text:p>&lt;/p&gt;&lt;p&gt;Радиочастотные этикетки всегда проходят проверку параметров частоты и резонансных колебаний после различных производственных процессов.</text:p>
            <text:p>&lt;/p&gt;&lt;ul&gt;</text:p>
            <text:p>&lt;li&gt;Отсутствие брака. Каждая этикетка проходит тестирование на производстве. Неработающие этикетки помечаются специальной меткой. В рулон добавляется количество исправных этикеток равное помеченным как брак. Таким образом вы гарантированно получаете качественную продукцию.&lt;/li&gt;</text:p>
            <text:p>&lt;li&gt;Высококачественный адгезивный слой. Клеевой слой этикеток обладает сильными адгезивными свойствами. Благодаря этому этикетка не отклеивается с товара.&lt;/li&gt;</text:p>
            <text:p>&lt;/ul&gt;&lt;h2&gt;Защищаемые товары&lt;/h2&gt;&lt;p&gt;Защищает любой тип товара, от продуктов в супермаркете, книг и CD дисков, до текстильных изделий, электроники и т.п.</text:p>
            <text:p>&lt;/p&gt;</text:p>
          </table:table-cell>
          <table:table-cell table:style-name="ce8" office:value-type="string" calcext:value-type="string">
            <text:p>&lt;ul&gt;&lt;li&gt;Частоты: 8.2 МГц;&lt;/li&gt;&lt;li&gt;Обнаружение: 0.90 м-1,20 м;&lt;/li&gt;&lt;li&gt;Размер: диаметр 40 мм;&lt;/li&gt;&lt;li&gt;Цвет: белый;&lt;/li&gt;&lt;li&gt;Упаковка: 20 рулонов / коробка;&lt;/li&gt;&lt;li&gt;Вес упаковки: 9,25 кг;&lt;/li&gt;&lt;li&gt;Размер упаковки: 30,5*30,5*24 см., объём 0,022 м3.&lt;/li&gt;&lt;/ul&gt;</text:p>
          </table:table-cell>
          <table:table-cell table:style-name="ce8"/>
          <table:table-cell table:style-name="ce8" office:value-type="float" office:value="475" calcext:value-type="float">
            <text:p>475</text:p>
          </table:table-cell>
          <table:table-cell table:style-name="ce8" office:value-type="string" calcext:value-type="string">
            <text:p>Этикетка радиочастотная, квадратная, белая (деактивируемая), 1 000 шт/рулон <text:s/>купить по цене 0 руб. с доставкой в Екатеринбурге. </text:p>
          </table:table-cell>
          <table:table-cell table:style-name="ce8" office:value-type="string" calcext:value-type="string">
            <text:p>Купите Этикетка радиочастотная, квадратная, белая (деактивируемая), 1 000 шт/рулон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71897554" calcext:value-type="float">
            <text:p>157189755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95" calcext:value-type="float">
            <text:p>4995</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Антикражные этикетки</text:p>
          </table:table-cell>
          <table:table-cell table:style-name="ce8" office:value-type="string" calcext:value-type="string">
            <text:p>А-041</text:p>
          </table:table-cell>
          <table:table-cell table:style-name="ce8" office:value-type="string" calcext:value-type="string">
            <text:p>Акустомагнитная этикетка Sensormatic МUS II с ложным штрих - кодом LE</text:p>
          </table:table-cell>
          <table:table-cell table:style-name="ce8"/>
          <table:table-cell table:style-name="ce8" office:value-type="float" office:value="0" calcext:value-type="float">
            <text:p>0</text:p>
          </table:table-cell>
          <table:table-cell table:style-name="ce8" office:value-type="string" calcext:value-type="string">
            <text:p>akustomagnitnaya-ehtiketka-sensormatic-mus-ii</text:p>
          </table:table-cell>
          <table:table-cell table:style-name="ce8" office:value-type="string" calcext:value-type="string">
            <text:p>&lt;p&gt;Акустомагнитная этикетка Sensormatic МUS II с ложным штрих - кодом LE обеспечивает высокий уровень детектирования и применяются для защиты широкого ассортимента товаров в ритейле.&lt;/p&gt;</text:p>
          </table:table-cell>
          <table:table-cell table:style-name="ce13" office:value-type="string" calcext:value-type="string">
            <text:p>&lt;p&gt;Акустомагнитная этикетка Sensormatic МUS II с ложным штрих - кодом LE обеспечивает высокий уровень детектирования и применяются для защиты широкого ассортимента товаров в ритейле. При использовании бесконтактных деактиваторов возможно размещение защитных этикеток внутри упаковки. За счет своих малых размеров (44,6 х 10,16 х 1,73 мм) этикетки могут применяться для защиты мелких товаров. Этикетки также можно использовать как дублирующую защиту вместе с жесткими бирками в магазинах одежды. При оплате товара на кассе необходимо провести деактивацию этикетки-наклейки при помощи стандартного акустомагнитного деактиватора АМВ 2011.</text:p>
            <text:p>&lt;/p&gt;&lt;p&gt;Этикетка для одноразового применения, после деактивации не работает.</text:p>
            <text:p>&lt;/p&gt;&lt;h2&gt;&lt;br&gt;&lt;/h2&gt;&lt;h2&gt;Защищаемые товары&lt;/h2&gt;&lt;p&gt;Косметика и парфюмерия, мобильные телефоны, смартфоны, фотоаппараты, видеокамеры, планшеты, электронные книги, навигаторы, бытовая техника и электроника, ноутбуки и нетбуки, алкогольная продукция.</text:p>
            <text:p>&lt;/p&gt;</text:p>
          </table:table-cell>
          <table:table-cell table:style-name="ce8" office:value-type="string" calcext:value-type="string">
            <text:p>&lt;h2&gt;&lt;br&gt;&lt;/h2&gt;&lt;ul&gt;&lt;li&gt;Частота: 58khz&lt;/li&gt;&lt;li&gt;Размер этикетки: 45*10*1,8 мм&lt;/li&gt;&lt;li&gt;Цвет: Штрих-код&lt;/li&gt;&lt;li&gt;Упаковка: 5 000 штук / коробка&lt;/li&gt;&lt;li&gt;Вес упаковки: 3,5 кг /коробка&lt;/li&gt;&lt;li&gt;Размеры упаковки: 28*21*10,5 см, объём 0,006 м3&lt;/li&gt;&lt;/ul&gt;</text:p>
          </table:table-cell>
          <table:table-cell table:style-name="ce8"/>
          <table:table-cell table:style-name="ce8" office:value-type="float" office:value="470" calcext:value-type="float">
            <text:p>470</text:p>
          </table:table-cell>
          <table:table-cell table:style-name="ce8" office:value-type="string" calcext:value-type="string">
            <text:p>Акустомагнитная этикетка Sensormatic МUS II с ложным штрих - кодом LE <text:s/>купить по цене 0 руб. с доставкой в Екатеринбурге. </text:p>
          </table:table-cell>
          <table:table-cell table:style-name="ce8" office:value-type="string" calcext:value-type="string">
            <text:p>Купите Акустомагнитная этикетка Sensormatic МUS II с ложным штрих - кодом LE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2" calcext:value-type="float">
            <text:p>1542018182</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3" office:value-type="float" office:value="4996" calcext:value-type="float">
            <text:p>4996</text:p>
          </table:table-cell>
          <table:table-cell table:style-name="ce3" office:value-type="string" calcext:value-type="string">
            <text:p>Акустомагнитные системы</text:p>
          </table:table-cell>
          <table:table-cell table:style-name="ce3"/>
          <table:table-cell table:style-name="ce9" office:value-type="string" calcext:value-type="string">
            <text:p>Защитные датчики</text:p>
          </table:table-cell>
          <table:table-cell table:style-name="ce9" office:value-type="string" calcext:value-type="string">
            <text:p>Р-14</text:p>
          </table:table-cell>
          <table:table-cell table:style-name="ce9" office:value-type="string" calcext:value-type="string">
            <text:p>Гвоздик (игла) для датчиков Pencil Tag​, длина 16 мм</text:p>
          </table:table-cell>
          <table:table-cell table:style-name="ce9"/>
          <table:table-cell table:style-name="ce9" office:value-type="float" office:value="0" calcext:value-type="float">
            <text:p>0</text:p>
          </table:table-cell>
          <table:table-cell table:style-name="ce9" office:value-type="string" calcext:value-type="string">
            <text:p>gvozdik-igla-pencil-tag-16-mm</text:p>
          </table:table-cell>
          <table:table-cell table:style-name="ce9" office:value-type="string" calcext:value-type="string">
            <text:p>&lt;p&gt;Гвоздик (игла) для датчиков Pencil Tag - стандартный гладкий либо с насечкой металлический гвоздик, длиной 16 мм, упакован в картонные коробки по 1 000 штук, предназначен для радиочастотных и акустомагнитных жёстких многоразовых датчиков.&lt;/p&gt;</text:p>
          </table:table-cell>
          <table:table-cell table:style-name="ce9" office:value-type="string" calcext:value-type="string">
            <text:p>&lt;h2&gt;Описание&lt;/h2&gt;&lt;p&gt;Гвоздик (игла) для датчиков Pencil Tag- стандартный гладкий либо с насечкой металлический гвоздик, длиной 16 мм, упакован в картонные коробки по 1 000 штук, предназначен для радиочастотных и акустомагнитных жёстких многоразовых датчиков.&lt;/p&gt;&lt;h2&gt;&lt;br&gt;&lt;/h2&gt;</text:p>
          </table:table-cell>
          <table:table-cell table:style-name="ce9" office:value-type="string" calcext:value-type="string">
            <text:p>&lt;p&gt;&lt;br&gt;&lt;/p&gt;&lt;h2&gt;&lt;/h2&gt;&lt;ul&gt;&lt;li&gt;Длина иглы: 16 мм&lt;/li&gt;&lt;li&gt;Поверхность: гладкая /с насечкой&lt;/li&gt;&lt;li&gt;Упаковка: 20 000 шт.&lt;/li&gt;&lt;li&gt;Вес упаковки: 21,0 кг&lt;/li&gt;&lt;li&gt;Размеры упаковки: 47*32*14 см, объём 0,020 м3&lt;/li&gt;&lt;li&gt;Индивидуальная упаковка: 1 000 шт., вес 1,05 кг&lt;/li&gt;&lt;/ul&gt;</text:p>
          </table:table-cell>
          <table:table-cell table:style-name="ce9"/>
          <table:table-cell table:style-name="ce9" office:value-type="float" office:value="390" calcext:value-type="float">
            <text:p>390</text:p>
          </table:table-cell>
          <table:table-cell table:style-name="ce9" office:value-type="string" calcext:value-type="string">
            <text:p>Гвоздик (игла) для датчиков Pencil Tag​, длина 16 мм <text:s/>купить по цене 0 руб. с доставкой в Екатеринбурге. </text:p>
          </table:table-cell>
          <table:table-cell table:style-name="ce9" office:value-type="string" calcext:value-type="string">
            <text:p>Купите Гвоздик (игла) для датчиков Pencil Tag​, длина 16 мм в Екатеринбурге по цене 0 руб. <text:s/>в компании «Аксиома». Доставка, выгодные условия. </text:p>
          </table:table-cell>
          <table:table-cell table:style-name="ce9"/>
          <table:table-cell table:style-name="ce9" office:value-type="float" office:value="1" calcext:value-type="float">
            <text:p>1</text:p>
          </table:table-cell>
          <table:table-cell table:style-name="ce9" office:value-type="float" office:value="1542018183" calcext:value-type="float">
            <text:p>1542018183</text:p>
          </table:table-cell>
          <table:table-cell table:style-name="ce9" office:value-type="float" office:value="1571896949" calcext:value-type="float">
            <text:p>1571896949</text:p>
          </table:table-cell>
          <table:table-cell table:number-columns-repeated="2" table:style-name="ce9" office:value-type="float" office:value="0" calcext:value-type="float">
            <text:p>0</text:p>
          </table:table-cell>
          <table:table-cell table:style-name="ce9"/>
          <table:table-cell table:style-name="ce9" office:value-type="float" office:value="1" calcext:value-type="float">
            <text:p>1</text:p>
          </table:table-cell>
          <table:table-cell table:style-name="ce17" office:value-type="float" office:value="1" calcext:value-type="float">
            <text:p>1</text:p>
          </table:table-cell>
          <table:table-cell table:style-name="ce20" table:number-columns-repeated="999"/>
        </table:table-row>
        <table:table-row table:style-name="ro4">
          <table:table-cell table:style-name="ce2" office:value-type="float" office:value="4997" calcext:value-type="float">
            <text:p>4997</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6</text:p>
          </table:table-cell>
          <table:table-cell table:style-name="ce8" office:value-type="string" calcext:value-type="string">
            <text:p>Радиочастотный датчик для очков Optical Tag</text:p>
          </table:table-cell>
          <table:table-cell table:style-name="ce8"/>
          <table:table-cell table:style-name="ce8" office:value-type="float" office:value="0" calcext:value-type="float">
            <text:p>0</text:p>
          </table:table-cell>
          <table:table-cell table:style-name="ce8" office:value-type="string" calcext:value-type="string">
            <text:p>radiochastotnyj-datchik-dlya-ochkov-optical-tag</text:p>
          </table:table-cell>
          <table:table-cell table:style-name="ce8" office:value-type="string" calcext:value-type="string">
            <text:p>&lt;p&gt;Датчик радиочастотный для очков Optical Tag, для защиты медицинских и солнцезащитных очков, а так же для некоторых ювелирных изделий (браслетов, ожерелий и т.п.).&lt;/p&gt;</text:p>
          </table:table-cell>
          <table:table-cell table:style-name="ce13" office:value-type="string" calcext:value-type="string">
            <text:p>&lt;p&gt;Датчик радиочастотный для очков Optical Tag, крепится на душки очков, а благодаря компактному размеру, не доставляют особого дискомфорта при подборе очков. Замок датчика выполнен по технологии Special Lock, обеспечивающей надёжное крепление, а усиленная пластмасса гарантирует прочность при любом внешнем воздействии</text:p>
            <text:p>&lt;/p&gt;&lt;p&gt;Работает со всеми противокражными системами радиочастотной технологии. Снимается с товара механическим съёмником Optical Tag. Датчик является многоразовым.</text:p>
            <text:p>&lt;/p&gt;&lt;ul&gt;</text:p>
            <text:p>&lt;/ul&gt;&lt;h2&gt;Защищаемые товары&lt;/h2&gt;&lt;p&gt;Медицинские и солнцезащитные очки, ювелирные изделия (браслеты, ожерелья и т.п.).</text:p>
            <text:p>&lt;/p&gt;</text:p>
          </table:table-cell>
          <table:table-cell table:style-name="ce8" office:value-type="string" calcext:value-type="string">
            <text:p>&lt;h2&gt;&lt;br&gt;&lt;/h2&gt;&lt;ul&gt;&lt;li&gt;Частота: 8,2 МГц&lt;/li&gt;&lt;li&gt;Материал: пластик&lt;/li&gt;&lt;li&gt;Цвет: серый&lt;/li&gt;&lt;li&gt;Размер датчика: 25*25 мм&lt;/li&gt;&lt;li&gt;Замок: механический&lt;/li&gt;&lt;li&gt;Упаковка: 1 000 шт / коробка&lt;/li&gt;&lt;li&gt;Вес упаковки: 10 кг.&lt;/li&gt;&lt;li&gt;Размеры упаковки: 40*30*17 см, объём 0,020 м3&lt;/li&gt;&lt;/ul&gt;</text:p>
          </table:table-cell>
          <table:table-cell table:style-name="ce8"/>
          <table:table-cell table:style-name="ce8" office:value-type="float" office:value="370" calcext:value-type="float">
            <text:p>370</text:p>
          </table:table-cell>
          <table:table-cell table:style-name="ce8" office:value-type="string" calcext:value-type="string">
            <text:p>Радиочастотный датчик для очков Optical Tag <text:s/>купить по цене 0 руб. с доставкой в Екатеринбурге. </text:p>
          </table:table-cell>
          <table:table-cell table:style-name="ce8" office:value-type="string" calcext:value-type="string">
            <text:p>Купите Радиочастотный датчик для очков Optical Ta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98" calcext:value-type="float">
            <text:p>4998</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Съемники</text:p>
          </table:table-cell>
          <table:table-cell table:style-name="ce8" office:value-type="string" calcext:value-type="string">
            <text:p>С-047</text:p>
          </table:table-cell>
          <table:table-cell table:style-name="ce8" office:value-type="string" calcext:value-type="string">
            <text:p>Съемник механический Sensormatic MK-225</text:p>
          </table:table-cell>
          <table:table-cell table:style-name="ce8"/>
          <table:table-cell table:style-name="ce8" office:value-type="float" office:value="0" calcext:value-type="float">
            <text:p>0</text:p>
          </table:table-cell>
          <table:table-cell table:style-name="ce8" office:value-type="string" calcext:value-type="string">
            <text:p>semnik-mekhanicheskij-sensormatic-mk-225</text:p>
          </table:table-cell>
          <table:table-cell table:style-name="ce13" office:value-type="string" calcext:value-type="string">
            <text:p>&lt;p&gt;Съемник механический Sensormatic MK-225, предназначен для снятия жестких датчиков типа SuperTag вручную. Модель компактна, имеет удобный угол наклона для работы, не требует электропитания, крепится на кассовом узле при помощи троса.&lt;strong&gt;&lt;/strong&gt;</text:p>
            <text:p>&lt;/p&gt;</text:p>
          </table:table-cell>
          <table:table-cell table:style-name="ce13" office:value-type="string" calcext:value-type="string">
            <text:p>&lt;h2&gt;Описание&lt;/h2&gt;&lt;p&gt;Съемник механический Sensormatic MK-225, предназначен для снятия жестких датчиков типа SuperTag вручную. Модель компактна, имеет удобный угол наклона для работы, не требует электропитания, крепится на кассовом узле при помощи троса.&lt;/p&gt;&lt;p&gt;&lt;img src="/uploads/5a7209c19234c.png" alt="Данный товар отпускается только юридическим лицам" style="float: left; margin: 5px;"&gt;</text:p>
            <text:p>&lt;/p&gt;</text:p>
          </table:table-cell>
          <table:table-cell table:style-name="ce8" office:value-type="string" calcext:value-type="string">
            <text:p>&lt;h2&gt;&lt;br&gt;&lt;/h2&gt;&lt;ul&gt;&lt;li&gt;Размер: 185*90 мм&lt;/li&gt;&lt;li&gt;Упаковка: 10 шт / коробка&lt;/li&gt;&lt;li&gt;Вес упаковки: 5,7 кг.&lt;/li&gt;&lt;li&gt;Размеры упаковки: 42*30*27 см, объём 0,034 м3&lt;/li&gt;&lt;/ul&gt;</text:p>
          </table:table-cell>
          <table:table-cell table:style-name="ce8"/>
          <table:table-cell table:style-name="ce8" office:value-type="float" office:value="450" calcext:value-type="float">
            <text:p>450</text:p>
          </table:table-cell>
          <table:table-cell table:style-name="ce8" office:value-type="string" calcext:value-type="string">
            <text:p>Съемник механический Sensormatic MK-225 <text:s/>купить по цене 0 руб. с доставкой в Екатеринбурге. </text:p>
          </table:table-cell>
          <table:table-cell table:style-name="ce8" office:value-type="string" calcext:value-type="string">
            <text:p>Купите Съемник механический Sensormatic MK-225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018183" calcext:value-type="float">
            <text:p>1542018183</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4999" calcext:value-type="float">
            <text:p>4999</text:p>
          </table:table-cell>
          <table:table-cell table:style-name="ce2" table:number-columns-repeated="2"/>
          <table:table-cell table:style-name="ce10" office:value-type="string" calcext:value-type="string">
            <text:p>Сейферы</text:p>
          </table:table-cell>
          <table:table-cell table:style-name="ce8" office:value-type="string" calcext:value-type="string">
            <text:p>С-056</text:p>
          </table:table-cell>
          <table:table-cell table:style-name="ce8" office:value-type="string" calcext:value-type="string">
            <text:p>Сейфер универсальный s016: 204x155x85 мм стандартный замок, 58 Кгц и 8,2 Мгц</text:p>
          </table:table-cell>
          <table:table-cell table:style-name="ce8"/>
          <table:table-cell table:style-name="ce8" office:value-type="float" office:value="0" calcext:value-type="float">
            <text:p>0</text:p>
          </table:table-cell>
          <table:table-cell table:style-name="ce8" office:value-type="string" calcext:value-type="string">
            <text:p>zashchitnyj-boks-sajfer-universalnyj-204-155-85</text:p>
          </table:table-cell>
          <table:table-cell table:style-name="ce8" table:number-columns-repeated="4"/>
          <table:table-cell table:style-name="ce8" office:value-type="float" office:value="479" calcext:value-type="float">
            <text:p>479</text:p>
          </table:table-cell>
          <table:table-cell table:style-name="ce8" office:value-type="string" calcext:value-type="string">
            <text:p>Сейфер универсальный s016: 204x155x85 мм стандартный замок, 58 Кгц и 8,2 Мгц <text:s/>купить по цене 0 руб. с доставкой в Екатеринбурге. </text:p>
          </table:table-cell>
          <table:table-cell table:style-name="ce8" office:value-type="string" calcext:value-type="string">
            <text:p>Купите Сейфер универсальный s016: 204x155x85 мм стандартный замок, 58 Кгц и 8,2 Мгц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5209" calcext:value-type="float">
            <text:p>1542345209</text:p>
          </table:table-cell>
          <table:table-cell table:style-name="ce8" office:value-type="float" office:value="1580105776" calcext:value-type="float">
            <text:p>1580105776</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00" calcext:value-type="float">
            <text:p>5000</text:p>
          </table:table-cell>
          <table:table-cell table:style-name="ce2" table:number-columns-repeated="2"/>
          <table:table-cell table:style-name="ce10" office:value-type="string" calcext:value-type="string">
            <text:p>Сейферы</text:p>
          </table:table-cell>
          <table:table-cell table:style-name="ce8" office:value-type="string" calcext:value-type="string">
            <text:p>С-057</text:p>
          </table:table-cell>
          <table:table-cell table:style-name="ce8" office:value-type="string" calcext:value-type="string">
            <text:p>Сейфер универсальный s015 B:205x110x85 мм стандартный замок, 58 Кгц и 8,2 Мгц</text:p>
          </table:table-cell>
          <table:table-cell table:style-name="ce8"/>
          <table:table-cell table:style-name="ce8" office:value-type="float" office:value="0" calcext:value-type="float">
            <text:p>0</text:p>
          </table:table-cell>
          <table:table-cell table:style-name="ce8" office:value-type="string" calcext:value-type="string">
            <text:p>zashchitnyj-boks-sajfer-universalnyj-205-110-85</text:p>
          </table:table-cell>
          <table:table-cell table:style-name="ce8" table:number-columns-repeated="4"/>
          <table:table-cell table:style-name="ce8" office:value-type="float" office:value="480" calcext:value-type="float">
            <text:p>480</text:p>
          </table:table-cell>
          <table:table-cell table:style-name="ce8" office:value-type="string" calcext:value-type="string">
            <text:p>Сейфер универсальный s015 B:205x110x85 мм стандартный замок, 58 Кгц и 8,2 Мгц <text:s/>купить по цене 0 руб. с доставкой в Екатеринбурге. </text:p>
          </table:table-cell>
          <table:table-cell table:style-name="ce8" office:value-type="string" calcext:value-type="string">
            <text:p>Купите Сейфер универсальный s015 B:205x110x85 мм стандартный замок, 58 Кгц и 8,2 Мгц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5274" calcext:value-type="float">
            <text:p>1542345274</text:p>
          </table:table-cell>
          <table:table-cell table:style-name="ce8" office:value-type="float" office:value="1580105787" calcext:value-type="float">
            <text:p>1580105787</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01" calcext:value-type="float">
            <text:p>5001</text:p>
          </table:table-cell>
          <table:table-cell table:style-name="ce2"/>
          <table:table-cell table:number-columns-repeated="2" table:style-name="ce2" office:value-type="string" calcext:value-type="string">
            <text:p>Радиочастотные системы</text:p>
          </table:table-cell>
          <table:table-cell table:style-name="ce8" office:value-type="string" calcext:value-type="string">
            <text:p>Р-05</text:p>
          </table:table-cell>
          <table:table-cell table:style-name="ce8" office:value-type="string" calcext:value-type="string">
            <text:p>Радиочастотная МОНО система RF-700</text:p>
          </table:table-cell>
          <table:table-cell table:style-name="ce8"/>
          <table:table-cell table:style-name="ce8" office:value-type="float" office:value="0" calcext:value-type="float">
            <text:p>0</text:p>
          </table:table-cell>
          <table:table-cell table:style-name="ce8" office:value-type="string" calcext:value-type="string">
            <text:p>radiochastotnaya-mono-sistema-rf-700</text:p>
          </table:table-cell>
          <table:table-cell table:style-name="ce8" office:value-type="string" calcext:value-type="string">
            <text:p>&lt;p&gt;Защита кассовых проходов и широких входных групп от 1,6 до 2 <text:s/>метров&lt;/p&gt;&lt;p&gt;Комплектация: 1 антенны + блок питания.&lt;br&gt;Прочный корпуc с возможностью размещения рекламы. &lt;br&gt;Электроника Inomatic (Германия)&lt;/p&gt;&lt;p&gt;&lt;br&gt;&lt;br&gt;&lt;/p&gt;</text:p>
          </table:table-cell>
          <table:table-cell table:style-name="ce8"/>
          <table:table-cell table:style-name="ce8" office:value-type="string" calcext:value-type="string">
            <text:p>&lt;p&gt;Тип: радиочастотная МОНО система&lt;br&gt;&lt;/p&gt;&lt;p&gt;Корпус: алюминиевый каркас, акриловые панели c металлическим основанием.&lt;br&gt;Цвет: серый.&lt;br&gt;Габаритные размеры антенны: 152 х 40 x 4 см&lt;br&gt;Рабочая частота: 8.2 МГц&lt;br&gt;Электропитание: 24 В постоянного тока или 18 В переменного тока&lt;br&gt;Рабочая температура: 0-50 грд&lt;br&gt;Вес одной стойки: 8 кг.&lt;br&gt;Варианты расстановки антенн:&lt;br&gt;Mono (одна антенна), см: 80+80&lt;br&gt;Dual (две стойки), см: 80 + 160 + 80&lt;br&gt;Split (три стойки), см: 80 + 160 + 160 + 80&lt;br&gt;Quad (четыре стойки), см: 80 + 160 + 160 + 160 + 80&lt;br&gt;Детекция (две МОНО антенны):&lt;/p&gt;&lt;p&gt;&lt;br&gt;&lt;br&gt;Этикетка РЧ (4х4):150 см&lt;br&gt;Mini Tag (Mini Square): 160см.&lt;br&gt;Midi Golf Tag (54 мм.): 180см.&lt;/p&gt;&lt;p&gt;&lt;br&gt;&lt;br&gt;*В условиях конкретного объекта ширина детектирования может меняться, в зависимости от помех на объекте.&lt;br&gt;&lt;/p&gt;</text:p>
          </table:table-cell>
          <table:table-cell table:style-name="ce8"/>
          <table:table-cell table:style-name="ce8" office:value-type="float" office:value="450" calcext:value-type="float">
            <text:p>450</text:p>
          </table:table-cell>
          <table:table-cell table:style-name="ce8" office:value-type="string" calcext:value-type="string">
            <text:p>Радиочастотная МОНО система RF-700 <text:s/>купить по цене 0 руб. с доставкой в Екатеринбурге. </text:p>
          </table:table-cell>
          <table:table-cell table:style-name="ce8" office:value-type="string" calcext:value-type="string">
            <text:p>Купите Радиочастотная МОНО система RF-70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5401" calcext:value-type="float">
            <text:p>1542345401</text:p>
          </table:table-cell>
          <table:table-cell table:style-name="ce8" office:value-type="float" office:value="1564735492" calcext:value-type="float">
            <text:p>1564735492</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02" calcext:value-type="float">
            <text:p>5002</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Деактиваторы</text:p>
          </table:table-cell>
          <table:table-cell table:style-name="ce8" office:value-type="string" calcext:value-type="string">
            <text:p>А-042-1</text:p>
          </table:table-cell>
          <table:table-cell table:style-name="ce8" office:value-type="string" calcext:value-type="string">
            <text:p>Деактиватор акустомагнитный Sensormatic AMB-2011</text:p>
          </table:table-cell>
          <table:table-cell table:style-name="ce8"/>
          <table:table-cell table:style-name="ce8" office:value-type="float" office:value="0" calcext:value-type="float">
            <text:p>0</text:p>
          </table:table-cell>
          <table:table-cell table:style-name="ce8" office:value-type="string" calcext:value-type="string">
            <text:p>deaktivator-akustomagnitnyj-sensormatic-amb-2011</text:p>
          </table:table-cell>
          <table:table-cell table:style-name="ce8" office:value-type="string" calcext:value-type="string">
            <text:p>&lt;p&gt;Деактиватор Sensormatic AMB-2011&lt;/p&gt;</text:p>
          </table:table-cell>
          <table:table-cell table:style-name="ce8" office:value-type="string" calcext:value-type="string">
            <text:p>&lt;p&gt;Наиболее экономное решение для магазинов с небольшим потоком покупателей, товарооборотом и объемом защищаемой продукции.&lt;/p&gt;&lt;p&gt;Универсальная синхронизация позволяет устанавливать деактиваторы на одной линии касс, избегая помех в работе противокражных антенн.&lt;/p&gt;&lt;p&gt;Позволяет кассирам контролировать громкость и тональность сигнала, чтобы отличать от сигналов других устройств в кассовой зоне.&lt;/p&gt;</text:p>
          </table:table-cell>
          <table:table-cell table:style-name="ce8" office:value-type="string" calcext:value-type="string">
            <text:p>&lt;ul&gt;&lt;li&gt;Технические характеристики&lt;/li&gt;&lt;li&gt;Размеры210х160х40 мм&lt;/li&gt;&lt;li&gt;Высота деактивациидо 10 см&lt;/li&gt;&lt;li&gt;Тип установкиврезной/настольный&lt;/li&gt;&lt;/ul&gt;</text:p>
          </table:table-cell>
          <table:table-cell table:style-name="ce8" table:number-columns-repeated="2"/>
          <table:table-cell table:style-name="ce8" office:value-type="string" calcext:value-type="string">
            <text:p>Деактиватор акустомагнитный Sensormatic AMB-2011 <text:s/>купить по цене 0 руб. с доставкой в Екатеринбурге. </text:p>
          </table:table-cell>
          <table:table-cell table:style-name="ce8" office:value-type="string" calcext:value-type="string">
            <text:p>Купите Деактиватор акустомагнитный Sensormatic AMB-2011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5686" calcext:value-type="float">
            <text:p>1542345686</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03" calcext:value-type="float">
            <text:p>5003</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Защитные датчики</text:p>
          </table:table-cell>
          <table:table-cell table:style-name="ce8" office:value-type="string" calcext:value-type="string">
            <text:p>А-034-5</text:p>
          </table:table-cell>
          <table:table-cell table:style-name="ce8" office:value-type="string" calcext:value-type="string">
            <text:p>Бирка акустомагнитная Pencil Tag MIDI (феррит 33 мм)</text:p>
          </table:table-cell>
          <table:table-cell table:style-name="ce8"/>
          <table:table-cell table:style-name="ce8" office:value-type="float" office:value="0" calcext:value-type="float">
            <text:p>0</text:p>
          </table:table-cell>
          <table:table-cell table:style-name="ce8" office:value-type="string" calcext:value-type="string">
            <text:p>birka-akustomagnitnaya-pencil-tag-midi-ferrit-33-mm</text:p>
          </table:table-cell>
          <table:table-cell table:style-name="ce8" office:value-type="string" calcext:value-type="string">
            <text:p>&lt;p&gt;Датчик акустомагнитный Pencil Tag midi 50 мм.. Упаковка: 1 000 шт / коробка&lt;/p&gt;&lt;p&gt;Вес упаковки: 9,0 кг&lt;br&gt;Внимание: гвоздик (игла) в комплект поставки не входит, покупается отдельно!&lt;/p&gt;</text:p>
          </table:table-cell>
          <table:table-cell table:style-name="ce8" office:value-type="string" calcext:value-type="string">
            <text:p>&lt;p&gt;Датчик акустомагнитный Pencil Tag midi - самый лёгкий датчик (вес всего лишь 7,5 гр.), который наиболее часто используется в магазинах одежды, белья, изделий из деликатных тканей и др. Датчик крепится к товару при помощи клипсы - гвоздика, также возможно использование тросика (для защиты от краж товаров, к которым невозможно прикрепиться клипсой). Датчик совместим со всеми имеющимися на рынке акустомагнитными антикражными воротами и снимается при помощи универсального магнитного съёмника. Датчик является многоразовым.&lt;/p&gt;&lt;p&gt;&lt;br&gt;Внимание: гвоздик (игла) в комплект поставки не входит, покупается отдельно!&lt;/p&gt;</text:p>
          </table:table-cell>
          <table:table-cell table:style-name="ce13" office:value-type="string" calcext:value-type="string">
            <text:p>&lt;ul&gt;&lt;li&gt;Частота: 58 кГц&lt;/li&gt;&lt;li&gt;Материал: пластик&lt;/li&gt;&lt;li&gt;Цвет: серый&lt;/li&gt;&lt;li&gt;Размер датчика: 52*13 мм&lt;/li&gt;&lt;li&gt;Блокировка: магнитный замок&lt;/li&gt;&lt;li&gt;Упаковка: 1000 шт / коробка&lt;/li&gt;&lt;li&gt;Вес упаковки: 7,5 кг&lt;/li&gt;&lt;li&gt;Размеры упаковки: 40*30*14 см, объём 0,017 м3&lt;/li&gt;&lt;/ul&gt;&lt;p&gt;&lt;br&gt;Защищаемые товары</text:p>
            <text:p>&lt;/p&gt;&lt;p&gt;&lt;br&gt;</text:p>
            <text:p>&lt;/p&gt;&lt;p&gt;Одежда, нижнее бельё и деликатные ткани, обувь, сумки и рюкзаки, наручные часы, бытовая техника и электроника, игрушки и товары для детей, строительные материалы, автомобильные запчасти, хозяйственные товары, спортивные товары, полотенца.</text:p>
            <text:p>&lt;/p&gt;</text:p>
          </table:table-cell>
          <table:table-cell table:style-name="ce8"/>
          <table:table-cell table:style-name="ce8" office:value-type="float" office:value="490" calcext:value-type="float">
            <text:p>490</text:p>
          </table:table-cell>
          <table:table-cell table:style-name="ce8" office:value-type="string" calcext:value-type="string">
            <text:p>Бирка акустомагнитная Pencil Tag MIDI (феррит 33 мм) <text:s/>купить по цене 0 руб. с доставкой в Екатеринбурге. </text:p>
          </table:table-cell>
          <table:table-cell table:style-name="ce8" office:value-type="string" calcext:value-type="string">
            <text:p>Купите Бирка акустомагнитная Pencil Tag MIDI (феррит 33 м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6024" calcext:value-type="float">
            <text:p>1542346024</text:p>
          </table:table-cell>
          <table:table-cell table:style-name="ce8" office:value-type="float" office:value="1575545367" calcext:value-type="float">
            <text:p>1575545367</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04" calcext:value-type="float">
            <text:p>5004</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8</text:p>
          </table:table-cell>
          <table:table-cell table:style-name="ce8" office:value-type="string" calcext:value-type="string">
            <text:p>Радиочастотный датчик Flat Tag с гвоздем</text:p>
          </table:table-cell>
          <table:table-cell table:style-name="ce8"/>
          <table:table-cell table:style-name="ce8" office:value-type="float" office:value="0" calcext:value-type="float">
            <text:p>0</text:p>
          </table:table-cell>
          <table:table-cell table:style-name="ce8" office:value-type="string" calcext:value-type="string">
            <text:p>radiochastotnyj-datchik-flat-tag-s-gvozdem</text:p>
          </table:table-cell>
          <table:table-cell table:style-name="ce8" office:value-type="string" calcext:value-type="string">
            <text:p>&lt;p&gt;Датчик&lt;/p&gt;&lt;p&gt;РЧ Flat Tag&lt;/p&gt;&lt;p&gt;с гвоздём для одежды (серый, размер 51х25 мм). &lt;/p&gt;&lt;p&gt;Предназначен для широкого спектра&lt;/p&gt;&lt;p&gt;товаров, чаще всего применяют для белья,&lt;/p&gt;&lt;p&gt;одежды и кожгалантереи.&lt;/p&gt;</text:p>
          </table:table-cell>
          <table:table-cell table:style-name="ce8"/>
          <table:table-cell table:style-name="ce13" office:value-type="string" calcext:value-type="string">
            <text:p>&lt;ul&gt;&lt;li&gt;Частота:</text:p>
            <text:p>8,2 МГц&lt;/li&gt;&lt;li&gt;Материал:</text:p>
            <text:p>пластик&lt;/li&gt;&lt;li&gt;Цвет:</text:p>
            <text:p>серый&lt;/li&gt;&lt;li&gt;Размер:</text:p>
            <text:p>51 мм x 25 мм&lt;/li&gt;&lt;li&gt;Блокировка:</text:p>
            <text:p>магнитный замок&lt;/li&gt;&lt;li&gt;Упаковка:</text:p>
            <text:p>1000 шт / коробка&lt;/li&gt;&lt;li&gt;Вес</text:p>
            <text:p>упаковки: 11,0 кг&lt;/li&gt;&lt;li&gt;Размеры</text:p>
            <text:p>упаковки: 59*40*13 см, объём 0,031 м3 &lt;/li&gt;&lt;/ul&gt;</text:p>
          </table:table-cell>
          <table:table-cell table:style-name="ce8"/>
          <table:table-cell table:style-name="ce8" office:value-type="float" office:value="450" calcext:value-type="float">
            <text:p>450</text:p>
          </table:table-cell>
          <table:table-cell table:style-name="ce8" office:value-type="string" calcext:value-type="string">
            <text:p>Радиочастотный датчик Flat Tag с гвоздем <text:s/>купить по цене 0 руб. с доставкой в Екатеринбурге. </text:p>
          </table:table-cell>
          <table:table-cell table:style-name="ce8" office:value-type="string" calcext:value-type="string">
            <text:p>Купите Радиочастотный датчик Flat Tag с гвозде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6113" calcext:value-type="float">
            <text:p>1542346113</text:p>
          </table:table-cell>
          <table:table-cell table:style-name="ce8" office:value-type="float" office:value="1571897307" calcext:value-type="float">
            <text:p>1571897307</text:p>
          </table:table-cell>
          <table:table-cell table:number-columns-repeated="2" table:style-name="ce8" office:value-type="float" office:value="1" calcext:value-type="float">
            <text:p>1</text:p>
          </table:table-cell>
          <table:table-cell table:style-name="ce8" office:value-type="float" office:value="35" calcext:value-type="float">
            <text:p>35</text:p>
          </table:table-cell>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05" calcext:value-type="float">
            <text:p>5005</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7</text:p>
          </table:table-cell>
          <table:table-cell table:style-name="ce8" office:value-type="string" calcext:value-type="string">
            <text:p>Радиочастотный датчик Yurta 30 мм</text:p>
          </table:table-cell>
          <table:table-cell table:style-name="ce8"/>
          <table:table-cell table:style-name="ce8" office:value-type="float" office:value="0" calcext:value-type="float">
            <text:p>0</text:p>
          </table:table-cell>
          <table:table-cell table:style-name="ce8" office:value-type="string" calcext:value-type="string">
            <text:p>radiochastotnyj-datchik-yurta-30-mm</text:p>
          </table:table-cell>
          <table:table-cell table:style-name="ce8" office:value-type="string" calcext:value-type="string">
            <text:p>&lt;p&gt;Датчик Bell Tag Mini для одежды, магазинов бытовой техники (черный, диаметр 30 мм). <text:s text:c="179"/>Упаковка: 1 000 шт / коробка&lt;/p&gt;&lt;p&gt;Вес упаковки: 9,0 кг&lt;br&gt;&lt;/p&gt;</text:p>
          </table:table-cell>
          <table:table-cell table:style-name="ce8" table:number-columns-repeated="3"/>
          <table:table-cell table:style-name="ce8" office:value-type="float" office:value="360" calcext:value-type="float">
            <text:p>360</text:p>
          </table:table-cell>
          <table:table-cell table:style-name="ce8" office:value-type="string" calcext:value-type="string">
            <text:p>Радиочастотный датчик Yurta 30 мм <text:s/>купить по цене 0 руб. с доставкой в Екатеринбурге. </text:p>
          </table:table-cell>
          <table:table-cell table:style-name="ce8" office:value-type="string" calcext:value-type="string">
            <text:p>Купите Радиочастотный датчик Yurta 30 м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6187" calcext:value-type="float">
            <text:p>1542346187</text:p>
          </table:table-cell>
          <table:table-cell table:style-name="ce8" office:value-type="float" office:value="1579604356" calcext:value-type="float">
            <text:p>1579604356</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06" calcext:value-type="float">
            <text:p>5006</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06-5</text:p>
          </table:table-cell>
          <table:table-cell table:style-name="ce8" office:value-type="string" calcext:value-type="string">
            <text:p>Радиочастотный датчик ракушка MIDI Golf (канавки), 53 мм</text:p>
          </table:table-cell>
          <table:table-cell table:style-name="ce8"/>
          <table:table-cell table:style-name="ce8" office:value-type="float" office:value="0" calcext:value-type="float">
            <text:p>0</text:p>
          </table:table-cell>
          <table:table-cell table:style-name="ce8" office:value-type="string" calcext:value-type="string">
            <text:p>radiochastotnyj-datchik-rakushka-midi-golf-53-mm</text:p>
          </table:table-cell>
          <table:table-cell table:style-name="ce8" office:value-type="string" calcext:value-type="string">
            <text:p>&lt;p&gt;Датчик радиочастотный Мidi Golf (гладкий/черный), 53 мм. Упаковка: 1 000 шт / коробка&lt;br&gt;&lt;/p&gt;&lt;p&gt;Вес упаковки: 17,0 кг&lt;/p&gt;</text:p>
          </table:table-cell>
          <table:table-cell table:style-name="ce8" office:value-type="string" calcext:value-type="string">
            <text:p>&lt;p&gt;Датчик может использоваться многократно, изготовлен из высокопрочного пластика с надежной защитой от взлома. Снятие датчика осуществляется на кассовом терминале с помощью универсального съемника. Датчик является многоразовым.&lt;/p&gt;</text:p>
          </table:table-cell>
          <table:table-cell table:style-name="ce8" office:value-type="string" calcext:value-type="string">
            <text:p>&lt;p&gt;Частоты: 8.2 МГц&lt;/p&gt;&lt;p&gt;Материал: пластик&lt;br&gt;Цвет: чёрный.&lt;br&gt;Размер: Ø53 мм&lt;br&gt;Блокировка: магнитный замок&lt;br&gt;Упаковка: 1 000 шт / коробка&lt;br&gt;Вес упаковки: 17,0 кг&lt;br&gt;Размер упаковки: 57*40*23,5 см., объём 0,054 м3&lt;br&gt;Защищаемые товары&lt;br&gt;Бельё, одежда из деликатных тканей, футболки, сорочки, кофты. обтекаемая форма датчика не мешает во время примерки.&lt;/p&gt;</text:p>
          </table:table-cell>
          <table:table-cell table:style-name="ce8"/>
          <table:table-cell table:style-name="ce8" office:value-type="float" office:value="480" calcext:value-type="float">
            <text:p>480</text:p>
          </table:table-cell>
          <table:table-cell table:style-name="ce8" office:value-type="string" calcext:value-type="string">
            <text:p>Радиочастотный датчик ракушка MIDI Golf (канавки), 53 мм <text:s/>купить по цене 0 руб. с доставкой в Екатеринбурге. </text:p>
          </table:table-cell>
          <table:table-cell table:style-name="ce8" office:value-type="string" calcext:value-type="string">
            <text:p>Купите Радиочастотный датчик ракушка MIDI Golf (канавки), 53 м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7230" calcext:value-type="float">
            <text:p>1542347230</text:p>
          </table:table-cell>
          <table:table-cell table:style-name="ce8" office:value-type="float" office:value="1571897199" calcext:value-type="float">
            <text:p>1571897199</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3" office:value-type="float" office:value="5008" calcext:value-type="float">
            <text:p>5008</text:p>
          </table:table-cell>
          <table:table-cell table:style-name="ce3" office:value-type="string" calcext:value-type="string">
            <text:p>Акустомагнитные системы</text:p>
          </table:table-cell>
          <table:table-cell table:style-name="ce3"/>
          <table:table-cell table:style-name="ce3" office:value-type="string" calcext:value-type="string">
            <text:p>Акустомагнитные системы</text:p>
          </table:table-cell>
          <table:table-cell table:style-name="ce9" office:value-type="string" calcext:value-type="string">
            <text:p>A-023-2</text:p>
          </table:table-cell>
          <table:table-cell table:style-name="ce9" office:value-type="string" calcext:value-type="string">
            <text:p>Акустомагнитная противокражная система Sensormatic Ultra Post VI</text:p>
          </table:table-cell>
          <table:table-cell table:style-name="ce9"/>
          <table:table-cell table:style-name="ce9" office:value-type="float" office:value="0" calcext:value-type="float">
            <text:p>0</text:p>
          </table:table-cell>
          <table:table-cell table:style-name="ce9" office:value-type="string" calcext:value-type="string">
            <text:p>akustomagnitnaya-sistema-sensormatic-ultra-post-vi</text:p>
          </table:table-cell>
          <table:table-cell table:style-name="ce9" office:value-type="string" calcext:value-type="string">
            <text:p>&lt;p&gt;Акустомагнитгная система <text:s/>Ultra Post VI - эффективное оборудование с низким энергопотреблением. Расстояние до 1,8 м. между антеннами. Электроника содержится внутри системы. &lt;/p&gt;</text:p>
          </table:table-cell>
          <table:table-cell table:style-name="ce9" office:value-type="string" calcext:value-type="string">
            <text:p>&lt;p&gt;UltraPost VI без дополнительных настроек и оборудования потребляет на 40% меньше электричества, чем предыдущие системы UltraPost. При работе в режиме «питание при необходимости», обеспечиваемом функцией подсчета посетителей, энергопотребление системы может снижаться на 86% при низком потоке покупателей или его отсутствии.&lt;/p&gt;</text:p>
          </table:table-cell>
          <table:table-cell table:style-name="ce9" office:value-type="string" calcext:value-type="string">
            <text:p>&lt;p&gt;&lt;br&gt;&lt;/p&gt;&lt;p&gt;Габариты, см. <text:s text:c="7"/>145х41х11.5&lt;br&gt;Вес антенн (не более), кг <text:s text:c="7"/>15,1&lt;br&gt;Потребляемая мощность (не более), Вт <text:s text:c="7"/>100&lt;br&gt;Диапазон рабочих температур, °С <text:s text:c="7"/>от 0 до 50&lt;br&gt;Рабочая частота, кГц <text:s text:c="7"/>58&lt;br&gt;Материал <text:s text:c="7"/>Пластик&lt;br&gt;Цвет <text:s text:c="7"/>Серый&lt;br&gt;Single (одна стойка) <text:s text:c="7"/>до 90+90 см&lt;br&gt;Dual (две стойки) <text:s text:c="7"/>до 90+180+90 см&lt;br&gt;Split (три стойки) <text:s text:c="7"/>до 90+180+180+90 см&lt;/p&gt;</text:p>
          </table:table-cell>
          <table:table-cell table:style-name="ce9"/>
          <table:table-cell table:style-name="ce9" office:value-type="float" office:value="480" calcext:value-type="float">
            <text:p>480</text:p>
          </table:table-cell>
          <table:table-cell table:style-name="ce9" office:value-type="string" calcext:value-type="string">
            <text:p>Акустомагнитная противокражная система Sensormatic Ultra Post VI <text:s/>купить по цене 0 руб. с доставкой в Екатеринбурге. </text:p>
          </table:table-cell>
          <table:table-cell table:style-name="ce9" office:value-type="string" calcext:value-type="string">
            <text:p>Купите Акустомагнитная противокражная система Sensormatic Ultra Post VI в Екатеринбурге по цене 0 руб. <text:s/>в компании «Аксиома». Доставка, выгодные условия. </text:p>
          </table:table-cell>
          <table:table-cell table:style-name="ce9"/>
          <table:table-cell table:style-name="ce9" office:value-type="float" office:value="1" calcext:value-type="float">
            <text:p>1</text:p>
          </table:table-cell>
          <table:table-cell table:style-name="ce9" office:value-type="float" office:value="1542347340" calcext:value-type="float">
            <text:p>1542347340</text:p>
          </table:table-cell>
          <table:table-cell table:style-name="ce9" office:value-type="float" office:value="1551159544" calcext:value-type="float">
            <text:p>1551159544</text:p>
          </table:table-cell>
          <table:table-cell table:number-columns-repeated="2" table:style-name="ce9" office:value-type="float" office:value="0" calcext:value-type="float">
            <text:p>0</text:p>
          </table:table-cell>
          <table:table-cell table:style-name="ce9"/>
          <table:table-cell table:style-name="ce9" office:value-type="float" office:value="0" calcext:value-type="float">
            <text:p>0</text:p>
          </table:table-cell>
          <table:table-cell table:style-name="ce17" office:value-type="float" office:value="1" calcext:value-type="float">
            <text:p>1</text:p>
          </table:table-cell>
          <table:table-cell table:style-name="ce20" table:number-columns-repeated="999"/>
        </table:table-row>
        <table:table-row table:style-name="ro4">
          <table:table-cell table:style-name="ce2" office:value-type="float" office:value="5009" calcext:value-type="float">
            <text:p>5009</text:p>
          </table:table-cell>
          <table:table-cell table:style-name="ce2" office:value-type="string" calcext:value-type="string">
            <text:p>Акустомагнитные системы</text:p>
          </table:table-cell>
          <table:table-cell table:style-name="ce2"/>
          <table:table-cell table:style-name="ce2" office:value-type="string" calcext:value-type="string">
            <text:p>Акустомагнитные системы</text:p>
          </table:table-cell>
          <table:table-cell table:style-name="ce8" office:value-type="string" calcext:value-type="string">
            <text:p>A-024-1</text:p>
          </table:table-cell>
          <table:table-cell table:style-name="ce8" office:value-type="string" calcext:value-type="string">
            <text:p>Акустомагнитная противокражная система Synergy 2.5 Acrylic</text:p>
          </table:table-cell>
          <table:table-cell table:style-name="ce8"/>
          <table:table-cell table:style-name="ce8" office:value-type="float" office:value="0" calcext:value-type="float">
            <text:p>0</text:p>
          </table:table-cell>
          <table:table-cell table:style-name="ce8" office:value-type="string" calcext:value-type="string">
            <text:p>akustomagnitnaya-sistema-synergy-acrylic</text:p>
          </table:table-cell>
          <table:table-cell table:style-name="ce8" office:value-type="string" calcext:value-type="string">
            <text:p>&lt;p&gt;Акриловая акустомагнитная система Synergy 1170 - 2,5 м. Система имеет высокую степень обнаружения и рассчитана на широкие проходы до 2,5 м. .&lt;/p&gt;</text:p>
          </table:table-cell>
          <table:table-cell table:style-name="ce8" office:value-type="string" calcext:value-type="string">
            <text:p>&lt;p&gt;&lt;br&gt;Выносной контроллер AMS 9060 на 10% компактней, на 50% легче и потребляет меньше энергии, чем все предыдущие модели&lt;br&gt;Высокая степень обнаружения&lt;br&gt;Защита самых широких проходов&lt;br&gt;Узкий корпус и минимальная ширина делает антенны практически незаметными для обычных покупателей&lt;br&gt;Стильный дизайн из плексигласа подойдет к любому интерьеру магазина&lt;br&gt;Удлиненный корпус антенн позволит защитить большее пространство&lt;br&gt;Для каждого типа тревоги можно установить свой звуковой и световой сигнал: вынос товара, джаммер, размещение защищенного товара слишком близко к антеннам&lt;br&gt;Опционально: подсчет посетителей&lt;br&gt;Может работать как моноантенна&lt;/p&gt;</text:p>
          </table:table-cell>
          <table:table-cell table:style-name="ce8" office:value-type="string" calcext:value-type="string">
            <text:p>&lt;p&gt;Габариты антенн, см. <text:s text:c="7"/>164 x 41.9 x 8&lt;br&gt;&lt;/p&gt;&lt;p&gt;Вес антенн, кг <text:s text:c="7"/>20&lt;br&gt;Вес крышек основания, кг <text:s text:c="7"/>1.7&lt;br&gt;Потребляемая мощность (не более), Вт <text:s text:c="7"/>57&lt;br&gt;Диапазон рабочих температур, °С <text:s text:c="7"/>от 0 до 50&lt;br&gt;Рабочая частота, кГц <text:s text:c="7"/>58&lt;br&gt;Материал <text:s text:c="7"/>плексиглас, акрил&lt;br&gt;Цвет <text:s text:c="7"/>Серый/Угольный&lt;br&gt;&lt;/p&gt;</text:p>
          </table:table-cell>
          <table:table-cell table:style-name="ce8"/>
          <table:table-cell table:style-name="ce8" office:value-type="float" office:value="460" calcext:value-type="float">
            <text:p>460</text:p>
          </table:table-cell>
          <table:table-cell table:style-name="ce8" office:value-type="string" calcext:value-type="string">
            <text:p>Акустомагнитная противокражная система Synergy 2.5 Acrylic <text:s/>купить по цене 0 руб. с доставкой в Екатеринбурге. </text:p>
          </table:table-cell>
          <table:table-cell table:style-name="ce8" office:value-type="string" calcext:value-type="string">
            <text:p>Купите Акустомагнитная противокражная система Synergy 2.5 Acrylic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7412" calcext:value-type="float">
            <text:p>1542347412</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0" calcext:value-type="float">
            <text:p>5010</text:p>
          </table:table-cell>
          <table:table-cell table:style-name="ce2" office:value-type="string" calcext:value-type="string">
            <text:p>Акустомагнитные системы</text:p>
          </table:table-cell>
          <table:table-cell table:style-name="ce2"/>
          <table:table-cell table:style-name="ce2" office:value-type="string" calcext:value-type="string">
            <text:p>Акустомагнитные системы</text:p>
          </table:table-cell>
          <table:table-cell table:style-name="ce8" office:value-type="string" calcext:value-type="string">
            <text:p>А-024-2</text:p>
          </table:table-cell>
          <table:table-cell table:style-name="ce8" office:value-type="string" calcext:value-type="string">
            <text:p>Акустомагнитная противокражная система Synergy 1175 - 2,5 м</text:p>
          </table:table-cell>
          <table:table-cell table:style-name="ce8"/>
          <table:table-cell table:style-name="ce8" office:value-type="float" office:value="0" calcext:value-type="float">
            <text:p>0</text:p>
          </table:table-cell>
          <table:table-cell table:style-name="ce8" office:value-type="string" calcext:value-type="string">
            <text:p>akustomagnitnaya-sistema-synergy-1175</text:p>
          </table:table-cell>
          <table:table-cell table:style-name="ce8" office:value-type="string" calcext:value-type="string">
            <text:p>&lt;p&gt;Акустомагнитная система Synergy 1175 -2,5 м. с антеннами позволяющими закрыть проход 2,5 м. <text:s/>Система имеет высокую степень обнаружения и расчитана на широкие проходы.&lt;/p&gt;</text:p>
          </table:table-cell>
          <table:table-cell table:style-name="ce8" office:value-type="string" calcext:value-type="string">
            <text:p>&lt;p&gt;AS/CCTV/MDG/RFID&lt;/p&gt;&lt;p&gt;Высокая степень обнаружения&lt;br&gt;Защита самых широких проходов&lt;br&gt;Узкий корпус и минимальная ширина делает антенны практически незаметными для обычных покупателей &lt;br&gt;Стильный дизайн подойдет к любому интерьеру магазина&lt;br&gt;Удлиненный корпус антенн позволит защитить большее пространство&lt;br&gt;Для каждого типа сигналов можно установить свой звуковой и световой <text:s/>сигнал: вынос товара, джаммер, MDG (металлодетекция), размещение защищенного товара слишком близко к антеннам, RFID&lt;br&gt;Рекламные панели с обеих сторон&lt;br&gt;Выносной контроллер AMS 9060 <text:s/>на 10% компактней, на 50% легче и потребляет меньше энергии, чем все предыдущие модели&lt;br&gt;Модернизация EAS антенн с помощью функции RFID&lt;br&gt;Опционально: Подсчет посетителей&lt;/p&gt;</text:p>
          </table:table-cell>
          <table:table-cell table:style-name="ce8" table:number-columns-repeated="2"/>
          <table:table-cell table:style-name="ce8" office:value-type="float" office:value="450" calcext:value-type="float">
            <text:p>450</text:p>
          </table:table-cell>
          <table:table-cell table:style-name="ce8" office:value-type="string" calcext:value-type="string">
            <text:p>Акустомагнитная противокражная система Synergy 1175 - 2,5 м <text:s/>купить по цене 0 руб. с доставкой в Екатеринбурге. </text:p>
          </table:table-cell>
          <table:table-cell table:style-name="ce8" office:value-type="string" calcext:value-type="string">
            <text:p>Купите Акустомагнитная противокражная система Synergy 1175 - 2,5 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7457" calcext:value-type="float">
            <text:p>1542347457</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1" calcext:value-type="float">
            <text:p>5011</text:p>
          </table:table-cell>
          <table:table-cell table:style-name="ce2" office:value-type="string" calcext:value-type="string">
            <text:p>Акустомагнитные системы</text:p>
          </table:table-cell>
          <table:table-cell table:style-name="ce2"/>
          <table:table-cell table:style-name="ce2" office:value-type="string" calcext:value-type="string">
            <text:p>Акустомагнитные системы</text:p>
          </table:table-cell>
          <table:table-cell table:style-name="ce8" office:value-type="string" calcext:value-type="string">
            <text:p>А-030-5</text:p>
          </table:table-cell>
          <table:table-cell table:style-name="ce8" office:value-type="string" calcext:value-type="string">
            <text:p>Блок электроники Ultra Exit AMS-9050 (Китай)</text:p>
          </table:table-cell>
          <table:table-cell table:style-name="ce8"/>
          <table:table-cell table:style-name="ce8" office:value-type="float" office:value="0" calcext:value-type="float">
            <text:p>0</text:p>
          </table:table-cell>
          <table:table-cell table:style-name="ce8" office:value-type="string" calcext:value-type="string">
            <text:p>blok-ehlektroniki-ultra-exit-ams-9050</text:p>
          </table:table-cell>
          <table:table-cell table:style-name="ce8" table:number-columns-repeated="4"/>
          <table:table-cell table:style-name="ce8" office:value-type="float" office:value="470" calcext:value-type="float">
            <text:p>470</text:p>
          </table:table-cell>
          <table:table-cell table:style-name="ce8" office:value-type="string" calcext:value-type="string">
            <text:p>Блок электроники Ultra Exit AMS-9050 (Китай) <text:s/>купить по цене 0 руб. с доставкой в Екатеринбурге. </text:p>
          </table:table-cell>
          <table:table-cell table:style-name="ce8" office:value-type="string" calcext:value-type="string">
            <text:p>Купите Блок электроники Ultra Exit AMS-9050 (Кита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2347510" calcext:value-type="float">
            <text:p>1542347510</text:p>
          </table:table-cell>
          <table:table-cell table:style-name="ce8" office:value-type="float" office:value="1551159544" calcext:value-type="float">
            <text:p>1551159544</text:p>
          </table:table-cell>
          <table:table-cell table:style-name="ce8" office:value-type="float" office:value="0" calcext:value-type="float">
            <text:p>0</text:p>
          </table:table-cell>
          <table:table-cell table:style-name="ce8" table:number-columns-repeated="2"/>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2" calcext:value-type="float">
            <text:p>5012</text:p>
          </table:table-cell>
          <table:table-cell table:style-name="ce2" table:number-columns-repeated="2"/>
          <table:table-cell table:style-name="ce10" office:value-type="string" calcext:value-type="string">
            <text:p>Купольная</text:p>
          </table:table-cell>
          <table:table-cell table:style-name="ce8" office:value-type="string" calcext:value-type="string">
            <text:p>В-01</text:p>
          </table:table-cell>
          <table:table-cell table:style-name="ce8" office:value-type="string" calcext:value-type="string">
            <text:p>Видеокамера HiWatch купольная HD-TVI DS-T101</text:p>
          </table:table-cell>
          <table:table-cell table:style-name="ce8"/>
          <table:table-cell table:style-name="ce8" office:value-type="float" office:value="0" calcext:value-type="float">
            <text:p>0</text:p>
          </table:table-cell>
          <table:table-cell table:style-name="ce8" office:value-type="string" calcext:value-type="string">
            <text:p>videokamera-hiwatch-ds-t101</text:p>
          </table:table-cell>
          <table:table-cell table:style-name="ce8" office:value-type="string" calcext:value-type="string">
            <text:p>&lt;p&gt;Разрешение 1Мп&lt;br&gt;ИК-подсветка до 20м&lt;br&gt;1 HD-TVI/CVBS видеовыход&lt;/p&gt;</text:p>
          </table:table-cell>
          <table:table-cell table:style-name="ce13" office:value-type="string" calcext:value-type="string">
            <text:p>&lt;p&gt;&lt;a href="https://hi.watch/media/storage/passport/tvi/ds-t101.pdf" data-vivaldi-spatnav-clickable="1" style="font-size: 14px;" rel="font-size: 14px;"&gt;Паспорт&lt;/a&gt;&lt;br&gt;&lt;/p&gt;&lt;p&gt;&lt;a href="https://hi.watch/media/storage/manual/ds-t101_ds-t201.pdf" data-vivaldi-spatnav-clickable="1"&gt;Инструкция&lt;/a&gt;&lt;br&gt;</text:p>
            <text:p>&lt;/p&gt;&lt;p&gt;&lt;a href="https://hi.watch/media/storage/certification/ds-t10_11_20_22__ds-i11_i12.jpg" data-vivaldi-spatnav-clickable="1"&gt;Сертификат&lt;/a&gt;&lt;span class="redactor-invisible-space"&gt;&lt;br&gt;&lt;/span&gt;</text:p>
            <text:p>&lt;/p&gt;</text:p>
          </table:table-cell>
          <table:table-cell table:style-name="ce8" office:value-type="string" calcext:value-type="string">
            <text:p>&lt;h4&gt;КАМЕРА&lt;/h4&gt;&lt;table class="table table-striped table-condensed"&gt;&lt;tbody&gt;&lt;tr&gt;&lt;td&gt;Матрица&lt;/td&gt;&lt;td&gt;1/4 CMOS матрица&lt;/td&gt;&lt;/tr&gt;&lt;tr&gt;&lt;td&gt;Количество эффективных пикселей&lt;/td&gt;&lt;td&gt;1296х732&lt;/td&gt;&lt;/tr&gt;&lt;tr&gt;&lt;td&gt;Чувствительность&lt;/td&gt;&lt;td&gt;0.1лк @(F1.2, AGC вкл.), 0лк с вкл ИК&lt;/td&gt;&lt;/tr&gt;&lt;tr&gt;&lt;td&gt;Крепление объектива&lt;/td&gt;&lt;td&gt;М12&lt;/td&gt;&lt;/tr&gt;&lt;tr&gt;&lt;td&gt;Объектив&lt;/td&gt;&lt;td&gt;3.6мм (2.8мм, 6мм опционально)&lt;/td&gt;&lt;/tr&gt;&lt;tr&gt;&lt;td&gt;Угол обзора&lt;/td&gt;&lt;td&gt;70.9°(3.6мм), 92°(2.8мм), 56.7°(6мм)&lt;/td&gt;&lt;/tr&gt;&lt;tr&gt;&lt;td&gt;Электронный затвор&lt;/td&gt;&lt;td&gt;1/25с ~ 1/100,000с&lt;/td&gt;&lt;/tr&gt;&lt;tr&gt;&lt;td&gt;Режим «День/ночь»&lt;/td&gt;&lt;td&gt;Механический ИК-фильтр&lt;/td&gt;&lt;/tr&gt;&lt;tr&gt;&lt;td&gt;Отношение «Сигнал-шум»&lt;/td&gt;&lt;td&gt;Более 62 дБ&lt;/td&gt;&lt;/tr&gt;&lt;tr&gt;&lt;td&gt;Частота к/с&lt;/td&gt;&lt;td&gt;720Р @ 25к/с&lt;/td&gt;&lt;/tr&gt;&lt;tr&gt;&lt;td&gt;Синхронизация&lt;/td&gt;&lt;td&gt;Внутренняя&lt;/td&gt;&lt;/tr&gt;&lt;tr&gt;&lt;td&gt;Видеовыход&lt;/td&gt;&lt;td&gt;1 х HD-TVI выход/ CVBS выход&lt;/td&gt;&lt;/tr&gt;&lt;/tbody&gt;&lt;/table&gt;&lt;h4&gt;ОСНОВНОЕ&lt;/h4&gt;&lt;table class="table table-striped table-condensed"&gt;&lt;tbody&gt;&lt;tr&gt;&lt;td&gt;Дальность действия ИК&lt;/td&gt;&lt;td&gt;до 20м&lt;/td&gt;&lt;/tr&gt;&lt;tr&gt;&lt;td&gt;Smart ИК&lt;/td&gt;&lt;td&gt;Есть&lt;/td&gt;&lt;/tr&gt;&lt;tr&gt;&lt;td&gt;Рабочие условия&lt;/td&gt;&lt;td&gt;-20°С — 45°С, влажность не более 90%&lt;/td&gt;&lt;/tr&gt;&lt;tr&gt;&lt;td&gt;Питание&lt;/td&gt;&lt;td&gt;12В DC ± 10%&lt;/td&gt;&lt;/tr&gt;&lt;tr&gt;&lt;td&gt;Потребляемая мощность&lt;/td&gt;&lt;td&gt;Макс. 4Вт&lt;/td&gt;&lt;/tr&gt;&lt;tr&gt;&lt;td&gt;Размеры&lt;/td&gt;&lt;td&gt;Φ98 × 65.4 мм&lt;/td&gt;&lt;/tr&gt;&lt;tr&gt;&lt;td&gt;Вес&lt;/td&gt;&lt;td&gt;240гр.&lt;br&gt;&lt;br&gt;&lt;/td&gt;&lt;/tr&gt;&lt;/tbody&gt;&lt;/table&gt;</text:p>
          </table:table-cell>
          <table:table-cell table:style-name="ce8"/>
          <table:table-cell table:style-name="ce8" office:value-type="float" office:value="100" calcext:value-type="float">
            <text:p>100</text:p>
          </table:table-cell>
          <table:table-cell table:style-name="ce8" office:value-type="string" calcext:value-type="string">
            <text:p>Видеокамера HiWatch купольная HD-TVI DS-T101 <text:s/>купить по цене 0 руб. с доставкой в Екатеринбурге. </text:p>
          </table:table-cell>
          <table:table-cell table:style-name="ce8" office:value-type="string" calcext:value-type="string">
            <text:p>Купите Видеокамера HiWatch купольная HD-TVI DS-T101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52078" calcext:value-type="float">
            <text:p>1548052078</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3" calcext:value-type="float">
            <text:p>5013</text:p>
          </table:table-cell>
          <table:table-cell table:style-name="ce2" table:number-columns-repeated="2"/>
          <table:table-cell table:style-name="ce8" office:value-type="string" calcext:value-type="string">
            <text:p>Купольная</text:p>
          </table:table-cell>
          <table:table-cell table:style-name="ce8" office:value-type="string" calcext:value-type="string">
            <text:p>В-02</text:p>
          </table:table-cell>
          <table:table-cell table:style-name="ce8" office:value-type="string" calcext:value-type="string">
            <text:p>Видеокамера HiWatch купольная HD-TVI DS-T233</text:p>
          </table:table-cell>
          <table:table-cell table:style-name="ce8"/>
          <table:table-cell table:style-name="ce8" office:value-type="float" office:value="0" calcext:value-type="float">
            <text:p>0</text:p>
          </table:table-cell>
          <table:table-cell table:style-name="ce8" office:value-type="string" calcext:value-type="string">
            <text:p>videokamera-hiwatch-ds-t233</text:p>
          </table:table-cell>
          <table:table-cell table:style-name="ce8" office:value-type="string" calcext:value-type="string">
            <text:p>&lt;p&gt;Разрешение 2Мп&lt;br&gt;ИК-подсветка до 20м&lt;br&gt;HD-TVI видеовыход&lt;/p&gt;</text:p>
          </table:table-cell>
          <table:table-cell table:style-name="ce13" office:value-type="string" calcext:value-type="string">
            <text:p>&lt;h3&gt;&lt;strong&gt;Спецификация    DS-T233 &lt;/strong&gt;&lt;/h3&gt;&lt;h4&gt;&lt;strong&gt;Камера&lt;/strong&gt;&lt;/h4&gt;&lt;p&gt;Матрица  - 1/2.7 CMOS матрица&lt;/p&gt;&lt;p&gt;Количество эффективных пикселей  - 1920х1080&lt;/p&gt;&lt;p&gt;Чувствительность - 0.01лк @(F1.2, AGC вкл.), 0лк с вкл ИК&lt;/p&gt;&lt;p&gt;Крепление объектива  - М12&lt;/p&gt;&lt;p&gt;Объектив  - 2.8 мм (3.6 мм, 6 мм опционально) @F2.0&lt;/p&gt;&lt;p&gt;Угол обзора  - 103°(2.8 мм), 80.7°(3.6 мм), 50,1°(6 мм)&lt;/p&gt;&lt;p&gt;Регулировка угла установки  - Поворот: 0 - 360°, Наклон: 0 - 75°, Вращение: 0 - 360°&lt;/p&gt;&lt;p&gt;Электронный затвор  - 1/25с-1/50,000с&lt;/p&gt;&lt;p&gt;Режим «День/ночь»  - Механический ИК-фильтр&lt;/p&gt;&lt;p&gt;Отношение «Сигнал-шум»  - Более 62 дБ&lt;/p&gt;&lt;p&gt;Частота к/с  - 1080Р @ 25к/с&lt;/p&gt;&lt;p&gt;Синхронизация  - Внутренняя&lt;/p&gt;&lt;p&gt;Видеовыход  - 1 х HD-TVI выход&lt;/p&gt;&lt;h4&gt;&lt;strong&gt;OSD меню&lt;/strong&gt;&lt;/h4&gt;&lt;p&gt;Автоэкспозиция  - Есть&lt;/p&gt;&lt;p&gt;AGC  - Есть&lt;/p&gt;&lt;p&gt;Переключение «день/ночь»  - Цвет/ЧБ/Авто&lt;/p&gt;&lt;p&gt;Баланс белого  - Авто&lt;/p&gt;&lt;p&gt;BLC  - Поддерживается&lt;/p&gt;&lt;p&gt;Язык  - Английский, китайский&lt;/p&gt;&lt;p&gt;Особенности  - DNR, DWDR&lt;/p&gt;&lt;h4&gt;&lt;strong&gt;Основное&lt;/strong&gt;&lt;/h4&gt;&lt;p&gt;Питание  - 12В DC ± 15%&lt;/p&gt;&lt;p&gt;Потребляемая мощность  - Макс. 4Вт&lt;/p&gt;&lt;p&gt;Рабочие условия   -20°С — 45°С, влажность 90% или меньше (без конденсата)&lt;/p&gt;&lt;p&gt;Дальность действия EXIR подсветки  - до 40м, Smart ИК&lt;/p&gt;&lt;p&gt;Материал корпуса  - Пластик&lt;/p&gt;&lt;p&gt;Размеры  - Ø 110 × 94.52 мм&lt;/p&gt;&lt;p&gt;Вес  - 240 г&lt;/p&gt;&lt;p&gt;&lt;a href="https://hi.watch/media/storage/certification/ds-t10_11_20_22__ds-i11_i12.jpg"&gt;Сертификат&lt;/a&gt;&lt;br&gt;</text:p>
            <text:p>&lt;/p&gt;</text:p>
          </table:table-cell>
          <table:table-cell table:style-name="ce13" office:value-type="string" calcext:value-type="string">
            <text:p>&lt;h4&gt;Камера&lt;/h4&gt;&lt;table class="table table-striped table-condensed"&gt;</text:p>
            <text:p>&lt;tbody&gt;</text:p>
            <text:p>&lt;tr&gt;</text:p>
            <text:p>&lt;td&gt;Матрица</text:p>
            <text:p>&lt;/td&gt;</text:p>
            <text:p>&lt;td&gt;1/2.7 CMOS матрица</text:p>
            <text:p>&lt;/td&gt;</text:p>
            <text:p>&lt;/tr&gt;</text:p>
            <text:p>&lt;tr&gt;</text:p>
            <text:p>&lt;td&gt;Количество эффективных пикселей</text:p>
            <text:p>&lt;/td&gt;</text:p>
            <text:p>&lt;td&gt;1920х1080</text:p>
            <text:p>&lt;/td&gt;</text:p>
            <text:p>&lt;/tr&gt;</text:p>
            <text:p>&lt;tr&gt;</text:p>
            <text:p>&lt;td&gt;Чувствительность</text:p>
            <text:p>&lt;/td&gt;</text:p>
            <text:p>&lt;td&gt;0.01лк @(F1.2, AGC вкл.), 0лк с вкл ИК</text:p>
            <text:p>&lt;/td&gt;</text:p>
            <text:p>&lt;/tr&gt;</text:p>
            <text:p>&lt;tr&gt;</text:p>
            <text:p>&lt;td&gt;Крепление объектива</text:p>
            <text:p>&lt;/td&gt;</text:p>
            <text:p>&lt;td&gt;М12</text:p>
            <text:p>&lt;/td&gt;</text:p>
            <text:p>&lt;/tr&gt;</text:p>
            <text:p>&lt;tr&gt;</text:p>
            <text:p>&lt;td&gt;Объектив</text:p>
            <text:p>&lt;/td&gt;</text:p>
            <text:p>&lt;td&gt;3.6мм (2.8мм, 6мм опционально)</text:p>
            <text:p>&lt;/td&gt;</text:p>
            <text:p>&lt;/tr&gt;</text:p>
            <text:p>&lt;tr&gt;</text:p>
            <text:p>&lt;td&gt;Угол обзора</text:p>
            <text:p>&lt;/td&gt;</text:p>
            <text:p>&lt;td&gt;103°(2.8мм), 82.2°(3.6мм), 54°(6мм)</text:p>
            <text:p>&lt;/td&gt;</text:p>
            <text:p>&lt;/tr&gt;</text:p>
            <text:p>&lt;tr&gt;</text:p>
            <text:p>&lt;td&gt;Регулировка угла установки</text:p>
            <text:p>&lt;/td&gt;</text:p>
            <text:p>&lt;td&gt;Поворот: 0 - 350°, Наклон: 0 - 70°, Вращение: 0 - 350°</text:p>
            <text:p>&lt;/td&gt;</text:p>
            <text:p>&lt;/tr&gt;</text:p>
            <text:p>&lt;tr&gt;</text:p>
            <text:p>&lt;td&gt;Электронный затвор</text:p>
            <text:p>&lt;/td&gt;</text:p>
            <text:p>&lt;td&gt;1/25с ~ 1/100,000с</text:p>
            <text:p>&lt;/td&gt;</text:p>
            <text:p>&lt;/tr&gt;</text:p>
            <text:p>&lt;tr&gt;</text:p>
            <text:p>&lt;td&gt;Режим «День/ночь»</text:p>
            <text:p>&lt;/td&gt;</text:p>
            <text:p>&lt;td&gt;Механический ИК-фильтр</text:p>
            <text:p>&lt;/td&gt;</text:p>
            <text:p>&lt;/tr&gt;</text:p>
            <text:p>&lt;tr&gt;</text:p>
            <text:p>&lt;td&gt;Отношение «Сигнал-шум»</text:p>
            <text:p>&lt;/td&gt;</text:p>
            <text:p>&lt;td&gt;Более 62 дБ</text:p>
            <text:p>&lt;/td&gt;</text:p>
            <text:p>&lt;/tr&gt;</text:p>
            <text:p>&lt;tr&gt;</text:p>
            <text:p>&lt;td&gt;Частота к/с</text:p>
            <text:p>&lt;/td&gt;</text:p>
            <text:p>&lt;td&gt;1080Р @ 25к/с</text:p>
            <text:p>&lt;/td&gt;</text:p>
            <text:p>&lt;/tr&gt;</text:p>
            <text:p>&lt;tr&gt;</text:p>
            <text:p>&lt;td&gt;Синхронизация</text:p>
            <text:p>&lt;/td&gt;</text:p>
            <text:p>&lt;td&gt;Внутренняя</text:p>
            <text:p>&lt;/td&gt;</text:p>
            <text:p>&lt;/tr&gt;</text:p>
            <text:p>&lt;tr&gt;</text:p>
            <text:p>&lt;td&gt;Улучшение изображения</text:p>
            <text:p>&lt;/td&gt;</text:p>
            <text:p>&lt;td&gt;DNR</text:p>
            <text:p>&lt;/td&gt;</text:p>
            <text:p>&lt;/tr&gt;</text:p>
            <text:p>&lt;tr&gt;</text:p>
            <text:p>&lt;td&gt;Видеовыход</text:p>
            <text:p>&lt;/td&gt;</text:p>
            <text:p>&lt;td&gt;1 х HD-TVI выход&lt;br&gt;&lt;br&gt;</text:p>
            <text:p>&lt;/td&gt;</text:p>
            <text:p>&lt;/tr&gt;</text:p>
            <text:p>&lt;/tbody&gt;</text:p>
            <text:p>&lt;/table&gt;</text:p>
          </table:table-cell>
          <table:table-cell table:style-name="ce8"/>
          <table:table-cell table:style-name="ce8" office:value-type="float" office:value="90" calcext:value-type="float">
            <text:p>90</text:p>
          </table:table-cell>
          <table:table-cell table:style-name="ce8" office:value-type="string" calcext:value-type="string">
            <text:p>Видеокамера HiWatch купольная HD-TVI DS-T233 <text:s/>купить по цене 0 руб. с доставкой в Екатеринбурге. </text:p>
          </table:table-cell>
          <table:table-cell table:style-name="ce8" office:value-type="string" calcext:value-type="string">
            <text:p>Купите Видеокамера HiWatch купольная HD-TVI DS-T233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54154" calcext:value-type="float">
            <text:p>1548054154</text:p>
          </table:table-cell>
          <table:table-cell table:style-name="ce8" office:value-type="float" office:value="1566974890" calcext:value-type="float">
            <text:p>1566974890</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4" calcext:value-type="float">
            <text:p>5014</text:p>
          </table:table-cell>
          <table:table-cell table:style-name="ce2" table:number-columns-repeated="2"/>
          <table:table-cell table:style-name="ce8" office:value-type="string" calcext:value-type="string">
            <text:p>Купольная</text:p>
          </table:table-cell>
          <table:table-cell table:style-name="ce8" office:value-type="string" calcext:value-type="string">
            <text:p>В-03</text:p>
          </table:table-cell>
          <table:table-cell table:style-name="ce8" office:value-type="string" calcext:value-type="string">
            <text:p>Видеокамера HIWatch купольная HD-TVI DS-T303</text:p>
          </table:table-cell>
          <table:table-cell table:style-name="ce8"/>
          <table:table-cell table:style-name="ce8" office:value-type="float" office:value="0" calcext:value-type="float">
            <text:p>0</text:p>
          </table:table-cell>
          <table:table-cell table:style-name="ce8" office:value-type="string" calcext:value-type="string">
            <text:p>videokamera-hiwatch-ds-t303</text:p>
          </table:table-cell>
          <table:table-cell table:style-name="ce8" office:value-type="string" calcext:value-type="string">
            <text:p>&lt;p&gt;Разрешение 3Мп&lt;br&gt;EXIR-подсветка до 20м&lt;br&gt;IP66&lt;br&gt;HD-TVI видеовыход&lt;/p&gt;</text:p>
          </table:table-cell>
          <table:table-cell table:style-name="ce8" office:value-type="string" calcext:value-type="string">
            <text:p>&lt;p&gt;&lt;a href="https://hi.watch/media/storage/passport/ip/ds-t303.pdf"&gt;Паспорт&lt;/a&gt;&lt;br&gt;&lt;br&gt;&lt;a href="https://hi.watch/media/storage/certification/106_206_109_207_245_255_300_303.jpg"&gt;Сертифика&lt;/a&gt;&lt;br&gt;&lt;br&gt;&lt;a href="https://hi.watch/media/storage/manual/3_hd-tvi_hw.pdf"&gt;Инструкция&lt;/a&gt;&lt;span class="redactor-invisible-space"&gt;&lt;br&gt;&lt;/span&gt;&lt;/p&gt;</text:p>
          </table:table-cell>
          <table:table-cell table:style-name="ce8" office:value-type="string" calcext:value-type="string">
            <text:p>&lt;h4&gt;Камера&lt;/h4&gt;&lt;table class="table table-striped table-condensed"&gt;&lt;tbody&gt;&lt;tr&gt;&lt;td&gt;Матрица&lt;/td&gt;&lt;td&gt;1/3 CMOS матрица&lt;/td&gt;&lt;/tr&gt;&lt;tr&gt;&lt;td&gt;Количество эффективных пикселей&lt;/td&gt;&lt;td&gt;2052х1536&lt;/td&gt;&lt;/tr&gt;&lt;tr&gt;&lt;td&gt;Чувствительность&lt;/td&gt;&lt;td&gt;0.01лк @(F1.2, AGC вкл.), 0лк с вкл ИК&lt;/td&gt;&lt;/tr&gt;&lt;tr&gt;&lt;td&gt;Крепление объектива&lt;/td&gt;&lt;td&gt;М12&lt;/td&gt;&lt;/tr&gt;&lt;tr&gt;&lt;td&gt;Объектив&lt;/td&gt;&lt;td&gt;3.6мм (2.8мм, 6мм опционально)&lt;/td&gt;&lt;/tr&gt;&lt;tr&gt;&lt;td&gt;Угол обзора&lt;/td&gt;&lt;td&gt;84°(2.8мм), 67.8°(3.6мм), 44.6°(6мм)&lt;/td&gt;&lt;/tr&gt;&lt;tr&gt;&lt;td&gt;Регулировка углаустановки&lt;/td&gt;&lt;td&gt;Поворот: 0 - 360°, Наклон: 0 - 75°, Вращение: 0 - 360°&lt;/td&gt;&lt;/tr&gt;&lt;tr&gt;&lt;td&gt;Электронный затвор&lt;/td&gt;&lt;td&gt;1/25с ~ 1/100,000с&lt;/td&gt;&lt;/tr&gt;&lt;tr&gt;&lt;td&gt;Режим «День/ночь»&lt;/td&gt;&lt;td&gt;Механический ИК-фильтр&lt;/td&gt;&lt;/tr&gt;&lt;tr&gt;&lt;td&gt;Отношение «Сигнал-шум»&lt;/td&gt;&lt;td&gt;Более 62 дБ&lt;/td&gt;&lt;/tr&gt;&lt;tr&gt;&lt;td&gt;Частота к/с&lt;/td&gt;&lt;td&gt;1920х1536 @18к/с &lt;br&gt;1920х1080 @25к/с&lt;/td&gt;&lt;/tr&gt;&lt;tr&gt;&lt;td&gt;Синхронизация&lt;/td&gt;&lt;td&gt;Внутренняя&lt;/td&gt;&lt;/tr&gt;&lt;tr&gt;&lt;td&gt;Улучшение изображения&lt;/td&gt;&lt;td&gt;DNR, BLC&lt;/td&gt;&lt;/tr&gt;&lt;tr&gt;&lt;td&gt;Видеовыход&lt;/td&gt;&lt;td&gt;1 х HD-TVI выход&lt;/td&gt;&lt;/tr&gt;&lt;/tbody&gt;&lt;/table&gt;&lt;h4&gt;Настройки OSD-меню&lt;/h4&gt;&lt;table class="table table-striped table-condensed"&gt;&lt;tbody&gt;&lt;tr&gt;&lt;td&gt;AGC&lt;/td&gt;&lt;td&gt;Поддерживается&lt;/td&gt;&lt;/tr&gt;&lt;tr&gt;&lt;td&gt;Шумоподавление&lt;/td&gt;&lt;td&gt;Цвет/ ч/б / Смарт&lt;/td&gt;&lt;/tr&gt;&lt;tr&gt;&lt;td&gt;Баланс белого&lt;/td&gt;&lt;td&gt;Авто/ Вручную&lt;/td&gt;&lt;/tr&gt;&lt;tr&gt;&lt;td&gt;Функции&lt;/td&gt;&lt;td&gt;Зеркалирование, Смарт ИК&lt;/td&gt;&lt;/tr&gt;&lt;/tbody&gt;&lt;/table&gt;&lt;h4&gt;Основное&lt;/h4&gt;&lt;table class="table table-striped table-condensed"&gt;&lt;tbody&gt;&lt;tr&gt;&lt;td&gt;Дальность действия ИК&lt;/td&gt;&lt;td&gt;до 20м&lt;/td&gt;&lt;/tr&gt;&lt;tr&gt;&lt;td&gt;Smart ИК&lt;/td&gt;&lt;td&gt;Есть&lt;/td&gt;&lt;/tr&gt;&lt;tr&gt;&lt;td&gt;Влагозащита&lt;/td&gt;&lt;td&gt;IP66&lt;/td&gt;&lt;/tr&gt;&lt;tr&gt;&lt;td&gt;Рабочие условия&lt;/td&gt;&lt;td&gt;-40°С — 60°С, влажность не более 90%&lt;/td&gt;&lt;/tr&gt;&lt;tr&gt;&lt;td&gt;Питание&lt;/td&gt;&lt;td&gt;12В DC ± 15%&lt;/td&gt;&lt;/tr&gt;&lt;tr&gt;&lt;td&gt;Потребляемая мощность&lt;/td&gt;&lt;td&gt;Макс. 4Вт&lt;/td&gt;&lt;/tr&gt;&lt;tr&gt;&lt;td&gt;Размеры&lt;/td&gt;&lt;td&gt;91 × 82.6 х 68.3мм&lt;/td&gt;&lt;/tr&gt;&lt;tr&gt;&lt;td&gt;Вес&lt;/td&gt;&lt;td&gt;350гр.&lt;/td&gt;&lt;/tr&gt;&lt;/tbody&gt;&lt;/table&gt;</text:p>
          </table:table-cell>
          <table:table-cell table:style-name="ce8"/>
          <table:table-cell table:style-name="ce8" office:value-type="float" office:value="80" calcext:value-type="float">
            <text:p>80</text:p>
          </table:table-cell>
          <table:table-cell table:style-name="ce8" office:value-type="string" calcext:value-type="string">
            <text:p>Видеокамера HIWatch купольная HD-TVI DS-T303 <text:s/>купить по цене 0 руб. с доставкой в Екатеринбурге. </text:p>
          </table:table-cell>
          <table:table-cell table:style-name="ce8" office:value-type="string" calcext:value-type="string">
            <text:p>Купите Видеокамера HIWatch купольная HD-TVI DS-T303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55774" calcext:value-type="float">
            <text:p>1548055774</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5" calcext:value-type="float">
            <text:p>5015</text:p>
          </table:table-cell>
          <table:table-cell table:style-name="ce2" table:number-columns-repeated="2"/>
          <table:table-cell table:style-name="ce8" office:value-type="string" calcext:value-type="string">
            <text:p>Цилиндрическая</text:p>
          </table:table-cell>
          <table:table-cell table:style-name="ce8" office:value-type="string" calcext:value-type="string">
            <text:p>В-04</text:p>
          </table:table-cell>
          <table:table-cell table:style-name="ce8" office:value-type="string" calcext:value-type="string">
            <text:p>Видеокамера HIWatch цилиндрическая HD-TVI DS-T100</text:p>
          </table:table-cell>
          <table:table-cell table:style-name="ce8"/>
          <table:table-cell table:style-name="ce8" office:value-type="float" office:value="0" calcext:value-type="float">
            <text:p>0</text:p>
          </table:table-cell>
          <table:table-cell table:style-name="ce8" office:value-type="string" calcext:value-type="string">
            <text:p>videokamera-hiwatch-ds-t100</text:p>
          </table:table-cell>
          <table:table-cell table:style-name="ce8" office:value-type="string" calcext:value-type="string">
            <text:p>&lt;p&gt;Разрешение 1Мп&lt;br&gt;ИК-подсветка до 20м&lt;br&gt;IP66&lt;br&gt;1 HD-TVI/CVBS видеовыход&lt;/p&gt;</text:p>
          </table:table-cell>
          <table:table-cell table:style-name="ce13" office:value-type="string" calcext:value-type="string">
            <text:p>&lt;p&gt;&lt;a href="https://hi.watch/media/storage/passport/tvi/ds-t100_1.pdf"&gt;Паспорт&lt;/a&gt;</text:p>
            <text:p>&lt;/p&gt;&lt;p&gt;&lt;a href="https://hi.watch/media/storage/manual/ds-t100_ds-t103.pdf"&gt;Инструкция&lt;/a&gt;&lt;span class="redactor-invisible-space"&gt;</text:p>
            <text:p>&lt;/span&gt;&lt;/p&gt;&lt;p&gt;</text:p>
            <text:p>&lt;a href="https://hi.watch/media/storage/certification/ds-t10_11_20_22__ds-i11_i12.jpg"&gt;Сертификат&lt;/a&gt;</text:p>
            <text:p>&lt;/p&gt;</text:p>
          </table:table-cell>
          <table:table-cell table:style-name="ce13" office:value-type="string" calcext:value-type="string">
            <text:p>&lt;h4&gt;Камера&lt;/h4&gt;&lt;table class="table table-striped table-condensed"&gt;</text:p>
            <text:p>&lt;tbody&gt;</text:p>
            <text:p>&lt;tr&gt;</text:p>
            <text:p>&lt;td&gt;Матрица</text:p>
            <text:p>&lt;/td&gt;</text:p>
            <text:p>&lt;td&gt;1/4 CMOS матрица</text:p>
            <text:p>&lt;/td&gt;</text:p>
            <text:p>&lt;/tr&gt;</text:p>
            <text:p>&lt;tr&gt;</text:p>
            <text:p>&lt;td&gt;Количество эффективных пикселей</text:p>
            <text:p>&lt;/td&gt;</text:p>
            <text:p>&lt;td&gt;1296х732</text:p>
            <text:p>&lt;/td&gt;</text:p>
            <text:p>&lt;/tr&gt;</text:p>
            <text:p>&lt;tr&gt;</text:p>
            <text:p>&lt;td&gt;Чувствительность</text:p>
            <text:p>&lt;/td&gt;</text:p>
            <text:p>&lt;td&gt;0.1лк @(F1.2, AGC вкл.), 0лк с вкл ИК</text:p>
            <text:p>&lt;/td&gt;</text:p>
            <text:p>&lt;/tr&gt;</text:p>
            <text:p>&lt;tr&gt;</text:p>
            <text:p>&lt;td&gt;Крепление объектива</text:p>
            <text:p>&lt;/td&gt;</text:p>
            <text:p>&lt;td&gt;М12</text:p>
            <text:p>&lt;/td&gt;</text:p>
            <text:p>&lt;/tr&gt;</text:p>
            <text:p>&lt;tr&gt;</text:p>
            <text:p>&lt;td&gt;Объектив</text:p>
            <text:p>&lt;/td&gt;</text:p>
            <text:p>&lt;td&gt;3.6мм (2.8мм, 6мм опционально)</text:p>
            <text:p>&lt;/td&gt;</text:p>
            <text:p>&lt;/tr&gt;</text:p>
            <text:p>&lt;tr&gt;</text:p>
            <text:p>&lt;td&gt;Угол обзора</text:p>
            <text:p>&lt;/td&gt;</text:p>
            <text:p>&lt;td&gt;70.9°(3.6мм), 82°(2.8мм), 56.7°(6мм)</text:p>
            <text:p>&lt;/td&gt;</text:p>
            <text:p>&lt;/tr&gt;</text:p>
            <text:p>&lt;tr&gt;</text:p>
            <text:p>&lt;td&gt;Электронный затвор</text:p>
            <text:p>&lt;/td&gt;</text:p>
            <text:p>&lt;td&gt;1/25с ~ 1/100,000с</text:p>
            <text:p>&lt;/td&gt;</text:p>
            <text:p>&lt;/tr&gt;</text:p>
            <text:p>&lt;tr&gt;</text:p>
            <text:p>&lt;td&gt;Режим «День/ночь»</text:p>
            <text:p>&lt;/td&gt;</text:p>
            <text:p>&lt;td&gt;Механический ИК-фильтр</text:p>
            <text:p>&lt;/td&gt;</text:p>
            <text:p>&lt;/tr&gt;</text:p>
            <text:p>&lt;tr&gt;</text:p>
            <text:p>&lt;td&gt;Отношение «Сигнал-шум»</text:p>
            <text:p>&lt;/td&gt;</text:p>
            <text:p>&lt;td&gt;Более 62 дБ</text:p>
            <text:p>&lt;/td&gt;</text:p>
            <text:p>&lt;/tr&gt;</text:p>
            <text:p>&lt;tr&gt;</text:p>
            <text:p>&lt;td&gt;Частота к/с</text:p>
            <text:p>&lt;/td&gt;</text:p>
            <text:p>&lt;td&gt;720Р @ 25к/с</text:p>
            <text:p>&lt;/td&gt;</text:p>
            <text:p>&lt;/tr&gt;</text:p>
            <text:p>&lt;tr&gt;</text:p>
            <text:p>&lt;td&gt;Синхронизация</text:p>
            <text:p>&lt;/td&gt;</text:p>
            <text:p>&lt;td&gt;Внутренняя</text:p>
            <text:p>&lt;/td&gt;</text:p>
            <text:p>&lt;/tr&gt;</text:p>
            <text:p>&lt;tr&gt;</text:p>
            <text:p>&lt;td&gt;Видеовыход</text:p>
            <text:p>&lt;/td&gt;</text:p>
            <text:p>&lt;td&gt;1 х HD-TVI выход/ CVBS выход</text:p>
            <text:p>&lt;/td&gt;</text:p>
            <text:p>&lt;/tr&gt;</text:p>
            <text:p>&lt;/tbody&gt;</text:p>
            <text:p>&lt;/table&gt;&lt;h4&gt;Основное&lt;/h4&gt;&lt;table class="table table-striped table-condensed"&gt;</text:p>
            <text:p>&lt;tbody&gt;</text:p>
            <text:p>&lt;tr&gt;</text:p>
            <text:p>&lt;td&gt;Дальность действия ИК</text:p>
            <text:p>&lt;/td&gt;</text:p>
            <text:p>&lt;td&gt;до 20м</text:p>
            <text:p>&lt;/td&gt;</text:p>
            <text:p>&lt;/tr&gt;</text:p>
            <text:p>&lt;tr&gt;</text:p>
            <text:p>&lt;td&gt;Smart ИК</text:p>
            <text:p>&lt;/td&gt;</text:p>
            <text:p>&lt;td&gt;Есть</text:p>
            <text:p>&lt;/td&gt;</text:p>
            <text:p>&lt;/tr&gt;</text:p>
            <text:p>&lt;tr&gt;</text:p>
            <text:p>&lt;td&gt;Влагозащита</text:p>
            <text:p>&lt;/td&gt;</text:p>
            <text:p>&lt;td&gt;IP66</text:p>
            <text:p>&lt;/td&gt;</text:p>
            <text:p>&lt;/tr&gt;</text:p>
            <text:p>&lt;tr&gt;</text:p>
            <text:p>&lt;td&gt;Рабочие условия</text:p>
            <text:p>&lt;/td&gt;</text:p>
            <text:p>&lt;td&gt;-40°С — 60°С, влажность не более 90%</text:p>
            <text:p>&lt;/td&gt;</text:p>
            <text:p>&lt;/tr&gt;</text:p>
            <text:p>&lt;tr&gt;</text:p>
            <text:p>&lt;td&gt;Питание</text:p>
            <text:p>&lt;/td&gt;</text:p>
            <text:p>&lt;td&gt;12В DC ± 15%</text:p>
            <text:p>&lt;/td&gt;</text:p>
            <text:p>&lt;/tr&gt;</text:p>
            <text:p>&lt;tr&gt;</text:p>
            <text:p>&lt;td&gt;Потребляемая мощность</text:p>
            <text:p>&lt;/td&gt;</text:p>
            <text:p>&lt;td&gt;Макс. 4Вт</text:p>
            <text:p>&lt;/td&gt;</text:p>
            <text:p>&lt;/tr&gt;</text:p>
            <text:p>&lt;tr&gt;</text:p>
            <text:p>&lt;td&gt;Размеры</text:p>
            <text:p>&lt;/td&gt;</text:p>
            <text:p>&lt;td&gt;Φ70 × 149.5 мм</text:p>
            <text:p>&lt;/td&gt;</text:p>
            <text:p>&lt;/tr&gt;</text:p>
            <text:p>&lt;tr&gt;</text:p>
            <text:p>&lt;td&gt;Вес</text:p>
            <text:p>&lt;/td&gt;</text:p>
            <text:p>&lt;td&gt;400гр.</text:p>
            <text:p>&lt;/td&gt;</text:p>
            <text:p>&lt;/tr&gt;</text:p>
            <text:p>&lt;/tbody&gt;</text:p>
            <text:p>&lt;/table&gt;</text:p>
          </table:table-cell>
          <table:table-cell table:style-name="ce8"/>
          <table:table-cell table:style-name="ce8" office:value-type="float" office:value="70" calcext:value-type="float">
            <text:p>70</text:p>
          </table:table-cell>
          <table:table-cell table:style-name="ce8" office:value-type="string" calcext:value-type="string">
            <text:p>Видеокамера HIWatch цилиндрическая HD-TVI DS-T100 <text:s/>купить по цене 0 руб. с доставкой в Екатеринбурге. </text:p>
          </table:table-cell>
          <table:table-cell table:style-name="ce8" office:value-type="string" calcext:value-type="string">
            <text:p>Купите Видеокамера HIWatch цилиндрическая HD-TVI DS-T10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56221" calcext:value-type="float">
            <text:p>1548056221</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6" calcext:value-type="float">
            <text:p>5016</text:p>
          </table:table-cell>
          <table:table-cell table:style-name="ce2" table:number-columns-repeated="2"/>
          <table:table-cell table:style-name="ce10" office:value-type="string" calcext:value-type="string">
            <text:p>Цилиндрическая</text:p>
          </table:table-cell>
          <table:table-cell table:style-name="ce8" office:value-type="string" calcext:value-type="string">
            <text:p>В-05</text:p>
          </table:table-cell>
          <table:table-cell table:style-name="ce8" office:value-type="string" calcext:value-type="string">
            <text:p>Видеокамера HIWatch цилиндрическая HD-TVI DS-T200</text:p>
          </table:table-cell>
          <table:table-cell table:style-name="ce8"/>
          <table:table-cell table:style-name="ce8" office:value-type="float" office:value="0" calcext:value-type="float">
            <text:p>0</text:p>
          </table:table-cell>
          <table:table-cell table:style-name="ce8" office:value-type="string" calcext:value-type="string">
            <text:p>videokamera-hiwatch-ds-t200</text:p>
          </table:table-cell>
          <table:table-cell table:style-name="ce8" office:value-type="string" calcext:value-type="string">
            <text:p>&lt;p&gt;Разрешение 2Мп&lt;br&gt;ИК-подсветка до 20м&lt;br&gt;IP66&lt;br&gt;HD-TVI видеовыход&lt;/p&gt;</text:p>
          </table:table-cell>
          <table:table-cell table:style-name="ce8" office:value-type="string" calcext:value-type="string">
            <text:p>&lt;p&gt;&lt;a href="https://hi.watch/media/storage/passport/tvi/ds-t200.pdf"&gt;Паспорт&lt;/a&gt;&lt;br&gt;&lt;br&gt;&lt;a href="https://hi.watch/media/storage/manual/ds-t200_ds-t203.pdf"&gt;Инструкция&lt;/a&gt;&lt;span class="redactor-invisible-space"&gt;&lt;br&gt;&lt;br&gt;&lt;a href="https://hi.watch/media/storage/certification/ds-t10_11_20_22__ds-i11_i12.jpg"&gt;Сертификат&lt;/a&gt;&lt;span class="redactor-invisible-space"&gt;&lt;br&gt;&lt;/span&gt;&lt;br&gt;&lt;/span&gt;&lt;/p&gt;</text:p>
          </table:table-cell>
          <table:table-cell table:style-name="ce8" office:value-type="string" calcext:value-type="string">
            <text:p>&lt;h4&gt;Камера&lt;/h4&gt;&lt;table class="table table-striped table-condensed"&gt;&lt;tbody&gt;&lt;tr&gt;&lt;td&gt;Матрица&lt;/td&gt;&lt;td&gt;1/2.7 CMOS матрица&lt;/td&gt;&lt;/tr&gt;&lt;tr&gt;&lt;td&gt;Количество эффективных пикселей&lt;/td&gt;&lt;td&gt;1920х1080&lt;/td&gt;&lt;/tr&gt;&lt;tr&gt;&lt;td&gt;Чувствительность&lt;/td&gt;&lt;td&gt;0.01лк @(F1.2, AGC вкл.), 0лк с вкл ИК&lt;/td&gt;&lt;/tr&gt;&lt;tr&gt;&lt;td&gt;Крепление объектива&lt;/td&gt;&lt;td&gt;М12&lt;/td&gt;&lt;/tr&gt;&lt;tr&gt;&lt;td&gt;Объектив&lt;/td&gt;&lt;td&gt;2.8мм (3.6мм, 6мм опционально)&lt;/td&gt;&lt;/tr&gt;&lt;tr&gt;&lt;td&gt;Угол обзора&lt;/td&gt;&lt;td&gt;103°(2.8мм), 82.2°(3.6мм), 54°(6мм)&lt;/td&gt;&lt;/tr&gt;&lt;tr&gt;&lt;td&gt;Регулировка угла установки&lt;/td&gt;&lt;td&gt;Поворот: 0 - 360°, Наклон: 0 - 180°, Вращение: 0 - 360°&lt;/td&gt;&lt;/tr&gt;&lt;tr&gt;&lt;td&gt;Электронный затвор&lt;/td&gt;&lt;td&gt;1/25с ~ 1/100,000с&lt;/td&gt;&lt;/tr&gt;&lt;tr&gt;&lt;td&gt;Режим «День/ночь»&lt;/td&gt;&lt;td&gt;Механический ИК-фильтр&lt;/td&gt;&lt;/tr&gt;&lt;tr&gt;&lt;td&gt;Отношение «Сигнал-шум»&lt;/td&gt;&lt;td&gt;Более 62 дБ&lt;/td&gt;&lt;/tr&gt;&lt;tr&gt;&lt;td&gt;Частота к/с&lt;/td&gt;&lt;td&gt;1080Р @ 25к/с&lt;/td&gt;&lt;/tr&gt;&lt;tr&gt;&lt;td&gt;Синхронизация&lt;/td&gt;&lt;td&gt;Внутренняя&lt;/td&gt;&lt;/tr&gt;&lt;tr&gt;&lt;td&gt;Улучшение изображения&lt;/td&gt;&lt;td&gt;DNR&lt;/td&gt;&lt;/tr&gt;&lt;tr&gt;&lt;td&gt;Видеовыход&lt;/td&gt;&lt;td&gt;1 х HD-TVI выход&lt;/td&gt;&lt;/tr&gt;&lt;/tbody&gt;&lt;/table&gt;&lt;h4&gt;Основное&lt;/h4&gt;&lt;table class="table table-striped table-condensed"&gt;&lt;tbody&gt;&lt;tr&gt;&lt;td&gt;Дальность действия ИК&lt;/td&gt;&lt;td&gt;до 20м&lt;/td&gt;&lt;/tr&gt;&lt;tr&gt;&lt;td&gt;Smart ИК&lt;/td&gt;&lt;td&gt;Есть&lt;/td&gt;&lt;/tr&gt;&lt;tr&gt;&lt;td&gt;Влагозащита&lt;/td&gt;&lt;td&gt;IP66&lt;/td&gt;&lt;/tr&gt;&lt;tr&gt;&lt;td&gt;Рабочие условия&lt;/td&gt;&lt;td&gt;-40°С — 60°С, влажность не более 90%&lt;/td&gt;&lt;/tr&gt;&lt;tr&gt;&lt;td&gt;Питание&lt;/td&gt;&lt;td&gt;12В DC ± 15%&lt;/td&gt;&lt;/tr&gt;&lt;tr&gt;&lt;td&gt;Потребляемая мощность&lt;/td&gt;&lt;td&gt;Макс. 4Вт&lt;/td&gt;&lt;/tr&gt;&lt;tr&gt;&lt;td&gt;Размеры&lt;/td&gt;&lt;td&gt;Φ70 × 149.5 мм&lt;/td&gt;&lt;/tr&gt;&lt;tr&gt;&lt;td&gt;Вес&lt;/td&gt;&lt;td&gt;400гр.&lt;/td&gt;&lt;/tr&gt;&lt;/tbody&gt;&lt;/table&gt;</text:p>
          </table:table-cell>
          <table:table-cell table:style-name="ce8"/>
          <table:table-cell table:style-name="ce8" office:value-type="float" office:value="65" calcext:value-type="float">
            <text:p>65</text:p>
          </table:table-cell>
          <table:table-cell table:style-name="ce8" office:value-type="string" calcext:value-type="string">
            <text:p>Видеокамера HIWatch цилиндрическая HD-TVI DS-T200 <text:s/>купить по цене 0 руб. с доставкой в Екатеринбурге. </text:p>
          </table:table-cell>
          <table:table-cell table:style-name="ce8" office:value-type="string" calcext:value-type="string">
            <text:p>Купите Видеокамера HIWatch цилиндрическая HD-TVI DS-T20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57032" calcext:value-type="float">
            <text:p>1548057032</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7" calcext:value-type="float">
            <text:p>5017</text:p>
          </table:table-cell>
          <table:table-cell table:style-name="ce2" table:number-columns-repeated="2"/>
          <table:table-cell table:style-name="ce8" office:value-type="string" calcext:value-type="string">
            <text:p>Цилиндрическая</text:p>
          </table:table-cell>
          <table:table-cell table:style-name="ce8" office:value-type="string" calcext:value-type="string">
            <text:p>В-06</text:p>
          </table:table-cell>
          <table:table-cell table:style-name="ce8" office:value-type="string" calcext:value-type="string">
            <text:p>Видеокамера HIWatch цилиндрическая HD-TVI DS-T300</text:p>
          </table:table-cell>
          <table:table-cell table:style-name="ce8"/>
          <table:table-cell table:style-name="ce8" office:value-type="float" office:value="0" calcext:value-type="float">
            <text:p>0</text:p>
          </table:table-cell>
          <table:table-cell table:style-name="ce8" office:value-type="string" calcext:value-type="string">
            <text:p>videokamera-hiwatch-ds-t300</text:p>
          </table:table-cell>
          <table:table-cell table:style-name="ce8" office:value-type="string" calcext:value-type="string">
            <text:p>&lt;p&gt;Разрешение 3Мп&lt;br&gt;EXIR-подсветка до 20м&lt;br&gt;IP66&lt;br&gt;HD-TVI видеовыход&lt;/p&gt;</text:p>
          </table:table-cell>
          <table:table-cell table:style-name="ce8" office:value-type="string" calcext:value-type="string">
            <text:p>&lt;p&gt;&lt;a href="https://hi.watch/media/storage/certification/106_206_109_207_245_255_300_303.jpg"&gt;Сертификат&lt;/a&gt;&lt;br&gt;&lt;br&gt;&lt;a href="https://hi.watch/media/storage/passport/tvi/ds-t300_1.pdf"&gt;Паспорт&lt;/a&gt;&lt;span class="redactor-invisible-space"&gt;&lt;br&gt;&lt;br&gt;&lt;a href="https://hi.watch/media/storage/manual/3_hd-tvi_hw.pdf"&gt;Инструкция&lt;/a&gt;&lt;span class="redactor-invisible-space"&gt;&lt;br&gt;&lt;/span&gt;&lt;br&gt;&lt;/span&gt;&lt;/p&gt;</text:p>
          </table:table-cell>
          <table:table-cell table:style-name="ce8" office:value-type="string" calcext:value-type="string">
            <text:p>&lt;h4&gt;Камера&lt;/h4&gt;&lt;table class="table table-striped table-condensed"&gt;&lt;tbody&gt;&lt;tr&gt;&lt;td&gt;Матрица&lt;/td&gt;&lt;td&gt;1/3 CMOS матрица&lt;/td&gt;&lt;/tr&gt;&lt;tr&gt;&lt;td&gt;Количество эффективных пикселей&lt;/td&gt;&lt;td&gt;2052х1536&lt;/td&gt;&lt;/tr&gt;&lt;tr&gt;&lt;td&gt;Чувствительность&lt;/td&gt;&lt;td&gt;0.01лк @(F1.2, AGC вкл.), 0лк с вкл ИК&lt;/td&gt;&lt;/tr&gt;&lt;tr&gt;&lt;td&gt;Крепление объектива&lt;/td&gt;&lt;td&gt;М12&lt;/td&gt;&lt;/tr&gt;&lt;tr&gt;&lt;td&gt;Объектив&lt;/td&gt;&lt;td&gt;2.8мм (3.6мм, 6мм опционально)&lt;/td&gt;&lt;/tr&gt;&lt;tr&gt;&lt;td&gt;Угол обзора&lt;/td&gt;&lt;td&gt;84°(2.8мм), 67.8°(3.6мм), 44.6°(6мм)&lt;/td&gt;&lt;/tr&gt;&lt;tr&gt;&lt;td&gt;Регулировка углаустановки&lt;/td&gt;&lt;td&gt;Поворот: 0 - 360°, Наклон: 0 - 90°, Вращение: 0 - 360°&lt;/td&gt;&lt;/tr&gt;&lt;tr&gt;&lt;td&gt;Электронный затвор&lt;/td&gt;&lt;td&gt;1/25с ~ 1/50,000с&lt;/td&gt;&lt;/tr&gt;&lt;tr&gt;&lt;td&gt;Режим «День/ночь»&lt;/td&gt;&lt;td&gt;Механический ИК-фильтр&lt;/td&gt;&lt;/tr&gt;&lt;tr&gt;&lt;td&gt;Отношение «Сигнал-шум»&lt;/td&gt;&lt;td&gt;Более 62 дБ&lt;/td&gt;&lt;/tr&gt;&lt;tr&gt;&lt;td&gt;Частота к/с&lt;/td&gt;&lt;td&gt;1920х1536 @18к/с &lt;br&gt;1920х1080 @25к/с&lt;/td&gt;&lt;/tr&gt;&lt;tr&gt;&lt;td&gt;Синхронизация&lt;/td&gt;&lt;td&gt;Внутренняя&lt;/td&gt;&lt;/tr&gt;&lt;tr&gt;&lt;td&gt;Улучшение изображения&lt;/td&gt;&lt;td&gt;DNR, BLC&lt;/td&gt;&lt;/tr&gt;&lt;tr&gt;&lt;td&gt;Видеовыход&lt;/td&gt;&lt;td&gt;1 х HD-TVI выход&lt;/td&gt;&lt;/tr&gt;&lt;/tbody&gt;&lt;/table&gt;&lt;h4&gt;Настройки OSD-меню&lt;/h4&gt;&lt;table class="table table-striped table-condensed"&gt;&lt;tbody&gt;&lt;tr&gt;&lt;td&gt;AGC&lt;/td&gt;&lt;td&gt;Поддерживается&lt;/td&gt;&lt;/tr&gt;&lt;tr&gt;&lt;td&gt;Шумоподавление&lt;/td&gt;&lt;td&gt;Цвет/ ч/б / Смарт&lt;/td&gt;&lt;/tr&gt;&lt;tr&gt;&lt;td&gt;Баланс белого&lt;/td&gt;&lt;td&gt;Авто/ Вручную&lt;/td&gt;&lt;/tr&gt;&lt;tr&gt;&lt;td&gt;Функции&lt;/td&gt;&lt;td&gt;Зеркалирование, Смарт ИК&lt;/td&gt;&lt;/tr&gt;&lt;/tbody&gt;&lt;/table&gt;&lt;h4&gt;Основное&lt;/h4&gt;&lt;table class="table table-striped table-condensed"&gt;&lt;tbody&gt;&lt;tr&gt;&lt;td&gt;Дальность действия ИК&lt;/td&gt;&lt;td&gt;до 20м&lt;/td&gt;&lt;/tr&gt;&lt;tr&gt;&lt;td&gt;Smart ИК&lt;/td&gt;&lt;td&gt;Есть&lt;/td&gt;&lt;/tr&gt;&lt;tr&gt;&lt;td&gt;Влагозащита&lt;/td&gt;&lt;td&gt;IP66&lt;/td&gt;&lt;/tr&gt;&lt;tr&gt;&lt;td&gt;Рабочие условия&lt;/td&gt;&lt;td&gt;-40°С — 60°С, влажность не более 90%&lt;/td&gt;&lt;/tr&gt;&lt;tr&gt;&lt;td&gt;Питание&lt;/td&gt;&lt;td&gt;12В DC ± 15%&lt;/td&gt;&lt;/tr&gt;&lt;tr&gt;&lt;td&gt;Потребляемая мощность&lt;/td&gt;&lt;td&gt;Макс. 5Вт&lt;/td&gt;&lt;/tr&gt;&lt;tr&gt;&lt;td&gt;Размеры&lt;/td&gt;&lt;td&gt;58.5 × 55.5 х 153.6мм&lt;/td&gt;&lt;/tr&gt;&lt;tr&gt;&lt;td&gt;Вес&lt;/td&gt;&lt;td&gt;370гр.&lt;/td&gt;&lt;/tr&gt;&lt;/tbody&gt;&lt;/table&gt;</text:p>
          </table:table-cell>
          <table:table-cell table:style-name="ce8"/>
          <table:table-cell table:style-name="ce8" office:value-type="float" office:value="60" calcext:value-type="float">
            <text:p>60</text:p>
          </table:table-cell>
          <table:table-cell table:style-name="ce8" office:value-type="string" calcext:value-type="string">
            <text:p>Видеокамера HIWatch цилиндрическая HD-TVI DS-T300 <text:s/>купить по цене 0 руб. с доставкой в Екатеринбурге. </text:p>
          </table:table-cell>
          <table:table-cell table:style-name="ce8" office:value-type="string" calcext:value-type="string">
            <text:p>Купите Видеокамера HIWatch цилиндрическая HD-TVI DS-T30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57596" calcext:value-type="float">
            <text:p>1548057596</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8" calcext:value-type="float">
            <text:p>5018</text:p>
          </table:table-cell>
          <table:table-cell table:style-name="ce2" table:number-columns-repeated="2"/>
          <table:table-cell table:style-name="ce10" office:value-type="string" calcext:value-type="string">
            <text:p>HD-TVI</text:p>
          </table:table-cell>
          <table:table-cell table:style-name="ce8" office:value-type="string" calcext:value-type="string">
            <text:p>В-07</text:p>
          </table:table-cell>
          <table:table-cell table:style-name="ce8" office:value-type="string" calcext:value-type="string">
            <text:p>Регистратор 4-х канальный гибридный HD-TVI DS-H104G</text:p>
          </table:table-cell>
          <table:table-cell table:style-name="ce8"/>
          <table:table-cell table:style-name="ce8" office:value-type="float" office:value="0" calcext:value-type="float">
            <text:p>0</text:p>
          </table:table-cell>
          <table:table-cell table:style-name="ce8" office:value-type="string" calcext:value-type="string">
            <text:p>registrator-ds-h104g</text:p>
          </table:table-cell>
          <table:table-cell table:style-name="ce8" office:value-type="string" calcext:value-type="string">
            <text:p>&lt;p&gt;4 канала&lt;/p&gt;&lt;p&gt;Запись с разрешением до 960p для IP камер и до 1Мп для TVI и AHD/CVI &lt;br&gt;Вывод видео с разрешением до 1080р&lt;br&gt;1 IP-канал&lt;br&gt;1 SATA HDD до 6ТБ&lt;br&gt;1/1 аудиовход/ выход&lt;br&gt;Сетевой интерфейс 1 RJ-45 10M/ 100M Ethernet&lt;br&gt;&lt;/p&gt;&lt;div&gt;&lt;br&gt;&lt;/div&gt;</text:p>
          </table:table-cell>
          <table:table-cell table:style-name="ce8" office:value-type="string" calcext:value-type="string">
            <text:p>&lt;p&gt;&lt;a href="https://hi.watch/media/storage/passport/tvi/ds-h104g.pdf"&gt;Паспорт&lt;/a&gt;&lt;br&gt;&lt;br&gt;&lt;a href="https://hi.watch/media/storage/manual/__hd-tvi__hw.pdf"&gt;Инструкция&lt;/a&gt;&lt;span class="redactor-invisible-space"&gt;&lt;br&gt;&lt;br&gt;&lt;a href="https://hi.watch/media/storage/certification/ds-h10x_h116_n11_n10.jpg"&gt;Сертификат&lt;/a&gt;&lt;span class="redactor-invisible-space"&gt;&lt;br&gt;&lt;/span&gt;&lt;br&gt;&lt;/span&gt;&lt;/p&gt;</text:p>
          </table:table-cell>
          <table:table-cell table:style-name="ce8" office:value-type="string" calcext:value-type="string">
            <text:p>&lt;h4&gt;Видео/аудиовход&lt;/h4&gt;&lt;table class="table table-striped table-condensed"&gt;&lt;tbody&gt;&lt;tr&gt;&lt;td&gt;Формат видеосжатия&lt;/td&gt;&lt;td&gt;H.264+/ H.264&lt;/td&gt;&lt;/tr&gt;&lt;tr&gt;&lt;td&gt;Аналоговые, HD-TVI, AHD и CVI камеры&lt;/td&gt;&lt;td&gt;4 канала, BNC (1.0 Vp-p, 75 Ω)&lt;/td&gt;&lt;/tr&gt;&lt;tr&gt;&lt;td&gt;IP-камеры&lt;/td&gt;&lt;td&gt;По умолчанию 1 канал&lt;/td&gt;&lt;/tr&gt;&lt;tr&gt;&lt;td&gt;Стандарт аудиосжатия&lt;/td&gt;&lt;td&gt;G.711u&lt;/td&gt;&lt;/tr&gt;&lt;tr&gt;&lt;td&gt;Аудиовход&lt;/td&gt;&lt;td&gt;1 канал RCA (2.0 Vp-p, 1 kΩ) (может использоваться для двустороннего аудио)&lt;/td&gt;&lt;/tr&gt;&lt;/tbody&gt;&lt;/table&gt;&lt;h4&gt;Видео/аудиовыход&lt;/h4&gt;&lt;table class="table table-striped table-condensed"&gt;&lt;tbody&gt;&lt;tr&gt;&lt;td&gt;Видеовыход&lt;/td&gt;&lt;td&gt;1 HDMI, 1 VGA&lt;/td&gt;&lt;/tr&gt;&lt;tr&gt;&lt;td&gt;Разрешение вывода&lt;/td&gt;&lt;td&gt;1920 × 1080, 1280 × 1024, 1280 × 720, 1024 ×768&lt;/td&gt;&lt;/tr&gt;&lt;tr&gt;&lt;td&gt;Аудиовыход&lt;/td&gt;&lt;td&gt;1 канал, RCA (Линейный, 1 KΩ)&lt;/td&gt;&lt;/tr&gt;&lt;/tbody&gt;&lt;/table&gt;&lt;h4&gt;Запись&lt;/h4&gt;&lt;table class="table table-striped table-condensed"&gt;&lt;tbody&gt;&lt;tr&gt;&lt;td&gt;Количество потоков&lt;/td&gt;&lt;td&gt;2&lt;/td&gt;&lt;/tr&gt;&lt;tr&gt;&lt;td&gt;Основной поток&lt;/td&gt;&lt;td&gt;Аналоговый канал: WD1@25к/с &lt;br&gt;HD-TVI канал: 1080p Lite/ 720p@25к/с&lt;br&gt;AHD/CVI канал: 1080p Lite/ 720p@25к/с&lt;br&gt;IP-канал: 960p@25к/с&lt;/td&gt;&lt;/tr&gt;&lt;tr&gt;&lt;td&gt;Тип потока&lt;/td&gt;&lt;td&gt;Видео / видео и аудио&lt;/td&gt;&lt;/tr&gt;&lt;tr&gt;&lt;td&gt;Скорость записи&lt;/td&gt;&lt;td&gt;Основной поток: 1/16 к/с ~ 25к/с &lt;br&gt;Доп.поток: CIF/ QVGA/ QCIF&lt;/td&gt;&lt;/tr&gt;&lt;tr&gt;&lt;td&gt;Синхронное воспроизведение&lt;/td&gt;&lt;td&gt;1 канал@720p@25к/с&lt;/td&gt;&lt;/tr&gt;&lt;tr&gt;&lt;td&gt;Битрейт видео&lt;/td&gt;&lt;td&gt;32Кбит/с — 4Мбит/с&lt;/td&gt;&lt;/tr&gt;&lt;tr&gt;&lt;td&gt;Битрейт аудио&lt;/td&gt;&lt;td&gt;64кбит/с&lt;/td&gt;&lt;/tr&gt;&lt;/tbody&gt;&lt;/table&gt;&lt;h4&gt;Настройки сети&lt;/h4&gt;&lt;table class="table table-striped table-condensed"&gt;&lt;tbody&gt;&lt;tr&gt;&lt;td&gt;Удаленные соединения&lt;/td&gt;&lt;td&gt;128&lt;/td&gt;&lt;/tr&gt;&lt;tr&gt;&lt;td&gt;Протоколы сети&lt;/td&gt;&lt;td&gt;TCP/IP, PPPoE, DHCP, EZVIZ Cloud P2P, DNS, DDNS, NTP, SADP, SMTP, NFS, iSCSI, UPnP™, HTTPS&lt;/td&gt;&lt;/tr&gt;&lt;/tbody&gt;&lt;/table&gt;&lt;h4&gt;Жесткий диск&lt;/h4&gt;&lt;table class="table table-striped table-condensed"&gt;&lt;tbody&gt;&lt;tr&gt;&lt;td&gt;SATA&lt;/td&gt;&lt;td&gt;1&lt;/td&gt;&lt;/tr&gt;&lt;tr&gt;&lt;td&gt;Объем&lt;/td&gt;&lt;td&gt;до 6 Тб каждый&lt;/td&gt;&lt;/tr&gt;&lt;/tbody&gt;&lt;/table&gt;&lt;h4&gt;Наружные интерфейсы&lt;/h4&gt;&lt;table class="table table-striped table-condensed"&gt;&lt;tbody&gt;&lt;tr&gt;&lt;td&gt;Сетевой интерфейс&lt;/td&gt;&lt;td&gt;1 RJ-45; 10M / 100M Ethernet интерфейс&lt;/td&gt;&lt;/tr&gt;&lt;tr&gt;&lt;td&gt;USB-интерфейс&lt;/td&gt;&lt;td&gt;2, USB2.0&lt;/td&gt;&lt;/tr&gt;&lt;/tbody&gt;&lt;/table&gt;&lt;h4&gt;Общие&lt;/h4&gt;&lt;table class="table table-striped table-condensed"&gt;&lt;tbody&gt;&lt;tr&gt;&lt;td&gt;Питание&lt;/td&gt;&lt;td&gt;12В DC&lt;/td&gt;&lt;/tr&gt;&lt;tr&gt;&lt;td&gt;Потребляемая мощность (без HDD)&lt;/td&gt;&lt;td&gt;До 8Вт.&lt;/td&gt;&lt;/tr&gt;&lt;tr&gt;&lt;td&gt;Рабочие условия&lt;/td&gt;&lt;td&gt;-10°C— +55°C, 10%-90% влажность&lt;/td&gt;&lt;/tr&gt;&lt;tr&gt;&lt;td&gt;Размер&lt;/td&gt;&lt;td&gt;200 × 200 × 45 мм&lt;/td&gt;&lt;/tr&gt;&lt;tr&gt;&lt;td&gt;Вес&lt;/td&gt;&lt;td&gt;≤0.8 кг (Без жестких дисков)&lt;/td&gt;&lt;/tr&gt;&lt;/tbody&gt;&lt;/table&gt;</text:p>
          </table:table-cell>
          <table:table-cell table:style-name="ce8"/>
          <table:table-cell table:style-name="ce8" office:value-type="float" office:value="55" calcext:value-type="float">
            <text:p>55</text:p>
          </table:table-cell>
          <table:table-cell table:style-name="ce8" office:value-type="string" calcext:value-type="string">
            <text:p>Регистратор 4-х канальный гибридный HD-TVI DS-H104G <text:s/>купить по цене 0 руб. с доставкой в Екатеринбурге. </text:p>
          </table:table-cell>
          <table:table-cell table:style-name="ce8" office:value-type="string" calcext:value-type="string">
            <text:p>Купите Регистратор 4-х канальный гибридный HD-TVI DS-H104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58393" calcext:value-type="float">
            <text:p>1548058393</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19" calcext:value-type="float">
            <text:p>5019</text:p>
          </table:table-cell>
          <table:table-cell table:style-name="ce2" table:number-columns-repeated="2"/>
          <table:table-cell table:style-name="ce8" office:value-type="string" calcext:value-type="string">
            <text:p>HD-TVI</text:p>
          </table:table-cell>
          <table:table-cell table:style-name="ce8" office:value-type="string" calcext:value-type="string">
            <text:p>В-08</text:p>
          </table:table-cell>
          <table:table-cell table:style-name="ce8" office:value-type="string" calcext:value-type="string">
            <text:p>Регистратор 8-канальный гибридный HD-TVI DS-H108G</text:p>
          </table:table-cell>
          <table:table-cell table:style-name="ce8"/>
          <table:table-cell table:style-name="ce8" office:value-type="float" office:value="0" calcext:value-type="float">
            <text:p>0</text:p>
          </table:table-cell>
          <table:table-cell table:style-name="ce8" office:value-type="string" calcext:value-type="string">
            <text:p>registrator-ds-h108g</text:p>
          </table:table-cell>
          <table:table-cell table:style-name="ce8" office:value-type="string" calcext:value-type="string">
            <text:p>&lt;p&gt;8 каналов&lt;/p&gt;&lt;p&gt;Запись с разрешением до 2Мп&lt;br&gt;Вывод видео с разрешением до 2Мп Lite&lt;br&gt;2 IP-канала&lt;br&gt;1 SATA HDD до 6ТБ&lt;br&gt;1/1 аудиовход/ выход&lt;br&gt;Сетевой интерфейс 1 RJ-45 10M/ 100M Ethernet&lt;br&gt;&lt;/p&gt;&lt;div&gt;&lt;br&gt;&lt;/div&gt;</text:p>
          </table:table-cell>
          <table:table-cell table:style-name="ce8" office:value-type="string" calcext:value-type="string">
            <text:p>&lt;p&gt;&lt;a href="https://hi.watch/media/storage/passport/tvi/ds-h108g.pdf"&gt;Паспорт&lt;/a&gt;&lt;br&gt;&lt;br&gt;&lt;a href="https://hi.watch/media/storage/manual/__hd-tvi__hw.pdf"&gt;Инструкция&lt;/a&gt;&lt;span class="redactor-invisible-space"&gt;&lt;br&gt;&lt;br&gt;&lt;a href="https://hi.watch/media/storage/certification/ds-h10x_h116_n11_n10.jpg"&gt;Сертификат&lt;/a&gt;&lt;span class="redactor-invisible-space"&gt;&lt;br&gt;&lt;/span&gt;&lt;br&gt;&lt;/span&gt;&lt;/p&gt;&lt;p&gt;&lt;br&gt;&lt;br&gt;&lt;/p&gt;</text:p>
          </table:table-cell>
          <table:table-cell table:style-name="ce8" office:value-type="string" calcext:value-type="string">
            <text:p>&lt;ul&gt;&lt;li&gt;&lt;h4&gt;Видео/аудиовход&lt;/h4&gt;&lt;table class="table table-striped table-condensed"&gt;&lt;tbody&gt;&lt;tr&gt;&lt;td&gt;Формат видеосжатия&lt;/td&gt;&lt;td&gt;H.264&lt;/td&gt;&lt;/tr&gt;&lt;tr&gt;&lt;td&gt;Аналоговые, HD-TVI, AHD и CVI камеры&lt;/td&gt;&lt;td&gt;8 каналов, BNC (1.0 Vp-p, 75 Ω)&lt;/td&gt;&lt;/tr&gt;&lt;tr&gt;&lt;td&gt;IP-камеры&lt;/td&gt;&lt;td&gt;По умолчанию 2 канала&lt;/td&gt;&lt;/tr&gt;&lt;tr&gt;&lt;td&gt;Стандарт аудиосжатия&lt;/td&gt;&lt;td&gt;G.711u&lt;/td&gt;&lt;/tr&gt;&lt;tr&gt;&lt;td&gt;Аудиовход&lt;/td&gt;&lt;td&gt;1 канал RCA (2.0 Vp-p, 1 kΩ) (может использоваться для двустороннего аудио)&lt;/td&gt;&lt;/tr&gt;&lt;/tbody&gt;&lt;/table&gt;&lt;h4&gt;Видео/аудиовыход&lt;/h4&gt;&lt;table class="table table-striped table-condensed"&gt;&lt;tbody&gt;&lt;tr&gt;&lt;td&gt;Видеовыход&lt;/td&gt;&lt;td&gt;1 HDMI, 1 VGA&lt;/td&gt;&lt;/tr&gt;&lt;tr&gt;&lt;td&gt;Разрешение вывода&lt;/td&gt;&lt;td&gt;1920 × 1080, 1280 × 1024, 1280 × 720, 1024 ×768&lt;/td&gt;&lt;/tr&gt;&lt;tr&gt;&lt;td&gt;Аудиовыход&lt;/td&gt;&lt;td&gt;1 канал, RCA (Линейный, 1 KΩ)&lt;/td&gt;&lt;/tr&gt;&lt;/tbody&gt;&lt;/table&gt;&lt;h4&gt;Запись&lt;/h4&gt;&lt;table class="table table-striped table-condensed"&gt;&lt;tbody&gt;&lt;tr&gt;&lt;td&gt;Количество потоков&lt;/td&gt;&lt;td&gt;2&lt;/td&gt;&lt;/tr&gt;&lt;tr&gt;&lt;td&gt;Основной поток&lt;/td&gt;&lt;td&gt;Аналоговый канал: WD1@25к/с &lt;br&gt;HD-TVI канал: 1080p Lite/ 720p@25к/с&lt;br&gt;AHD/CVI канал: 1080p Lite/ 720p@25к/с&lt;br&gt;IP-канал: 960p@25к/с&lt;/td&gt;&lt;/tr&gt;&lt;tr&gt;&lt;td&gt;Тип потока&lt;/td&gt;&lt;td&gt;Видео / видео и аудио&lt;/td&gt;&lt;/tr&gt;&lt;tr&gt;&lt;td&gt;Скорость записи&lt;/td&gt;&lt;td&gt;Основной поток: 1/16 к/с ~ 25к/с &lt;br&gt;Доп.поток: CIF/ QVGA/ QCIF&lt;/td&gt;&lt;/tr&gt;&lt;tr&gt;&lt;td&gt;Синхронное воспроизведение&lt;/td&gt;&lt;td&gt;1 канал@720p@25к/с&lt;/td&gt;&lt;/tr&gt;&lt;tr&gt;&lt;td&gt;Битрейт видео&lt;/td&gt;&lt;td&gt;32Кбит/с — 4Мбит/с&lt;/td&gt;&lt;/tr&gt;&lt;tr&gt;&lt;td&gt;Битрейт аудио&lt;/td&gt;&lt;td&gt;64кбит/с&lt;/td&gt;&lt;/tr&gt;&lt;/tbody&gt;&lt;/table&gt;&lt;h4&gt;Настройки сети&lt;/h4&gt;&lt;table class="table table-striped table-condensed"&gt;&lt;tbody&gt;&lt;tr&gt;&lt;td&gt;Удаленные соединения&lt;/td&gt;&lt;td&gt;128&lt;/td&gt;&lt;/tr&gt;&lt;tr&gt;&lt;td&gt;Протоколы сети&lt;/td&gt;&lt;td&gt;TCP/IP, PPPoE, DHCP, EZVIZ Cloud P2P, DNS, DDNS, NTP, SADP, SMTP, NFS, iSCSI, UPnP™, HTTPS&lt;/td&gt;&lt;/tr&gt;&lt;/tbody&gt;&lt;/table&gt;&lt;h4&gt;Жесткий диск&lt;/h4&gt;&lt;table class="table table-striped table-condensed"&gt;&lt;tbody&gt;&lt;tr&gt;&lt;td&gt;SATA&lt;/td&gt;&lt;td&gt;1&lt;/td&gt;&lt;/tr&gt;&lt;tr&gt;&lt;td&gt;Объем&lt;/td&gt;&lt;td&gt;до 6 Тб каждый&lt;/td&gt;&lt;/tr&gt;&lt;/tbody&gt;&lt;/table&gt;&lt;h4&gt;Наружные интерфейсы&lt;/h4&gt;&lt;table class="table table-striped table-condensed"&gt;&lt;tbody&gt;&lt;tr&gt;&lt;td&gt;Сетевой интерфейс&lt;/td&gt;&lt;td&gt;1 RJ-45; 10M / 100M Ethernet интерфейс&lt;/td&gt;&lt;/tr&gt;&lt;tr&gt;&lt;td&gt;USB-интерфейс&lt;/td&gt;&lt;td&gt;2, USB2.0&lt;/td&gt;&lt;/tr&gt;&lt;/tbody&gt;&lt;/table&gt;&lt;h4&gt;Общие&lt;/h4&gt;&lt;table class="table table-striped table-condensed"&gt;&lt;tbody&gt;&lt;tr&gt;&lt;td&gt;Питание&lt;/td&gt;&lt;td&gt;12В DC&lt;/td&gt;&lt;/tr&gt;&lt;tr&gt;&lt;td&gt;Потребляемая мощность (без HDD)&lt;/td&gt;&lt;td&gt;До 12Вт.&lt;/td&gt;&lt;/tr&gt;&lt;tr&gt;&lt;td&gt;Рабочие условия&lt;/td&gt;&lt;td&gt;-10°C— +55°C, 10%-90% влажность&lt;/td&gt;&lt;/tr&gt;&lt;tr&gt;&lt;td&gt;Размер&lt;/td&gt;&lt;td&gt;200 × 200 × 45 мм&lt;/td&gt;&lt;/tr&gt;&lt;tr&gt;&lt;td&gt;Вес&lt;/td&gt;&lt;td&gt;≤0.8 кг (Без жестких дисков)&lt;/td&gt;&lt;/tr&gt;&lt;/tbody&gt;&lt;/table&gt;&lt;/li&gt;&lt;/ul&gt;&lt;div&gt;&lt;/div&gt;</text:p>
          </table:table-cell>
          <table:table-cell table:style-name="ce8"/>
          <table:table-cell table:style-name="ce8" office:value-type="float" office:value="50" calcext:value-type="float">
            <text:p>50</text:p>
          </table:table-cell>
          <table:table-cell table:style-name="ce8" office:value-type="string" calcext:value-type="string">
            <text:p>Регистратор 8-канальный гибридный HD-TVI DS-H108G <text:s/>купить по цене 0 руб. с доставкой в Екатеринбурге. </text:p>
          </table:table-cell>
          <table:table-cell table:style-name="ce8" office:value-type="string" calcext:value-type="string">
            <text:p>Купите Регистратор 8-канальный гибридный HD-TVI DS-H108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59388" calcext:value-type="float">
            <text:p>1548059388</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0" calcext:value-type="float">
            <text:p>5020</text:p>
          </table:table-cell>
          <table:table-cell table:style-name="ce2" table:number-columns-repeated="2"/>
          <table:table-cell table:style-name="ce8" office:value-type="string" calcext:value-type="string">
            <text:p>HD-TVI</text:p>
          </table:table-cell>
          <table:table-cell table:style-name="ce8" office:value-type="string" calcext:value-type="string">
            <text:p>В-09</text:p>
          </table:table-cell>
          <table:table-cell table:style-name="ce8" office:value-type="string" calcext:value-type="string">
            <text:p>Регистратор 16-ти канальный гибридный HD-TVI DS-H116G</text:p>
          </table:table-cell>
          <table:table-cell table:style-name="ce8"/>
          <table:table-cell table:style-name="ce8" office:value-type="float" office:value="0" calcext:value-type="float">
            <text:p>0</text:p>
          </table:table-cell>
          <table:table-cell table:style-name="ce8" office:value-type="string" calcext:value-type="string">
            <text:p>registrator-ds-h116g</text:p>
          </table:table-cell>
          <table:table-cell table:style-name="ce8" office:value-type="string" calcext:value-type="string">
            <text:p>&lt;p&gt;16 каналов&lt;br&gt;Запись с разрешением до 2Мп&lt;br&gt;Вывод видео с разрешением до 2Мп режим Lite&lt;br&gt;2 IP-канала&lt;br&gt;1 SATA HDD до 6ТБ&lt;br&gt;1/1 аудиовход/ выход&lt;br&gt;Сетевой интерфейс 1 RJ-45 10M/ 100M Ethernet&lt;/p&gt;</text:p>
          </table:table-cell>
          <table:table-cell table:style-name="ce8" office:value-type="string" calcext:value-type="string">
            <text:p>&lt;p&gt;&lt;a href="https://hi.watch/media/storage/passport/tvi/ds-h116g.pdf"&gt;Паспорт&lt;/a&gt;&lt;br&gt;&lt;br&gt;&lt;a href="https://hi.watch/media/storage/manual/__hd-tvi__hw.pdf"&gt;Инструкция&lt;/a&gt;&lt;br&gt;&lt;br&gt;&lt;a href="https://hi.watch/media/storage/certification/ds-h10x_h116_n11_n10.jpg"&gt;Сертификат&lt;/a&gt;&lt;span class="redactor-invisible-space"&gt;&lt;br&gt;&lt;/span&gt;&lt;/p&gt;</text:p>
          </table:table-cell>
          <table:table-cell table:style-name="ce8" office:value-type="string" calcext:value-type="string">
            <text:p>&lt;h4&gt;Видео/аудиовход&lt;/h4&gt;&lt;table class="table table-striped table-condensed"&gt;&lt;tbody&gt;&lt;tr&gt;&lt;td&gt;Формат видеосжатия&lt;/td&gt;&lt;td&gt;H.264+/ H.264&lt;/td&gt;&lt;/tr&gt;&lt;tr&gt;&lt;td&gt;Аналоговые, HD-TVI, AHD и CVI камеры&lt;/td&gt;&lt;td&gt;16 каналов, BNC (1.0 Vp-p, 75 Ω)&lt;/td&gt;&lt;/tr&gt;&lt;tr&gt;&lt;td&gt;IP-камеры&lt;/td&gt;&lt;td&gt;по умолчению 2 канала&lt;/td&gt;&lt;/tr&gt;&lt;tr&gt;&lt;td&gt;Стандарт аудиосжатия&lt;/td&gt;&lt;td&gt;G.711u&lt;/td&gt;&lt;/tr&gt;&lt;tr&gt;&lt;td&gt;Аудиовход&lt;/td&gt;&lt;td&gt;1 канал RCA (2.0 Vp-p, 1 kΩ) (может использоваться для двустороннего аудио)&lt;/td&gt;&lt;/tr&gt;&lt;/tbody&gt;&lt;/table&gt;&lt;h4&gt;Видео/аудиовыход&lt;/h4&gt;&lt;table class="table table-striped table-condensed"&gt;&lt;tbody&gt;&lt;tr&gt;&lt;td&gt;Видеовыход&lt;/td&gt;&lt;td&gt;1 HDMI, 1 VGA&lt;/td&gt;&lt;/tr&gt;&lt;tr&gt;&lt;td&gt;Разрешение вывода&lt;/td&gt;&lt;td&gt;1920 × 1080, 1280 × 1024, 1280 × 720, 1024 ×768&lt;/td&gt;&lt;/tr&gt;&lt;tr&gt;&lt;td&gt;Аудиовыход&lt;/td&gt;&lt;td&gt;1 канал, RCA (Линейный, 1 KΩ)&lt;/td&gt;&lt;/tr&gt;&lt;/tbody&gt;&lt;/table&gt;&lt;h4&gt;Запись&lt;/h4&gt;&lt;table class="table table-striped table-condensed"&gt;&lt;tbody&gt;&lt;tr&gt;&lt;td&gt;Количество потоков&lt;/td&gt;&lt;td&gt;2&lt;/td&gt;&lt;/tr&gt;&lt;tr&gt;&lt;td&gt;Основной поток&lt;/td&gt;&lt;td&gt;Аналоговый канал: WD1@25к/с &lt;br&gt;HD-TVI канал: 1080p Lite/ 720p@25к/с&lt;br&gt;AHD/CVI канал: 1080p Lite/ 720p@25к/с&lt;br&gt;IP-канал: 960p@25к/с&lt;/td&gt;&lt;/tr&gt;&lt;tr&gt;&lt;td&gt;Тип потока&lt;/td&gt;&lt;td&gt;Видео / видео и аудио&lt;/td&gt;&lt;/tr&gt;&lt;tr&gt;&lt;td&gt;Скорость записи&lt;/td&gt;&lt;td&gt;Основной поток: 1/16 к/с ~ 25к/с &lt;br&gt;Доп.поток: CIF/ QVGA/ QCIF&lt;/td&gt;&lt;/tr&gt;&lt;tr&gt;&lt;td&gt;Синхронное воспроизведение&lt;/td&gt;&lt;td&gt;1 канал@720p@25к/с&lt;/td&gt;&lt;/tr&gt;&lt;tr&gt;&lt;td&gt;Битрейт видео&lt;/td&gt;&lt;td&gt;32Кбит/с — 4Мбит/с&lt;/td&gt;&lt;/tr&gt;&lt;tr&gt;&lt;td&gt;Битрейт аудио&lt;/td&gt;&lt;td&gt;64кбит/с&lt;/td&gt;&lt;/tr&gt;&lt;/tbody&gt;&lt;/table&gt;&lt;h4&gt;Настройки сети&lt;/h4&gt;&lt;table class="table table-striped table-condensed"&gt;&lt;tbody&gt;&lt;tr&gt;&lt;td&gt;Удаленные соединения&lt;/td&gt;&lt;td&gt;128&lt;/td&gt;&lt;/tr&gt;&lt;tr&gt;&lt;td&gt;Протоколы сети&lt;/td&gt;&lt;td&gt;TCP/IP, PPPoE, DHCP, EZVIZ Cloud P2P, DNS, DDNS, NTP, SADP, SMTP, NFS, iSCSI, UPnP™, HTTPS&lt;/td&gt;&lt;/tr&gt;&lt;/tbody&gt;&lt;/table&gt;&lt;h4&gt;Жесткий диск&lt;/h4&gt;&lt;table class="table table-striped table-condensed"&gt;&lt;tbody&gt;&lt;tr&gt;&lt;td&gt;SATA&lt;/td&gt;&lt;td&gt;1&lt;/td&gt;&lt;/tr&gt;&lt;tr&gt;&lt;td&gt;Объем&lt;/td&gt;&lt;td&gt;до 6 Тб каждый&lt;/td&gt;&lt;/tr&gt;&lt;/tbody&gt;&lt;/table&gt;&lt;h4&gt;Наружные интерфейсы&lt;/h4&gt;&lt;table class="table table-striped table-condensed"&gt;&lt;tbody&gt;&lt;tr&gt;&lt;td&gt;Сетевой интерфейс&lt;/td&gt;&lt;td&gt;1 RJ-45; 10M / 100M Ethernet интерфейс&lt;/td&gt;&lt;/tr&gt;&lt;tr&gt;&lt;td&gt;USB-интерфейс&lt;/td&gt;&lt;td&gt;2, USB2.0&lt;/td&gt;&lt;/tr&gt;&lt;/tbody&gt;&lt;/table&gt;&lt;h4&gt;Общие&lt;/h4&gt;&lt;table class="table table-striped table-condensed"&gt;&lt;tbody&gt;&lt;tr&gt;&lt;td&gt;Питание&lt;/td&gt;&lt;td&gt;12В DC&lt;/td&gt;&lt;/tr&gt;&lt;tr&gt;&lt;td&gt;Потребляемая мощность (без HDD)&lt;/td&gt;&lt;td&gt;До 20Вт.&lt;/td&gt;&lt;/tr&gt;&lt;tr&gt;&lt;td&gt;Рабочие условия&lt;/td&gt;&lt;td&gt;-10°C— +55°C, 10%-90% влажность&lt;/td&gt;&lt;/tr&gt;&lt;tr&gt;&lt;td&gt;Размер&lt;/td&gt;&lt;td&gt;285 × 210 × 45 мм&lt;/td&gt;&lt;/tr&gt;&lt;tr&gt;&lt;td&gt;Вес&lt;/td&gt;&lt;td&gt;≤1.2 кг (Без жестких дисков)&lt;/td&gt;&lt;/tr&gt;&lt;/tbody&gt;&lt;/table&gt;</text:p>
          </table:table-cell>
          <table:table-cell table:style-name="ce8"/>
          <table:table-cell table:style-name="ce8" office:value-type="float" office:value="48" calcext:value-type="float">
            <text:p>48</text:p>
          </table:table-cell>
          <table:table-cell table:style-name="ce8" office:value-type="string" calcext:value-type="string">
            <text:p>Регистратор 16-ти канальный гибридный HD-TVI DS-H116G <text:s/>купить по цене 0 руб. с доставкой в Екатеринбурге. </text:p>
          </table:table-cell>
          <table:table-cell table:style-name="ce8" office:value-type="string" calcext:value-type="string">
            <text:p>Купите Регистратор 16-ти канальный гибридный HD-TVI DS-H116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59810" calcext:value-type="float">
            <text:p>1548059810</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1" calcext:value-type="float">
            <text:p>5021</text:p>
          </table:table-cell>
          <table:table-cell table:style-name="ce2" table:number-columns-repeated="2"/>
          <table:table-cell table:style-name="ce8" office:value-type="string" calcext:value-type="string">
            <text:p>HD-TVI</text:p>
          </table:table-cell>
          <table:table-cell table:style-name="ce8" office:value-type="string" calcext:value-type="string">
            <text:p>В-10</text:p>
          </table:table-cell>
          <table:table-cell table:style-name="ce8" office:value-type="string" calcext:value-type="string">
            <text:p>Регистратор 4-х канальный гибридный HD-TVI DS-H204Q</text:p>
          </table:table-cell>
          <table:table-cell table:style-name="ce8"/>
          <table:table-cell table:style-name="ce8" office:value-type="float" office:value="0" calcext:value-type="float">
            <text:p>0</text:p>
          </table:table-cell>
          <table:table-cell table:style-name="ce8" office:value-type="string" calcext:value-type="string">
            <text:p>registrator-ds-h104q</text:p>
          </table:table-cell>
          <table:table-cell table:style-name="ce8" office:value-type="string" calcext:value-type="string">
            <text:p>&lt;p&gt;4 канала&lt;br&gt;Запись с разрешением до 4Мп&lt;br&gt;Вывод видео с разрешением до 1080р&lt;br&gt;1 SATA HDD до 6ТБ&lt;br&gt;1/1 аудиовход/ выход&lt;br&gt;Сетевой интерфейс 1 RJ-45 10M/ 100M Ethernet&lt;/p&gt;</text:p>
          </table:table-cell>
          <table:table-cell table:style-name="ce8" office:value-type="string" calcext:value-type="string">
            <text:p>&lt;p&gt;&lt;a href="https://hi.watch/media/storage/passport/tvi/ds-h204q.pdf"&gt;Паспорт&lt;/a&gt;&lt;br&gt;&lt;br&gt;&lt;a href="https://hi.watch/media/storage/certification/hw_videorecorder.pdf"&gt;Сертификат&lt;/a&gt;&lt;span class="redactor-invisible-space"&gt;&lt;br&gt;&lt;/span&gt;&lt;/p&gt;</text:p>
          </table:table-cell>
          <table:table-cell table:style-name="ce8" office:value-type="string" calcext:value-type="string">
            <text:p>&lt;ul&gt;&lt;li&gt;&lt;h4&gt;Видео/аудиовход&lt;/h4&gt;&lt;table class="table table-striped table-condensed"&gt;&lt;tbody&gt;&lt;tr&gt;&lt;td&gt;Формат видеосжатия&lt;/td&gt;&lt;td&gt;H.265 Pro/H.265+/ H.265/H.264+/ H.264&lt;/td&gt;&lt;/tr&gt;&lt;tr&gt;&lt;td&gt;Аналоговые, HD-TVI и AHD камеры&lt;/td&gt;&lt;td&gt;4 канала, BNC (1.0 Vp-p, 75 Ω)&lt;/td&gt;&lt;/tr&gt;&lt;tr&gt;&lt;td&gt;IP-камеры&lt;/td&gt;&lt;td&gt;По умолчанию — 1 (до 6 с замещением аналоговых в Enhanced IP mode fw 3.5.37)&lt;/td&gt;&lt;/tr&gt;&lt;tr&gt;&lt;td&gt;Стандарт аудиосжатия&lt;/td&gt;&lt;td&gt;G.711u&lt;/td&gt;&lt;/tr&gt;&lt;tr&gt;&lt;td&gt;Аудиовход&lt;/td&gt;&lt;td&gt;1 канал, RCA (2.0 Vp-p, 1 kΩ) (может использоваться для двустороннего аудио)&lt;/td&gt;&lt;/tr&gt;&lt;/tbody&gt;&lt;/table&gt;&lt;h4&gt;Видео/аудиовыход&lt;/h4&gt;&lt;table class="table table-striped table-condensed"&gt;&lt;tbody&gt;&lt;tr&gt;&lt;td&gt;Видеовыход&lt;/td&gt;&lt;td&gt;1 HDMI, 1 VGA&lt;/td&gt;&lt;/tr&gt;&lt;tr&gt;&lt;td&gt;Разрешение вывода&lt;/td&gt;&lt;td&gt;1920х1080/60Гц, 1280х1024/60Гц, 1280х720/60Гц, 1024х768/60Гц&lt;/td&gt;&lt;/tr&gt;&lt;tr&gt;&lt;td&gt;Аудиовыход&lt;/td&gt;&lt;td&gt;1 канал, RCA (Линейный, 1 KΩ)&lt;/td&gt;&lt;/tr&gt;&lt;/tbody&gt;&lt;/table&gt;&lt;h4&gt;Запись&lt;/h4&gt;&lt;table class="table table-striped table-condensed"&gt;&lt;tbody&gt;&lt;tr&gt;&lt;td&gt;Количество потоков&lt;/td&gt;&lt;td&gt;2&lt;/td&gt;&lt;/tr&gt;&lt;tr&gt;&lt;td&gt;Основной поток&lt;/td&gt;&lt;td&gt;Аналоговый канал: WD1@25к/с&lt;br&gt;HD-TVI канал: 3Мп@15к/с (1й канал), 1080p@15к/с, 1080p Lite /720p Lite /720p@25к/с&lt;br&gt;AHD/CVI канал: 1080p@15к/с, 1080p Lite /720p@25к/с&lt;br&gt;IP-канал: до 4Мп&lt;/td&gt;&lt;/tr&gt;&lt;tr&gt;&lt;td&gt;Дополнительный поток&lt;/td&gt;&lt;td&gt;WD1/4CIF@12к/с, CIF/QVGA/QCIF@25к/с&lt;/td&gt;&lt;/tr&gt;&lt;tr&gt;&lt;td&gt;Тип потока&lt;/td&gt;&lt;td&gt;Видео / видео и аудио&lt;/td&gt;&lt;/tr&gt;&lt;tr&gt;&lt;td&gt;Битрейт видео&lt;/td&gt;&lt;td&gt;32Кбит/с — 6Мбит/с&lt;/td&gt;&lt;/tr&gt;&lt;tr&gt;&lt;td&gt;Битрейт аудио&lt;/td&gt;&lt;td&gt;64кбит/с&lt;/td&gt;&lt;/tr&gt;&lt;tr&gt;&lt;td&gt;Синхронное воспроизведение&lt;/td&gt;&lt;td&gt;4 канала&lt;/td&gt;&lt;/tr&gt;&lt;/tbody&gt;&lt;/table&gt;&lt;h4&gt;Настройки сети&lt;/h4&gt;&lt;table class="table table-striped table-condensed"&gt;&lt;tbody&gt;&lt;tr&gt;&lt;td&gt;Удаленные соединения&lt;/td&gt;&lt;td&gt;128&lt;/td&gt;&lt;/tr&gt;&lt;tr&gt;&lt;td&gt;Протоколы сети&lt;/td&gt;&lt;td&gt;TCP/IP, PPPoE, DHCP, EZVIZ Cloud P2P, DNS, DDNS, NTP, SADP, SMTP, NFS, iSCSI, UPnP™, HTTPS, ONVIF&lt;/td&gt;&lt;/tr&gt;&lt;/tbody&gt;&lt;/table&gt;&lt;h4&gt;Жесткий диск&lt;/h4&gt;&lt;table class="table table-striped table-condensed"&gt;&lt;tbody&gt;&lt;tr&gt;&lt;td&gt;SATA&lt;/td&gt;&lt;td&gt;1&lt;/td&gt;&lt;/tr&gt;&lt;tr&gt;&lt;td&gt;Объем&lt;/td&gt;&lt;td&gt;до 6 Тб каждый&lt;/td&gt;&lt;/tr&gt;&lt;/tbody&gt;&lt;/table&gt;&lt;h4&gt;Наружные интерфейсы&lt;/h4&gt;&lt;table class="table table-striped table-condensed"&gt;&lt;tbody&gt;&lt;tr&gt;&lt;td&gt;Сетевой интерфейс&lt;/td&gt;&lt;td&gt;1 RJ-45; 10M / 100M Ethernet интерфейс&lt;/td&gt;&lt;/tr&gt;&lt;tr&gt;&lt;td&gt;USB-интерфейс&lt;/td&gt;&lt;td&gt;2, USB2.0&lt;/td&gt;&lt;/tr&gt;&lt;/tbody&gt;&lt;/table&gt;&lt;h4&gt;Общие&lt;/h4&gt;&lt;table class="table table-striped table-condensed"&gt;&lt;tbody&gt;&lt;tr&gt;&lt;td&gt;Питание&lt;/td&gt;&lt;td&gt;12В DC&lt;/td&gt;&lt;/tr&gt;&lt;tr&gt;&lt;td&gt;Потребляемая мощность (без HDD)&lt;/td&gt;&lt;td&gt;До 8Вт.&lt;/td&gt;&lt;/tr&gt;&lt;tr&gt;&lt;td&gt;Рабочие условия&lt;/td&gt;&lt;td&gt;-10°C— +55°C, 10%-90% влажность&lt;/td&gt;&lt;/tr&gt;&lt;tr&gt;&lt;td&gt;Размер&lt;/td&gt;&lt;td&gt;200 × 200 × 45 мм&lt;/td&gt;&lt;/tr&gt;&lt;tr&gt;&lt;td&gt;Вес&lt;/td&gt;&lt;td&gt;≤1 кг (Без жестких дисков)&lt;/td&gt;&lt;/tr&gt;&lt;/tbody&gt;&lt;/table&gt;&lt;/li&gt;&lt;/ul&gt;&lt;div&gt;&lt;/div&gt;</text:p>
          </table:table-cell>
          <table:table-cell table:style-name="ce8"/>
          <table:table-cell table:style-name="ce8" office:value-type="float" office:value="45" calcext:value-type="float">
            <text:p>45</text:p>
          </table:table-cell>
          <table:table-cell table:style-name="ce8" office:value-type="string" calcext:value-type="string">
            <text:p>Регистратор 4-х канальный гибридный HD-TVI DS-H204Q <text:s/>купить по цене 0 руб. с доставкой в Екатеринбурге. </text:p>
          </table:table-cell>
          <table:table-cell table:style-name="ce8" office:value-type="string" calcext:value-type="string">
            <text:p>Купите Регистратор 4-х канальный гибридный HD-TVI DS-H204Q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0966" calcext:value-type="float">
            <text:p>1548060966</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2" calcext:value-type="float">
            <text:p>5022</text:p>
          </table:table-cell>
          <table:table-cell table:style-name="ce2" table:number-columns-repeated="2"/>
          <table:table-cell table:style-name="ce8" office:value-type="string" calcext:value-type="string">
            <text:p>HD-TVI</text:p>
          </table:table-cell>
          <table:table-cell table:style-name="ce8" office:value-type="string" calcext:value-type="string">
            <text:p>В-11</text:p>
          </table:table-cell>
          <table:table-cell table:style-name="ce8" office:value-type="string" calcext:value-type="string">
            <text:p>Регистратор 8-канальный гибридный HD-TVI DS-H208Q</text:p>
          </table:table-cell>
          <table:table-cell table:style-name="ce8"/>
          <table:table-cell table:style-name="ce8" office:value-type="float" office:value="0" calcext:value-type="float">
            <text:p>0</text:p>
          </table:table-cell>
          <table:table-cell table:style-name="ce8" office:value-type="string" calcext:value-type="string">
            <text:p>registrator-ds-h108q</text:p>
          </table:table-cell>
          <table:table-cell table:style-name="ce8" office:value-type="string" calcext:value-type="string">
            <text:p>&lt;p&gt;8 каналов&lt;br&gt;Запись с разрешением до 4Мп&lt;br&gt;Вывод видео с разрешением до 1080р&lt;br&gt;1 SATA HDD до 6ТБ&lt;br&gt;1/1 аудиовход/ выход&lt;br&gt;Сетевой интерфейс 1 RJ-45 10M/ 100M Ethernet&lt;/p&gt;</text:p>
          </table:table-cell>
          <table:table-cell table:style-name="ce8" office:value-type="string" calcext:value-type="string">
            <text:p>&lt;p&gt;&lt;a href="https://hi.watch/media/storage/passport/tvi/ds-h208q.pdf"&gt;Паспорт&lt;/a&gt;&lt;br&gt;&lt;br&gt;&lt;a href="https://hi.watch/media/storage/certification/hw_videorecorder.pdf"&gt;Сертификат&lt;/a&gt;&lt;span class="redactor-invisible-space"&gt;&lt;br&gt;&lt;/span&gt;&lt;/p&gt;</text:p>
          </table:table-cell>
          <table:table-cell table:style-name="ce8" office:value-type="string" calcext:value-type="string">
            <text:p>&lt;h4&gt;Видео/аудиовход&lt;/h4&gt;&lt;table class="table table-striped table-condensed"&gt;&lt;tbody&gt;&lt;tr&gt;&lt;td&gt;Формат видеосжатия&lt;/td&gt;&lt;td&gt;H.265 Pro/H.265+/ H.265/H.264+/ H.264&lt;/td&gt;&lt;/tr&gt;&lt;tr&gt;&lt;td&gt;Аналоговые, HD-TVI и AHD камеры&lt;/td&gt;&lt;td&gt;8 каналов BNC (1.0 Vp-p, 75 Ω)&lt;/td&gt;&lt;/tr&gt;&lt;tr&gt;&lt;td&gt;IP-камеры&lt;/td&gt;&lt;td&gt;По умолчанию 2 канала (до 12 с замещением аналоговых в Enhanced IP mode fw 3.5.37)&lt;/td&gt;&lt;/tr&gt;&lt;tr&gt;&lt;td&gt;Стандарт аудиосжатия&lt;/td&gt;&lt;td&gt;G.711u&lt;/td&gt;&lt;/tr&gt;&lt;tr&gt;&lt;td&gt;Аудиовход&lt;/td&gt;&lt;td&gt;1 канал, RCA (2.0 Vp-p, 1 kΩ) (может использоваться для двустороннего аудио)&lt;/td&gt;&lt;/tr&gt;&lt;/tbody&gt;&lt;/table&gt;&lt;h4&gt;Видео/аудиовыход&lt;/h4&gt;&lt;table class="table table-striped table-condensed"&gt;&lt;tbody&gt;&lt;tr&gt;&lt;td&gt;Видеовыход&lt;/td&gt;&lt;td&gt;1 HDMI, 1 VGA&lt;/td&gt;&lt;/tr&gt;&lt;tr&gt;&lt;td&gt;Разрешение вывода&lt;/td&gt;&lt;td&gt;1920х1080/60Гц, 1280х1024/60Гц, 1280х720/60Гц, 1024х768/60Гц&lt;/td&gt;&lt;/tr&gt;&lt;tr&gt;&lt;td&gt;Аудиовыход&lt;/td&gt;&lt;td&gt;1 канал, RCA (Линейный, 1 KΩ)&lt;/td&gt;&lt;/tr&gt;&lt;/tbody&gt;&lt;/table&gt;&lt;h4&gt;Запись&lt;/h4&gt;&lt;table class="table table-striped table-condensed"&gt;&lt;tbody&gt;&lt;tr&gt;&lt;td&gt;Количество потоков&lt;/td&gt;&lt;td&gt;2&lt;/td&gt;&lt;/tr&gt;&lt;tr&gt;&lt;td&gt;Основной поток&lt;/td&gt;&lt;td&gt;Аналоговый канал: WD1@25к/с&lt;br&gt;HD-TVI канал: 3Мп@15к/с (1й канал), 1080p@15к/с, 1080p Lite /720p Lite /720p@25к/с&lt;br&gt;AHD/CVI канал: 1080p@15к/с, 1080p Lite /720p@25к/с&lt;br&gt;IP-канал: до 4Мп&lt;/td&gt;&lt;/tr&gt;&lt;tr&gt;&lt;td&gt;Дополнительный поток&lt;/td&gt;&lt;td&gt;WD1/4CIF@12к/с, CIF/QVGA/QCIF@25к/с&lt;/td&gt;&lt;/tr&gt;&lt;tr&gt;&lt;td&gt;Тип потока&lt;/td&gt;&lt;td&gt;Видео / видео и аудио&lt;/td&gt;&lt;/tr&gt;&lt;tr&gt;&lt;td&gt;Битрейт видео&lt;/td&gt;&lt;td&gt;32Кбит/с — 6Мбит/с&lt;/td&gt;&lt;/tr&gt;&lt;tr&gt;&lt;td&gt;Битрейт аудио&lt;/td&gt;&lt;td&gt;64кбит/с&lt;/td&gt;&lt;/tr&gt;&lt;tr&gt;&lt;td&gt;Синхронное воспроизведение&lt;/td&gt;&lt;td&gt;8 канала&lt;/td&gt;&lt;/tr&gt;&lt;/tbody&gt;&lt;/table&gt;&lt;h4&gt;Настройки сети&lt;/h4&gt;&lt;table class="table table-striped table-condensed"&gt;&lt;tbody&gt;&lt;tr&gt;&lt;td&gt;Удаленные соединения&lt;/td&gt;&lt;td&gt;128&lt;/td&gt;&lt;/tr&gt;&lt;tr&gt;&lt;td&gt;Протоколы сети&lt;/td&gt;&lt;td&gt;TCP/IP, PPPoE, DHCP, EZVIZ Cloud P2P, DNS, DDNS, NTP, SADP, SMTP, NFS, iSCSI, UPnP™, HTTPS, ONVIF&lt;/td&gt;&lt;/tr&gt;&lt;/tbody&gt;&lt;/table&gt;&lt;h4&gt;Жесткий диск&lt;/h4&gt;&lt;table class="table table-striped table-condensed"&gt;&lt;tbody&gt;&lt;tr&gt;&lt;td&gt;SATA&lt;/td&gt;&lt;td&gt;1&lt;/td&gt;&lt;/tr&gt;&lt;tr&gt;&lt;td&gt;Объем&lt;/td&gt;&lt;td&gt;до 6 Тб каждый&lt;/td&gt;&lt;/tr&gt;&lt;/tbody&gt;&lt;/table&gt;&lt;h4&gt;Наружные интерфейсы&lt;/h4&gt;&lt;table class="table table-striped table-condensed"&gt;&lt;tbody&gt;&lt;tr&gt;&lt;td&gt;Сетевой интерфейс&lt;/td&gt;&lt;td&gt;1 RJ-45; 10M / 100M Ethernet интерфейс&lt;/td&gt;&lt;/tr&gt;&lt;tr&gt;&lt;td&gt;USB-интерфейс&lt;/td&gt;&lt;td&gt;2, USB2.0&lt;/td&gt;&lt;/tr&gt;&lt;/tbody&gt;&lt;/table&gt;&lt;h4&gt;Общие&lt;/h4&gt;&lt;table class="table table-striped table-condensed"&gt;&lt;tbody&gt;&lt;tr&gt;&lt;td&gt;Питание&lt;/td&gt;&lt;td&gt;DC12В&lt;/td&gt;&lt;/tr&gt;&lt;tr&gt;&lt;td&gt;Потребляемая мощность (без HDD)&lt;/td&gt;&lt;td&gt;До 12Вт.&lt;/td&gt;&lt;/tr&gt;&lt;tr&gt;&lt;td&gt;Рабочие условия&lt;/td&gt;&lt;td&gt;-10°C— +55°C, 10%-90% влажность&lt;/td&gt;&lt;/tr&gt;&lt;tr&gt;&lt;td&gt;Размер&lt;/td&gt;&lt;td&gt;200 × 200 × 45 мм&lt;/td&gt;&lt;/tr&gt;&lt;tr&gt;&lt;td&gt;Вес&lt;/td&gt;&lt;td&gt;≤1 кг (Без жестких дисков)&lt;/td&gt;&lt;/tr&gt;&lt;/tbody&gt;&lt;/table&gt;</text:p>
          </table:table-cell>
          <table:table-cell table:style-name="ce8"/>
          <table:table-cell table:style-name="ce8" office:value-type="float" office:value="42" calcext:value-type="float">
            <text:p>42</text:p>
          </table:table-cell>
          <table:table-cell table:style-name="ce8" office:value-type="string" calcext:value-type="string">
            <text:p>Регистратор 8-канальный гибридный HD-TVI DS-H208Q <text:s/>купить по цене 0 руб. с доставкой в Екатеринбурге. </text:p>
          </table:table-cell>
          <table:table-cell table:style-name="ce8" office:value-type="string" calcext:value-type="string">
            <text:p>Купите Регистратор 8-канальный гибридный HD-TVI DS-H208Q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2602" calcext:value-type="float">
            <text:p>1548062602</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3" calcext:value-type="float">
            <text:p>5023</text:p>
          </table:table-cell>
          <table:table-cell table:style-name="ce2" table:number-columns-repeated="2"/>
          <table:table-cell table:style-name="ce8" office:value-type="string" calcext:value-type="string">
            <text:p>HD-TVI</text:p>
          </table:table-cell>
          <table:table-cell table:style-name="ce8" office:value-type="string" calcext:value-type="string">
            <text:p>В-12</text:p>
          </table:table-cell>
          <table:table-cell table:style-name="ce8" office:value-type="string" calcext:value-type="string">
            <text:p>Регистратор 16-ти канальный гибридный HD-TVI DS-H216Q</text:p>
          </table:table-cell>
          <table:table-cell table:style-name="ce8"/>
          <table:table-cell table:style-name="ce8" office:value-type="float" office:value="0" calcext:value-type="float">
            <text:p>0</text:p>
          </table:table-cell>
          <table:table-cell table:style-name="ce8" office:value-type="string" calcext:value-type="string">
            <text:p>registrator-ds-h116q</text:p>
          </table:table-cell>
          <table:table-cell table:style-name="ce8" office:value-type="string" calcext:value-type="string">
            <text:p>&lt;p&gt;16 каналов&lt;br&gt;Запись с разрешением до 4Мп&lt;br&gt;Вывод видео с разрешением до 4К&lt;br&gt;1 SATA HDD до 6ТБ&lt;br&gt;1/1 аудиовход/ выход&lt;br&gt;Сетевой интерфейс 1 RJ-45 10M/ 100M Ethernet&lt;/p&gt;</text:p>
          </table:table-cell>
          <table:table-cell table:style-name="ce8" office:value-type="string" calcext:value-type="string">
            <text:p>&lt;p&gt;&lt;a href="https://hi.watch/media/storage/passport/tvi/ds-h216q.pdf"&gt;Паспорт&lt;/a&gt;&lt;br&gt;&lt;br&gt;&lt;a href="https://hi.watch/media/storage/certification/hw_videorecorder.pdf"&gt;Сертификат&lt;/a&gt;&lt;span class="redactor-invisible-space"&gt;&lt;br&gt;&lt;/span&gt;&lt;/p&gt;</text:p>
          </table:table-cell>
          <table:table-cell table:style-name="ce8" office:value-type="string" calcext:value-type="string">
            <text:p>&lt;h4&gt;Видео/аудиовход&lt;/h4&gt;&lt;table class="table table-striped table-condensed"&gt;&lt;tbody&gt;&lt;tr&gt;&lt;td&gt;Формат видеосжатия&lt;/td&gt;&lt;td&gt;H.265 Pro/H.265+/ H.265/H.264+/ H.264&lt;/td&gt;&lt;/tr&gt;&lt;tr&gt;&lt;td&gt;Аналоговые, HD-TVI и AHD камеры&lt;/td&gt;&lt;td&gt;16 каналов BNC (1.0 Vp-p, 75 Ω)&lt;/td&gt;&lt;/tr&gt;&lt;tr&gt;&lt;td&gt;IP-камеры&lt;/td&gt;&lt;td&gt;По умолчанию 2 канала (до 24 с замещением аналоговых в Enhanced IP mode fw 3.5.37)&lt;/td&gt;&lt;/tr&gt;&lt;tr&gt;&lt;td&gt;Стандарт аудиосжатия&lt;/td&gt;&lt;td&gt;G.711u&lt;/td&gt;&lt;/tr&gt;&lt;tr&gt;&lt;td&gt;Аудиовход&lt;/td&gt;&lt;td&gt;1 канал, RCA (2.0 Vp-p, 1 kΩ) (может использоваться для двустороннего аудио)&lt;/td&gt;&lt;/tr&gt;&lt;/tbody&gt;&lt;/table&gt;&lt;h4&gt;Видео/аудиовыход&lt;/h4&gt;&lt;table class="table table-striped table-condensed"&gt;&lt;tbody&gt;&lt;tr&gt;&lt;td&gt;Видеовыход&lt;/td&gt;&lt;td&gt;1 HDMI, 1 VGA&lt;/td&gt;&lt;/tr&gt;&lt;tr&gt;&lt;td&gt;Разрешение вывода&lt;/td&gt;&lt;td&gt;HDMI: 4K(3840×2160)/30Гц, 2K(2560×1440)/60Гц, 1920×1080/60Гц, 1280×1024/60Гц, 1280×720/60Гц, 1024×768/60Гц&lt;br&gt;VGA: 2K(2560×1440)/60Гц, 1920×1080/60Гц, 1280×1024/60Гц, 1280×720/60Гц, 1024×768/60Гц&lt;/td&gt;&lt;/tr&gt;&lt;tr&gt;&lt;td&gt;Аудиовыход&lt;/td&gt;&lt;td&gt;1 канал, RCA (Линейный, 1 KΩ)&lt;/td&gt;&lt;/tr&gt;&lt;/tbody&gt;&lt;/table&gt;&lt;h4&gt;Запись&lt;/h4&gt;&lt;table class="table table-striped table-condensed"&gt;&lt;tbody&gt;&lt;tr&gt;&lt;td&gt;Количество потоков&lt;/td&gt;&lt;td&gt;2&lt;/td&gt;&lt;/tr&gt;&lt;tr&gt;&lt;td&gt;Основной поток&lt;/td&gt;&lt;td&gt;Аналоговый канал: WD1@25к/с&lt;br&gt;HD-TVI канал: 3Мп@15к/с (1й канал), 1080p@15к/с, 1080p Lite /720p Lite /720p@25к/с&lt;br&gt;AHD/CVI канал: 1080p@25к/с, 1080p Lite /720p@25к/с&lt;br&gt;IP-канал: до 4Мп&lt;/td&gt;&lt;/tr&gt;&lt;tr&gt;&lt;td&gt;Дополнительный поток&lt;/td&gt;&lt;td&gt;WD1/4CIF@12к/с, CIF/QVGA/QCIF@25к/с&lt;/td&gt;&lt;/tr&gt;&lt;tr&gt;&lt;td&gt;Тип потока&lt;/td&gt;&lt;td&gt;Видео / видео и аудио&lt;/td&gt;&lt;/tr&gt;&lt;tr&gt;&lt;td&gt;Битрейт видео&lt;/td&gt;&lt;td&gt;32Кбит/с — 6Мбит/с&lt;/td&gt;&lt;/tr&gt;&lt;tr&gt;&lt;td&gt;Битрейт аудио&lt;/td&gt;&lt;td&gt;64кбит/с&lt;/td&gt;&lt;/tr&gt;&lt;tr&gt;&lt;td&gt;Синхронное воспроизведение&lt;/td&gt;&lt;td&gt;16 каналов&lt;/td&gt;&lt;/tr&gt;&lt;/tbody&gt;&lt;/table&gt;&lt;h4&gt;Настройки сети&lt;/h4&gt;&lt;table class="table table-striped table-condensed"&gt;&lt;tbody&gt;&lt;tr&gt;&lt;td&gt;Удаленные соединения&lt;/td&gt;&lt;td&gt;128&lt;/td&gt;&lt;/tr&gt;&lt;tr&gt;&lt;td&gt;Протоколы сети&lt;/td&gt;&lt;td&gt;TCP/IP, PPPoE, DHCP, EZVIZ Cloud P2P, DNS, DDNS, NTP, SADP, SMTP, NFS, iSCSI, UPnP™, HTTPS, ONVIF&lt;/td&gt;&lt;/tr&gt;&lt;/tbody&gt;&lt;/table&gt;&lt;h4&gt;Жесткий диск&lt;/h4&gt;&lt;table class="table table-striped table-condensed"&gt;&lt;tbody&gt;&lt;tr&gt;&lt;td&gt;SATA&lt;/td&gt;&lt;td&gt;1&lt;/td&gt;&lt;/tr&gt;&lt;tr&gt;&lt;td&gt;Объем&lt;/td&gt;&lt;td&gt;до 6 Тб каждый&lt;/td&gt;&lt;/tr&gt;&lt;/tbody&gt;&lt;/table&gt;&lt;h4&gt;Наружные интерфейсы&lt;/h4&gt;&lt;table class="table table-striped table-condensed"&gt;&lt;tbody&gt;&lt;tr&gt;&lt;td&gt;Сетевой интерфейс&lt;/td&gt;&lt;td&gt;1 RJ-45; 10M / 100M Ethernet интерфейс&lt;/td&gt;&lt;/tr&gt;&lt;tr&gt;&lt;td&gt;USB-интерфейс&lt;/td&gt;&lt;td&gt;2, USB2.0&lt;/td&gt;&lt;/tr&gt;&lt;/tbody&gt;&lt;/table&gt;&lt;h4&gt;Общие&lt;/h4&gt;&lt;table class="table table-striped table-condensed"&gt;&lt;tbody&gt;&lt;tr&gt;&lt;td&gt;Питание&lt;/td&gt;&lt;td&gt;DC12В&lt;/td&gt;&lt;/tr&gt;&lt;tr&gt;&lt;td&gt;Потребляемая мощность (без HDD)&lt;/td&gt;&lt;td&gt;До 20Вт.&lt;/td&gt;&lt;/tr&gt;&lt;tr&gt;&lt;td&gt;Рабочие условия&lt;/td&gt;&lt;td&gt;-10°C— +55°C, 10%-90% влажность&lt;/td&gt;&lt;/tr&gt;&lt;tr&gt;&lt;td&gt;Размер&lt;/td&gt;&lt;td&gt;285 × 210 × 45 мм&lt;/td&gt;&lt;/tr&gt;&lt;tr&gt;&lt;td&gt;Вес&lt;/td&gt;&lt;td&gt;≤1 кг (Без жестких дисков)&lt;/td&gt;&lt;/tr&gt;&lt;/tbody&gt;&lt;/table&gt;</text:p>
          </table:table-cell>
          <table:table-cell table:style-name="ce8"/>
          <table:table-cell table:style-name="ce8" office:value-type="float" office:value="40" calcext:value-type="float">
            <text:p>40</text:p>
          </table:table-cell>
          <table:table-cell table:style-name="ce8" office:value-type="string" calcext:value-type="string">
            <text:p>Регистратор 16-ти канальный гибридный HD-TVI DS-H216Q <text:s/>купить по цене 0 руб. с доставкой в Екатеринбурге. </text:p>
          </table:table-cell>
          <table:table-cell table:style-name="ce8" office:value-type="string" calcext:value-type="string">
            <text:p>Купите Регистратор 16-ти канальный гибридный HD-TVI DS-H216Q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2904" calcext:value-type="float">
            <text:p>1548062904</text:p>
          </table:table-cell>
          <table:table-cell table:style-name="ce8" office:value-type="float" office:value="1551159545" calcext:value-type="float">
            <text:p>155115954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4" calcext:value-type="float">
            <text:p>5024</text:p>
          </table:table-cell>
          <table:table-cell table:style-name="ce2" table:number-columns-repeated="2"/>
          <table:table-cell table:style-name="ce8" office:value-type="string" calcext:value-type="string">
            <text:p>Купольная</text:p>
          </table:table-cell>
          <table:table-cell table:style-name="ce8" office:value-type="string" calcext:value-type="string">
            <text:p>В-13</text:p>
          </table:table-cell>
          <table:table-cell table:style-name="ce8" office:value-type="string" calcext:value-type="string">
            <text:p>IP- видеокамера HIWatch купольная DS-I102</text:p>
          </table:table-cell>
          <table:table-cell table:style-name="ce8"/>
          <table:table-cell table:style-name="ce8" office:value-type="float" office:value="0" calcext:value-type="float">
            <text:p>0</text:p>
          </table:table-cell>
          <table:table-cell table:style-name="ce8" office:value-type="string" calcext:value-type="string">
            <text:p>ip-videokamera-hiwatch-kupolnaya-ds-i102</text:p>
          </table:table-cell>
          <table:table-cell table:style-name="ce8" office:value-type="string" calcext:value-type="string">
            <text:p>&lt;p&gt;Разрешение 1Мп&lt;br&gt;ИК-подсветка до 30м&lt;br&gt;IP67, IK10&lt;/p&gt;</text:p>
          </table:table-cell>
          <table:table-cell table:style-name="ce8" office:value-type="string" calcext:value-type="string">
            <text:p>&lt;p&gt;&lt;a href="https://hi.watch/media/storage/passport/ip/ds-i102_1.pdf"&gt;Паспорт&lt;/a&gt;&lt;br&gt;&lt;br&gt;&lt;a href="https://hi.watch/media/storage/certification/ds-i10_i20_t65_t50.pdf"&gt;Сертификат&lt;/a&gt;&lt;span class="redactor-invisible-space"&gt;&lt;br&gt;&lt;br&gt;&lt;a href="https://hi.watch/media/storage/manual/ds-i100_ds-i102_ds-i103_ds-i200_ds-i202_ds-i203.pdf"&gt;Инструкция&lt;/a&gt;&lt;span class="redactor-invisible-space"&gt;&lt;br&gt;&lt;/span&gt;&lt;br&gt;&lt;/span&gt;&lt;/p&gt;</text:p>
          </table:table-cell>
          <table:table-cell table:style-name="ce13" office:value-type="string" calcext:value-type="string">
            <text:p>&lt;h4&gt;Камера&lt;/h4&gt;&lt;table class="table table-striped table-condensed"&gt;</text:p>
            <text:p>&lt;tbody&gt;</text:p>
            <text:p>&lt;tr&gt;</text:p>
            <text:p>&lt;td&gt;Матрица</text:p>
            <text:p>&lt;/td&gt;</text:p>
            <text:p>&lt;td&gt;1/4 Progressive scan CMOS</text:p>
            <text:p>&lt;/td&gt;</text:p>
            <text:p>&lt;/tr&gt;</text:p>
            <text:p>&lt;tr&gt;</text:p>
            <text:p>&lt;td&gt;Чувствительность</text:p>
            <text:p>&lt;/td&gt;</text:p>
            <text:p>&lt;td&gt;0.01лк @( F1.2, AGC вкл.), 0лк с вкл ИК</text:p>
            <text:p>&lt;/td&gt;</text:p>
            <text:p>&lt;/tr&gt;</text:p>
            <text:p>&lt;tr&gt;</text:p>
            <text:p>&lt;td&gt;Скорость электронного затвора</text:p>
            <text:p>&lt;/td&gt;</text:p>
            <text:p>&lt;td&gt;1/3 с ~ 1/100 000 с, поддержка медленного затвора</text:p>
            <text:p>&lt;/td&gt;</text:p>
            <text:p>&lt;/tr&gt;</text:p>
            <text:p>&lt;tr&gt;</text:p>
            <text:p>&lt;td&gt;Объектив</text:p>
            <text:p>&lt;/td&gt;</text:p>
            <text:p>&lt;td&gt;2.8мм @F2.0, 4мм @F2.2, 6мм @F2.0</text:p>
            <text:p>&lt;/td&gt;</text:p>
            <text:p>&lt;/tr&gt;</text:p>
            <text:p>&lt;tr&gt;</text:p>
            <text:p>&lt;td&gt;Крепление объектива</text:p>
            <text:p>&lt;/td&gt;</text:p>
            <text:p>&lt;td&gt;М12</text:p>
            <text:p>&lt;/td&gt;</text:p>
            <text:p>&lt;/tr&gt;</text:p>
            <text:p>&lt;tr&gt;</text:p>
            <text:p>&lt;td&gt;Угол обзора</text:p>
            <text:p>&lt;/td&gt;</text:p>
            <text:p>&lt;td&gt;92° (2.8мм), 74° (4мм), 49° (6мм)</text:p>
            <text:p>&lt;/td&gt;</text:p>
            <text:p>&lt;/tr&gt;</text:p>
            <text:p>&lt;tr&gt;</text:p>
            <text:p>&lt;td&gt;Режим «День/ночь»</text:p>
            <text:p>&lt;/td&gt;</text:p>
            <text:p>&lt;td&gt;Механический ИК-фильтр с автопереключением</text:p>
            <text:p>&lt;/td&gt;</text:p>
            <text:p>&lt;/tr&gt;</text:p>
            <text:p>&lt;tr&gt;</text:p>
            <text:p>&lt;td&gt;Регулировка угла установки</text:p>
            <text:p>&lt;/td&gt;</text:p>
            <text:p>&lt;td&gt;Поворот: 0° - 355°; наклон: 0° - 70°</text:p>
            <text:p>&lt;/td&gt;</text:p>
            <text:p>&lt;/tr&gt;</text:p>
            <text:p>&lt;/tbody&gt;</text:p>
            <text:p>&lt;/table&gt;&lt;h4&gt;Сжатие&lt;/h4&gt;&lt;table class="table table-striped table-condensed"&gt;</text:p>
            <text:p>&lt;tbody&gt;</text:p>
            <text:p>&lt;tr&gt;</text:p>
            <text:p>&lt;td&gt;Формат видеосжатия</text:p>
            <text:p>&lt;/td&gt;</text:p>
            <text:p>&lt;td&gt;H.264/MJPEG</text:p>
            <text:p>&lt;/td&gt;</text:p>
            <text:p>&lt;/tr&gt;</text:p>
            <text:p>&lt;tr&gt;</text:p>
            <text:p>&lt;td&gt;Профиль H.264</text:p>
            <text:p>&lt;/td&gt;</text:p>
            <text:p>&lt;td&gt;Baseline Profile / Main Profile</text:p>
            <text:p>&lt;/td&gt;</text:p>
            <text:p>&lt;/tr&gt;</text:p>
            <text:p>&lt;tr&gt;</text:p>
            <text:p>&lt;td&gt;Битрейт видео</text:p>
            <text:p>&lt;/td&gt;</text:p>
            <text:p>&lt;td&gt;32 кб/с ~ 2 Мбит/с</text:p>
            <text:p>&lt;/td&gt;</text:p>
            <text:p>&lt;/tr&gt;</text:p>
            <text:p>&lt;/tbody&gt;</text:p>
            <text:p>&lt;/table&gt;&lt;h4&gt;Изображение&lt;/h4&gt;&lt;table class="table table-striped table-condensed"&gt;</text:p>
            <text:p>&lt;tbody&gt;</text:p>
            <text:p>&lt;tr&gt;</text:p>
            <text:p>&lt;td&gt;Максимальное разрешение</text:p>
            <text:p>&lt;/td&gt;</text:p>
            <text:p>&lt;td&gt;1280 × 720</text:p>
            <text:p>&lt;/td&gt;</text:p>
            <text:p>&lt;/tr&gt;</text:p>
            <text:p>&lt;tr&gt;</text:p>
            <text:p>&lt;td&gt;Основной поток</text:p>
            <text:p>&lt;/td&gt;</text:p>
            <text:p>&lt;td&gt;(1280×720) @25 к/с</text:p>
            <text:p>&lt;/td&gt;</text:p>
            <text:p>&lt;/tr&gt;</text:p>
            <text:p>&lt;tr&gt;</text:p>
            <text:p>&lt;td&gt;Дополнительный поток</text:p>
            <text:p>&lt;/td&gt;</text:p>
            <text:p>&lt;td&gt;(640×480, 352×288, 320×240)@25 к/с</text:p>
            <text:p>&lt;/td&gt;</text:p>
            <text:p>&lt;/tr&gt;</text:p>
            <text:p>&lt;tr&gt;</text:p>
            <text:p>&lt;td&gt;Настройки изображения</text:p>
            <text:p>&lt;/td&gt;</text:p>
            <text:p>&lt;td&gt;Насыщенность, яркость, контраст, резкость, зеркалирование, маска приватности и наложение изображения настраиваются через клиентское ПО или веб-браузер</text:p>
            <text:p>&lt;/td&gt;</text:p>
            <text:p>&lt;/tr&gt;</text:p>
            <text:p>&lt;tr&gt;</text:p>
            <text:p>&lt;td&gt;Улучшение изображения</text:p>
            <text:p>&lt;/td&gt;</text:p>
            <text:p>&lt;td&gt;DWDR, 3D DNR, BLC, ROI</text:p>
            <text:p>&lt;/td&gt;</text:p>
            <text:p>&lt;/tr&gt;</text:p>
            <text:p>&lt;tr&gt;</text:p>
            <text:p>&lt;td&gt;Переключение «День/ночь»</text:p>
            <text:p>&lt;/td&gt;</text:p>
            <text:p>&lt;td&gt;Авто / по расписанию</text:p>
            <text:p>&lt;/td&gt;</text:p>
            <text:p>&lt;/tr&gt;</text:p>
            <text:p>&lt;/tbody&gt;</text:p>
            <text:p>&lt;/table&gt;&lt;h4&gt;Smart видеоаналитика&lt;/h4&gt;&lt;table class="table table-striped table-condensed"&gt;</text:p>
            <text:p>&lt;tbody&gt;</text:p>
            <text:p>&lt;tr&gt;</text:p>
            <text:p>&lt;td&gt;Детекция движения</text:p>
            <text:p>&lt;/td&gt;</text:p>
            <text:p>&lt;td&gt;Поддерживается</text:p>
            <text:p>&lt;/td&gt;</text:p>
            <text:p>&lt;/tr&gt;</text:p>
            <text:p>&lt;tr&gt;</text:p>
            <text:p>&lt;td&gt;Антисаботаж</text:p>
            <text:p>&lt;/td&gt;</text:p>
            <text:p>&lt;td&gt;Заслон объектива</text:p>
            <text:p>&lt;/td&gt;</text:p>
            <text:p>&lt;/tr&gt;</text:p>
            <text:p>&lt;/tbody&gt;</text:p>
            <text:p>&lt;/table&gt;&lt;h4&gt;Сеть&lt;/h4&gt;&lt;table class="table table-striped table-condensed"&gt;</text:p>
            <text:p>&lt;tbody&gt;</text:p>
            <text:p>&lt;tr&gt;</text:p>
            <text:p>&lt;td&gt;Протоколы</text:p>
            <text:p>&lt;/td&gt;</text:p>
            <text:p>&lt;td&gt;TCP/IP, ICMP, HTTP, HTTPS, FTP, DHCP, DNS, DDNS, RTP, RTSP, RTCP, NTP, UPnP, SMTP, IGMP, 802.1X, QoS, IPv6, Bonjour, HIK Cloud P2P</text:p>
            <text:p>&lt;/td&gt;</text:p>
            <text:p>&lt;/tr&gt;</text:p>
            <text:p>&lt;tr&gt;</text:p>
            <text:p>&lt;td&gt;Безопасность</text:p>
            <text:p>&lt;/td&gt;</text:p>
            <text:p>&lt;td&gt;Аутентификация пользователя, водяные знаки, фильтрация IP-адресов</text:p>
            <text:p>&lt;/td&gt;</text:p>
            <text:p>&lt;/tr&gt;</text:p>
            <text:p>&lt;tr&gt;</text:p>
            <text:p>&lt;td&gt;Совместимость</text:p>
            <text:p>&lt;/td&gt;</text:p>
            <text:p>&lt;td&gt;ONVIF (PROFILE S, PROFILE G), CGI, ISAPI</text:p>
            <text:p>&lt;/td&gt;</text:p>
            <text:p>&lt;/tr&gt;</text:p>
            <text:p>&lt;tr&gt;</text:p>
            <text:p>&lt;td&gt;Срабатывание тревоги</text:p>
            <text:p>&lt;/td&gt;</text:p>
            <text:p>&lt;td&gt;Обнаружение несанкционированных действий, разрыв сети, конфликт IP-адресов</text:p>
            <text:p>&lt;/td&gt;</text:p>
            <text:p>&lt;/tr&gt;</text:p>
            <text:p>&lt;tr&gt;</text:p>
            <text:p>&lt;td&gt;Действия по тревоге</text:p>
            <text:p>&lt;/td&gt;</text:p>
            <text:p>&lt;td&gt;Уведомление на клиентское ПО, отправка email, загрузка на FTP</text:p>
            <text:p>&lt;/td&gt;</text:p>
            <text:p>&lt;/tr&gt;</text:p>
            <text:p>&lt;/tbody&gt;</text:p>
            <text:p>&lt;/table&gt;&lt;h4&gt;Интерфейс&lt;/h4&gt;&lt;table class="table table-striped table-condensed"&gt;</text:p>
            <text:p>&lt;tbody&gt;</text:p>
            <text:p>&lt;tr&gt;</text:p>
            <text:p>&lt;td&gt;Сетевой интерфейс</text:p>
            <text:p>&lt;/td&gt;</text:p>
            <text:p>&lt;td&gt;1 RJ45 10M /100M Ethernet</text:p>
            <text:p>&lt;/td&gt;</text:p>
            <text:p>&lt;/tr&gt;</text:p>
            <text:p>&lt;tr&gt;</text:p>
            <text:p>&lt;td&gt;Кнопка сброса настроек</text:p>
            <text:p>&lt;/td&gt;</text:p>
            <text:p>&lt;td&gt;Есть</text:p>
            <text:p>&lt;/td&gt;</text:p>
            <text:p>&lt;/tr&gt;</text:p>
            <text:p>&lt;/tbody&gt;</text:p>
            <text:p>&lt;/table&gt;&lt;h4&gt;Основное&lt;/h4&gt;&lt;table class="table table-striped table-condensed"&gt;</text:p>
            <text:p>&lt;tbody&gt;</text:p>
            <text:p>&lt;tr&gt;</text:p>
            <text:p>&lt;td&gt;Питание</text:p>
            <text:p>&lt;/td&gt;</text:p>
            <text:p>&lt;td&gt;DC12В±25% / PoE(IEEE 802.3af)</text:p>
            <text:p>&lt;/td&gt;</text:p>
            <text:p>&lt;/tr&gt;</text:p>
            <text:p>&lt;tr&gt;</text:p>
            <text:p>&lt;td&gt;Потребляемая мощность</text:p>
            <text:p>&lt;/td&gt;</text:p>
            <text:p>&lt;td&gt;макс. 4Вт</text:p>
            <text:p>&lt;/td&gt;</text:p>
            <text:p>&lt;/tr&gt;</text:p>
            <text:p>&lt;tr&gt;</text:p>
            <text:p>&lt;td&gt;Рабочие условия</text:p>
            <text:p>&lt;/td&gt;</text:p>
            <text:p>&lt;td&gt;-40°С — 60°С, влажность 95% или меньше (без конденсата)</text:p>
            <text:p>&lt;/td&gt;</text:p>
            <text:p>&lt;/tr&gt;</text:p>
            <text:p>&lt;tr&gt;</text:p>
            <text:p>&lt;td&gt;Защита</text:p>
            <text:p>&lt;/td&gt;</text:p>
            <text:p>&lt;td&gt;IP67, IK10</text:p>
            <text:p>&lt;/td&gt;</text:p>
            <text:p>&lt;/tr&gt;</text:p>
            <text:p>&lt;tr&gt;</text:p>
            <text:p>&lt;td&gt;Дальность действия ИК-подсветки</text:p>
            <text:p>&lt;/td&gt;</text:p>
            <text:p>&lt;td&gt;до 30м, Smart ИК</text:p>
            <text:p>&lt;/td&gt;</text:p>
            <text:p>&lt;/tr&gt;</text:p>
            <text:p>&lt;tr&gt;</text:p>
            <text:p>&lt;td&gt;Материал корпуса</text:p>
            <text:p>&lt;/td&gt;</text:p>
            <text:p>&lt;td&gt;Металл/ Пластик</text:p>
            <text:p>&lt;/td&gt;</text:p>
            <text:p>&lt;/tr&gt;</text:p>
            <text:p>&lt;tr&gt;</text:p>
            <text:p>&lt;td&gt;Размеры</text:p>
            <text:p>&lt;/td&gt;</text:p>
            <text:p>&lt;td&gt;Ø 111 х 82мм</text:p>
            <text:p>&lt;/td&gt;</text:p>
            <text:p>&lt;/tr&gt;</text:p>
            <text:p>&lt;tr&gt;</text:p>
            <text:p>&lt;td&gt;Вес</text:p>
            <text:p>&lt;/td&gt;</text:p>
            <text:p>&lt;td&gt;0.5 кг</text:p>
            <text:p>&lt;/td&gt;</text:p>
            <text:p>&lt;/tr&gt;</text:p>
            <text:p>&lt;/tbody&gt;</text:p>
            <text:p>&lt;/table&gt;</text:p>
          </table:table-cell>
          <table:table-cell table:style-name="ce8"/>
          <table:table-cell table:style-name="ce8" office:value-type="float" office:value="39" calcext:value-type="float">
            <text:p>39</text:p>
          </table:table-cell>
          <table:table-cell table:style-name="ce8" office:value-type="string" calcext:value-type="string">
            <text:p>IP- видеокамера HIWatch купольная DS-I102 <text:s/>купить по цене 0 руб. с доставкой в Екатеринбурге. </text:p>
          </table:table-cell>
          <table:table-cell table:style-name="ce8" office:value-type="string" calcext:value-type="string">
            <text:p>Купите IP- видеокамера HIWatch купольная DS-I102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3343" calcext:value-type="float">
            <text:p>1548063343</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5" calcext:value-type="float">
            <text:p>5025</text:p>
          </table:table-cell>
          <table:table-cell table:style-name="ce2" table:number-columns-repeated="2"/>
          <table:table-cell table:style-name="ce8" office:value-type="string" calcext:value-type="string">
            <text:p>Купольная</text:p>
          </table:table-cell>
          <table:table-cell table:style-name="ce8" office:value-type="string" calcext:value-type="string">
            <text:p>В-14</text:p>
          </table:table-cell>
          <table:table-cell table:style-name="ce8" office:value-type="string" calcext:value-type="string">
            <text:p>IP- видеокамера HIWatch купольная DS-I202</text:p>
          </table:table-cell>
          <table:table-cell table:style-name="ce8"/>
          <table:table-cell table:style-name="ce8" office:value-type="float" office:value="0" calcext:value-type="float">
            <text:p>0</text:p>
          </table:table-cell>
          <table:table-cell table:style-name="ce8" office:value-type="string" calcext:value-type="string">
            <text:p>ip-videokamera-hiwatch-kupolnaya-ds-i202</text:p>
          </table:table-cell>
          <table:table-cell table:style-name="ce8" office:value-type="string" calcext:value-type="string">
            <text:p>&lt;p&gt;Разрешение 2Мп&lt;br&gt;ИК-подсветка до 30м&lt;br&gt;IP67, IK10&lt;/p&gt;</text:p>
          </table:table-cell>
          <table:table-cell table:style-name="ce8" office:value-type="string" calcext:value-type="string">
            <text:p>&lt;p&gt;&lt;a href="https://hi.watch/media/storage/passport/ip/ds-i202.pdf"&gt;Паспорт&lt;/a&gt;&lt;br&gt;&lt;br&gt;&lt;/p&gt;&lt;p&gt;&lt;a href="https://hi.watch/media/storage/certification/ds-i10_i20_t65_t50.pdf"&gt;Сертификат&lt;/a&gt;&lt;/p&gt;&lt;p&gt;&lt;br&gt;&lt;a href="https://hi.watch/media/storage/manual/ds-i100_ds-i102_ds-i103_ds-i200_ds-i202_ds-i203.pdf"&gt;Инструкция&lt;/a&gt;&lt;/p&gt;</text:p>
          </table:table-cell>
          <table:table-cell table:style-name="ce8" office:value-type="string" calcext:value-type="string">
            <text:p>&lt;h4&gt;Камера&lt;/h4&gt;&lt;table class="table table-striped table-condensed"&gt;&lt;tbody&gt;&lt;tr&gt;&lt;td&gt;Матрица&lt;/td&gt;&lt;td&gt;1/2.8 Progressive scan CMOS&lt;/td&gt;&lt;/tr&gt;&lt;tr&gt;&lt;td&gt;Чувствительность&lt;/td&gt;&lt;td&gt;0.01лк @( F1.2, AGC вкл.), 0лк с вкл ИК&lt;/td&gt;&lt;/tr&gt;&lt;tr&gt;&lt;td&gt;Скорость электронного затвора&lt;/td&gt;&lt;td&gt;1/3 с ~ 1/100 000 с, поддержка медленного затвора&lt;/td&gt;&lt;/tr&gt;&lt;tr&gt;&lt;td&gt;Объектив&lt;/td&gt;&lt;td&gt;2.8 мм @F2.0, 4 мм@F2.2, 6 мм@F2.0&lt;/td&gt;&lt;/tr&gt;&lt;tr&gt;&lt;td&gt;Крепление объектива&lt;/td&gt;&lt;td&gt;М12&lt;/td&gt;&lt;/tr&gt;&lt;tr&gt;&lt;td&gt;Угол обзора&lt;/td&gt;&lt;td&gt;105° (2.8 мм), 84° (4 мм), 55° (6 мм)&lt;/td&gt;&lt;/tr&gt;&lt;tr&gt;&lt;td&gt;Режим «День/ночь»&lt;/td&gt;&lt;td&gt;Механический ИК-фильтр с автопереключением&lt;/td&gt;&lt;/tr&gt;&lt;tr&gt;&lt;td&gt;Регулировка угла установки&lt;/td&gt;&lt;td&gt;Поворот: 0° - 355°; наклон: 0° - 70°&lt;/td&gt;&lt;/tr&gt;&lt;/tbody&gt;&lt;/table&gt;&lt;h4&gt;Сжатие&lt;/h4&gt;&lt;table class="table table-striped table-condensed"&gt;&lt;tbody&gt;&lt;tr&gt;&lt;td&gt;Формат видеосжатия&lt;/td&gt;&lt;td&gt;H.264/MJPEG&lt;/td&gt;&lt;/tr&gt;&lt;tr&gt;&lt;td&gt;Профиль H.264&lt;/td&gt;&lt;td&gt;Baseline Profile / Main Profile&lt;/td&gt;&lt;/tr&gt;&lt;tr&gt;&lt;td&gt;Битрейт видео&lt;/td&gt;&lt;td&gt;32 кб/с ~ 8 Мбит/с&lt;/td&gt;&lt;/tr&gt;&lt;/tbody&gt;&lt;/table&gt;&lt;h4&gt;Изображение&lt;/h4&gt;&lt;table class="table table-striped table-condensed"&gt;&lt;tbody&gt;&lt;tr&gt;&lt;td&gt;Максимальное разрешение&lt;/td&gt;&lt;td&gt;1920 × 1080&lt;/td&gt;&lt;/tr&gt;&lt;tr&gt;&lt;td&gt;Основной поток&lt;/td&gt;&lt;td&gt;(1920×1080,1280х960, 1280×720)@25 к/с&lt;/td&gt;&lt;/tr&gt;&lt;tr&gt;&lt;td&gt;Дополнительный поток&lt;/td&gt;&lt;td&gt;(704х576, 640×480, 352×288, 320×240)@25 к/с&lt;/td&gt;&lt;/tr&gt;&lt;tr&gt;&lt;td&gt;Настройки изображения&lt;/td&gt;&lt;td&gt;Насыщенность, яркость, контраст, резкость, зеркалирование, маска приватности и наложение изображения настраиваются через клиентское ПО или веб-браузер&lt;/td&gt;&lt;/tr&gt;&lt;tr&gt;&lt;td&gt;Улучшение изображения&lt;/td&gt;&lt;td&gt;DWDR, 3D DNR, BLC, ROI&lt;/td&gt;&lt;/tr&gt;&lt;tr&gt;&lt;td&gt;Переключение «День/ночь»&lt;/td&gt;&lt;td&gt;Авто / по расписанию&lt;/td&gt;&lt;/tr&gt;&lt;/tbody&gt;&lt;/table&gt;&lt;h4&gt;Smart видеоаналитика&lt;/h4&gt;&lt;table class="table table-striped table-condensed"&gt;&lt;tbody&gt;&lt;tr&gt;&lt;td&gt;Детекция движения&lt;/td&gt;&lt;td&gt;Поддерживается&lt;/td&gt;&lt;/tr&gt;&lt;tr&gt;&lt;td&gt;Антисаботаж&lt;/td&gt;&lt;td&gt;Заслон объектива&lt;/td&gt;&lt;/tr&gt;&lt;/tbody&gt;&lt;/table&gt;&lt;h4&gt;Сеть&lt;/h4&gt;&lt;table class="table table-striped table-condensed"&gt;&lt;tbody&gt;&lt;tr&gt;&lt;td&gt;Протоколы&lt;/td&gt;&lt;td&gt;TCP/IP, ICMP, HTTP, HTTPS, FTP, DHCP, DNS, DDNS, RTP, RTSP, RTCP, NTP, UPnP, SMTP, IGMP, 802.1X, QoS, IPv6, Bonjour, HIK Cloud P2P&lt;/td&gt;&lt;/tr&gt;&lt;tr&gt;&lt;td&gt;Безопасность&lt;/td&gt;&lt;td&gt;Аутентификация пользователя, водяные знаки, фильтрация IP-адресов&lt;/td&gt;&lt;/tr&gt;&lt;tr&gt;&lt;td&gt;Совместимость&lt;/td&gt;&lt;td&gt;ONVIF (PROFILE S, PROFILE G), CGI, ISAPI&lt;/td&gt;&lt;/tr&gt;&lt;tr&gt;&lt;td&gt;Срабатывание тревоги&lt;/td&gt;&lt;td&gt;Обнаружение несанкционированных действий, разрыв сети, конфликт IP-адресов&lt;/td&gt;&lt;/tr&gt;&lt;tr&gt;&lt;td&gt;Действия по тревоге&lt;/td&gt;&lt;td&gt;Уведомление на клиентское ПО, отправка email, загрузка на FTP, активация канала записи&lt;/td&gt;&lt;/tr&gt;&lt;/tbody&gt;&lt;/table&gt;&lt;h4&gt;Интерфейс&lt;/h4&gt;&lt;table class="table table-striped table-condensed"&gt;&lt;tbody&gt;&lt;tr&gt;&lt;td&gt;Сетевой интерфейс&lt;/td&gt;&lt;td&gt;1 RJ45 10M /100M Ethernet&lt;/td&gt;&lt;/tr&gt;&lt;tr&gt;&lt;td&gt;Кнопка сброса настроек&lt;/td&gt;&lt;td&gt;Есть&lt;/td&gt;&lt;/tr&gt;&lt;/tbody&gt;&lt;/table&gt;&lt;h4&gt;Основное&lt;/h4&gt;&lt;table class="table table-striped table-condensed"&gt;&lt;tbody&gt;&lt;tr&gt;&lt;td&gt;Питание&lt;/td&gt;&lt;td&gt;DC12В±25% / PoE(IEEE 802.3af)&lt;/td&gt;&lt;/tr&gt;&lt;tr&gt;&lt;td&gt;Потребляемая мощность&lt;/td&gt;&lt;td&gt;макс. 5Вт&lt;/td&gt;&lt;/tr&gt;&lt;tr&gt;&lt;td&gt;Рабочие условия&lt;/td&gt;&lt;td&gt;-40°С — 60°С, влажность 95% или меньше (без конденсата)&lt;/td&gt;&lt;/tr&gt;&lt;tr&gt;&lt;td&gt;Защита&lt;/td&gt;&lt;td&gt;IP67, IK10&lt;/td&gt;&lt;/tr&gt;&lt;tr&gt;&lt;td&gt;Дальность действия EXIR-подсветки&lt;/td&gt;&lt;td&gt;до 30м, Smart ИК&lt;/td&gt;&lt;/tr&gt;&lt;tr&gt;&lt;td&gt;Материал корпуса&lt;/td&gt;&lt;td&gt;Металл/ Пластик&lt;/td&gt;&lt;/tr&gt;&lt;tr&gt;&lt;td&gt;Размеры&lt;/td&gt;&lt;td&gt;Ø 111 х 82мм&lt;/td&gt;&lt;/tr&gt;&lt;tr&gt;&lt;td&gt;Вес&lt;/td&gt;&lt;td&gt;0.5 кг&lt;/td&gt;&lt;/tr&gt;&lt;/tbody&gt;&lt;/table&gt;</text:p>
          </table:table-cell>
          <table:table-cell table:style-name="ce8"/>
          <table:table-cell table:style-name="ce8" office:value-type="float" office:value="35" calcext:value-type="float">
            <text:p>35</text:p>
          </table:table-cell>
          <table:table-cell table:style-name="ce8" office:value-type="string" calcext:value-type="string">
            <text:p>IP- видеокамера HIWatch купольная DS-I202 <text:s/>купить по цене 0 руб. с доставкой в Екатеринбурге. </text:p>
          </table:table-cell>
          <table:table-cell table:style-name="ce8" office:value-type="string" calcext:value-type="string">
            <text:p>Купите IP- видеокамера HIWatch купольная DS-I202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3755" calcext:value-type="float">
            <text:p>1548063755</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6" calcext:value-type="float">
            <text:p>5026</text:p>
          </table:table-cell>
          <table:table-cell table:style-name="ce2" table:number-columns-repeated="2"/>
          <table:table-cell table:style-name="ce8" office:value-type="string" calcext:value-type="string">
            <text:p>Купольная</text:p>
          </table:table-cell>
          <table:table-cell table:style-name="ce8" office:value-type="string" calcext:value-type="string">
            <text:p>В-15</text:p>
          </table:table-cell>
          <table:table-cell table:style-name="ce8" office:value-type="string" calcext:value-type="string">
            <text:p>IP- видеокамера HIWatch купольная DS-I402</text:p>
          </table:table-cell>
          <table:table-cell table:style-name="ce8"/>
          <table:table-cell table:style-name="ce8" office:value-type="float" office:value="0" calcext:value-type="float">
            <text:p>0</text:p>
          </table:table-cell>
          <table:table-cell table:style-name="ce8" office:value-type="string" calcext:value-type="string">
            <text:p>ip-videokamera-hiwatch-kupolnaya-ds-i402</text:p>
          </table:table-cell>
          <table:table-cell table:style-name="ce8" office:value-type="string" calcext:value-type="string">
            <text:p>&lt;p&gt;Разрешение 4Мп&lt;br&gt;ИК-подсветка до 30м&lt;br&gt;IP67, IK10&lt;/p&gt;</text:p>
          </table:table-cell>
          <table:table-cell table:style-name="ce8" office:value-type="string" calcext:value-type="string">
            <text:p>&lt;p&gt;&lt;a href="https://hi.watch/media/storage/passport/ip/ds-i40228mm.pdf"&gt;Паспорт&lt;/a&gt;&lt;br&gt;&lt;br&gt;&lt;a href="https://hi.watch/media/storage/certification/ds-i.pdf"&gt;Сертификат&lt;/a&gt;&lt;span class="redactor-invisible-space"&gt;&lt;br&gt;&lt;br&gt;&lt;a href="https://hi.watch/media/storage/manual/__ds-i250_ds-i252_ds-i253_ds-i450_ds-i452_ds-i453_ds-i400_ds-i402.pdf"&gt;Краткое руководство&lt;/a&gt;&lt;br&gt;&lt;/span&gt;&lt;/p&gt;</text:p>
          </table:table-cell>
          <table:table-cell table:style-name="ce8" office:value-type="string" calcext:value-type="string">
            <text:p>&lt;h4&gt;Камера&lt;/h4&gt;&lt;table class="table table-striped table-condensed"&gt;&lt;tbody&gt;&lt;tr&gt;&lt;td&gt;Матрица&lt;/td&gt;&lt;td&gt;1/3 Progressive scan CMOS&lt;/td&gt;&lt;/tr&gt;&lt;tr&gt;&lt;td&gt;Чувствительность&lt;/td&gt;&lt;td&gt;0.01лк @(F1.2, AGC вкл.), 0лк с вкл ИК&lt;/td&gt;&lt;/tr&gt;&lt;tr&gt;&lt;td&gt;Скорость электронного затвора&lt;/td&gt;&lt;td&gt;1/3 с ~ 1/100 000 с, поддержка медленного затвора&lt;/td&gt;&lt;/tr&gt;&lt;tr&gt;&lt;td&gt;Объектив&lt;/td&gt;&lt;td&gt;2.8 мм, 4 мм, 6 мм@F2.0&lt;/td&gt;&lt;/tr&gt;&lt;tr&gt;&lt;td&gt;Крепление объектива&lt;/td&gt;&lt;td&gt;М12&lt;/td&gt;&lt;/tr&gt;&lt;tr&gt;&lt;td&gt;Угол обзора&lt;/td&gt;&lt;td&gt;105° (2,8 мм)&lt;br&gt;84° (4 мм)&lt;br&gt;55° (6 мм)&lt;/td&gt;&lt;/tr&gt;&lt;tr&gt;&lt;td&gt;Режим «День/ночь»&lt;/td&gt;&lt;td&gt;Механический ИК-фильтр с автопереключением&lt;/td&gt;&lt;/tr&gt;&lt;tr&gt;&lt;td&gt;Регулировка угла установки&lt;/td&gt;&lt;td&gt;Поворот: 0° - 355°; наклон: 0° - 70°&lt;/td&gt;&lt;/tr&gt;&lt;/tbody&gt;&lt;/table&gt;&lt;h4&gt;Сжатие&lt;/h4&gt;&lt;table class="table table-striped table-condensed"&gt;&lt;tbody&gt;&lt;tr&gt;&lt;td&gt;Формат видеосжатия&lt;/td&gt;&lt;td&gt;H.264+/ H.264/MJPEG&lt;/td&gt;&lt;/tr&gt;&lt;tr&gt;&lt;td&gt;Профиль H.264&lt;/td&gt;&lt;td&gt;Baseline Profile / Main Profile&lt;/td&gt;&lt;/tr&gt;&lt;tr&gt;&lt;td&gt;Битрейт видео&lt;/td&gt;&lt;td&gt;32 кб/с ~ 16 Мбит/с&lt;/td&gt;&lt;/tr&gt;&lt;/tbody&gt;&lt;/table&gt;&lt;h4&gt;Изображение&lt;/h4&gt;&lt;table class="table table-striped table-condensed"&gt;&lt;tbody&gt;&lt;tr&gt;&lt;td&gt;Максимальное разрешение&lt;/td&gt;&lt;td&gt;2688 × 1520&lt;/td&gt;&lt;/tr&gt;&lt;tr&gt;&lt;td&gt;Основной поток&lt;/td&gt;&lt;td&gt;20 к/с @ (2688×1520, 2304×1296), 25 к/с @(1920×1080, 1280×720)&lt;/td&gt;&lt;/tr&gt;&lt;tr&gt;&lt;td&gt;Дополнительный поток&lt;/td&gt;&lt;td&gt;25 к/с @ (640×360, 352×288)&lt;/td&gt;&lt;/tr&gt;&lt;tr&gt;&lt;td&gt;Настройки изображения&lt;/td&gt;&lt;td&gt;Насыщенность, яркость, контраст, резкость, зеркалирование, маска приватности и наложение изображения настраиваются через клиентское ПО или веб-браузер&lt;/td&gt;&lt;/tr&gt;&lt;tr&gt;&lt;td&gt;Улучшение изображения&lt;/td&gt;&lt;td&gt;DWDR, 3D DNR, BLC, ROI&lt;/td&gt;&lt;/tr&gt;&lt;tr&gt;&lt;td&gt;Переключение «День/ночь»&lt;/td&gt;&lt;td&gt;Авто / по расписанию&lt;/td&gt;&lt;/tr&gt;&lt;/tbody&gt;&lt;/table&gt;&lt;h4&gt;Smart видеоаналитика&lt;/h4&gt;&lt;table class="table table-striped table-condensed"&gt;&lt;tbody&gt;&lt;tr&gt;&lt;td&gt;Детекция движения&lt;/td&gt;&lt;td&gt;Поддерживается&lt;/td&gt;&lt;/tr&gt;&lt;tr&gt;&lt;td&gt;Антисаботаж&lt;/td&gt;&lt;td&gt;Заслон объектива&lt;/td&gt;&lt;/tr&gt;&lt;/tbody&gt;&lt;/table&gt;&lt;h4&gt;Сеть&lt;/h4&gt;&lt;table class="table table-striped table-condensed"&gt;&lt;tbody&gt;&lt;tr&gt;&lt;td&gt;Сетевое хранилище&lt;/td&gt;&lt;td&gt;NAS (NFS,SMB/CIFS)&lt;/td&gt;&lt;/tr&gt;&lt;tr&gt;&lt;td&gt;Протоколы&lt;/td&gt;&lt;td&gt;TCP/IP, ICMP, HTTP, HTTPS, FTP, DHCP, DNS, DDNS, RTP, RTSP, RTCP, NTP, UPnP, SMTP, SNMP, IGMP, 802.1X, QoS, IPv6, Bonjour&lt;/td&gt;&lt;/tr&gt;&lt;tr&gt;&lt;td&gt;Безопасность&lt;/td&gt;&lt;td&gt;Аутентификация пользователя, водяные знаки, фильтрация IP-адресов&lt;/td&gt;&lt;/tr&gt;&lt;tr&gt;&lt;td&gt;Совместимость&lt;/td&gt;&lt;td&gt;ONVIF (PROFILE S, PROFILE G), PSIA, CGI, ISAPI&lt;/td&gt;&lt;/tr&gt;&lt;tr&gt;&lt;td&gt;Срабатывание тревоги&lt;/td&gt;&lt;td&gt;Обнаружение несанкционированных действий, разрыв сети, конфликт IP-адресов&lt;/td&gt;&lt;/tr&gt;&lt;tr&gt;&lt;td&gt;Действия по тревоге&lt;/td&gt;&lt;td&gt;Уведомление на клиентское ПО, отправка email, загрузка на FTP, активация канала записи&lt;/td&gt;&lt;/tr&gt;&lt;/tbody&gt;&lt;/table&gt;&lt;h4&gt;Интерфейс&lt;/h4&gt;&lt;table class="table table-striped table-condensed"&gt;&lt;tbody&gt;&lt;tr&gt;&lt;td&gt;Сетевой интерфейс&lt;/td&gt;&lt;td&gt;1 RJ45 10M /100M Ethernet&lt;/td&gt;&lt;/tr&gt;&lt;tr&gt;&lt;td&gt;Кнопка сброса настроек&lt;/td&gt;&lt;td&gt;Есть&lt;/td&gt;&lt;/tr&gt;&lt;/tbody&gt;&lt;/table&gt;&lt;h4&gt;Основное&lt;/h4&gt;&lt;table class="table table-striped table-condensed"&gt;&lt;tbody&gt;&lt;tr&gt;&lt;td&gt;Питание&lt;/td&gt;&lt;td&gt;DC12В±25% / PoE(IEEE 802.3af)&lt;/td&gt;&lt;/tr&gt;&lt;tr&gt;&lt;td&gt;Потребляемая мощность&lt;/td&gt;&lt;td&gt;макс. 5.5Вт&lt;/td&gt;&lt;/tr&gt;&lt;tr&gt;&lt;td&gt;Рабочие условия&lt;/td&gt;&lt;td&gt;-40°С — 60°С, влажность 95% или меньше (без конденсата)&lt;/td&gt;&lt;/tr&gt;&lt;tr&gt;&lt;td&gt;Влагозащита&lt;/td&gt;&lt;td&gt;IP67, IK10&lt;/td&gt;&lt;/tr&gt;&lt;tr&gt;&lt;td&gt;Дальность действия EXIR-подсветки&lt;/td&gt;&lt;td&gt;до 30м, Smart ИК&lt;/td&gt;&lt;/tr&gt;&lt;tr&gt;&lt;td&gt;Материал корпуса&lt;/td&gt;&lt;td&gt;Металл/ Пластик&lt;/td&gt;&lt;/tr&gt;&lt;tr&gt;&lt;td&gt;Размеры&lt;/td&gt;&lt;td&gt;Ø 111 х 82мм&lt;/td&gt;&lt;/tr&gt;&lt;tr&gt;&lt;td&gt;Вес&lt;/td&gt;&lt;td&gt;0.5 кг&lt;/td&gt;&lt;/tr&gt;&lt;/tbody&gt;&lt;/table&gt;</text:p>
          </table:table-cell>
          <table:table-cell table:style-name="ce8"/>
          <table:table-cell table:style-name="ce8" office:value-type="float" office:value="33" calcext:value-type="float">
            <text:p>33</text:p>
          </table:table-cell>
          <table:table-cell table:style-name="ce8" office:value-type="string" calcext:value-type="string">
            <text:p>IP- видеокамера HIWatch купольная DS-I402 <text:s/>купить по цене 0 руб. с доставкой в Екатеринбурге. </text:p>
          </table:table-cell>
          <table:table-cell table:style-name="ce8" office:value-type="string" calcext:value-type="string">
            <text:p>Купите IP- видеокамера HIWatch купольная DS-I402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4253" calcext:value-type="float">
            <text:p>1548064253</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7" calcext:value-type="float">
            <text:p>5027</text:p>
          </table:table-cell>
          <table:table-cell table:style-name="ce2" table:number-columns-repeated="2"/>
          <table:table-cell table:style-name="ce8" office:value-type="string" calcext:value-type="string">
            <text:p>Цилиндрическая</text:p>
          </table:table-cell>
          <table:table-cell table:style-name="ce8" office:value-type="string" calcext:value-type="string">
            <text:p>В-16</text:p>
          </table:table-cell>
          <table:table-cell table:style-name="ce8" office:value-type="string" calcext:value-type="string">
            <text:p>IP- видеокамера HIWatch цилиндрическая DS-I100</text:p>
          </table:table-cell>
          <table:table-cell table:style-name="ce8"/>
          <table:table-cell table:style-name="ce8" office:value-type="float" office:value="0" calcext:value-type="float">
            <text:p>0</text:p>
          </table:table-cell>
          <table:table-cell table:style-name="ce8" office:value-type="string" calcext:value-type="string">
            <text:p>ip-videokamera-hiwatch-ds-i100</text:p>
          </table:table-cell>
          <table:table-cell table:style-name="ce8" office:value-type="string" calcext:value-type="string">
            <text:p>&lt;p&gt;Разрешение 1Мп&lt;br&gt;EXIR-подсветка до 30м&lt;br&gt;IP67&lt;/p&gt;</text:p>
          </table:table-cell>
          <table:table-cell table:style-name="ce13" office:value-type="string" calcext:value-type="string">
            <text:p>&lt;p&gt;&lt;a href="https://hi.watch/media/storage/passport/ip/ds-i100_1.pdf"&gt;Паспорт&lt;/a&gt;&lt;/p&gt;&lt;p&gt;&lt;a href="https://hi.watch/media/storage/certification/ds-i10_i20_t65_t50.pdf"&gt;Сертификат&lt;/a&gt;&lt;/p&gt;&lt;p&gt;&lt;a href="https://hi.watch/media/storage/manual/ds-i100_ds-i102_ds-i103_ds-i200_ds-i202_ds-i203.pdf"&gt;Инструкция&lt;/a&gt;&lt;br&gt;</text:p>
            <text:p>&lt;/p&gt;&lt;div&gt;&lt;br&gt;</text:p>
            <text:p>&lt;/div&gt;&lt;p&gt;&lt;span class="redactor-invisible-space"&gt;&lt;/span&gt;</text:p>
            <text:p>&lt;/p&gt;&lt;div&gt;&lt;br&gt;</text:p>
            <text:p>&lt;/div&gt;&lt;div&gt;</text:p>
            <text:p>&lt;/div&gt;</text:p>
          </table:table-cell>
          <table:table-cell table:style-name="ce13" office:value-type="string" calcext:value-type="string">
            <text:p>&lt;h4&gt;Камера&lt;/h4&gt;&lt;table class="table table-striped table-condensed"&gt;</text:p>
            <text:p>&lt;tbody&gt;</text:p>
            <text:p>&lt;tr&gt;</text:p>
            <text:p>&lt;td&gt;Матрица</text:p>
            <text:p>&lt;/td&gt;</text:p>
            <text:p>&lt;td&gt;1/4 Progressive scan CMOS</text:p>
            <text:p>&lt;/td&gt;</text:p>
            <text:p>&lt;/tr&gt;</text:p>
            <text:p>&lt;tr&gt;</text:p>
            <text:p>&lt;td&gt;Чувствительность</text:p>
            <text:p>&lt;/td&gt;</text:p>
            <text:p>&lt;td&gt;0.01лк @( F1.2, AGC вкл.), 0лк с вкл ИК</text:p>
            <text:p>&lt;/td&gt;</text:p>
            <text:p>&lt;/tr&gt;</text:p>
            <text:p>&lt;tr&gt;</text:p>
            <text:p>&lt;td&gt;Скорость электронного затвора</text:p>
            <text:p>&lt;/td&gt;</text:p>
            <text:p>&lt;td&gt;1/3 с ~ 1/100 000 с, поддержка медленного затвора</text:p>
            <text:p>&lt;/td&gt;</text:p>
            <text:p>&lt;/tr&gt;</text:p>
            <text:p>&lt;tr&gt;</text:p>
            <text:p>&lt;td&gt;Объектив</text:p>
            <text:p>&lt;/td&gt;</text:p>
            <text:p>&lt;td&gt;2.8 мм @F2.2, 4 мм@F2.2, 6 мм@F2.2</text:p>
            <text:p>&lt;/td&gt;</text:p>
            <text:p>&lt;/tr&gt;</text:p>
            <text:p>&lt;tr&gt;</text:p>
            <text:p>&lt;td&gt;Крепление объектива</text:p>
            <text:p>&lt;/td&gt;</text:p>
            <text:p>&lt;td&gt;М12</text:p>
            <text:p>&lt;/td&gt;</text:p>
            <text:p>&lt;/tr&gt;</text:p>
            <text:p>&lt;tr&gt;</text:p>
            <text:p>&lt;td&gt;Угол обзора</text:p>
            <text:p>&lt;/td&gt;</text:p>
            <text:p>&lt;td&gt;92° (2.8 мм), 70° (4 мм), 56° (6 мм)</text:p>
            <text:p>&lt;/td&gt;</text:p>
            <text:p>&lt;/tr&gt;</text:p>
            <text:p>&lt;tr&gt;</text:p>
            <text:p>&lt;td&gt;Режим «День/ночь»</text:p>
            <text:p>&lt;/td&gt;</text:p>
            <text:p>&lt;td&gt;Механический ИК-фильтр с автопереключением</text:p>
            <text:p>&lt;/td&gt;</text:p>
            <text:p>&lt;/tr&gt;</text:p>
            <text:p>&lt;tr&gt;</text:p>
            <text:p>&lt;td&gt;Регулировка угла установки</text:p>
            <text:p>&lt;/td&gt;</text:p>
            <text:p>&lt;td&gt;Поворот: 0° - 360°; наклон: -90° - 90°; вращение: 0° - 360°</text:p>
            <text:p>&lt;/td&gt;</text:p>
            <text:p>&lt;/tr&gt;</text:p>
            <text:p>&lt;/tbody&gt;</text:p>
            <text:p>&lt;/table&gt;&lt;h4&gt;Сжатие&lt;/h4&gt;&lt;table class="table table-striped table-condensed"&gt;</text:p>
            <text:p>&lt;tbody&gt;</text:p>
            <text:p>&lt;tr&gt;</text:p>
            <text:p>&lt;td&gt;Формат видеосжатия</text:p>
            <text:p>&lt;/td&gt;</text:p>
            <text:p>&lt;td&gt;H.264/MJPEG</text:p>
            <text:p>&lt;/td&gt;</text:p>
            <text:p>&lt;/tr&gt;</text:p>
            <text:p>&lt;tr&gt;</text:p>
            <text:p>&lt;td&gt;Профиль H.264</text:p>
            <text:p>&lt;/td&gt;</text:p>
            <text:p>&lt;td&gt;Baseline Profile / Main Profile</text:p>
            <text:p>&lt;/td&gt;</text:p>
            <text:p>&lt;/tr&gt;</text:p>
            <text:p>&lt;tr&gt;</text:p>
            <text:p>&lt;td&gt;Битрейт видео</text:p>
            <text:p>&lt;/td&gt;</text:p>
            <text:p>&lt;td&gt;32 кб/с ~ 2 Мбит/с</text:p>
            <text:p>&lt;/td&gt;</text:p>
            <text:p>&lt;/tr&gt;</text:p>
            <text:p>&lt;/tbody&gt;</text:p>
            <text:p>&lt;/table&gt;&lt;h4&gt;Изображение&lt;/h4&gt;&lt;table class="table table-striped table-condensed"&gt;</text:p>
            <text:p>&lt;tbody&gt;</text:p>
            <text:p>&lt;tr&gt;</text:p>
            <text:p>&lt;td&gt;Максимальное разрешение</text:p>
            <text:p>&lt;/td&gt;</text:p>
            <text:p>&lt;td&gt;1280 × 720</text:p>
            <text:p>&lt;/td&gt;</text:p>
            <text:p>&lt;/tr&gt;</text:p>
            <text:p>&lt;tr&gt;</text:p>
            <text:p>&lt;td&gt;Основной поток</text:p>
            <text:p>&lt;/td&gt;</text:p>
            <text:p>&lt;td&gt;(1280×720) @25 к/с</text:p>
            <text:p>&lt;/td&gt;</text:p>
            <text:p>&lt;/tr&gt;</text:p>
            <text:p>&lt;tr&gt;</text:p>
            <text:p>&lt;td&gt;Дополнительный поток</text:p>
            <text:p>&lt;/td&gt;</text:p>
            <text:p>&lt;td&gt;(640×480, 352×288, 320×240)@25 к/с</text:p>
            <text:p>&lt;/td&gt;</text:p>
            <text:p>&lt;/tr&gt;</text:p>
            <text:p>&lt;tr&gt;</text:p>
            <text:p>&lt;td&gt;Настройки изображения</text:p>
            <text:p>&lt;/td&gt;</text:p>
            <text:p>&lt;td&gt;Насыщенность, яркость, контраст, резкость, зеркалирование, маска приватности и наложение изображения настраиваются через клиентское ПО или веб-браузер</text:p>
            <text:p>&lt;/td&gt;</text:p>
            <text:p>&lt;/tr&gt;</text:p>
            <text:p>&lt;tr&gt;</text:p>
            <text:p>&lt;td&gt;Улучшение изображения</text:p>
            <text:p>&lt;/td&gt;</text:p>
            <text:p>&lt;td&gt;DWDR, 3D DNR, BLC, ROI</text:p>
            <text:p>&lt;/td&gt;</text:p>
            <text:p>&lt;/tr&gt;</text:p>
            <text:p>&lt;tr&gt;</text:p>
            <text:p>&lt;td&gt;Переключение «День/ночь»</text:p>
            <text:p>&lt;/td&gt;</text:p>
            <text:p>&lt;td&gt;Авто / по расписанию</text:p>
            <text:p>&lt;/td&gt;</text:p>
            <text:p>&lt;/tr&gt;</text:p>
            <text:p>&lt;/tbody&gt;</text:p>
            <text:p>&lt;/table&gt;&lt;h4&gt;Smart видеоаналитика&lt;/h4&gt;&lt;table class="table table-striped table-condensed"&gt;</text:p>
            <text:p>&lt;tbody&gt;</text:p>
            <text:p>&lt;tr&gt;</text:p>
            <text:p>&lt;td&gt;Детекция движения</text:p>
            <text:p>&lt;/td&gt;</text:p>
            <text:p>&lt;td&gt;Поддерживается</text:p>
            <text:p>&lt;/td&gt;</text:p>
            <text:p>&lt;/tr&gt;</text:p>
            <text:p>&lt;tr&gt;</text:p>
            <text:p>&lt;td&gt;Антисаботаж</text:p>
            <text:p>&lt;/td&gt;</text:p>
            <text:p>&lt;td&gt;Заслон объектива</text:p>
            <text:p>&lt;/td&gt;</text:p>
            <text:p>&lt;/tr&gt;</text:p>
            <text:p>&lt;/tbody&gt;</text:p>
            <text:p>&lt;/table&gt;&lt;h4&gt;Сеть&lt;/h4&gt;&lt;table class="table table-striped table-condensed"&gt;</text:p>
            <text:p>&lt;tbody&gt;</text:p>
            <text:p>&lt;tr&gt;</text:p>
            <text:p>&lt;td&gt;Протоколы</text:p>
            <text:p>&lt;/td&gt;</text:p>
            <text:p>&lt;td&gt;TCP/IP, ICMP, HTTP, HTTPS, FTP, DHCP, DNS, DDNS, RTP, RTSP, RTCP, NTP, UPnP, SMTP, IGMP, 802.1X, QoS, IPv6, Bonjour, HIK Cloud P2P</text:p>
            <text:p>&lt;/td&gt;</text:p>
            <text:p>&lt;/tr&gt;</text:p>
            <text:p>&lt;tr&gt;</text:p>
            <text:p>&lt;td&gt;Безопасность</text:p>
            <text:p>&lt;/td&gt;</text:p>
            <text:p>&lt;td&gt;Аутентификация пользователя, водяные знаки, фильтрация IP-адресов</text:p>
            <text:p>&lt;/td&gt;</text:p>
            <text:p>&lt;/tr&gt;</text:p>
            <text:p>&lt;tr&gt;</text:p>
            <text:p>&lt;td&gt;Совместимость</text:p>
            <text:p>&lt;/td&gt;</text:p>
            <text:p>&lt;td&gt;ONVIF (PROFILE S, PROFILE G), CGI, ISAPI</text:p>
            <text:p>&lt;/td&gt;</text:p>
            <text:p>&lt;/tr&gt;</text:p>
            <text:p>&lt;tr&gt;</text:p>
            <text:p>&lt;td&gt;Срабатывание тревоги</text:p>
            <text:p>&lt;/td&gt;</text:p>
            <text:p>&lt;td&gt;Обнаружение несанкционированных действий, разрыв сети, конфликт IP-адресов</text:p>
            <text:p>&lt;/td&gt;</text:p>
            <text:p>&lt;/tr&gt;</text:p>
            <text:p>&lt;tr&gt;</text:p>
            <text:p>&lt;td&gt;Действия по тревоге</text:p>
            <text:p>&lt;/td&gt;</text:p>
            <text:p>&lt;td&gt;Уведомление на клиентское ПО, отправка email, загрузка на FTP</text:p>
            <text:p>&lt;/td&gt;</text:p>
            <text:p>&lt;/tr&gt;</text:p>
            <text:p>&lt;/tbody&gt;</text:p>
            <text:p>&lt;/table&gt;&lt;h4&gt;Интерфейс&lt;/h4&gt;&lt;table class="table table-striped table-condensed"&gt;</text:p>
            <text:p>&lt;tbody&gt;</text:p>
            <text:p>&lt;tr&gt;</text:p>
            <text:p>&lt;td&gt;Сетевой интерфейс</text:p>
            <text:p>&lt;/td&gt;</text:p>
            <text:p>&lt;td&gt;1 RJ45 10M /100M Ethernet</text:p>
            <text:p>&lt;/td&gt;</text:p>
            <text:p>&lt;/tr&gt;</text:p>
            <text:p>&lt;/tbody&gt;</text:p>
            <text:p>&lt;/table&gt;&lt;h4&gt;Основное&lt;/h4&gt;&lt;table class="table table-striped table-condensed"&gt;</text:p>
            <text:p>&lt;tbody&gt;</text:p>
            <text:p>&lt;tr&gt;</text:p>
            <text:p>&lt;td&gt;Питание</text:p>
            <text:p>&lt;/td&gt;</text:p>
            <text:p>&lt;td&gt;DC12В±25% / PoE(IEEE 802.3af)</text:p>
            <text:p>&lt;/td&gt;</text:p>
            <text:p>&lt;/tr&gt;</text:p>
            <text:p>&lt;tr&gt;</text:p>
            <text:p>&lt;td&gt;Потребляемая мощность</text:p>
            <text:p>&lt;/td&gt;</text:p>
            <text:p>&lt;td&gt;макс. 5Вт</text:p>
            <text:p>&lt;/td&gt;</text:p>
            <text:p>&lt;/tr&gt;</text:p>
            <text:p>&lt;tr&gt;</text:p>
            <text:p>&lt;td&gt;Рабочие условия</text:p>
            <text:p>&lt;/td&gt;</text:p>
            <text:p>&lt;td&gt;-40°С — 60°С, влажность 95% или меньше (без конденсата)</text:p>
            <text:p>&lt;/td&gt;</text:p>
            <text:p>&lt;/tr&gt;</text:p>
            <text:p>&lt;tr&gt;</text:p>
            <text:p>&lt;td&gt;Защита</text:p>
            <text:p>&lt;/td&gt;</text:p>
            <text:p>&lt;td&gt;IP67</text:p>
            <text:p>&lt;/td&gt;</text:p>
            <text:p>&lt;/tr&gt;</text:p>
            <text:p>&lt;tr&gt;</text:p>
            <text:p>&lt;td&gt;Дальность действия ИК-подсветки</text:p>
            <text:p>&lt;/td&gt;</text:p>
            <text:p>&lt;td&gt;до 30м, Smart ИК</text:p>
            <text:p>&lt;/td&gt;</text:p>
            <text:p>&lt;/tr&gt;</text:p>
            <text:p>&lt;tr&gt;</text:p>
            <text:p>&lt;td&gt;Материал корпуса</text:p>
            <text:p>&lt;/td&gt;</text:p>
            <text:p>&lt;td&gt;Металл/ Пластик</text:p>
            <text:p>&lt;/td&gt;</text:p>
            <text:p>&lt;/tr&gt;</text:p>
            <text:p>&lt;tr&gt;</text:p>
            <text:p>&lt;td&gt;Размеры</text:p>
            <text:p>&lt;/td&gt;</text:p>
            <text:p>&lt;td&gt;69.1 × 66 х 172.7мм</text:p>
            <text:p>&lt;/td&gt;</text:p>
            <text:p>&lt;/tr&gt;</text:p>
            <text:p>&lt;tr&gt;</text:p>
            <text:p>&lt;td&gt;Вес</text:p>
            <text:p>&lt;/td&gt;</text:p>
            <text:p>&lt;td&gt;0.5 кг</text:p>
            <text:p>&lt;/td&gt;</text:p>
            <text:p>&lt;/tr&gt;</text:p>
            <text:p>&lt;/tbody&gt;</text:p>
            <text:p>&lt;/table&gt;</text:p>
          </table:table-cell>
          <table:table-cell table:style-name="ce8"/>
          <table:table-cell table:style-name="ce8" office:value-type="float" office:value="30" calcext:value-type="float">
            <text:p>30</text:p>
          </table:table-cell>
          <table:table-cell table:style-name="ce8" office:value-type="string" calcext:value-type="string">
            <text:p>IP- видеокамера HIWatch цилиндрическая DS-I100 <text:s/>купить по цене 0 руб. с доставкой в Екатеринбурге. </text:p>
          </table:table-cell>
          <table:table-cell table:style-name="ce8" office:value-type="string" calcext:value-type="string">
            <text:p>Купите IP- видеокамера HIWatch цилиндрическая DS-I10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4659" calcext:value-type="float">
            <text:p>1548064659</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8" calcext:value-type="float">
            <text:p>5028</text:p>
          </table:table-cell>
          <table:table-cell table:style-name="ce2" table:number-columns-repeated="2"/>
          <table:table-cell table:style-name="ce8" office:value-type="string" calcext:value-type="string">
            <text:p>Цилиндрическая</text:p>
          </table:table-cell>
          <table:table-cell table:style-name="ce8" office:value-type="string" calcext:value-type="string">
            <text:p>В-17</text:p>
          </table:table-cell>
          <table:table-cell table:style-name="ce8" office:value-type="string" calcext:value-type="string">
            <text:p>IP- видеокамера HIWatch цилиндрическая DS-I200(B)</text:p>
          </table:table-cell>
          <table:table-cell table:style-name="ce8"/>
          <table:table-cell table:style-name="ce8" office:value-type="float" office:value="0" calcext:value-type="float">
            <text:p>0</text:p>
          </table:table-cell>
          <table:table-cell table:style-name="ce8" office:value-type="string" calcext:value-type="string">
            <text:p>ip-videokamera-hiwatch-ds-i200b</text:p>
          </table:table-cell>
          <table:table-cell table:style-name="ce8" office:value-type="string" calcext:value-type="string">
            <text:p>&lt;p&gt;•Разрешение 2Мп&lt;br&gt;•EXIR-подсветка до 30м&lt;br&gt;•IP67&lt;/p&gt;</text:p>
          </table:table-cell>
          <table:table-cell table:style-name="ce13" office:value-type="string" calcext:value-type="string">
            <text:p>&lt;p&gt;&lt;a href="https://hi.watch/media/storage/passport/ip/ds-i200b.pdf" target="_blank"&gt;Паспорт&lt;/a&gt;</text:p>
            <text:p>&lt;/p&gt;&lt;p&gt;&lt;a href="https://hi.watch/media/storage/certification/ds-i10_i20_t65_t50.pdf"&gt;Сертификат&lt;/a&gt;</text:p>
            <text:p>&lt;/p&gt;&lt;p&gt;&lt;a href="https://hi.watch/media/storage/certification/ds-i10_i20_t65_t50.pdf"&gt;&lt;/a&gt;&lt;a href="https://hi.watch/media/storage/manual/ds-i100_ds-i102_ds-i103_ds-i200_ds-i202_ds-i203.pdf" target="_blank"&gt;Инструкция&lt;/a&gt;</text:p>
            <text:p>&lt;/p&gt;</text:p>
          </table:table-cell>
          <table:table-cell table:style-name="ce8" office:value-type="string" calcext:value-type="string">
            <text:p>&lt;h4&gt;Камера&lt;/h4&gt;&lt;table class="table table-striped table-condensed"&gt;&lt;tbody&gt;&lt;tr&gt;&lt;td&gt;Матрица&lt;/td&gt;&lt;td&gt;1/2.8 Progressive scan CMOS&lt;/td&gt;&lt;/tr&gt;&lt;tr&gt;&lt;td&gt;Чувствительность&lt;/td&gt;&lt;td&gt;0.01лк @( F1.2, AGC вкл.)&lt;/td&gt;&lt;/tr&gt;&lt;tr&gt;&lt;td&gt;Скорость электронного затвора&lt;/td&gt;&lt;td&gt;1/3 с ~ 1/100 000 с, поддержка медленного затвора&lt;/td&gt;&lt;/tr&gt;&lt;tr&gt;&lt;td&gt;Объектив&lt;/td&gt;&lt;td&gt;2.8 мм @F2.0, 6 мм@F2.2&lt;/td&gt;&lt;/tr&gt;&lt;tr&gt;&lt;td&gt;Крепление объектива&lt;/td&gt;&lt;td&gt;М12&lt;/td&gt;&lt;/tr&gt;&lt;tr&gt;&lt;td&gt;Угол обзора&lt;/td&gt;&lt;td&gt;105.8° (2.8 мм), 83.6° (4 мм), 55° (6 мм)&lt;/td&gt;&lt;/tr&gt;&lt;tr&gt;&lt;td&gt;Режим «День/ночь»&lt;/td&gt;&lt;td&gt;Механический ИК-фильтр с автопереключением&lt;/td&gt;&lt;/tr&gt;&lt;tr&gt;&lt;td&gt;Регулировка угла установки&lt;/td&gt;&lt;td&gt;Поворот: 0° - 360°; наклон: -90° - 90°; вращение: 0° - 360°&lt;/td&gt;&lt;/tr&gt;&lt;/tbody&gt;&lt;/table&gt;&lt;h4&gt;Сжатие&lt;/h4&gt;&lt;table class="table table-striped table-condensed"&gt;&lt;tbody&gt;&lt;tr&gt;&lt;td&gt;Формат видеосжатия&lt;/td&gt;&lt;td&gt;H.264/MJPEG&lt;/td&gt;&lt;/tr&gt;&lt;tr&gt;&lt;td&gt;Профиль H.264&lt;/td&gt;&lt;td&gt;Baseline Profile / Main Profile&lt;/td&gt;&lt;/tr&gt;&lt;tr&gt;&lt;td&gt;Битрейт видео&lt;/td&gt;&lt;td&gt;32 кб/с ~ 2 Мб/с&lt;/td&gt;&lt;/tr&gt;&lt;/tbody&gt;&lt;/table&gt;&lt;h4&gt;Изображение&lt;/h4&gt;&lt;table class="table table-striped table-condensed"&gt;&lt;tbody&gt;&lt;tr&gt;&lt;td&gt;Максимальное разрешение&lt;/td&gt;&lt;td&gt;1920 × 1080&lt;/td&gt;&lt;/tr&gt;&lt;tr&gt;&lt;td&gt;Основной поток&lt;/td&gt;&lt;td&gt;(1920×1080,1280х960, 1280×720)@25 к/с&lt;/td&gt;&lt;/tr&gt;&lt;tr&gt;&lt;td&gt;Дополнительный поток&lt;/td&gt;&lt;td&gt;(704х576, 640×480, 352×288, 320×240)@25 к/с&lt;/td&gt;&lt;/tr&gt;&lt;tr&gt;&lt;td&gt;Настройки изображения&lt;/td&gt;&lt;td&gt;Насыщенность, яркость, контраст, резкость, зеркалирование, маска приватности и наложение изображения настраиваются через клиентское ПО или веб-браузер&lt;/td&gt;&lt;/tr&gt;&lt;tr&gt;&lt;td&gt;Улучшение изображения&lt;/td&gt;&lt;td&gt;DWDR, 3D DNR, BLC, ROI&lt;/td&gt;&lt;/tr&gt;&lt;tr&gt;&lt;td&gt;Переключение «День/ночь»&lt;/td&gt;&lt;td&gt;Авто / по расписанию&lt;/td&gt;&lt;/tr&gt;&lt;/tbody&gt;&lt;/table&gt;&lt;h4&gt;Smart видеоаналитика&lt;/h4&gt;&lt;table class="table table-striped table-condensed"&gt;&lt;tbody&gt;&lt;tr&gt;&lt;td&gt;Детекция движения&lt;/td&gt;&lt;td&gt;Детекция движения&lt;/td&gt;&lt;/tr&gt;&lt;tr&gt;&lt;td&gt;Антисаботаж&lt;/td&gt;&lt;td&gt;Заслон объектива&lt;/td&gt;&lt;/tr&gt;&lt;/tbody&gt;&lt;/table&gt;&lt;h4&gt;Сеть&lt;/h4&gt;&lt;table class="table table-striped table-condensed"&gt;&lt;tbody&gt;&lt;tr&gt;&lt;td&gt;Протоколы&lt;/td&gt;&lt;td&gt;TCP/IP, ICMP, HTTP, HTTPS, FTP, DHCP, DNS, DDNS, RTP, RTSP, RTCP, NTP, UPnP, SMTP, IGMP, 802.1X, QoS, IPv6, Bonjour, HIK Cloud P2P&lt;/td&gt;&lt;/tr&gt;&lt;tr&gt;&lt;td&gt;Безопасность&lt;/td&gt;&lt;td&gt;Аутентификация пользователя, водяные знаки, фильтрация IP-адресов&lt;/td&gt;&lt;/tr&gt;&lt;tr&gt;&lt;td&gt;Совместимость&lt;/td&gt;&lt;td&gt;ONVIF (PROFILE S, PROFILE G), CGI, ISAPI&lt;/td&gt;&lt;/tr&gt;&lt;tr&gt;&lt;td&gt;Срабатывание тревоги&lt;/td&gt;&lt;td&gt;Обнаружение несанкционированных действий, разрыв сети, конфликт IP-адресов&lt;/td&gt;&lt;/tr&gt;&lt;tr&gt;&lt;td&gt;Действия по тревоге&lt;/td&gt;&lt;td&gt;Уведомление на клиентское ПО, отправка email, загрузка на FTP, активация канала записи&lt;/td&gt;&lt;/tr&gt;&lt;/tbody&gt;&lt;/table&gt;&lt;h4&gt;Интерфейс&lt;/h4&gt;&lt;table class="table table-striped table-condensed"&gt;&lt;tbody&gt;&lt;tr&gt;&lt;td&gt;Сетевой интерфейс&lt;/td&gt;&lt;td&gt;1 RJ45 10M /100M Ethernet&lt;/td&gt;&lt;/tr&gt;&lt;/tbody&gt;&lt;/table&gt;&lt;h4&gt;Основное&lt;/h4&gt;&lt;table class="table table-striped table-condensed"&gt;&lt;tbody&gt;&lt;tr&gt;&lt;td&gt;Питание&lt;/td&gt;&lt;td&gt;DC12В±25% / PoE(IEEE 802.3af)&lt;/td&gt;&lt;/tr&gt;&lt;tr&gt;&lt;td&gt;Потребляемая мощность&lt;/td&gt;&lt;td&gt;макс. 6.5Вт&lt;/td&gt;&lt;/tr&gt;&lt;tr&gt;&lt;td&gt;Рабочие условия&lt;/td&gt;&lt;td&gt;-40°С — 60°С, влажность 95% или меньше (без конденсата)&lt;/td&gt;&lt;/tr&gt;&lt;tr&gt;&lt;td&gt;Влагозащита&lt;/td&gt;&lt;td&gt;IP67&lt;/td&gt;&lt;/tr&gt;&lt;tr&gt;&lt;td&gt;Дальность действия EXIR-подсветки&lt;/td&gt;&lt;td&gt;до 30м, Smart ИК&lt;/td&gt;&lt;/tr&gt;&lt;tr&gt;&lt;td&gt;Материал корпуса&lt;/td&gt;&lt;td&gt;Металл/ Пластик&lt;/td&gt;&lt;/tr&gt;&lt;tr&gt;&lt;td&gt;Крепление&lt;/td&gt;&lt;td&gt;Металлический кронштейн&lt;/td&gt;&lt;/tr&gt;&lt;tr&gt;&lt;td&gt;Размеры&lt;/td&gt;&lt;td&gt;69.1 × 66 х 172.7мм&lt;/td&gt;&lt;/tr&gt;&lt;tr&gt;&lt;td&gt;Вес&lt;/td&gt;&lt;td&gt;0.5 кг&lt;/td&gt;&lt;/tr&gt;&lt;/tbody&gt;&lt;/table&gt;</text:p>
          </table:table-cell>
          <table:table-cell table:style-name="ce8"/>
          <table:table-cell table:style-name="ce8" office:value-type="float" office:value="28" calcext:value-type="float">
            <text:p>28</text:p>
          </table:table-cell>
          <table:table-cell table:style-name="ce8" office:value-type="string" calcext:value-type="string">
            <text:p>IP- видеокамера HIWatch цилиндрическая DS-I200(B) <text:s/>купить по цене 0 руб. с доставкой в Екатеринбурге. </text:p>
          </table:table-cell>
          <table:table-cell table:style-name="ce8" office:value-type="string" calcext:value-type="string">
            <text:p>Купите IP- видеокамера HIWatch цилиндрическая DS-I200(B)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5781" calcext:value-type="float">
            <text:p>1548065781</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29" calcext:value-type="float">
            <text:p>5029</text:p>
          </table:table-cell>
          <table:table-cell table:style-name="ce2" table:number-columns-repeated="2"/>
          <table:table-cell table:style-name="ce8" office:value-type="string" calcext:value-type="string">
            <text:p>Цилиндрическая</text:p>
          </table:table-cell>
          <table:table-cell table:style-name="ce8" office:value-type="string" calcext:value-type="string">
            <text:p>В-18</text:p>
          </table:table-cell>
          <table:table-cell table:style-name="ce8" office:value-type="string" calcext:value-type="string">
            <text:p>IP- видеокамера HIWatch цилиндрическая DS-I400</text:p>
          </table:table-cell>
          <table:table-cell table:style-name="ce8"/>
          <table:table-cell table:style-name="ce8" office:value-type="float" office:value="0" calcext:value-type="float">
            <text:p>0</text:p>
          </table:table-cell>
          <table:table-cell table:style-name="ce8" office:value-type="string" calcext:value-type="string">
            <text:p>ip-videokamera-hiwatch-ds-i400</text:p>
          </table:table-cell>
          <table:table-cell table:style-name="ce8" office:value-type="string" calcext:value-type="string">
            <text:p>&lt;p&gt;Разрешение 4Мп&lt;br&gt;EXIR-подсветка до 30м&lt;br&gt;IP67&lt;/p&gt;</text:p>
          </table:table-cell>
          <table:table-cell table:style-name="ce13" office:value-type="string" calcext:value-type="string">
            <text:p>&lt;p&gt;&lt;a href="https://hi.watch/media/storage/passport/ip/ds-i40028mm.pdf"&gt;Паспорт&lt;/a&gt;</text:p>
            <text:p>&lt;/p&gt;&lt;p&gt;&lt;a href="https://hi.watch/media/storage/manual/__ds-i250_ds-i252_ds-i253_ds-i450_ds-i452_ds-i453_ds-i400_ds-i402.pdf"&gt;Краткое руководство&lt;/a&gt;</text:p>
            <text:p>&lt;/p&gt;&lt;p&gt;&lt;a href="https://hi.watch/media/storage/certification/ds-i.pdf"&gt;Сертификат&lt;/a&gt;</text:p>
            <text:p>&lt;/p&gt;</text:p>
          </table:table-cell>
          <table:table-cell table:style-name="ce13" office:value-type="string" calcext:value-type="string">
            <text:p>&lt;h4&gt;Камера&lt;/h4&gt;&lt;table class="table table-striped table-condensed"&gt;</text:p>
            <text:p>&lt;tbody&gt;</text:p>
            <text:p>&lt;tr&gt;</text:p>
            <text:p>&lt;td&gt;Матрица</text:p>
            <text:p>&lt;/td&gt;</text:p>
            <text:p>&lt;td&gt;1/3 Progressive scan CMOS</text:p>
            <text:p>&lt;/td&gt;</text:p>
            <text:p>&lt;/tr&gt;</text:p>
            <text:p>&lt;tr&gt;</text:p>
            <text:p>&lt;td&gt;Чувствительность</text:p>
            <text:p>&lt;/td&gt;</text:p>
            <text:p>&lt;td&gt;0.01лк @( F1.2, AGC вкл.)</text:p>
            <text:p>&lt;/td&gt;</text:p>
            <text:p>&lt;/tr&gt;</text:p>
            <text:p>&lt;tr&gt;</text:p>
            <text:p>&lt;td&gt;Скорость электронного затвора</text:p>
            <text:p>&lt;/td&gt;</text:p>
            <text:p>&lt;td&gt;1/3 с ~ 1/100 000 с, поддержка медленного затвора</text:p>
            <text:p>&lt;/td&gt;</text:p>
            <text:p>&lt;/tr&gt;</text:p>
            <text:p>&lt;tr&gt;</text:p>
            <text:p>&lt;td&gt;Объектив</text:p>
            <text:p>&lt;/td&gt;</text:p>
            <text:p>&lt;td&gt;2.8 мм, 4 мм, 6 мм @F2.0</text:p>
            <text:p>&lt;/td&gt;</text:p>
            <text:p>&lt;/tr&gt;</text:p>
            <text:p>&lt;tr&gt;</text:p>
            <text:p>&lt;td&gt;Крепление объектива</text:p>
            <text:p>&lt;/td&gt;</text:p>
            <text:p>&lt;td&gt;М12</text:p>
            <text:p>&lt;/td&gt;</text:p>
            <text:p>&lt;/tr&gt;</text:p>
            <text:p>&lt;tr&gt;</text:p>
            <text:p>&lt;td&gt;Угол обзора</text:p>
            <text:p>&lt;/td&gt;</text:p>
            <text:p>&lt;td&gt;105.8° (2.8 мм)&lt;br&gt;83.6° (4 мм)&lt;br&gt;55° (6 мм)</text:p>
            <text:p>&lt;/td&gt;</text:p>
            <text:p>&lt;/tr&gt;</text:p>
            <text:p>&lt;tr&gt;</text:p>
            <text:p>&lt;td&gt;Режим «День/ночь»</text:p>
            <text:p>&lt;/td&gt;</text:p>
            <text:p>&lt;td&gt;Механический ИК-фильтр с автопереключением</text:p>
            <text:p>&lt;/td&gt;</text:p>
            <text:p>&lt;/tr&gt;</text:p>
            <text:p>&lt;tr&gt;</text:p>
            <text:p>&lt;td&gt;Регулировка угла установки</text:p>
            <text:p>&lt;/td&gt;</text:p>
            <text:p>&lt;td&gt;Поворот: 0° - 360°; наклон: -90° - 90°; вращение: 0° - 360°</text:p>
            <text:p>&lt;/td&gt;</text:p>
            <text:p>&lt;/tr&gt;</text:p>
            <text:p>&lt;/tbody&gt;</text:p>
            <text:p>&lt;/table&gt;&lt;h4&gt;Сжатие&lt;/h4&gt;&lt;table class="table table-striped table-condensed"&gt;</text:p>
            <text:p>&lt;tbody&gt;</text:p>
            <text:p>&lt;tr&gt;</text:p>
            <text:p>&lt;td&gt;Формат видеосжатия</text:p>
            <text:p>&lt;/td&gt;</text:p>
            <text:p>&lt;td&gt;H.264+/ H.264/MJPEG</text:p>
            <text:p>&lt;/td&gt;</text:p>
            <text:p>&lt;/tr&gt;</text:p>
            <text:p>&lt;tr&gt;</text:p>
            <text:p>&lt;td&gt;Профиль H.264</text:p>
            <text:p>&lt;/td&gt;</text:p>
            <text:p>&lt;td&gt;Baseline Profile / Main Profile</text:p>
            <text:p>&lt;/td&gt;</text:p>
            <text:p>&lt;/tr&gt;</text:p>
            <text:p>&lt;tr&gt;</text:p>
            <text:p>&lt;td&gt;Битрейт видео</text:p>
            <text:p>&lt;/td&gt;</text:p>
            <text:p>&lt;td&gt;32 кб/с ~ 16 Мбит/с</text:p>
            <text:p>&lt;/td&gt;</text:p>
            <text:p>&lt;/tr&gt;</text:p>
            <text:p>&lt;/tbody&gt;</text:p>
            <text:p>&lt;/table&gt;&lt;h4&gt;Изображение&lt;/h4&gt;&lt;table class="table table-striped table-condensed"&gt;</text:p>
            <text:p>&lt;tbody&gt;</text:p>
            <text:p>&lt;tr&gt;</text:p>
            <text:p>&lt;td&gt;Максимальное разрешение</text:p>
            <text:p>&lt;/td&gt;</text:p>
            <text:p>&lt;td&gt;2688 × 1520</text:p>
            <text:p>&lt;/td&gt;</text:p>
            <text:p>&lt;/tr&gt;</text:p>
            <text:p>&lt;tr&gt;</text:p>
            <text:p>&lt;td&gt;Основной поток</text:p>
            <text:p>&lt;/td&gt;</text:p>
            <text:p>&lt;td&gt;20 к/с @ (2688×1520, 2304×1296), 25 к/с @(1920×1080, 1280×720)</text:p>
            <text:p>&lt;/td&gt;</text:p>
            <text:p>&lt;/tr&gt;</text:p>
            <text:p>&lt;tr&gt;</text:p>
            <text:p>&lt;td&gt;Дополнительный поток</text:p>
            <text:p>&lt;/td&gt;</text:p>
            <text:p>&lt;td&gt;25 к/с @ (640×360, 352×288)</text:p>
            <text:p>&lt;/td&gt;</text:p>
            <text:p>&lt;/tr&gt;</text:p>
            <text:p>&lt;tr&gt;</text:p>
            <text:p>&lt;td&gt;Настройки изображения</text:p>
            <text:p>&lt;/td&gt;</text:p>
            <text:p>&lt;td&gt;Насыщенность, яркость, контраст, резкость, зеркалирование, маска приватности и наложение изображения настраиваются через клиентское ПО или веб-браузер</text:p>
            <text:p>&lt;/td&gt;</text:p>
            <text:p>&lt;/tr&gt;</text:p>
            <text:p>&lt;tr&gt;</text:p>
            <text:p>&lt;td&gt;Улучшение изображения</text:p>
            <text:p>&lt;/td&gt;</text:p>
            <text:p>&lt;td&gt;DWDR, 3D DNR, BLC, ROI</text:p>
            <text:p>&lt;/td&gt;</text:p>
            <text:p>&lt;/tr&gt;</text:p>
            <text:p>&lt;tr&gt;</text:p>
            <text:p>&lt;td&gt;Переключение «День/ночь»</text:p>
            <text:p>&lt;/td&gt;</text:p>
            <text:p>&lt;td&gt;Авто / по расписанию</text:p>
            <text:p>&lt;/td&gt;</text:p>
            <text:p>&lt;/tr&gt;</text:p>
            <text:p>&lt;/tbody&gt;</text:p>
            <text:p>&lt;/table&gt;&lt;h4&gt;Smart видеоаналитика&lt;/h4&gt;&lt;table class="table table-striped table-condensed"&gt;</text:p>
            <text:p>&lt;tbody&gt;</text:p>
            <text:p>&lt;tr&gt;</text:p>
            <text:p>&lt;td&gt;Детекция движения</text:p>
            <text:p>&lt;/td&gt;</text:p>
            <text:p>&lt;td&gt;Поддерживается</text:p>
            <text:p>&lt;/td&gt;</text:p>
            <text:p>&lt;/tr&gt;</text:p>
            <text:p>&lt;tr&gt;</text:p>
            <text:p>&lt;td&gt;Антисаботаж</text:p>
            <text:p>&lt;/td&gt;</text:p>
            <text:p>&lt;td&gt;Заслон объектива</text:p>
            <text:p>&lt;/td&gt;</text:p>
            <text:p>&lt;/tr&gt;</text:p>
            <text:p>&lt;/tbody&gt;</text:p>
            <text:p>&lt;/table&gt;&lt;h4&gt;Сеть&lt;/h4&gt;&lt;table class="table table-striped table-condensed"&gt;</text:p>
            <text:p>&lt;tbody&gt;</text:p>
            <text:p>&lt;tr&gt;</text:p>
            <text:p>&lt;td&gt;Протоколы</text:p>
            <text:p>&lt;/td&gt;</text:p>
            <text:p>&lt;td&gt;TCP/IP, ICMP, HTTP, HTTPS, FTP, DHCP, DNS, DDNS, RTP, RTSP, RTCP, NTP, UPnP, SMTP, SNMP, IGMP, 802.1X, QoS, IPv6, Bonjour</text:p>
            <text:p>&lt;/td&gt;</text:p>
            <text:p>&lt;/tr&gt;</text:p>
            <text:p>&lt;tr&gt;</text:p>
            <text:p>&lt;td&gt;Безопасность</text:p>
            <text:p>&lt;/td&gt;</text:p>
            <text:p>&lt;td&gt;Аутентификация пользователя, водяные знаки, фильтрация IP-адресов</text:p>
            <text:p>&lt;/td&gt;</text:p>
            <text:p>&lt;/tr&gt;</text:p>
            <text:p>&lt;tr&gt;</text:p>
            <text:p>&lt;td&gt;Совместимость</text:p>
            <text:p>&lt;/td&gt;</text:p>
            <text:p>&lt;td&gt;ONVIF (PROFILE S, PROFILE G), PSIA, CGI, ISAPI</text:p>
            <text:p>&lt;/td&gt;</text:p>
            <text:p>&lt;/tr&gt;</text:p>
            <text:p>&lt;tr&gt;</text:p>
            <text:p>&lt;td&gt;Срабатывание тревоги</text:p>
            <text:p>&lt;/td&gt;</text:p>
            <text:p>&lt;td&gt;Обнаружение несанкционированных действий, разрыв сети, конфликт IP-адресов</text:p>
            <text:p>&lt;/td&gt;</text:p>
            <text:p>&lt;/tr&gt;</text:p>
            <text:p>&lt;/tbody&gt;</text:p>
            <text:p>&lt;/table&gt;&lt;h4&gt;Интерфейс&lt;/h4&gt;&lt;table class="table table-striped table-condensed"&gt;</text:p>
            <text:p>&lt;tbody&gt;</text:p>
            <text:p>&lt;tr&gt;</text:p>
            <text:p>&lt;td&gt;Сетевой интерфейс</text:p>
            <text:p>&lt;/td&gt;</text:p>
            <text:p>&lt;td&gt;1 RJ45 10M /100M Ethernet</text:p>
            <text:p>&lt;/td&gt;</text:p>
            <text:p>&lt;/tr&gt;</text:p>
            <text:p>&lt;/tbody&gt;</text:p>
            <text:p>&lt;/table&gt;&lt;h4&gt;Основное&lt;/h4&gt;&lt;table class="table table-striped table-condensed"&gt;</text:p>
            <text:p>&lt;tbody&gt;</text:p>
            <text:p>&lt;tr&gt;</text:p>
            <text:p>&lt;td&gt;Питание</text:p>
            <text:p>&lt;/td&gt;</text:p>
            <text:p>&lt;td&gt;DC12В±25% / PoE(IEEE 802.3af)</text:p>
            <text:p>&lt;/td&gt;</text:p>
            <text:p>&lt;/tr&gt;</text:p>
            <text:p>&lt;tr&gt;</text:p>
            <text:p>&lt;td&gt;Потребляемая мощность</text:p>
            <text:p>&lt;/td&gt;</text:p>
            <text:p>&lt;td&gt;макс. 6.5Вт</text:p>
            <text:p>&lt;/td&gt;</text:p>
            <text:p>&lt;/tr&gt;</text:p>
            <text:p>&lt;tr&gt;</text:p>
            <text:p>&lt;td&gt;Рабочие условия</text:p>
            <text:p>&lt;/td&gt;</text:p>
            <text:p>&lt;td&gt;-40°С — 60°С, влажность 95% или меньше (без конденсата)</text:p>
            <text:p>&lt;/td&gt;</text:p>
            <text:p>&lt;/tr&gt;</text:p>
            <text:p>&lt;tr&gt;</text:p>
            <text:p>&lt;td&gt;Влагозащита</text:p>
            <text:p>&lt;/td&gt;</text:p>
            <text:p>&lt;td&gt;IP67</text:p>
            <text:p>&lt;/td&gt;</text:p>
            <text:p>&lt;/tr&gt;</text:p>
            <text:p>&lt;tr&gt;</text:p>
            <text:p>&lt;td&gt;Дальность действия EXIR-подсветки</text:p>
            <text:p>&lt;/td&gt;</text:p>
            <text:p>&lt;td&gt;до 30м, Smart ИК</text:p>
            <text:p>&lt;/td&gt;</text:p>
            <text:p>&lt;/tr&gt;</text:p>
            <text:p>&lt;tr&gt;</text:p>
            <text:p>&lt;td&gt;Материал корпуса</text:p>
            <text:p>&lt;/td&gt;</text:p>
            <text:p>&lt;td&gt;Металл/ Пластик</text:p>
            <text:p>&lt;/td&gt;</text:p>
            <text:p>&lt;/tr&gt;</text:p>
            <text:p>&lt;tr&gt;</text:p>
            <text:p>&lt;td&gt;Размеры</text:p>
            <text:p>&lt;/td&gt;</text:p>
            <text:p>&lt;td&gt;69.1 × 66 х 172.7мм</text:p>
            <text:p>&lt;/td&gt;</text:p>
            <text:p>&lt;/tr&gt;</text:p>
            <text:p>&lt;tr&gt;</text:p>
            <text:p>&lt;td&gt;Вес</text:p>
            <text:p>&lt;/td&gt;</text:p>
            <text:p>&lt;td&gt;0.5 кг</text:p>
            <text:p>&lt;/td&gt;</text:p>
            <text:p>&lt;/tr&gt;</text:p>
            <text:p>&lt;/tbody&gt;</text:p>
            <text:p>&lt;/table&gt;&lt;div&gt;</text:p>
            <text:p>&lt;/div&gt;</text:p>
          </table:table-cell>
          <table:table-cell table:style-name="ce8"/>
          <table:table-cell table:style-name="ce8" office:value-type="float" office:value="25" calcext:value-type="float">
            <text:p>25</text:p>
          </table:table-cell>
          <table:table-cell table:style-name="ce8" office:value-type="string" calcext:value-type="string">
            <text:p>IP- видеокамера HIWatch цилиндрическая DS-I400 <text:s/>купить по цене 0 руб. с доставкой в Екатеринбурге. </text:p>
          </table:table-cell>
          <table:table-cell table:style-name="ce8" office:value-type="string" calcext:value-type="string">
            <text:p>Купите IP- видеокамера HIWatch цилиндрическая DS-I40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6633" calcext:value-type="float">
            <text:p>1548066633</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30" calcext:value-type="float">
            <text:p>5030</text:p>
          </table:table-cell>
          <table:table-cell table:style-name="ce2" table:number-columns-repeated="2"/>
          <table:table-cell table:style-name="ce8" office:value-type="string" calcext:value-type="string">
            <text:p>IP</text:p>
          </table:table-cell>
          <table:table-cell table:style-name="ce8" office:value-type="string" calcext:value-type="string">
            <text:p>В-19</text:p>
          </table:table-cell>
          <table:table-cell table:style-name="ce8" office:value-type="string" calcext:value-type="string">
            <text:p>IP-регистратор 4-канальный DS-N204(B)</text:p>
          </table:table-cell>
          <table:table-cell table:style-name="ce8"/>
          <table:table-cell table:style-name="ce8" office:value-type="float" office:value="0" calcext:value-type="float">
            <text:p>0</text:p>
          </table:table-cell>
          <table:table-cell table:style-name="ce8" office:value-type="string" calcext:value-type="string">
            <text:p>ip-registrator-ds-n204b</text:p>
          </table:table-cell>
          <table:table-cell table:style-name="ce8" office:value-type="string" calcext:value-type="string">
            <text:p>&lt;p&gt;•4 канала&lt;br&gt;•Запись с разрешением до 4Мп&lt;br&gt;•Вывод видео с разрешением до 4Mп&lt;br&gt;•Синхронное воспроизведение 2 канала@1080р &lt;br&gt;•1 SATA HDD до 6ТБ&lt;br&gt;•Сетевой интерфейс 1 RJ-45 10M/ 100M Ethernet&lt;/p&gt;</text:p>
          </table:table-cell>
          <table:table-cell table:style-name="ce8" office:value-type="string" calcext:value-type="string">
            <text:p>&lt;p&gt;&lt;a href="https://hi.watch/media/storage/passport/ip/ds-n204b.pdf"&gt;Паспорт&lt;/a&gt;&lt;br&gt;&lt;br&gt;&lt;a href="https://hi.watch/media/storage/certification/hw_videorecorder.pdf"&gt;Сертификат&lt;/a&gt;&lt;span class="redactor-invisible-space"&gt;&lt;br&gt;&lt;br&gt;&lt;a href="https://hi.watch/media/storage/manual/nvr_hiwatch.pdf"&gt;Инструкция&lt;/a&gt;&lt;span class="redactor-invisible-space"&gt;&lt;br&gt;&lt;/span&gt;&lt;br&gt;&lt;/span&gt;&lt;/p&gt;</text:p>
          </table:table-cell>
          <table:table-cell table:style-name="ce8" office:value-type="string" calcext:value-type="string">
            <text:p>&lt;h4&gt;Видео/аудиовход&lt;/h4&gt;&lt;table class="table table-striped table-condensed"&gt;&lt;tbody&gt;&lt;tr&gt;&lt;td&gt;Формат видеосжатия&lt;/td&gt;&lt;td&gt;H.265+/H.265/H.264+/H.264&lt;/td&gt;&lt;/tr&gt;&lt;tr&gt;&lt;td&gt;IP камеры&lt;/td&gt;&lt;td&gt;4 канала&lt;/td&gt;&lt;/tr&gt;&lt;tr&gt;&lt;td&gt;Входящая пропускная способность&lt;/td&gt;&lt;td&gt;40Мб/с&lt;/td&gt;&lt;/tr&gt;&lt;tr&gt;&lt;td&gt;Исходящая пропускная способность&lt;/td&gt;&lt;td&gt;80Мб/с&lt;/td&gt;&lt;/tr&gt;&lt;/tbody&gt;&lt;/table&gt;&lt;h4&gt;Видео/аудиовыход&lt;/h4&gt;&lt;table class="table table-striped table-condensed"&gt;&lt;tbody&gt;&lt;tr&gt;&lt;td&gt;Видеовыход&lt;/td&gt;&lt;td&gt;1 HDMI, 1 VGA&lt;/td&gt;&lt;/tr&gt;&lt;tr&gt;&lt;td&gt;Разрешение вывода&lt;/td&gt;&lt;td&gt;HDMI/VGA:&lt;br&gt;1920х1080/60Гц,&lt;br&gt;1280х1024/60Гц,&lt;br&gt;1280х720/60Гц,&lt;br&gt;1024х768/60Гц&lt;/td&gt;&lt;/tr&gt;&lt;/tbody&gt;&lt;/table&gt;&lt;h4&gt;Запись&lt;/h4&gt;&lt;table class="table table-striped table-condensed"&gt;&lt;tbody&gt;&lt;tr&gt;&lt;td&gt;Количество потоков&lt;/td&gt;&lt;td&gt;2&lt;/td&gt;&lt;/tr&gt;&lt;tr&gt;&lt;td&gt;Основной поток&lt;/td&gt;&lt;td&gt;4Мп / 3Мп / 1080p / 1.3Mp / UXGA / 720p / VGA / 4CIF / DCIF / 2CIF /CIF / QCIF, 1/16 к/с ~ 50к/с&lt;/td&gt;&lt;/tr&gt;&lt;tr&gt;&lt;td&gt;Дополнительный поток&lt;/td&gt;&lt;td&gt;VGA / 4CIF / CIF / QVGA, 1/16 к/с ~ 25к/с&lt;/td&gt;&lt;/tr&gt;&lt;tr&gt;&lt;td&gt;Тип потока&lt;/td&gt;&lt;td&gt;Видео, видео и аудио&lt;/td&gt;&lt;/tr&gt;&lt;tr&gt;&lt;td&gt;Битрейт видео&lt;/td&gt;&lt;td&gt;32-16384 кбит/с&lt;/td&gt;&lt;/tr&gt;&lt;tr&gt;&lt;td&gt;Синхронное воспроизведение&lt;/td&gt;&lt;td&gt;2 канала@4Mp, 2 канала@1080p&lt;/td&gt;&lt;/tr&gt;&lt;/tbody&gt;&lt;/table&gt;&lt;h4&gt;Сеть&lt;/h4&gt;&lt;table class="table table-striped table-condensed"&gt;&lt;tbody&gt;&lt;tr&gt;&lt;td&gt;Протоколы&lt;/td&gt;&lt;td&gt;TCP/IP, DHCP, DNS, DDNS, NTP, UPnP™, SADP, HIK Cloud P2P&lt;/td&gt;&lt;/tr&gt;&lt;/tbody&gt;&lt;/table&gt;&lt;h4&gt;Жесткий диск&lt;/h4&gt;&lt;table class="table table-striped table-condensed"&gt;&lt;tbody&gt;&lt;tr&gt;&lt;td&gt;SATA&lt;/td&gt;&lt;td&gt;1 SATA&lt;/td&gt;&lt;/tr&gt;&lt;tr&gt;&lt;td&gt;Объем&lt;/td&gt;&lt;td&gt;до 6 Тб&lt;/td&gt;&lt;/tr&gt;&lt;/tbody&gt;&lt;/table&gt;&lt;h4&gt;Интерфейсы&lt;/h4&gt;&lt;table class="table table-striped table-condensed"&gt;&lt;tbody&gt;&lt;tr&gt;&lt;td&gt;Сетевой интерфейс&lt;/td&gt;&lt;td&gt;1 RJ-45 10M / 100M Ethernet&lt;/td&gt;&lt;/tr&gt;&lt;tr&gt;&lt;td&gt;USB-интерфейс&lt;/td&gt;&lt;td&gt;2 USB 2.0&lt;/td&gt;&lt;/tr&gt;&lt;/tbody&gt;&lt;/table&gt;&lt;h4&gt;Общие&lt;/h4&gt;&lt;table class="table table-striped table-condensed"&gt;&lt;tbody&gt;&lt;tr&gt;&lt;td&gt;Питание&lt;/td&gt;&lt;td&gt;DC12В&lt;/td&gt;&lt;/tr&gt;&lt;tr&gt;&lt;td&gt;Потребляемая мощность&lt;/td&gt;&lt;td&gt;До 18Вт (без HDD)&lt;/td&gt;&lt;/tr&gt;&lt;tr&gt;&lt;td&gt;Рабочие условия&lt;/td&gt;&lt;td&gt;-10°C— +55°C, влажность 10% ~ 90%&lt;/td&gt;&lt;/tr&gt;&lt;tr&gt;&lt;td&gt;Размер&lt;/td&gt;&lt;td&gt;200× 205 × 48 мм&lt;/td&gt;&lt;/tr&gt;&lt;tr&gt;&lt;td&gt;Вес&lt;/td&gt;&lt;td&gt;≤1 кг (Без HDD)&lt;/td&gt;&lt;/tr&gt;&lt;/tbody&gt;&lt;/table&gt;</text:p>
          </table:table-cell>
          <table:table-cell table:style-name="ce8"/>
          <table:table-cell table:style-name="ce8" office:value-type="float" office:value="20" calcext:value-type="float">
            <text:p>20</text:p>
          </table:table-cell>
          <table:table-cell table:style-name="ce8" office:value-type="string" calcext:value-type="string">
            <text:p>IP-регистратор 4-канальный DS-N204(B) <text:s/>купить по цене 0 руб. с доставкой в Екатеринбурге. </text:p>
          </table:table-cell>
          <table:table-cell table:style-name="ce8" office:value-type="string" calcext:value-type="string">
            <text:p>Купите IP-регистратор 4-канальный DS-N204(B)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7108" calcext:value-type="float">
            <text:p>1548067108</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31" calcext:value-type="float">
            <text:p>5031</text:p>
          </table:table-cell>
          <table:table-cell table:style-name="ce2" table:number-columns-repeated="2"/>
          <table:table-cell table:style-name="ce8" office:value-type="string" calcext:value-type="string">
            <text:p>IP</text:p>
          </table:table-cell>
          <table:table-cell table:style-name="ce8" office:value-type="string" calcext:value-type="string">
            <text:p>В-20</text:p>
          </table:table-cell>
          <table:table-cell table:style-name="ce8" office:value-type="string" calcext:value-type="string">
            <text:p>IP-регистратор 4-канальный DS-N204P(B)</text:p>
          </table:table-cell>
          <table:table-cell table:style-name="ce8"/>
          <table:table-cell table:style-name="ce8" office:value-type="float" office:value="0" calcext:value-type="float">
            <text:p>0</text:p>
          </table:table-cell>
          <table:table-cell table:style-name="ce8" office:value-type="string" calcext:value-type="string">
            <text:p>ip-registrator-ds-n204pb</text:p>
          </table:table-cell>
          <table:table-cell table:style-name="ce8" office:value-type="string" calcext:value-type="string">
            <text:p>&lt;p&gt;•4 канала&lt;br&gt;•Запись с разрешением до 4Мп&lt;br&gt;•Вывод видео с разрешением до 4Мп&lt;br&gt;•Синхронное воспроизведение 2 канала@1080p &lt;br&gt;•1 SATA HDD до 6ТБ&lt;br&gt;•1/1 аудиовход/ выход&lt;br&gt;•Сетевой интерфейс 1 RJ-45 10M/ 100M Ethernet&lt;br&gt;•Режим EXTEND PoE до 250м 10Мбит Cat 5e&lt;/p&gt;</text:p>
          </table:table-cell>
          <table:table-cell table:style-name="ce8" office:value-type="string" calcext:value-type="string">
            <text:p>&lt;p&gt;&lt;a href="https://hi.watch/media/storage/passport/ip/ds-n204pb_1.pdf"&gt;Паспорт&lt;/a&gt;&lt;/p&gt;</text:p>
          </table:table-cell>
          <table:table-cell table:style-name="ce13" office:value-type="string" calcext:value-type="string">
            <text:p>&lt;h4&gt;Видео/аудиовход&lt;/h4&gt;&lt;table class="table table-striped table-condensed"&gt;</text:p>
            <text:p>&lt;tbody&gt;</text:p>
            <text:p>&lt;tr&gt;</text:p>
            <text:p>&lt;td&gt;Формат видеосжатия</text:p>
            <text:p>&lt;/td&gt;</text:p>
            <text:p>&lt;td&gt;H.265+/H.265/H.264+/H.264</text:p>
            <text:p>&lt;/td&gt;</text:p>
            <text:p>&lt;/tr&gt;</text:p>
            <text:p>&lt;tr&gt;</text:p>
            <text:p>&lt;td&gt;IP камеры</text:p>
            <text:p>&lt;/td&gt;</text:p>
            <text:p>&lt;td&gt;4 канала</text:p>
            <text:p>&lt;/td&gt;</text:p>
            <text:p>&lt;/tr&gt;</text:p>
            <text:p>&lt;tr&gt;</text:p>
            <text:p>&lt;td&gt;Аудиовход</text:p>
            <text:p>&lt;/td&gt;</text:p>
            <text:p>&lt;td&gt;1 канал, RCA (2.0 Vp-p, 1 kΩ)</text:p>
            <text:p>&lt;/td&gt;</text:p>
            <text:p>&lt;/tr&gt;</text:p>
            <text:p>&lt;tr&gt;</text:p>
            <text:p>&lt;td&gt;Входящая пропускная способность</text:p>
            <text:p>&lt;/td&gt;</text:p>
            <text:p>&lt;td&gt;40Мб/с</text:p>
            <text:p>&lt;/td&gt;</text:p>
            <text:p>&lt;/tr&gt;</text:p>
            <text:p>&lt;tr&gt;</text:p>
            <text:p>&lt;td&gt;Исходящая пропускная способность</text:p>
            <text:p>&lt;/td&gt;</text:p>
            <text:p>&lt;td&gt;60Мб/с</text:p>
            <text:p>&lt;/td&gt;</text:p>
            <text:p>&lt;/tr&gt;</text:p>
            <text:p>&lt;/tbody&gt;</text:p>
            <text:p>&lt;/table&gt;&lt;h4&gt;Видео/аудиовыход&lt;/h4&gt;&lt;table class="table table-striped table-condensed"&gt;</text:p>
            <text:p>&lt;tbody&gt;</text:p>
            <text:p>&lt;tr&gt;</text:p>
            <text:p>&lt;td&gt;Видеовыход</text:p>
            <text:p>&lt;/td&gt;</text:p>
            <text:p>&lt;td&gt;1 HDMI, 1 VGA</text:p>
            <text:p>&lt;/td&gt;</text:p>
            <text:p>&lt;/tr&gt;</text:p>
            <text:p>&lt;tr&gt;</text:p>
            <text:p>&lt;td&gt;Разрешение вывода</text:p>
            <text:p>&lt;/td&gt;</text:p>
            <text:p>&lt;td&gt;HDMI/VGA:&lt;br&gt;1920х1080/60Гц,&lt;br&gt;1280х1024/60Гц,&lt;br&gt;1280х720/60Гц,&lt;br&gt;1024х768/60Гц</text:p>
            <text:p>&lt;/td&gt;</text:p>
            <text:p>&lt;/tr&gt;</text:p>
            <text:p>&lt;tr&gt;</text:p>
            <text:p>&lt;td&gt;Аудиовыход</text:p>
            <text:p>&lt;/td&gt;</text:p>
            <text:p>&lt;td&gt;1 канал, RCA (Линейный, 1 KΩ)</text:p>
            <text:p>&lt;/td&gt;</text:p>
            <text:p>&lt;/tr&gt;</text:p>
            <text:p>&lt;/tbody&gt;</text:p>
            <text:p>&lt;/table&gt;&lt;h4&gt;Запись&lt;/h4&gt;&lt;table class="table table-striped table-condensed"&gt;</text:p>
            <text:p>&lt;tbody&gt;</text:p>
            <text:p>&lt;tr&gt;</text:p>
            <text:p>&lt;td&gt;Количество потоков</text:p>
            <text:p>&lt;/td&gt;</text:p>
            <text:p>&lt;td&gt;2</text:p>
            <text:p>&lt;/td&gt;</text:p>
            <text:p>&lt;/tr&gt;</text:p>
            <text:p>&lt;tr&gt;</text:p>
            <text:p>&lt;td&gt;Основной поток</text:p>
            <text:p>&lt;/td&gt;</text:p>
            <text:p>&lt;td&gt;4Мп / 3Мп / 1080p / 1.3Мп / UXGA / 720p / VGA / 4CIF / DCIF / 2CIF /CIF / QCIF, 1/16 к/с ~ 50 к/с</text:p>
            <text:p>&lt;/td&gt;</text:p>
            <text:p>&lt;/tr&gt;</text:p>
            <text:p>&lt;tr&gt;</text:p>
            <text:p>&lt;td&gt;Дополнительный поток</text:p>
            <text:p>&lt;/td&gt;</text:p>
            <text:p>&lt;td&gt;VGA / 4CIF / CIF / QVGA, 1/16 к/с ~ 25 к/с</text:p>
            <text:p>&lt;/td&gt;</text:p>
            <text:p>&lt;/tr&gt;</text:p>
            <text:p>&lt;tr&gt;</text:p>
            <text:p>&lt;td&gt;Тип потока</text:p>
            <text:p>&lt;/td&gt;</text:p>
            <text:p>&lt;td&gt;Видео, видео и аудио</text:p>
            <text:p>&lt;/td&gt;</text:p>
            <text:p>&lt;/tr&gt;</text:p>
            <text:p>&lt;tr&gt;</text:p>
            <text:p>&lt;td&gt;Битрейт видео</text:p>
            <text:p>&lt;/td&gt;</text:p>
            <text:p>&lt;td&gt;32-16384 кбит/с</text:p>
            <text:p>&lt;/td&gt;</text:p>
            <text:p>&lt;/tr&gt;</text:p>
            <text:p>&lt;tr&gt;</text:p>
            <text:p>&lt;td&gt;Синхронное воспроизведение</text:p>
            <text:p>&lt;/td&gt;</text:p>
            <text:p>&lt;td&gt;1 канал@4Mп, 2 канала@1080p</text:p>
            <text:p>&lt;/td&gt;</text:p>
            <text:p>&lt;/tr&gt;</text:p>
            <text:p>&lt;/tbody&gt;</text:p>
            <text:p>&lt;/table&gt;&lt;h4&gt;Жесткий диск&lt;/h4&gt;&lt;table class="table table-striped table-condensed"&gt;</text:p>
            <text:p>&lt;tbody&gt;</text:p>
            <text:p>&lt;tr&gt;</text:p>
            <text:p>&lt;td&gt;SATA</text:p>
            <text:p>&lt;/td&gt;</text:p>
            <text:p>&lt;td&gt;1 SATA</text:p>
            <text:p>&lt;/td&gt;</text:p>
            <text:p>&lt;/tr&gt;</text:p>
            <text:p>&lt;tr&gt;</text:p>
            <text:p>&lt;td&gt;Объем</text:p>
            <text:p>&lt;/td&gt;</text:p>
            <text:p>&lt;td&gt;до 6 Тб</text:p>
            <text:p>&lt;/td&gt;</text:p>
            <text:p>&lt;/tr&gt;</text:p>
            <text:p>&lt;/tbody&gt;</text:p>
            <text:p>&lt;/table&gt;&lt;h4&gt;Интерфейсы&lt;/h4&gt;&lt;table class="table table-striped table-condensed"&gt;</text:p>
            <text:p>&lt;tbody&gt;</text:p>
            <text:p>&lt;tr&gt;</text:p>
            <text:p>&lt;td&gt;Сетевой интерфейс</text:p>
            <text:p>&lt;/td&gt;</text:p>
            <text:p>&lt;td&gt;1 RJ-45 10M / 100M Ethernet</text:p>
            <text:p>&lt;/td&gt;</text:p>
            <text:p>&lt;/tr&gt;</text:p>
            <text:p>&lt;tr&gt;</text:p>
            <text:p>&lt;td&gt;Независимые PoE-интерфейсы</text:p>
            <text:p>&lt;/td&gt;</text:p>
            <text:p>&lt;td&gt;4 независимых PoE интерфейса 10/ 100Мб/с, режим EXTEND PoE до 250м 10Мбит Cat 5e</text:p>
            <text:p>&lt;/td&gt;</text:p>
            <text:p>&lt;/tr&gt;</text:p>
            <text:p>&lt;tr&gt;</text:p>
            <text:p>&lt;td&gt;PoE бюджет</text:p>
            <text:p>&lt;/td&gt;</text:p>
            <text:p>&lt;td&gt;36 Вт</text:p>
            <text:p>&lt;/td&gt;</text:p>
            <text:p>&lt;/tr&gt;</text:p>
            <text:p>&lt;tr&gt;</text:p>
            <text:p>&lt;td&gt;Поддерживаемые стандарты</text:p>
            <text:p>&lt;/td&gt;</text:p>
            <text:p>&lt;td&gt;IEEE 802.3af/at</text:p>
            <text:p>&lt;/td&gt;</text:p>
            <text:p>&lt;/tr&gt;</text:p>
            <text:p>&lt;tr&gt;</text:p>
            <text:p>&lt;td&gt;USB-интерфейс</text:p>
            <text:p>&lt;/td&gt;</text:p>
            <text:p>&lt;td&gt;2 USB 2.0</text:p>
            <text:p>&lt;/td&gt;</text:p>
            <text:p>&lt;/tr&gt;</text:p>
            <text:p>&lt;/tbody&gt;</text:p>
            <text:p>&lt;/table&gt;&lt;h4&gt;Общие&lt;/h4&gt;&lt;table class="table table-striped table-condensed"&gt;</text:p>
            <text:p>&lt;tbody&gt;</text:p>
            <text:p>&lt;tr&gt;</text:p>
            <text:p>&lt;td&gt;Питание</text:p>
            <text:p>&lt;/td&gt;</text:p>
            <text:p>&lt;td&gt;DC 48 В</text:p>
            <text:p>&lt;/td&gt;</text:p>
            <text:p>&lt;/tr&gt;</text:p>
            <text:p>&lt;tr&gt;</text:p>
            <text:p>&lt;td&gt;Потребляемая мощность</text:p>
            <text:p>&lt;/td&gt;</text:p>
            <text:p>&lt;td&gt;До 50 Вт (без HDD)</text:p>
            <text:p>&lt;/td&gt;</text:p>
            <text:p>&lt;/tr&gt;</text:p>
            <text:p>&lt;tr&gt;</text:p>
            <text:p>&lt;td&gt;Рабочие условия</text:p>
            <text:p>&lt;/td&gt;</text:p>
            <text:p>&lt;td&gt;-10°C— +55°C, влажность 10% ~ 90%</text:p>
            <text:p>&lt;/td&gt;</text:p>
            <text:p>&lt;/tr&gt;</text:p>
            <text:p>&lt;tr&gt;</text:p>
            <text:p>&lt;td&gt;Размер</text:p>
            <text:p>&lt;/td&gt;</text:p>
            <text:p>&lt;td&gt;255× 205 × 45 мм</text:p>
            <text:p>&lt;/td&gt;</text:p>
            <text:p>&lt;/tr&gt;</text:p>
            <text:p>&lt;tr&gt;</text:p>
            <text:p>&lt;td&gt;Вес</text:p>
            <text:p>&lt;/td&gt;</text:p>
            <text:p>&lt;td&gt;≤1 кг (Без HDD)</text:p>
            <text:p>&lt;/td&gt;</text:p>
            <text:p>&lt;/tr&gt;</text:p>
            <text:p>&lt;/tbody&gt;</text:p>
            <text:p>&lt;/table&gt;</text:p>
          </table:table-cell>
          <table:table-cell table:style-name="ce8"/>
          <table:table-cell table:style-name="ce8" office:value-type="float" office:value="15" calcext:value-type="float">
            <text:p>15</text:p>
          </table:table-cell>
          <table:table-cell table:style-name="ce8" office:value-type="string" calcext:value-type="string">
            <text:p>IP-регистратор 4-канальный DS-N204P(B) <text:s/>купить по цене 0 руб. с доставкой в Екатеринбурге. </text:p>
          </table:table-cell>
          <table:table-cell table:style-name="ce8" office:value-type="string" calcext:value-type="string">
            <text:p>Купите IP-регистратор 4-канальный DS-N204P(B)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7516" calcext:value-type="float">
            <text:p>1548067516</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32" calcext:value-type="float">
            <text:p>5032</text:p>
          </table:table-cell>
          <table:table-cell table:style-name="ce2" table:number-columns-repeated="2"/>
          <table:table-cell table:style-name="ce8" office:value-type="string" calcext:value-type="string">
            <text:p>IP</text:p>
          </table:table-cell>
          <table:table-cell table:style-name="ce8" office:value-type="string" calcext:value-type="string">
            <text:p>В-21</text:p>
          </table:table-cell>
          <table:table-cell table:style-name="ce8" office:value-type="string" calcext:value-type="string">
            <text:p>IP-регистратор 8-канальный DS-N308(B)</text:p>
          </table:table-cell>
          <table:table-cell table:style-name="ce8"/>
          <table:table-cell table:style-name="ce8" office:value-type="float" office:value="0" calcext:value-type="float">
            <text:p>0</text:p>
          </table:table-cell>
          <table:table-cell table:style-name="ce8" office:value-type="string" calcext:value-type="string">
            <text:p>ip-registrator-ds-n308b</text:p>
          </table:table-cell>
          <table:table-cell table:style-name="ce8" office:value-type="string" calcext:value-type="string">
            <text:p>&lt;p&gt;8 каналов &lt;br&gt;Запись с разрешением до 8Мп&lt;br&gt;Вывод видео с разрешением до 4К&lt;br&gt;1 SATA HDD до 6ТБ&lt;br&gt;1/1 аудиовход/ выход&lt;br&gt;Сетевой интерфейс 1 RJ-45 10M/ 100M/ 1000M Ethernet&lt;/p&gt;</text:p>
          </table:table-cell>
          <table:table-cell table:style-name="ce8" office:value-type="string" calcext:value-type="string">
            <text:p>&lt;p&gt;&lt;a href="https://hi.watch/media/storage/passport/ip/ds-n308b.pdf"&gt;Паспорт&lt;/a&gt;&lt;br&gt;&lt;br&gt;&lt;a href="https://hi.watch/media/storage/manual/__nvr_hiwatch_h.265_v1.2.pdf"&gt;Краткое руководство&lt;/a&gt;&lt;span class="redactor-invisible-space"&gt;&lt;br&gt;&lt;br&gt;&lt;a href="https://hi.watch/media/storage/certification/hw_videorecorder.pdf"&gt;Сертификат&lt;/a&gt;&lt;span class="redactor-invisible-space"&gt;&lt;br&gt;&lt;/span&gt;&lt;br&gt;&lt;/span&gt;&lt;/p&gt;</text:p>
          </table:table-cell>
          <table:table-cell table:style-name="ce13" office:value-type="string" calcext:value-type="string">
            <text:p>&lt;h4&gt;Видео/аудиовход&lt;/h4&gt;&lt;table class="table table-striped table-condensed"&gt;</text:p>
            <text:p>&lt;tbody&gt;</text:p>
            <text:p>&lt;tr&gt;</text:p>
            <text:p>&lt;td&gt;Формат видеосжатия</text:p>
            <text:p>&lt;/td&gt;</text:p>
            <text:p>&lt;td&gt;H.265/ H.265+/ H.264/ H.264+/ MPEG4</text:p>
            <text:p>&lt;/td&gt;</text:p>
            <text:p>&lt;/tr&gt;</text:p>
            <text:p>&lt;tr&gt;</text:p>
            <text:p>&lt;td&gt;IP камеры</text:p>
            <text:p>&lt;/td&gt;</text:p>
            <text:p>&lt;td&gt;8 каналов</text:p>
            <text:p>&lt;/td&gt;</text:p>
            <text:p>&lt;/tr&gt;</text:p>
            <text:p>&lt;tr&gt;</text:p>
            <text:p>&lt;td&gt;Аудиовход</text:p>
            <text:p>&lt;/td&gt;</text:p>
            <text:p>&lt;td&gt;1 канал, RCA (2.0 Vp-p, 1 kΩ)</text:p>
            <text:p>&lt;/td&gt;</text:p>
            <text:p>&lt;/tr&gt;</text:p>
            <text:p>&lt;tr&gt;</text:p>
            <text:p>&lt;td&gt;Входящая пропускная способность</text:p>
            <text:p>&lt;/td&gt;</text:p>
            <text:p>&lt;td&gt;80Мб/с</text:p>
            <text:p>&lt;/td&gt;</text:p>
            <text:p>&lt;/tr&gt;</text:p>
            <text:p>&lt;tr&gt;</text:p>
            <text:p>&lt;td&gt;Исходящая пропускная способность</text:p>
            <text:p>&lt;/td&gt;</text:p>
            <text:p>&lt;td&gt;80Мб/с</text:p>
            <text:p>&lt;/td&gt;</text:p>
            <text:p>&lt;/tr&gt;</text:p>
            <text:p>&lt;/tbody&gt;</text:p>
            <text:p>&lt;/table&gt;&lt;h4&gt;Видео/аудиовыход&lt;/h4&gt;&lt;table class="table table-striped table-condensed"&gt;</text:p>
            <text:p>&lt;tbody&gt;</text:p>
            <text:p>&lt;tr&gt;</text:p>
            <text:p>&lt;td&gt;Видеовыход</text:p>
            <text:p>&lt;/td&gt;</text:p>
            <text:p>&lt;td&gt;1 HDMI, 1 VGA (дублирующие)</text:p>
            <text:p>&lt;/td&gt;</text:p>
            <text:p>&lt;/tr&gt;</text:p>
            <text:p>&lt;tr&gt;</text:p>
            <text:p>&lt;td&gt;Разрешение вывода</text:p>
            <text:p>&lt;/td&gt;</text:p>
            <text:p>&lt;td&gt;HDMI:&lt;br&gt;4K (3840 × 2160)/30Гц, 1920 × 1080/60Гц, 1600 × 1200/60Гц, 1280 × 1024/60Гц, 1280 × 720/60Гц, 1024 × 768/60Гц&lt;br&gt;VGA:&lt;br&gt;1920 × 1080p/60Гц, 1600 × 1200/60Гц, 1280 × 1024/60Гц, 1280 × 720/60Гц, 1024 × 768/60Гц</text:p>
            <text:p>&lt;/td&gt;</text:p>
            <text:p>&lt;/tr&gt;</text:p>
            <text:p>&lt;tr&gt;</text:p>
            <text:p>&lt;td&gt;Аудиовыход</text:p>
            <text:p>&lt;/td&gt;</text:p>
            <text:p>&lt;td&gt;1 канал, RCA (Линейный, 1 KΩ)</text:p>
            <text:p>&lt;/td&gt;</text:p>
            <text:p>&lt;/tr&gt;</text:p>
            <text:p>&lt;/tbody&gt;</text:p>
            <text:p>&lt;/table&gt;&lt;h4&gt;Запись&lt;/h4&gt;&lt;table class="table table-striped table-condensed"&gt;</text:p>
            <text:p>&lt;tbody&gt;</text:p>
            <text:p>&lt;tr&gt;</text:p>
            <text:p>&lt;td&gt;Количество потоков</text:p>
            <text:p>&lt;/td&gt;</text:p>
            <text:p>&lt;td&gt;2</text:p>
            <text:p>&lt;/td&gt;</text:p>
            <text:p>&lt;/tr&gt;</text:p>
            <text:p>&lt;tr&gt;</text:p>
            <text:p>&lt;td&gt;Основной поток</text:p>
            <text:p>&lt;/td&gt;</text:p>
            <text:p>&lt;td&gt;8Мп/ 6Мп/ 5Мп/ 4Мп / 3Мп / 1080p / 1.3Mp / UXGA / 720p / VGA / 4CIF / DCIF / 2CIF /CIF / QCIF, 1/16 к/с ~ 50к/с</text:p>
            <text:p>&lt;/td&gt;</text:p>
            <text:p>&lt;/tr&gt;</text:p>
            <text:p>&lt;tr&gt;</text:p>
            <text:p>&lt;td&gt;Дополнительный поток</text:p>
            <text:p>&lt;/td&gt;</text:p>
            <text:p>&lt;td&gt;VGA / 4CIF / CIF / QVGA, 1/16 к/с ~ 25к/с</text:p>
            <text:p>&lt;/td&gt;</text:p>
            <text:p>&lt;/tr&gt;</text:p>
            <text:p>&lt;tr&gt;</text:p>
            <text:p>&lt;td&gt;Тип потока</text:p>
            <text:p>&lt;/td&gt;</text:p>
            <text:p>&lt;td&gt;Видео, видео и аудио</text:p>
            <text:p>&lt;/td&gt;</text:p>
            <text:p>&lt;/tr&gt;</text:p>
            <text:p>&lt;tr&gt;</text:p>
            <text:p>&lt;td&gt;Битрейт видео</text:p>
            <text:p>&lt;/td&gt;</text:p>
            <text:p>&lt;td&gt;32-16384 кбит/с</text:p>
            <text:p>&lt;/td&gt;</text:p>
            <text:p>&lt;/tr&gt;</text:p>
            <text:p>&lt;/tbody&gt;</text:p>
            <text:p>&lt;/table&gt;&lt;h4&gt;Сеть&lt;/h4&gt;&lt;table class="table table-striped table-condensed"&gt;</text:p>
            <text:p>&lt;tbody&gt;</text:p>
            <text:p>&lt;tr&gt;</text:p>
            <text:p>&lt;td&gt;Протоколы</text:p>
            <text:p>&lt;/td&gt;</text:p>
            <text:p>&lt;td&gt;TCP/IP, DHCP, Hik-Connect, DNS, DDNS, NTP, SADP, SMTP, NFS, iSCSI, UPnP™, HTTPS</text:p>
            <text:p>&lt;/td&gt;</text:p>
            <text:p>&lt;/tr&gt;</text:p>
            <text:p>&lt;/tbody&gt;</text:p>
            <text:p>&lt;/table&gt;&lt;h4&gt;Жесткий диск&lt;/h4&gt;&lt;table class="table table-striped table-condensed"&gt;</text:p>
            <text:p>&lt;tbody&gt;</text:p>
            <text:p>&lt;tr&gt;</text:p>
            <text:p>&lt;td&gt;SATA</text:p>
            <text:p>&lt;/td&gt;</text:p>
            <text:p>&lt;td&gt;1 SATA</text:p>
            <text:p>&lt;/td&gt;</text:p>
            <text:p>&lt;/tr&gt;</text:p>
            <text:p>&lt;tr&gt;</text:p>
            <text:p>&lt;td&gt;Объем</text:p>
            <text:p>&lt;/td&gt;</text:p>
            <text:p>&lt;td&gt;до 6 Тб каждый</text:p>
            <text:p>&lt;/td&gt;</text:p>
            <text:p>&lt;/tr&gt;</text:p>
            <text:p>&lt;/tbody&gt;</text:p>
            <text:p>&lt;/table&gt;&lt;h4&gt;Интерфейсы&lt;/h4&gt;&lt;table class="table table-striped table-condensed"&gt;</text:p>
            <text:p>&lt;tbody&gt;</text:p>
            <text:p>&lt;tr&gt;</text:p>
            <text:p>&lt;td&gt;Сетевой интерфейс</text:p>
            <text:p>&lt;/td&gt;</text:p>
            <text:p>&lt;td&gt;1 RJ-45 10M / 100M/ 1000M Ethernet</text:p>
            <text:p>&lt;/td&gt;</text:p>
            <text:p>&lt;/tr&gt;</text:p>
            <text:p>&lt;tr&gt;</text:p>
            <text:p>&lt;td&gt;USB-интерфейс</text:p>
            <text:p>&lt;/td&gt;</text:p>
            <text:p>&lt;td&gt;2 USB 2.0</text:p>
            <text:p>&lt;/td&gt;</text:p>
            <text:p>&lt;/tr&gt;</text:p>
            <text:p>&lt;tr&gt;</text:p>
            <text:p>&lt;td&gt;Тревожные входы/выходы</text:p>
            <text:p>&lt;/td&gt;</text:p>
            <text:p>&lt;td&gt;4/1</text:p>
            <text:p>&lt;/td&gt;</text:p>
            <text:p>&lt;/tr&gt;</text:p>
            <text:p>&lt;/tbody&gt;</text:p>
            <text:p>&lt;/table&gt;&lt;h4&gt;Общие&lt;/h4&gt;&lt;table class="table table-striped table-condensed"&gt;</text:p>
            <text:p>&lt;tbody&gt;</text:p>
            <text:p>&lt;tr&gt;</text:p>
            <text:p>&lt;td&gt;Питание</text:p>
            <text:p>&lt;/td&gt;</text:p>
            <text:p>&lt;td&gt;DC12В</text:p>
            <text:p>&lt;/td&gt;</text:p>
            <text:p>&lt;/tr&gt;</text:p>
            <text:p>&lt;tr&gt;</text:p>
            <text:p>&lt;td&gt;Потребляемая мощность</text:p>
            <text:p>&lt;/td&gt;</text:p>
            <text:p>&lt;td&gt;До 10Вт (без HDD)</text:p>
            <text:p>&lt;/td&gt;</text:p>
            <text:p>&lt;/tr&gt;</text:p>
            <text:p>&lt;tr&gt;</text:p>
            <text:p>&lt;td&gt;Рабочие условия</text:p>
            <text:p>&lt;/td&gt;</text:p>
            <text:p>&lt;td&gt;-10°C— +55°C, влажность 10% ~ 90%</text:p>
            <text:p>&lt;/td&gt;</text:p>
            <text:p>&lt;/tr&gt;</text:p>
            <text:p>&lt;tr&gt;</text:p>
            <text:p>&lt;td&gt;Размер</text:p>
            <text:p>&lt;/td&gt;</text:p>
            <text:p>&lt;td&gt;315 × 240 × 48 мм</text:p>
            <text:p>&lt;/td&gt;</text:p>
            <text:p>&lt;/tr&gt;</text:p>
            <text:p>&lt;tr&gt;</text:p>
            <text:p>&lt;td&gt;Вес</text:p>
            <text:p>&lt;/td&gt;</text:p>
            <text:p>&lt;td&gt;≤1 кг (Без жестких дисков)</text:p>
            <text:p>&lt;/td&gt;</text:p>
            <text:p>&lt;/tr&gt;</text:p>
            <text:p>&lt;/tbody&gt;</text:p>
            <text:p>&lt;/table&gt;</text:p>
          </table:table-cell>
          <table:table-cell table:style-name="ce8"/>
          <table:table-cell table:style-name="ce8" office:value-type="float" office:value="13" calcext:value-type="float">
            <text:p>13</text:p>
          </table:table-cell>
          <table:table-cell table:style-name="ce8" office:value-type="string" calcext:value-type="string">
            <text:p>IP-регистратор 8-канальный DS-N308(B) <text:s/>купить по цене 0 руб. с доставкой в Екатеринбурге. </text:p>
          </table:table-cell>
          <table:table-cell table:style-name="ce8" office:value-type="string" calcext:value-type="string">
            <text:p>Купите IP-регистратор 8-канальный DS-N308(B)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7788" calcext:value-type="float">
            <text:p>1548067788</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33" calcext:value-type="float">
            <text:p>5033</text:p>
          </table:table-cell>
          <table:table-cell table:style-name="ce2" table:number-columns-repeated="2"/>
          <table:table-cell table:style-name="ce8" office:value-type="string" calcext:value-type="string">
            <text:p>IP</text:p>
          </table:table-cell>
          <table:table-cell table:style-name="ce8" office:value-type="string" calcext:value-type="string">
            <text:p>В-22</text:p>
          </table:table-cell>
          <table:table-cell table:style-name="ce8" office:value-type="string" calcext:value-type="string">
            <text:p>IP-регистратор 16-ти канальный DS-N316(B)</text:p>
          </table:table-cell>
          <table:table-cell table:style-name="ce8"/>
          <table:table-cell table:style-name="ce8" office:value-type="float" office:value="0" calcext:value-type="float">
            <text:p>0</text:p>
          </table:table-cell>
          <table:table-cell table:style-name="ce8" office:value-type="string" calcext:value-type="string">
            <text:p>ip-registrator-ds-n316b</text:p>
          </table:table-cell>
          <table:table-cell table:style-name="ce8" office:value-type="string" calcext:value-type="string">
            <text:p>&lt;p&gt;16 каналов &lt;br&gt;Запись с разрешением до 8Мп&lt;br&gt;Вывод видео с разрешением до 4К&lt;br&gt;1 SATA HDD до 6ТБ&lt;br&gt;1/1 аудиовход/ выход&lt;br&gt;Сетевой интерфейс 1 RJ-45 10M/ 100M/ 1000M Ethernet&lt;/p&gt;</text:p>
          </table:table-cell>
          <table:table-cell table:style-name="ce8" office:value-type="string" calcext:value-type="string">
            <text:p>&lt;p&gt;&lt;a href="https://hi.watch/media/storage/passport/ip/ds-n316b.pdf"&gt;Паспорт&lt;/a&gt;&lt;br&gt;&lt;br&gt;&lt;/p&gt;&lt;p&gt;&lt;a href="https://hi.watch/media/storage/manual/nvr_hiwatch_h.265.pdf"&gt;Краткое руководство&lt;br&gt;&lt;/a&gt;&lt;br&gt;&lt;br&gt;&lt;a href="https://hi.watch/media/storage/certification/hw_videorecorder.pdf"&gt;Сертификат&lt;/a&gt;&lt;br&gt;&lt;br&gt;&lt;/p&gt;&lt;p&gt;&lt;br&gt;&lt;/p&gt;&lt;div&gt;&lt;br&gt;&lt;/div&gt;</text:p>
          </table:table-cell>
          <table:table-cell table:style-name="ce8" office:value-type="string" calcext:value-type="string">
            <text:p>&lt;h4&gt;Видео/аудиовход&lt;/h4&gt;&lt;table class="table table-striped table-condensed"&gt;&lt;tbody&gt;&lt;tr&gt;&lt;td&gt;Формат видеосжатия&lt;/td&gt;&lt;td&gt;H.265/ H.265+/ H.264/ H.264+/ MPEG4&lt;/td&gt;&lt;/tr&gt;&lt;tr&gt;&lt;td&gt;IP камеры&lt;/td&gt;&lt;td&gt;16 каналов&lt;/td&gt;&lt;/tr&gt;&lt;tr&gt;&lt;td&gt;Аудиовход&lt;/td&gt;&lt;td&gt;1 канал, RCA (2.0 Vp-p, 1 kΩ)&lt;/td&gt;&lt;/tr&gt;&lt;tr&gt;&lt;td&gt;Входящая пропускная способность&lt;/td&gt;&lt;td&gt;160Мб/с&lt;/td&gt;&lt;/tr&gt;&lt;tr&gt;&lt;td&gt;Исходящая пропускная способность&lt;/td&gt;&lt;td&gt;80Мб/с&lt;/td&gt;&lt;/tr&gt;&lt;/tbody&gt;&lt;/table&gt;&lt;h4&gt;Видео/аудиовыход&lt;/h4&gt;&lt;table class="table table-striped table-condensed"&gt;&lt;tbody&gt;&lt;tr&gt;&lt;td&gt;Видеовыход&lt;/td&gt;&lt;td&gt;1 HDMI, 1 VGA (независимые)&lt;/td&gt;&lt;/tr&gt;&lt;tr&gt;&lt;td&gt;Разрешение вывода&lt;/td&gt;&lt;td&gt;HDMI:&lt;br&gt;4K (3840 × 2160)/30Гц, 1920 × 1080/60Гц, 1600 × 1200/60Гц, 1280 × 1024/60Гц, 1280 × 720/60Гц, 1024 × 768/60Гц&lt;br&gt;VGA:&lt;br&gt;1920 × 1080p/60Гц, 1600 × 1200/60Гц, 1280 × 1024/60Гц, 1280 × 720/60Гц, 1024 × 768/60Гц&lt;/td&gt;&lt;/tr&gt;&lt;tr&gt;&lt;td&gt;Аудиовыход&lt;/td&gt;&lt;td&gt;1 канал, RCA (Линейный, 1 KΩ)&lt;/td&gt;&lt;/tr&gt;&lt;/tbody&gt;&lt;/table&gt;&lt;h4&gt;Запись&lt;/h4&gt;&lt;table class="table table-striped table-condensed"&gt;&lt;tbody&gt;&lt;tr&gt;&lt;td&gt;Количество потоков&lt;/td&gt;&lt;td&gt;2&lt;/td&gt;&lt;/tr&gt;&lt;tr&gt;&lt;td&gt;Основной поток&lt;/td&gt;&lt;td&gt;8Мп/ 6Мп/ 5Мп/ 4Мп / 3Мп / 1080p / 1.3Mp / UXGA / 720p / VGA / 4CIF / DCIF / 2CIF /CIF / QCIF, 1/16 к/с ~ 50к/с&lt;/td&gt;&lt;/tr&gt;&lt;tr&gt;&lt;td&gt;Дополнительный поток&lt;/td&gt;&lt;td&gt;VGA / 4CIF / CIF / QVGA, 1/16 к/с ~ 25к/с&lt;/td&gt;&lt;/tr&gt;&lt;tr&gt;&lt;td&gt;Тип потока&lt;/td&gt;&lt;td&gt;Видео, видео и аудио&lt;/td&gt;&lt;/tr&gt;&lt;tr&gt;&lt;td&gt;Битрейт видео&lt;/td&gt;&lt;td&gt;32-16384 кбит/с&lt;/td&gt;&lt;/tr&gt;&lt;/tbody&gt;&lt;/table&gt;&lt;h4&gt;Сеть&lt;/h4&gt;&lt;table class="table table-striped table-condensed"&gt;&lt;tbody&gt;&lt;tr&gt;&lt;td&gt;Протоколы&lt;/td&gt;&lt;td&gt;TCP/IP, DHCP, Hik-Connect, DNS, DDNS, NTP, SADP, SMTP, NFS, iSCSI, UPnP™, HTTPS&lt;/td&gt;&lt;/tr&gt;&lt;/tbody&gt;&lt;/table&gt;&lt;h4&gt;Жесткий диск&lt;/h4&gt;&lt;table class="table table-striped table-condensed"&gt;&lt;tbody&gt;&lt;tr&gt;&lt;td&gt;SATA&lt;/td&gt;&lt;td&gt;1 SATA&lt;/td&gt;&lt;/tr&gt;&lt;tr&gt;&lt;td&gt;Объем&lt;/td&gt;&lt;td&gt;до 6 Тб каждый&lt;/td&gt;&lt;/tr&gt;&lt;/tbody&gt;&lt;/table&gt;&lt;h4&gt;Интерфейсы&lt;/h4&gt;&lt;table class="table table-striped table-condensed"&gt;&lt;tbody&gt;&lt;tr&gt;&lt;td&gt;Сетевой интерфейс&lt;/td&gt;&lt;td&gt;1 RJ-45 10M / 100M/ 1000M Ethernet&lt;/td&gt;&lt;/tr&gt;&lt;tr&gt;&lt;td&gt;USB-интерфейс&lt;/td&gt;&lt;td&gt;2 USB 2.0&lt;/td&gt;&lt;/tr&gt;&lt;tr&gt;&lt;td&gt;Тревожные входы/выходы&lt;/td&gt;&lt;td&gt;4/1&lt;/td&gt;&lt;/tr&gt;&lt;/tbody&gt;&lt;/table&gt;&lt;h4&gt;Общие&lt;/h4&gt;&lt;table class="table table-striped table-condensed"&gt;&lt;tbody&gt;&lt;tr&gt;&lt;td&gt;Питание&lt;/td&gt;&lt;td&gt;DC12В&lt;/td&gt;&lt;/tr&gt;&lt;tr&gt;&lt;td&gt;Потребляемая мощность&lt;/td&gt;&lt;td&gt;До 10Вт (без HDD)&lt;/td&gt;&lt;/tr&gt;&lt;tr&gt;&lt;td&gt;Рабочие условия&lt;/td&gt;&lt;td&gt;-10°C— +55°C, влажность 10% ~ 90%&lt;/td&gt;&lt;/tr&gt;&lt;tr&gt;&lt;td&gt;Размер&lt;/td&gt;&lt;td&gt;315 × 240 × 48 мм&lt;/td&gt;&lt;/tr&gt;&lt;tr&gt;&lt;td&gt;Вес&lt;/td&gt;&lt;td&gt;≤1 кг (Без жестких дисков)&lt;/td&gt;&lt;/tr&gt;&lt;/tbody&gt;&lt;/table&gt;</text:p>
          </table:table-cell>
          <table:table-cell table:style-name="ce8"/>
          <table:table-cell table:style-name="ce8" office:value-type="float" office:value="16" calcext:value-type="float">
            <text:p>16</text:p>
          </table:table-cell>
          <table:table-cell table:style-name="ce8" office:value-type="string" calcext:value-type="string">
            <text:p>IP-регистратор 16-ти канальный DS-N316(B) <text:s/>купить по цене 0 руб. с доставкой в Екатеринбурге. </text:p>
          </table:table-cell>
          <table:table-cell table:style-name="ce8" office:value-type="string" calcext:value-type="string">
            <text:p>Купите IP-регистратор 16-ти канальный DS-N316(B)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068049" calcext:value-type="float">
            <text:p>1548068049</text:p>
          </table:table-cell>
          <table:table-cell table:style-name="ce8" office:value-type="float" office:value="1551159543" calcext:value-type="float">
            <text:p>1551159543</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34" calcext:value-type="float">
            <text:p>5034</text:p>
          </table:table-cell>
          <table:table-cell table:style-name="ce2"/>
          <table:table-cell table:style-name="ce6" office:value-type="string" calcext:value-type="string">
            <text:p>Радиочастотные системы</text:p>
          </table:table-cell>
          <table:table-cell table:style-name="ce2" office:value-type="string" calcext:value-type="string">
            <text:p>Радиочастотные системы</text:p>
          </table:table-cell>
          <table:table-cell table:style-name="ce8" office:value-type="string" calcext:value-type="string">
            <text:p>Р-02-5</text:p>
          </table:table-cell>
          <table:table-cell table:style-name="ce8" office:value-type="string" calcext:value-type="string">
            <text:p>Система радиочастотная RF-550 BLAСK</text:p>
          </table:table-cell>
          <table:table-cell table:style-name="ce8"/>
          <table:table-cell table:style-name="ce8" office:value-type="float" office:value="0" calcext:value-type="float">
            <text:p>0</text:p>
          </table:table-cell>
          <table:table-cell table:style-name="ce8" office:value-type="string" calcext:value-type="string">
            <text:p>sistema-radiochastotnaya-rf-550</text:p>
          </table:table-cell>
          <table:table-cell table:style-name="ce8" office:value-type="string" calcext:value-type="string">
            <text:p>&lt;p&gt;Защита входных групп от 1 до 1,5 метров&lt;/p&gt;&lt;p&gt;Комплектация: 2 антенны + блок питания.&lt;br&gt;Прочный корпус. &lt;br&gt;Электроника Inomatic (Германия)&lt;/p&gt;&lt;p&gt;&lt;br&gt;&lt;/p&gt;</text:p>
          </table:table-cell>
          <table:table-cell table:style-name="ce8" office:value-type="string" calcext:value-type="string">
            <text:p>&lt;p&gt;Комплектация: 2 антенны + блок питания + сет. кабель. Популярная модель противокражных РЧ систем бюджетного класса - создана на основе электроники Inomatic (Германия). Системы созданы специально для защиты стандартных проходов шириной от 1 до 1,5 метра при минимальных затратах на оборудование.&lt;/p&gt;&lt;p&gt;Корпус систем специально создан для защиты различных магазинов с большим потоком покупателей. Несмотря на низкую стоимость, все системы обеспечивает надежную и бесперебойную работу, благодаря отсутствию мертвых зон, и ложных срабатываний.&lt;/p&gt;&lt;p&gt;Преимущества:&lt;/p&gt;&lt;p&gt;- высокая устойчивость систем к помехам&lt;br&gt;- высокая вероятность обнаружения (до 99 %)&lt;br&gt;- полая конструкция системы не препятствует обзору&lt;br&gt;- яркая световая индикация работы и тревоги&lt;br&gt;- относительно низкая стоимость противокражных антенн и комплектующих элементов&lt;/p&gt;</text:p>
          </table:table-cell>
          <table:table-cell table:style-name="ce8" office:value-type="string" calcext:value-type="string">
            <text:p>&lt;p&gt;Технические характеристики&lt;/p&gt;&lt;p&gt;Тип: радиочастотная система&lt;br&gt;Корпус: алюминиевый каркас, акриловые панели c металлическим основанием.&lt;br&gt;Цвет: серый.&lt;br&gt;Габаритные размеры антенны: 152 х 40 x 4 см&lt;br&gt;Рабочая частота: 8.2 МГц&lt;br&gt;Электропитание: 24 В постоянного тока или 18 В переменного тока&lt;br&gt;Рабочая температура: 0-50 грд&lt;br&gt;Вес одной стойки: 8 кг.&lt;br&gt;Варианты расстановки антенн:&lt;/p&gt;&lt;p&gt;&lt;br&gt;Dual (две стойки), см: 20 + 140 + 20&lt;br&gt;Split (три стойки), см: 20 + 130 + 130 + 20&lt;br&gt;Quad (четыре стойки), см: 20 + 120 + 120 + 120 + 20&lt;br&gt;Детекция (две антенны):&lt;/p&gt;&lt;p&gt;&lt;br&gt;Этикетка РЧ (4х4):120 см&lt;br&gt;Mini Tag (Mini Square): 130см.&lt;br&gt;Midi Golf Tag (54 мм.): 150см.&lt;/p&gt;&lt;p&gt;&lt;br&gt;*В условиях конкретного объекта ширина детектирования может меняться, в зависимости от помех на объекте.&lt;/p&gt;&lt;p&gt;&lt;br&gt;&lt;/p&gt;</text:p>
          </table:table-cell>
          <table:table-cell table:style-name="ce8" office:value-type="string" calcext:value-type="string">
            <text:p>&lt;p&gt;&lt;img src="https://www.axioma.pro/uploads/5bf02b6866153.jpg"&gt;&lt;/p&gt;&lt;p&gt;&lt;img src="https://www.axioma.pro/uploads/5bf02b72e65fa.jpg"&gt;&lt;/p&gt;&lt;p&gt;&lt;img src="https://www.axioma.pro/uploads/5bf02b7b7c9d8.jpg"&gt;&lt;/p&gt;</text:p>
          </table:table-cell>
          <table:table-cell table:style-name="ce8" office:value-type="float" office:value="485" calcext:value-type="float">
            <text:p>485</text:p>
          </table:table-cell>
          <table:table-cell table:style-name="ce8" office:value-type="string" calcext:value-type="string">
            <text:p>Система радиочастотная RF-550 BLAСK <text:s/>купить по цене 0 руб. с доставкой в Екатеринбурге. </text:p>
          </table:table-cell>
          <table:table-cell table:style-name="ce8" office:value-type="string" calcext:value-type="string">
            <text:p>Купите Система радиочастотная RF-550 BLAСK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412920" calcext:value-type="float">
            <text:p>1548412920</text:p>
          </table:table-cell>
          <table:table-cell table:style-name="ce8" office:value-type="float" office:value="1564735647" calcext:value-type="float">
            <text:p>1564735647</text:p>
          </table:table-cell>
          <table:table-cell table:number-columns-repeated="2" table:style-name="ce8" office:value-type="float" office:value="1" calcext:value-type="float">
            <text:p>1</text:p>
          </table:table-cell>
          <table:table-cell table:style-name="ce8" office:value-type="float" office:value="50" calcext:value-type="float">
            <text:p>50</text:p>
          </table:table-cell>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3" office:value-type="float" office:value="5035" calcext:value-type="float">
            <text:p>5035</text:p>
          </table:table-cell>
          <table:table-cell table:style-name="ce3" office:value-type="string" calcext:value-type="string">
            <text:p>Акустомагнитные системы</text:p>
          </table:table-cell>
          <table:table-cell table:style-name="ce3"/>
          <table:table-cell table:style-name="ce9" office:value-type="string" calcext:value-type="string">
            <text:p>Защитные датчики</text:p>
          </table:table-cell>
          <table:table-cell table:style-name="ce9" office:value-type="string" calcext:value-type="string">
            <text:p>Р-14-5</text:p>
          </table:table-cell>
          <table:table-cell table:style-name="ce9" office:value-type="string" calcext:value-type="string">
            <text:p>Гвоздик (игла) для датчиков Pencil Tag​, длина 19 мм</text:p>
          </table:table-cell>
          <table:table-cell table:style-name="ce9"/>
          <table:table-cell table:style-name="ce9" office:value-type="float" office:value="0" calcext:value-type="float">
            <text:p>0</text:p>
          </table:table-cell>
          <table:table-cell table:style-name="ce9" office:value-type="string" calcext:value-type="string">
            <text:p>gvozdik-igla-pencil-tag-19-mm</text:p>
          </table:table-cell>
          <table:table-cell table:style-name="ce9" office:value-type="string" calcext:value-type="string">
            <text:p>&lt;p&gt;Гвоздик (игла) для датчиков Pencil Tag - стандартный гладкий либо с насечкой металлический гвоздик, длиной 19 мм, упакован в картонные коробки по 1 000 штук, предназначен для радиочастотных и акустомагнитных жёстких многоразовых датчиков.&lt;/p&gt;</text:p>
          </table:table-cell>
          <table:table-cell table:style-name="ce9" office:value-type="string" calcext:value-type="string">
            <text:p>&lt;p&gt;Гвоздик (игла) для датчиков Pencil Tag- стандартный гладкий либо с насечкой металлический гвоздик, длиной 19 мм, упакован в картонные коробки по 1 000 штук, предназначен для радиочастотных и акустомагнитных жёстких многоразовых датчиков.&lt;/p&gt;</text:p>
          </table:table-cell>
          <table:table-cell table:style-name="ce9" office:value-type="string" calcext:value-type="string">
            <text:p>&lt;div&gt;&lt;li&gt;Длина иглы: 19 мм&lt;/li&gt;&lt;li&gt;Поверхность: гладкая /с насечкой&lt;/li&gt;&lt;li&gt;Упаковка: 20 000 шт.&lt;/li&gt;&lt;li&gt;Размеры упаковки: 47*32*14 см, объём 0,020 м3&lt;/li&gt;&lt;li&gt;Индивидуальная упаковка: 1 000 шт., вес 1,05 кг&lt;/li&gt;&lt;/div&gt;</text:p>
          </table:table-cell>
          <table:table-cell table:style-name="ce9"/>
          <table:table-cell table:style-name="ce9" office:value-type="float" office:value="389" calcext:value-type="float">
            <text:p>389</text:p>
          </table:table-cell>
          <table:table-cell table:style-name="ce9" office:value-type="string" calcext:value-type="string">
            <text:p>Гвоздик (игла) для датчиков Pencil Tag​, длина 19 мм <text:s/>купить по цене 0 руб. с доставкой в Екатеринбурге. </text:p>
          </table:table-cell>
          <table:table-cell table:style-name="ce9" office:value-type="string" calcext:value-type="string">
            <text:p>Купите Гвоздик (игла) для датчиков Pencil Tag​, длина 19 мм в Екатеринбурге по цене 0 руб. <text:s/>в компании «Аксиома». Доставка, выгодные условия. </text:p>
          </table:table-cell>
          <table:table-cell table:style-name="ce9"/>
          <table:table-cell table:style-name="ce9" office:value-type="float" office:value="1" calcext:value-type="float">
            <text:p>1</text:p>
          </table:table-cell>
          <table:table-cell table:style-name="ce9" office:value-type="float" office:value="1548415128" calcext:value-type="float">
            <text:p>1548415128</text:p>
          </table:table-cell>
          <table:table-cell table:style-name="ce9" office:value-type="float" office:value="1571896965" calcext:value-type="float">
            <text:p>1571896965</text:p>
          </table:table-cell>
          <table:table-cell table:number-columns-repeated="2" table:style-name="ce9" office:value-type="float" office:value="0" calcext:value-type="float">
            <text:p>0</text:p>
          </table:table-cell>
          <table:table-cell table:style-name="ce9"/>
          <table:table-cell table:style-name="ce9" office:value-type="float" office:value="1" calcext:value-type="float">
            <text:p>1</text:p>
          </table:table-cell>
          <table:table-cell table:style-name="ce17" office:value-type="float" office:value="1" calcext:value-type="float">
            <text:p>1</text:p>
          </table:table-cell>
          <table:table-cell table:style-name="ce20" table:number-columns-repeated="999"/>
        </table:table-row>
        <table:table-row table:style-name="ro4">
          <table:table-cell table:style-name="ce2" office:value-type="float" office:value="5036" calcext:value-type="float">
            <text:p>5036</text:p>
          </table:table-cell>
          <table:table-cell table:style-name="ce2" office:value-type="string" calcext:value-type="string">
            <text:p>Акустомагнитные системы</text:p>
          </table:table-cell>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4-55</text:p>
          </table:table-cell>
          <table:table-cell table:style-name="ce8" office:value-type="string" calcext:value-type="string">
            <text:p>Гвоздик (игла)​, длина 16 мм</text:p>
          </table:table-cell>
          <table:table-cell table:style-name="ce8"/>
          <table:table-cell table:style-name="ce8" office:value-type="float" office:value="0" calcext:value-type="float">
            <text:p>0</text:p>
          </table:table-cell>
          <table:table-cell table:style-name="ce8" office:value-type="string" calcext:value-type="string">
            <text:p>gvozdik-igla-16-mm</text:p>
          </table:table-cell>
          <table:table-cell table:number-columns-repeated="2" table:style-name="ce8" office:value-type="string" calcext:value-type="string">
            <text:p>&lt;p&gt;Гвоздик (игла), длина 16 мм. - стандартный гладкий либо с насечкой металлический гвоздик, длиной 16 мм, упакован в картонные коробки по 1 000 штук, предназначен для радиочастотных и акустомагнитных жёстких многоразовых датчиков.&lt;/p&gt;</text:p>
          </table:table-cell>
          <table:table-cell table:style-name="ce8" office:value-type="string" calcext:value-type="string">
            <text:p>&lt;li&gt;Длина иглы: 16 мм&lt;/li&gt;&lt;li&gt;Поверхность: гладкая /с насечкой&lt;/li&gt;&lt;li&gt;Упаковка: 20 000 шт.&lt;/li&gt;&lt;li&gt;Размеры упаковки: 47*32*14 см, объём 0,020 м3&lt;/li&gt;&lt;li&gt;Индивидуальная упаковка: 1 000 шт., вес 1,05 кг&lt;/li&gt;</text:p>
          </table:table-cell>
          <table:table-cell table:style-name="ce8"/>
          <table:table-cell table:style-name="ce8" office:value-type="float" office:value="349" calcext:value-type="float">
            <text:p>349</text:p>
          </table:table-cell>
          <table:table-cell table:style-name="ce8" office:value-type="string" calcext:value-type="string">
            <text:p>Гвоздик (игла)​, длина 16 мм <text:s/>купить по цене 0 руб. с доставкой в Екатеринбурге. </text:p>
          </table:table-cell>
          <table:table-cell table:style-name="ce8" office:value-type="string" calcext:value-type="string">
            <text:p>Купите Гвоздик (игла)​, длина 16 м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416316" calcext:value-type="float">
            <text:p>1548416316</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37" calcext:value-type="float">
            <text:p>5037</text:p>
          </table:table-cell>
          <table:table-cell table:style-name="ce2"/>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3-5</text:p>
          </table:table-cell>
          <table:table-cell table:style-name="ce8" office:value-type="string" calcext:value-type="string">
            <text:p>Радиочастотный датчик бирка Pencil Tag MIDI (феррит 33 мм)</text:p>
          </table:table-cell>
          <table:table-cell table:style-name="ce8"/>
          <table:table-cell table:style-name="ce8" office:value-type="float" office:value="0" calcext:value-type="float">
            <text:p>0</text:p>
          </table:table-cell>
          <table:table-cell table:style-name="ce8" office:value-type="string" calcext:value-type="string">
            <text:p>radiochastotnyj-datchik-birka-pencil-tag-midi</text:p>
          </table:table-cell>
          <table:table-cell table:style-name="ce8" office:value-type="string" calcext:value-type="string">
            <text:p>&lt;p&gt;Датчик радиочастотный Pencil Tag Midi&lt;span class="redactor-invisible-space" style="background-color: initial;"&gt; (Чёрный) - самый лёгкий датчик (вес всего лишь 7,5 гр.), который наиболее часто используется в магазинах одежды, белья и изделий из деликатных тканей.&lt;/span&gt;&lt;/p&gt;&lt;p&gt;&lt;span class="redactor-invisible-space"&gt;&lt;strong&gt;Внимание:&lt;/strong&gt; гвоздик (игла) в комплект поставки не входит, покупается отдельно!&lt;/span&gt;&lt;/p&gt;</text:p>
          </table:table-cell>
          <table:table-cell table:style-name="ce8" office:value-type="string" calcext:value-type="string">
            <text:p>&lt;p&gt;Датчик радиочастотный Pencil Tag Midi (Чёрный)&lt;span class="redactor-invisible-space" style="background-color: initial;"&gt; - самый лёгкий датчик (вес всего лишь 7,5 гр.), который наиболее часто используется в магазинах одежды, белья, изделий из деликатных тканей и др. Датчик крепится к товару при помощи клипсы - гвоздика, также возможно использование тросика (для защиты от краж товаров, к которым невозможно прикрепиться клипсой). Датчик совместим со всеми имеющимися на рынке радиочастотными антикражными воротами и снимается при помощи универсального магнитного съёмника. Датчик является многоразовым.&lt;/span&gt;&lt;/p&gt;&lt;p&gt;&lt;strong&gt;Внимание:&lt;/strong&gt; гвоздик (игла) в комплект поставки не входит, покупается отдельно! &lt;br&gt;&lt;/p&gt;&lt;h2&gt;ЗАЩИЩАЕМЫЕ ТОВАРЫ&lt;/h2&gt;&lt;p&gt;&lt;span class="icmid"&gt;Одежда, нижнее бельё и деликатные ткани, о&lt;span class="icmid"&gt;бувь, сумки и рюкзаки, наручные часы, бытовая техника и электроника, игрушки и товары для детей, строительные материалы, автомобильные запчасти, хозяйственные товары, спортивные товары, полотенца.&lt;/span&gt;&lt;/span&gt;&lt;/p&gt;</text:p>
          </table:table-cell>
          <table:table-cell table:style-name="ce8" office:value-type="string" calcext:value-type="string">
            <text:p>&lt;ul&gt;&lt;li&gt;Частоты: 8.2 МГц&lt;/li&gt;&lt;li&gt;Материал: пластик&lt;/li&gt;&lt;li&gt;Цвет: чёрный&lt;/li&gt;&lt;li&gt;Размер датчика: 45*13 мм&lt;/li&gt;&lt;li&gt;Блокировка: магнитный замок&lt;/li&gt;&lt;li&gt;Упаковка: 1000 шт / коробка&lt;/li&gt;&lt;li&gt;Вес упаковки: 7,5 кг&lt;/li&gt;&lt;li&gt;Размеры упаковки: 40*30*14 см, объём 0,017 м3&lt;/li&gt;&lt;/ul&gt;</text:p>
          </table:table-cell>
          <table:table-cell table:style-name="ce8"/>
          <table:table-cell table:style-name="ce8" office:value-type="float" office:value="399" calcext:value-type="float">
            <text:p>399</text:p>
          </table:table-cell>
          <table:table-cell table:style-name="ce8" office:value-type="string" calcext:value-type="string">
            <text:p>Радиочастотный датчик бирка Pencil Tag MIDI (феррит 33 мм) <text:s/>купить по цене 0 руб. с доставкой в Екатеринбурге. </text:p>
          </table:table-cell>
          <table:table-cell table:style-name="ce8" office:value-type="string" calcext:value-type="string">
            <text:p>Купите Радиочастотный датчик бирка Pencil Tag MIDI (феррит 33 м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428031" calcext:value-type="float">
            <text:p>1548428031</text:p>
          </table:table-cell>
          <table:table-cell table:style-name="ce8" office:value-type="float" office:value="1577188281" calcext:value-type="float">
            <text:p>157718828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50" calcext:value-type="float">
            <text:p>50</text:p>
          </table:table-cell>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38" calcext:value-type="float">
            <text:p>5038</text:p>
          </table:table-cell>
          <table:table-cell table:style-name="ce2" office:value-type="string" calcext:value-type="string">
            <text:p>Акустомагнитные системы</text:p>
          </table:table-cell>
          <table:table-cell table:style-name="ce2" office:value-type="string" calcext:value-type="string">
            <text:p>Радиочастотные системы</text:p>
          </table:table-cell>
          <table:table-cell table:style-name="ce8" office:value-type="string" calcext:value-type="string">
            <text:p>Защитные датчики</text:p>
          </table:table-cell>
          <table:table-cell table:style-name="ce8" office:value-type="string" calcext:value-type="string">
            <text:p>Р-14-56</text:p>
          </table:table-cell>
          <table:table-cell table:style-name="ce8" office:value-type="string" calcext:value-type="string">
            <text:p>Гвоздик (игла)​, длина 19 мм</text:p>
          </table:table-cell>
          <table:table-cell table:style-name="ce8"/>
          <table:table-cell table:style-name="ce8" office:value-type="float" office:value="0" calcext:value-type="float">
            <text:p>0</text:p>
          </table:table-cell>
          <table:table-cell table:style-name="ce8" office:value-type="string" calcext:value-type="string">
            <text:p>gvozdik-igla-19-mm</text:p>
          </table:table-cell>
          <table:table-cell table:number-columns-repeated="2" table:style-name="ce8" office:value-type="string" calcext:value-type="string">
            <text:p>&lt;p&gt;Гвоздик (игла), длина 19 мм. - стандартный гладкий либо с насечкой металлический гвоздик, длиной 19 мм, упакован в картонные коробки по 1 000 штук, предназначен для радиочастотных и акустомагнитных жёстких многоразовых датчиков.&lt;/p&gt;</text:p>
          </table:table-cell>
          <table:table-cell table:style-name="ce8" office:value-type="string" calcext:value-type="string">
            <text:p>&lt;li&gt;Длина иглы: 19 мм&lt;/li&gt;&lt;li&gt;Поверхность: гладкая /с насечкой&lt;/li&gt;&lt;li&gt;Упаковка: 20 000 шт.&lt;/li&gt;&lt;li&gt;Размеры упаковки: 47*32*14 см, объём 0,020 м3&lt;/li&gt;&lt;li&gt;Индивидуальная упаковка: 1 000 шт., вес 1,05 кг&lt;/li&gt;</text:p>
          </table:table-cell>
          <table:table-cell table:style-name="ce8"/>
          <table:table-cell table:style-name="ce8" office:value-type="float" office:value="348" calcext:value-type="float">
            <text:p>348</text:p>
          </table:table-cell>
          <table:table-cell table:style-name="ce8" office:value-type="string" calcext:value-type="string">
            <text:p>Гвоздик (игла)​, длина 19 мм <text:s/>купить по цене 0 руб. с доставкой в Екатеринбурге. </text:p>
          </table:table-cell>
          <table:table-cell table:style-name="ce8" office:value-type="string" calcext:value-type="string">
            <text:p>Купите Гвоздик (игла)​, длина 19 мм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429320" calcext:value-type="float">
            <text:p>1548429320</text:p>
          </table:table-cell>
          <table:table-cell table:style-name="ce8" office:value-type="float" office:value="1578631705" calcext:value-type="float">
            <text:p>1578631705</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39" calcext:value-type="float">
            <text:p>5039</text:p>
          </table:table-cell>
          <table:table-cell table:style-name="ce2" office:value-type="string" calcext:value-type="string">
            <text:p>Акустомагнитные системы</text:p>
          </table:table-cell>
          <table:table-cell table:style-name="ce2"/>
          <table:table-cell table:style-name="ce8" office:value-type="string" calcext:value-type="string">
            <text:p>Защитные датчики</text:p>
          </table:table-cell>
          <table:table-cell table:style-name="ce8" office:value-type="string" calcext:value-type="string">
            <text:p>А-033-5</text:p>
          </table:table-cell>
          <table:table-cell table:style-name="ce8" office:value-type="string" calcext:value-type="string">
            <text:p>Бирка акустомагнитная бутылочная Bottle Tag</text:p>
          </table:table-cell>
          <table:table-cell table:style-name="ce8"/>
          <table:table-cell table:style-name="ce8" office:value-type="float" office:value="0" calcext:value-type="float">
            <text:p>0</text:p>
          </table:table-cell>
          <table:table-cell table:style-name="ce8" office:value-type="string" calcext:value-type="string">
            <text:p>birka-akustomagnitnaya-bottle-tag</text:p>
          </table:table-cell>
          <table:table-cell table:style-name="ce8" office:value-type="string" calcext:value-type="string">
            <text:p>&lt;p&gt;Датчик акустомагнитный, бутылочный Bottle Tag - применяется для защиты <text:s/>бутылочной продукции, крепится на защищаемый товар стальным тросиком, длиной 180 мм.&lt;/p&gt;</text:p>
          </table:table-cell>
          <table:table-cell table:style-name="ce8" office:value-type="string" calcext:value-type="string">
            <text:p>&lt;p&gt;Датчик акустомагнитный, бутылочный Bottle Tag <text:s text:c="2"/>- применяется для защиты бутылочной продукции, крепится на защищаемый товар стальным тросиком, длиной 180 мм. Конструкция бутылочного датчика предусматривает специальную защиту поверхности защищаемого товара от механического воздействия тросиком: металлический тросик спрятан в специальной мягкой оболочке, что исключает случаи порчи товара. У покупателя остается возможность осмотреть товар и получить всю необходимую информацию.&lt;/p&gt;&lt;p&gt;Работает со всеми антикражными системами акустомагнитной технологии. Корпус изготовлен из ударопрочного пластика. Снимается датчик с продукции любым универсальным съёмником Датчик является многоразовым.&lt;/p&gt;&lt;h2&gt;&lt;br&gt;&lt;/h2&gt;&lt;h2&gt;ЗАЩИЩАЕМЫЕ ТОВАРЫ&lt;/h2&gt;&lt;p&gt;Алкогольная продукция, продукты питания, строительные материалы, хозяйственные товары.&lt;/p&gt;</text:p>
          </table:table-cell>
          <table:table-cell table:style-name="ce8" office:value-type="string" calcext:value-type="string">
            <text:p>&lt;ul&gt;&lt;li&gt;&lt;span&gt;&lt;/span&gt;Частота: 58 кГц&lt;/li&gt;&lt;li&gt;Материал: пластик&lt;/li&gt;&lt;li&gt;Цвет: чёрный <text:s text:c="64"/>&lt;/li&gt;&lt;li&gt;Размер датчика: 30*35 мм&lt;/li&gt;&lt;li&gt;Длина тросика: 180 мм&lt;/li&gt;&lt;li&gt;Блокировка: магнитный замок&lt;/li&gt;&lt;li&gt;Упаковка: 500 шт / коробка&lt;/li&gt;&lt;li&gt;Вес упаковки: 12,5 кг&lt;/li&gt;&lt;li&gt;Размеры упаковки: 59*48*13 см, объём 0,037 м3&lt;/li&gt;&lt;/ul&gt;</text:p>
          </table:table-cell>
          <table:table-cell table:style-name="ce8"/>
          <table:table-cell table:style-name="ce8" office:value-type="float" office:value="469" calcext:value-type="float">
            <text:p>469</text:p>
          </table:table-cell>
          <table:table-cell table:style-name="ce8" office:value-type="string" calcext:value-type="string">
            <text:p>Бирка акустомагнитная бутылочная Bottle Tag <text:s/>купить по цене 0 руб. с доставкой в Екатеринбурге. </text:p>
          </table:table-cell>
          <table:table-cell table:style-name="ce8" office:value-type="string" calcext:value-type="string">
            <text:p>Купите Бирка акустомагнитная бутылочная Bottle Ta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431912" calcext:value-type="float">
            <text:p>1548431912</text:p>
          </table:table-cell>
          <table:table-cell table:style-name="ce8" office:value-type="float" office:value="1575545432" calcext:value-type="float">
            <text:p>1575545432</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40" calcext:value-type="float">
            <text:p>5040</text:p>
          </table:table-cell>
          <table:table-cell table:style-name="ce2" table:number-columns-repeated="2"/>
          <table:table-cell table:style-name="ce8" office:value-type="string" calcext:value-type="string">
            <text:p>IP</text:p>
          </table:table-cell>
          <table:table-cell table:style-name="ce8" office:value-type="string" calcext:value-type="string">
            <text:p>D-01</text:p>
          </table:table-cell>
          <table:table-cell table:style-name="ce8" office:value-type="string" calcext:value-type="string">
            <text:p>Видеорегистратор 32-канала Dahua DHI-XVR4232AN-S2</text:p>
          </table:table-cell>
          <table:table-cell table:style-name="ce8"/>
          <table:table-cell table:style-name="ce8" office:value-type="float" office:value="0" calcext:value-type="float">
            <text:p>0</text:p>
          </table:table-cell>
          <table:table-cell table:style-name="ce8" office:value-type="string" calcext:value-type="string">
            <text:p>videoregistrator-dahua</text:p>
          </table:table-cell>
          <table:table-cell table:style-name="ce8" office:value-type="string" calcext:value-type="string">
            <text:p>&lt;p&gt;32 канала&lt;/p&gt;&lt;p&gt;Запись с разрешением до 5Мп&lt;br&gt;Вывод видео с разрешением до 1080р&lt;br&gt;16 IP-каналов&lt;br&gt;2 SATA HDD до 8ТБ&lt;br&gt;1/1 аудиовход/ выход&lt;br&gt;Сеть: 1 порт 100Mb; 1 USB 2.0, 1 USB 3.0&lt;/p&gt;</text:p>
          </table:table-cell>
          <table:table-cell table:style-name="ce8" office:value-type="string" calcext:value-type="string">
            <text:p>&lt;p&gt;&lt;strong&gt;Dahua XVR4232AN-S2&lt;/strong&gt; - 32-канальный XVR видеорегистратор. XVR-S2 - идеальное решение для модернизации существующих систем видеонаблюдения. XVR поддерживает 5 форматов сигналов, такие как HDCVI, AHD, TVI, CVBS и IP. Разработанный как продукт полной совместимости, XVR может предоставить конечным пользователям простоту аналоговой системы, а именно более низкую стоимость системы, простую установку и использование существующего кабеля. Он идеально подходит для широкого спектра применений, таких как общественная безопасность, магазины, транспорт, защита дома и образование.&lt;/p&gt;</text:p>
          </table:table-cell>
          <table:table-cell table:style-name="ce8" office:value-type="string" calcext:value-type="string">
            <text:p>&lt;p&gt;32 канальный мультиформатный видеорегистратор 720P; HDCVI+AHD+TVI+IP+PAL960H; Разрешение и скорость записи: 1080N 12к/с, 720Р 25к/с на канал; Поддержка IP камер: 16 до 5MP; HDD: 2 SATA3 по 8Тб; Видеовыходы: 1 HDMI, 1 VGA, 1 SPOT; Сеть: 1 порт 100Mb; 1 USB 2.0, 1 USB 3.0; Аудио вход/выход: 1/1; RS485; Поддержка: iOS, Android; Размеры: 1U, 375мм x 287мм x 53мм; Питание: DC12В/5A.&lt;/p&gt;</text:p>
          </table:table-cell>
          <table:table-cell table:style-name="ce8"/>
          <table:table-cell table:style-name="ce8" office:value-type="float" office:value="40" calcext:value-type="float">
            <text:p>40</text:p>
          </table:table-cell>
          <table:table-cell table:style-name="ce8" office:value-type="string" calcext:value-type="string">
            <text:p>Видеорегистратор 32-канала Dahua DHI-XVR4232AN-S2 <text:s/>купить по цене 0 руб. с доставкой в Екатеринбурге. </text:p>
          </table:table-cell>
          <table:table-cell table:style-name="ce8" office:value-type="string" calcext:value-type="string">
            <text:p>Купите Видеорегистратор 32-канала Dahua DHI-XVR4232AN-S2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48915264" calcext:value-type="float">
            <text:p>1548915264</text:p>
          </table:table-cell>
          <table:table-cell table:style-name="ce8" office:value-type="float" office:value="1551159544" calcext:value-type="float">
            <text:p>1551159544</text:p>
          </table:table-cell>
          <table:table-cell table:number-columns-repeated="2" table:style-name="ce8" office:value-type="float" office:value="0" calcext:value-type="float">
            <text:p>0</text:p>
          </table:table-cell>
          <table:table-cell table:style-name="ce8"/>
          <table:table-cell table:style-name="ce8" office:value-type="float" office:value="0" calcext:value-type="float">
            <text:p>0</text:p>
          </table:table-cell>
          <table:table-cell table:style-name="ce16" office:value-type="float" office:value="1" calcext:value-type="float">
            <text:p>1</text:p>
          </table:table-cell>
          <table:table-cell table:number-columns-repeated="999"/>
        </table:table-row>
        <table:table-row table:style-name="ro4">
          <table:table-cell table:style-name="ce3" office:value-type="float" office:value="5041" calcext:value-type="float">
            <text:p>5041</text:p>
          </table:table-cell>
          <table:table-cell table:style-name="ce3" table:number-columns-repeated="2"/>
          <table:table-cell table:style-name="ce9" office:value-type="string" calcext:value-type="string">
            <text:p>Обзорные зеркала</text:p>
          </table:table-cell>
          <table:table-cell table:style-name="ce9" office:value-type="string" calcext:value-type="string">
            <text:p>С-055.1</text:p>
          </table:table-cell>
          <table:table-cell table:style-name="ce9" office:value-type="string" calcext:value-type="string">
            <text:p>Зеркало обзорное, круглое, диаметр 410 мм</text:p>
          </table:table-cell>
          <table:table-cell table:style-name="ce9"/>
          <table:table-cell table:style-name="ce9" office:value-type="float" office:value="0" calcext:value-type="float">
            <text:p>0</text:p>
          </table:table-cell>
          <table:table-cell table:style-name="ce9" office:value-type="string" calcext:value-type="string">
            <text:p>zerkalo-obzornoe-krugloe-410-mm</text:p>
          </table:table-cell>
          <table:table-cell table:style-name="ce9" office:value-type="string" calcext:value-type="string">
            <text:p>&lt;p&gt;Обзорные зеркала имеют выпуклую отражающую поверхность и предназначены для установки в плохо просматриваемых участках торгового зала магазина и на кассовых терминалах, что увеличивает возможности службы безопасности магазина по защите товара.&lt;/p&gt;</text:p>
          </table:table-cell>
          <table:table-cell table:style-name="ce9" office:value-type="string" calcext:value-type="string">
            <text:p>&lt;p&gt;Зеркало, установленное над кассовым терминалом помогает кассиру убедиться в отсутствии, либо наличии товара на дне тележки покупателя.&lt;/p&gt;&lt;p&gt;В сочетании с системой видеонаблюдения и противокражными системами обзорные зеркала могут значительно сократить штат персонала и службы безопасности магазина. Обзорные зеркала изготавливаются из стекла и акрила. &lt;/p&gt;&lt;p&gt;&lt;br&gt;Зеркала обеспечивают наилучший обзор помещений и территорий и являются важным элементом системы безопасности современного магазина.&lt;/p&gt;&lt;ul&gt;&lt;li&gt;выполнены из акрилового небьющегося пластика&lt;/li&gt;&lt;li&gt;имеют высокий коэффициент отражения&lt;/li&gt;&lt;li&gt;устанавливаются в помещениях и на открытых площадках&lt;/li&gt;&lt;/ul&gt;&lt;p&gt;Зеркала комплектуются креплением в виде гибкого кронштейна или жесткого крепления для уличного исполнения.&lt;/p&gt;</text:p>
          </table:table-cell>
          <table:table-cell table:style-name="ce9" office:value-type="string" calcext:value-type="string">
            <text:p>&lt;table class="pintable"&gt;&lt;tbody&gt;&lt;tr&gt;&lt;td&gt;&lt;strong&gt;Место установки&lt;/strong&gt;&lt;/td&gt;&lt;td&gt;&lt;strong&gt;Назначение&lt;/strong&gt;&lt;/td&gt;&lt;/tr&gt;&lt;tr&gt;&lt;td&gt;Торговый зал&lt;/td&gt;&lt;td&gt;Обзор территории, скрытой торговым оборудованием&lt;/td&gt;&lt;/tr&gt;&lt;tr&gt;&lt;td&gt;Кассовый узел&lt;/td&gt;&lt;td&gt;Обзор тележек покупателей&lt;/td&gt;&lt;/tr&gt;&lt;tr&gt;&lt;td&gt;Зона разгрузки&lt;/td&gt;&lt;td&gt;Помогает водителям автотранспорта лучше видеть зону въезда&lt;/td&gt;&lt;/tr&gt;&lt;tr&gt;&lt;td&gt;Склад&lt;/td&gt;&lt;td&gt;Улучшает обзор для водителей автопогрузчиков и других сотрудников склада&lt;br&gt;&lt;br&gt;&lt;/td&gt;&lt;/tr&gt;&lt;/tbody&gt;&lt;/table&gt;</text:p>
          </table:table-cell>
          <table:table-cell table:style-name="ce9"/>
          <table:table-cell table:style-name="ce9" office:value-type="float" office:value="490" calcext:value-type="float">
            <text:p>490</text:p>
          </table:table-cell>
          <table:table-cell table:style-name="ce9" office:value-type="string" calcext:value-type="string">
            <text:p>Зеркало обзорное, круглое, диаметр 410 мм <text:s/>купить по цене 0 руб. с доставкой в Екатеринбурге. </text:p>
          </table:table-cell>
          <table:table-cell table:style-name="ce9" office:value-type="string" calcext:value-type="string">
            <text:p>Купите Зеркало обзорное, круглое, диаметр 410 мм в Екатеринбурге по цене 0 руб. <text:s/>в компании «Аксиома». Доставка, выгодные условия. </text:p>
          </table:table-cell>
          <table:table-cell table:style-name="ce9"/>
          <table:table-cell table:style-name="ce9" office:value-type="float" office:value="1" calcext:value-type="float">
            <text:p>1</text:p>
          </table:table-cell>
          <table:table-cell table:style-name="ce9" office:value-type="float" office:value="1550758820" calcext:value-type="float">
            <text:p>1550758820</text:p>
          </table:table-cell>
          <table:table-cell table:style-name="ce9" office:value-type="float" office:value="1551159711" calcext:value-type="float">
            <text:p>1551159711</text:p>
          </table:table-cell>
          <table:table-cell table:number-columns-repeated="2" table:style-name="ce9" office:value-type="float" office:value="0" calcext:value-type="float">
            <text:p>0</text:p>
          </table:table-cell>
          <table:table-cell table:style-name="ce9"/>
          <table:table-cell table:style-name="ce9" office:value-type="float" office:value="1" calcext:value-type="float">
            <text:p>1</text:p>
          </table:table-cell>
          <table:table-cell table:style-name="ce17" office:value-type="float" office:value="1" calcext:value-type="float">
            <text:p>1</text:p>
          </table:table-cell>
          <table:table-cell table:style-name="ce20" table:number-columns-repeated="999"/>
        </table:table-row>
        <table:table-row table:style-name="ro4">
          <table:table-cell table:style-name="ce2" office:value-type="float" office:value="5042" calcext:value-type="float">
            <text:p>5042</text:p>
          </table:table-cell>
          <table:table-cell table:style-name="ce2" office:value-type="string" calcext:value-type="string">
            <text:p>Акустомагнитные системы</text:p>
          </table:table-cell>
          <table:table-cell table:style-name="ce2"/>
          <table:table-cell table:style-name="ce2" office:value-type="string" calcext:value-type="string">
            <text:p>Акустомагнитные системы</text:p>
          </table:table-cell>
          <table:table-cell table:style-name="ce8" office:value-type="string" calcext:value-type="string">
            <text:p>А-030-1</text:p>
          </table:table-cell>
          <table:table-cell table:style-name="ce8" office:value-type="string" calcext:value-type="string">
            <text:p>Акустомагнитная противокражная система Ultra Exit (Master + Slave), Китай</text:p>
          </table:table-cell>
          <table:table-cell table:style-name="ce8"/>
          <table:table-cell table:style-name="ce8" office:value-type="float" office:value="0" calcext:value-type="float">
            <text:p>0</text:p>
          </table:table-cell>
          <table:table-cell table:style-name="ce8" office:value-type="string" calcext:value-type="string">
            <text:p>akustomagnitnaya-protivokrazhnaya-sistema-ultra-exit-kitaj</text:p>
          </table:table-cell>
          <table:table-cell table:style-name="ce13" office:value-type="string" calcext:value-type="string">
            <text:p>&lt;p&gt;Акустомагнитная система Ultra Exit (Master + Slave с встроенной </text:p>
            <text:p>электроникой), производство Китай. Настраивается оборудование той же </text:p>
            <text:p>программой, что и оригинальный Sensormatic, у системы высокие показатели</text:p>
            <text:p> надёжности и помехоустойчивости. Широкое применение эта система </text:p>
            <text:p>получила среди розничных торговых точек различных форматов, антенны </text:p>
            <text:p>эффективно работают на самых широких проходах. Монтаж системы упрощается</text:p>
            <text:p> за счет ее компактных размеров и отсутствия отдельных выносных блоков. </text:p>
            <text:p>Сигнал обрабатывается с помощью цифровых фильтров, что защищает систему </text:p>
            <text:p>от помех. &lt;/p&gt;</text:p>
          </table:table-cell>
          <table:table-cell table:style-name="ce13" office:value-type="string" calcext:value-type="string">
            <text:p>&lt;p&gt;Акустомагнитная система Ultra Exit (Master + Slave), производство Китай - является полным аналогом оригинальной акустомагнитной системы Sensormatic Ultra Post VI, производства США. Настраивается оборудование той же программой, что и оригинальный Sensormatic, у системы высокие показатели надёжности и помехоустойчивости. Широкое применение эта система получила среди розничных торговых точек различных форматов, антенны эффективно работают на самых широких проходах. Монтаж системы упрощается за счет ее компактных размеров и отсутствия отдельных выносных блоков. Сигнал обрабатывается с помощью цифровых фильтров, что защищает систему от помех.&lt;/p&gt;&lt;p&gt;Преимущества:&lt;/p&gt;&lt;ul&gt;&lt;li&gt;высокая степень обнаружения&lt;/li&gt;&lt;li&gt;защита самых широких проходов&lt;/li&gt;&lt;li&gt;возможность защиты фольгированного товара&lt;/li&gt;&lt;li&gt;привлекательный дизайн&lt;/li&gt;&lt;li&gt;встроенная электроника: нет выносных блоков, что</text:p>
            <text:p>удобно при инсталляции &lt;/li&gt;&lt;/ul&gt;</text:p>
          </table:table-cell>
          <table:table-cell table:style-name="ce8" office:value-type="string" calcext:value-type="string">
            <text:p>&lt;ul&gt;&lt;li&gt;Тип: Акустомагнитная система (Китай)&lt;/li&gt;&lt;li&gt;Комплектация: Master (1 шт), Slave (1 шт)&lt;/li&gt;&lt;li&gt;Корпус: материал пластик, цвет серый&lt;/li&gt;&lt;li&gt;Габаритные размеры антенны: 156*50*27 см.&lt;/li&gt;&lt;li&gt;Потребляемая мощность: 200 Вт&lt;/li&gt;&lt;li&gt;Рабочая частота: 58 кГц&lt;/li&gt;&lt;li&gt;Рабочая температура: 0-50 грд.&lt;/li&gt;&lt;li&gt;Относительная влажность: 0-90 %&lt;/li&gt;&lt;/ul&gt;&lt;p&gt;Обнаружение (Ширина детектирования на этикетку):&lt;br&gt;&lt;/p&gt;&lt;ul&gt;&lt;li&gt;Single (одна стойка, один блок AMS 9050), см: 90 + 90&lt;/li&gt;&lt;li&gt;Dual (две стойки, один блок AMS 9050),см: 90 + 200 + 90&lt;/li&gt;&lt;li&gt;Split (три стойки, один блок AMS 9050),см: 90 + 200 + 200 + 90&lt;/li&gt;&lt;li&gt;Quad (четыре стойки, один блок AMS 9050),см: 90 + 200 + 200 + 200 + 90&lt;/li&gt;&lt;/ul&gt;&lt;p&gt;*В условиях конкретного объекта ширина детектирования может меняться, в зависимости от помех на объекте.&lt;/p&gt;</text:p>
          </table:table-cell>
          <table:table-cell table:style-name="ce8" office:value-type="string" calcext:value-type="string">
            <text:p>&lt;p&gt;&lt;img src="https://www.axioma.pro/uploads/5bf02afb94d5f.jpg"&gt;&lt;/p&gt;&lt;p&gt;&lt;img src="https://www.axioma.pro/uploads/5bf02b037a705.jpg"&gt;&lt;span class="redactor-invisible-space"&gt;&lt;/span&gt;&lt;/p&gt;&lt;p&gt;&lt;span class="redactor-invisible-space"&gt;&lt;img src="https://www.axioma.pro/uploads/5bf02b091099d.jpg"&gt;&lt;/span&gt;&lt;/p&gt;&lt;p&gt;&lt;span class="redactor-invisible-space"&gt;&lt;span class="redactor-invisible-space"&gt;&lt;img src="https://www.axioma.pro/uploads/5bf02b12b04ae.jpg"&gt;&lt;span class="redactor-invisible-space"&gt;&lt;/span&gt;&lt;br&gt;&lt;/span&gt;&lt;/span&gt;&lt;/p&gt;</text:p>
          </table:table-cell>
          <table:table-cell table:style-name="ce8" office:value-type="float" office:value="481" calcext:value-type="float">
            <text:p>481</text:p>
          </table:table-cell>
          <table:table-cell table:style-name="ce8" office:value-type="string" calcext:value-type="string">
            <text:p>Акустомагнитная противокражная система Ultra Exit (Master + Slave) <text:s/>купить по цене 0 руб. с доставкой в Екатеринбурге. </text:p>
          </table:table-cell>
          <table:table-cell table:style-name="ce8" office:value-type="string" calcext:value-type="string">
            <text:p>Купите Акустомагнитная противокражная система Ultra Exit (Master + Slave)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62671454" calcext:value-type="float">
            <text:p>1562671454</text:p>
          </table:table-cell>
          <table:table-cell table:style-name="ce8" office:value-type="float" office:value="1566287820" calcext:value-type="float">
            <text:p>1566287820</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4" office:value-type="float" office:value="5043" calcext:value-type="float">
            <text:p>5043</text:p>
          </table:table-cell>
          <table:table-cell table:style-name="ce4" office:value-type="string" calcext:value-type="string">
            <text:p>Акустомагнитные системы</text:p>
          </table:table-cell>
          <table:table-cell table:style-name="ce4"/>
          <table:table-cell table:style-name="ce4" office:value-type="string" calcext:value-type="string">
            <text:p>Акустомагнитные системы</text:p>
          </table:table-cell>
          <table:table-cell table:style-name="ce12" office:value-type="string" calcext:value-type="string">
            <text:p>А-030-2</text:p>
          </table:table-cell>
          <table:table-cell table:style-name="ce12" office:value-type="string" calcext:value-type="string">
            <text:p>Акустомагнитная противокражная система в пол «НЕВИДИМКА» <text:s/>FLOOR SYSTEM изменил наименование, добавил "в пол"</text:p>
          </table:table-cell>
          <table:table-cell table:style-name="ce12"/>
          <table:table-cell table:style-name="ce12" office:value-type="float" office:value="0" calcext:value-type="float">
            <text:p>0</text:p>
          </table:table-cell>
          <table:table-cell table:style-name="ce12" office:value-type="string" calcext:value-type="string">
            <text:p>protivokrazhnye-vorota-nevidimka-floor-system</text:p>
          </table:table-cell>
          <table:table-cell table:style-name="ce12" office:value-type="string" calcext:value-type="string">
            <text:p>&lt;p&gt;Система «НЕВИДИМКА» предназначена для магазинов, где установка отдельно стоящих <text:s/>антикражных рамок не представляется возможным по конструктивным условиям либо запрещено концепцией бренда.&lt;/p&gt;</text:p>
          </table:table-cell>
          <table:table-cell table:style-name="ce12" office:value-type="string" calcext:value-type="string">
            <text:p>&lt;p&gt;Акустомагнитная противокражная система «НЕВИДИМКА» <text:s/>FLOOR SYSTEM - предназначена для магазинов, где установка отдельно стоящих <text:s/>антикражных рамок не представляется возможным по конструктивным условиям либо запрещено концепцией бренда&lt;span class="redactor-invisible-space"&gt;.&lt;/span&gt; Две антенны обеспечивает защиту до 4 метров в ширину и до 1,4 метра в высоту, при использовании жёстких антикражных датчиков. Антенны монтируются в пол и после монтажа, абсолютно не заметны для посетителей магазина. Индикация тревоги может быть установлена в любом удобном для службы безопасности месте (кассовый узел, комната охраны и т.д.)&lt;span class="redactor-invisible-space"&gt;&lt;/span&gt;&lt;/p&gt;&lt;p&gt;&lt;br&gt;&lt;/p&gt;&lt;p&gt;&lt;br&gt;&lt;/p&gt;</text:p>
          </table:table-cell>
          <table:table-cell table:style-name="ce12" office:value-type="string" calcext:value-type="string">
            <text:p>&lt;ul&gt;&lt;li&gt;Тип: Акустомагнитная система (Китай)&lt;/li&gt;&lt;li&gt;Комплектация: две антенны + блок электроники.&lt;/li&gt;&lt;li&gt;Корпус: материал пластик, цвет серый&lt;/li&gt;&lt;li&gt;Габаритные размеры антенны: 180*60*2,2 см. &lt;/li&gt;&lt;li&gt;Габаритные размеры блока управления: 38,3 х 21,3 x 6,6 см&lt;/li&gt;&lt;li&gt;Потребляемая мощность: 200 Вт&lt;/li&gt;&lt;li&gt;Рабочая частота: 58 кГц&lt;/li&gt;&lt;li&gt;Рабочая температура: 0-50 грд.&lt;/li&gt;&lt;li&gt;Относительная влажность: 0-90 %&lt;/li&gt;&lt;/ul&gt;&lt;p&gt;Обнаружение (высота детектирования):&lt;br&gt;&lt;/p&gt;&lt;ul&gt;&lt;li&gt;На гибкие датчики (этикетку), см: 130&lt;/li&gt;&lt;li&gt;На жёсткие датчики, см: 150&lt;/li&gt;&lt;/ul&gt;&lt;p&gt;*В условиях конкретного объекта ширина детектирования может меняться, в зависимости от помех на объекте.&lt;/p&gt;</text:p>
          </table:table-cell>
          <table:table-cell table:style-name="ce12"/>
          <table:table-cell table:style-name="ce12" office:value-type="float" office:value="479" calcext:value-type="float">
            <text:p>479</text:p>
          </table:table-cell>
          <table:table-cell table:style-name="ce12" office:value-type="string" calcext:value-type="string">
            <text:p>Акустомагнитная противокражная система «НЕВИДИМКА» <text:s/>FLOOR SYSTEM <text:s/>купить по цене 0 руб. с доставкой в Екатеринбурге. </text:p>
          </table:table-cell>
          <table:table-cell table:style-name="ce12" office:value-type="string" calcext:value-type="string">
            <text:p>Купите Акустомагнитная противокражная система «НЕВИДИМКА» <text:s/>FLOOR SYSTEM​ в Екатеринбурге по цене 0 руб. <text:s/>в компании «Аксиома». Доставка, выгодные условия. </text:p>
          </table:table-cell>
          <table:table-cell table:style-name="ce12"/>
          <table:table-cell table:style-name="ce12" office:value-type="float" office:value="1" calcext:value-type="float">
            <text:p>1</text:p>
          </table:table-cell>
          <table:table-cell table:style-name="ce12" office:value-type="float" office:value="1562673334" calcext:value-type="float">
            <text:p>1562673334</text:p>
          </table:table-cell>
          <table:table-cell table:style-name="ce12" office:value-type="float" office:value="1579689786" calcext:value-type="float">
            <text:p>1579689786</text:p>
          </table:table-cell>
          <table:table-cell table:number-columns-repeated="2" table:style-name="ce12" office:value-type="float" office:value="0" calcext:value-type="float">
            <text:p>0</text:p>
          </table:table-cell>
          <table:table-cell table:style-name="ce12"/>
          <table:table-cell table:style-name="ce12" office:value-type="float" office:value="1" calcext:value-type="float">
            <text:p>1</text:p>
          </table:table-cell>
          <table:table-cell table:style-name="ce18" office:value-type="float" office:value="1" calcext:value-type="float">
            <text:p>1</text:p>
          </table:table-cell>
          <table:table-cell table:style-name="ce21" table:number-columns-repeated="999"/>
        </table:table-row>
        <table:table-row table:style-name="ro4">
          <table:table-cell table:style-name="ce2" office:value-type="float" office:value="5044" calcext:value-type="float">
            <text:p>5044</text:p>
          </table:table-cell>
          <table:table-cell table:style-name="ce2"/>
          <table:table-cell table:style-name="ce2" office:value-type="string" calcext:value-type="string">
            <text:p>Радиочастотные системы</text:p>
          </table:table-cell>
          <table:table-cell table:style-name="ce6" office:value-type="string" calcext:value-type="string">
            <text:p>с металлодетекцией</text:p>
          </table:table-cell>
          <table:table-cell table:style-name="ce8" office:value-type="string" calcext:value-type="string">
            <text:p>Р-01-01</text:p>
          </table:table-cell>
          <table:table-cell table:style-name="ce10" office:value-type="string" calcext:value-type="string">
            <text:p>Антикражная система с металлодетекцией RF-600 MDG</text:p>
          </table:table-cell>
          <table:table-cell table:style-name="ce8"/>
          <table:table-cell table:style-name="ce8" office:value-type="float" office:value="0" calcext:value-type="float">
            <text:p>0</text:p>
          </table:table-cell>
          <table:table-cell table:style-name="ce8" office:value-type="string" calcext:value-type="string">
            <text:p>antikrazhnaya-sistema-metalldetection-rf-600mdg</text:p>
          </table:table-cell>
          <table:table-cell table:style-name="ce8" office:value-type="string" calcext:value-type="string">
            <text:p>&lt;p&gt;Система эффективно обнаруживает сумки, пакеты либо предметы одежды, которые изнутри обклеены фольгой. Защита входных групп от 1 до 1,4 метров. Комплектация: 2 антенны + блок питания. Электроника Inomatic (Германия).&lt;/p&gt;</text:p>
          </table:table-cell>
          <table:table-cell table:style-name="ce8" office:value-type="string" calcext:value-type="string">
            <text:p>&lt;p&gt;Комплектация: 2 антенны + блок питания. Электроника произведена Компанией Inomatic (Германия)..&lt;/p&gt; <text:s/>&lt;p&gt;Система RF-600 MDG, со встроенной функцией металлодетекцией эффективно обнаруживает сумки, пакеты либо предметы одежды, которые изнутри обклеены фольгой, тем самым пресекая попытку кражи товара из вашего магазина, при этом стоимость системы на порядок ниже аналогов, производимых другими компаниями. Опция специально разработана для борьбы с профессиональным воровством. &lt;/p&gt; <text:s/>&lt;p&gt;Преимущества:&lt;/p&gt;&lt;ul&gt;&lt;li&gt;Качественная электроника, компании Inomatic (Германия)&lt;/li&gt;&lt;li&gt;Идентификация вора уже при входе в магазин&lt;span class="redactor-invisible-space"&gt;&lt;/span&gt;&lt;/li&gt;&lt;li&gt;&lt;span class="redactor-invisible-space"&gt;Передача данных осуществляется: на пейджер охраннику либо путём звуковой и световой индикации антенн&lt;span class="redactor-invisible-space"&gt;&lt;/span&gt;&lt;/span&gt;&lt;/li&gt;&lt;li&gt;&lt;span class="redactor-invisible-space"&gt;&lt;span class="redactor-invisible-space"&gt;Функция металло детекции встроена в антенну, не загромождает вход дополнительным оборудованием.&lt;span class="redactor-invisible-space"&gt;&lt;/span&gt;&lt;/span&gt;&lt;/span&gt;&lt;/li&gt;&lt;li&gt;&lt;span class="redactor-invisible-space"&gt;&lt;span class="redactor-invisible-space"&gt;&lt;span class="redactor-invisible-space"&gt;Интеллектуальная система распознаёт металлические тележки, лестницы, сотовые телефоны и ноутбуки в металлическом корпусе, не реагируя на них.&lt;span class="redactor-invisible-space"&gt;&lt;/span&gt;&lt;/span&gt;&lt;/span&gt;&lt;/span&gt;&lt;/li&gt;&lt;/ul&gt;</text:p>
          </table:table-cell>
          <table:table-cell table:style-name="ce8" office:value-type="string" calcext:value-type="string">
            <text:p>&lt;ul&gt;&lt;li&gt;Тип: радиочастотная система&lt;/li&gt; <text:s/>&lt;li&gt;Корпус: алюминиевый каркас, акриловые панели c <text:s text:c="5"/>металлическим основанием.&lt;/li&gt; <text:s/>&lt;li&gt;Цвет: серый.&lt;/li&gt; <text:s/>&lt;li&gt;Габаритные размеры антенны: 152 х 40 x 4 см&lt;/li&gt; <text:s/>&lt;li&gt;Рабочая частота: 8.2 МГц&lt;/li&gt; <text:s/>&lt;li&gt;Электропитание: 24 В постоянного тока или 18 В <text:s text:c="5"/>переменного тока&lt;/li&gt; <text:s/>&lt;li&gt;Варианты расстановки антенн:&lt;/li&gt; &lt;/ul&gt; <text:s/>&lt;p&gt;Dual (две стойки), см: 20 + 140 + 20&lt;br&gt; Split (три стойки), см: 20 + 120 + 120 + 20&lt;br&gt; Quad (четыре стойки), см: 20 + 120 + 120 + 120 + 20&lt;br&gt; &lt;br&gt; *В условиях конкретного объекта ширина детектирования может меняться, в зависимости от помех на объекте.&lt;/p&gt;</text:p>
          </table:table-cell>
          <table:table-cell table:style-name="ce8" office:value-type="string" calcext:value-type="string">
            <text:p>&lt;p&gt;&lt;img src="https://www.axioma.pro/uploads/5bf02b2b9f6b4.jpg"&gt;&lt;/p&gt;&lt;p&gt;&lt;img src="https://www.axioma.pro/uploads/5bf02b36567ca.jpg"&gt;&lt;span class="redactor-invisible-space"&gt;&lt;br&gt;&lt;/span&gt;&lt;/p&gt;&lt;p&gt;&lt;span class="redactor-invisible-space"&gt;&lt;img src="https://www.axioma.pro/uploads/5bf02b3de64c6.jpg"&gt;&lt;span class="redactor-invisible-space"&gt;&lt;br&gt;&lt;/span&gt;&lt;/span&gt;&lt;/p&gt;</text:p>
          </table:table-cell>
          <table:table-cell table:style-name="ce8" office:value-type="float" office:value="479" calcext:value-type="float">
            <text:p>479</text:p>
          </table:table-cell>
          <table:table-cell table:style-name="ce8" office:value-type="string" calcext:value-type="string">
            <text:p>Антикражная система с металлодетекцией RF-600 MDG <text:s/>купить по цене 0 руб. с доставкой в Екатеринбурге. </text:p>
          </table:table-cell>
          <table:table-cell table:style-name="ce8" office:value-type="string" calcext:value-type="string">
            <text:p>Купите с функция металлодетекции антикражная система RF-600 MD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62754775" calcext:value-type="float">
            <text:p>1562754775</text:p>
          </table:table-cell>
          <table:table-cell table:style-name="ce8" office:value-type="float" office:value="1564986603" calcext:value-type="float">
            <text:p>1564986603</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45" calcext:value-type="float">
            <text:p>5045</text:p>
          </table:table-cell>
          <table:table-cell table:style-name="ce2"/>
          <table:table-cell table:style-name="ce2" office:value-type="string" calcext:value-type="string">
            <text:p>Радиочастотные системы</text:p>
          </table:table-cell>
          <table:table-cell table:style-name="ce6" office:value-type="string" calcext:value-type="string">
            <text:p>с металлодетекцией</text:p>
          </table:table-cell>
          <table:table-cell table:style-name="ce8" office:value-type="string" calcext:value-type="string">
            <text:p>П-01</text:p>
          </table:table-cell>
          <table:table-cell table:style-name="ce8" office:value-type="string" calcext:value-type="string">
            <text:p>Пейджер для антикражных систем с металлодетекицией</text:p>
          </table:table-cell>
          <table:table-cell table:style-name="ce8"/>
          <table:table-cell table:style-name="ce8" office:value-type="float" office:value="0" calcext:value-type="float">
            <text:p>0</text:p>
          </table:table-cell>
          <table:table-cell table:style-name="ce8" office:value-type="string" calcext:value-type="string">
            <text:p>pejdzher-dlya-antikrazhnyh-sistem-s-metallodetekiciej</text:p>
          </table:table-cell>
          <table:table-cell table:style-name="ce8" office:value-type="string" calcext:value-type="string">
            <text:p>&lt;p&gt;Устройство для оповещения сотрудников службы безопасности магазина, о поступлении сигнала тревоги от антикражных ворот со встроенной функцией металлодетекции. Электроника Inomatic (Германия).&lt;/p&gt;</text:p>
          </table:table-cell>
          <table:table-cell table:style-name="ce8" office:value-type="string" calcext:value-type="string">
            <text:p>&lt;p&gt;Пейджер для антикражных систем с металлодетекицией <text:s/>оповещает персонал магазина (службу безопасности) о выносе не оплаченного товара, спрятанного в сумки, пакеты либо предметы одежды, которые изнутри обклеены фольгой, тем самым пресекая попытку кражи продукции из вашего магазина. Тестер работает от встроенных аккумуляторов, оповещение происходит посредством многоцветного светодиода, микро вибратора и зуммера. Поддерживает связь с антикражной системой на расстоянии до 20 метров. &lt;/p&gt;</text:p>
          </table:table-cell>
          <table:table-cell table:style-name="ce8" office:value-type="string" calcext:value-type="string">
            <text:p>&lt;ul&gt;&lt;li&gt;Питание: аккумулятор (3,6 В ААА)&lt;/li&gt;&lt;li&gt;Связь: дальность до 20 метров&lt;/li&gt;&lt;li&gt;Зарядное устройство: зарядное устройство USB с разъемом Mini USB&lt;/li&gt;&lt;li&gt;Материал: ABS&lt;/li&gt;&lt;li&gt;Размеры (мм): 110 х 60 х 27&lt;/li&gt;&lt;li&gt;Вес: 350 гр, включая зарядное устройство USB&lt;/li&gt;&lt;/ul&gt;</text:p>
          </table:table-cell>
          <table:table-cell table:style-name="ce8"/>
          <table:table-cell table:style-name="ce8" office:value-type="float" office:value="1" calcext:value-type="float">
            <text:p>1</text:p>
          </table:table-cell>
          <table:table-cell table:style-name="ce8" office:value-type="string" calcext:value-type="string">
            <text:p>Пейджер для антикражных систем с металлодетекицией <text:s/>купить по цене 0 руб. с доставкой в Екатеринбурге. </text:p>
          </table:table-cell>
          <table:table-cell table:style-name="ce8" office:value-type="string" calcext:value-type="string">
            <text:p>Купите Пейджер для антикражных систем с металлодетекицией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63276672" calcext:value-type="float">
            <text:p>1563276672</text:p>
          </table:table-cell>
          <table:table-cell table:style-name="ce8" office:value-type="float" office:value="1563279911" calcext:value-type="float">
            <text:p>1563279911</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46" calcext:value-type="float">
            <text:p>5046</text:p>
          </table:table-cell>
          <table:table-cell table:style-name="ce2" office:value-type="string" calcext:value-type="string">
            <text:p>Акустомагнитные системы</text:p>
          </table:table-cell>
          <table:table-cell table:style-name="ce2" office:value-type="string" calcext:value-type="string">
            <text:p>Радиочастотные системы</text:p>
          </table:table-cell>
          <table:table-cell table:style-name="ce8" office:value-type="string" calcext:value-type="string">
            <text:p>Съемники</text:p>
          </table:table-cell>
          <table:table-cell table:style-name="ce8" office:value-type="string" calcext:value-type="string">
            <text:p>С-044-1</text:p>
          </table:table-cell>
          <table:table-cell table:style-name="ce8" office:value-type="string" calcext:value-type="string">
            <text:p>Съёмник магнитный <text:s/>Golf (10000 G)</text:p>
          </table:table-cell>
          <table:table-cell table:style-name="ce8"/>
          <table:table-cell table:style-name="ce8" office:value-type="float" office:value="0" calcext:value-type="float">
            <text:p>0</text:p>
          </table:table-cell>
          <table:table-cell table:style-name="ce8" office:value-type="string" calcext:value-type="string">
            <text:p>s-emnik-magnitnyj-golf-10000-g-</text:p>
          </table:table-cell>
          <table:table-cell table:style-name="ce8" office:value-type="string" calcext:value-type="string">
            <text:p>&lt;p&gt;Съёмник <text:s/>Golf - это наиболее популярное съемное устройство. Предназначено для датчиков Golf (ракушка), но также эффективно позволяет открывать замки практически любых других датчиков типа Standart.&lt;/p&gt;</text:p>
          </table:table-cell>
          <table:table-cell table:style-name="ce8" office:value-type="string" calcext:value-type="string">
            <text:p>&lt;p&gt;Съёмник универсальный Golf - для противокражных датчиков с магнитным усилием 12 000 GS, предназначен для снятия практически всех жестких датчиков радиочастотной и акустомагнитной технологии, имеющих для блокировки магнитный замок. Исполнение "Алюминий". Съёмник крепятся к кассовому столу при помощи винтов, не требует питания от сети.&lt;/p&gt;&lt;p&gt;&lt;strong&gt;НЕ &lt;/strong&gt;подходит для:&lt;/p&gt;&lt;ul&gt;&lt;li&gt;датчиков с механическим замком Super Tag и Optical Tag;&lt;/li&gt;&lt;li&gt;магнитных датчиков с супер-усиленным замком Checkpoint Super Lock;&lt;/li&gt;&lt;li&gt;магнитных датчиков с супер-усиленным замком Sensormatic.&lt;/li&gt;&lt;/ul&gt;&lt;p&gt;&lt;img src="https://www.axioma.pro/uploads/5a7209c19234c.png" alt="ÐÐ°Ð½Ð½ÑÐ¹ ÑÐ¾Ð²Ð°Ñ Ð¾ÑÐ¿ÑÑÐºÐ°ÐµÑÑÑ ÑÐ¾Ð»ÑÐºÐ¾ ÑÑÐ¸Ð´Ð¸ÑÐµÑÐºÐ¸Ð¼ Ð»Ð¸ÑÐ°Ð¼"&gt;&lt;/p&gt;</text:p>
          </table:table-cell>
          <table:table-cell table:style-name="ce8" office:value-type="string" calcext:value-type="string">
            <text:p>&lt;ul&gt;&lt;li&gt;Сила магнита: 12 000 GS&lt;/li&gt;&lt;li&gt;Размер съёмника: 75*35 мм, вес 400 грамм.&lt;/li&gt;&lt;li&gt;Упаковка: 50 шт / коробка&lt;/li&gt;&lt;li&gt;Вес упаковки: 20,0 кг.&lt;/li&gt;&lt;li&gt;Размеры упаковки: 42*28*17 см, объём 0,020 м3&lt;/li&gt;&lt;/ul&gt;</text:p>
          </table:table-cell>
          <table:table-cell table:style-name="ce8"/>
          <table:table-cell table:style-name="ce8" office:value-type="float" office:value="481" calcext:value-type="float">
            <text:p>481</text:p>
          </table:table-cell>
          <table:table-cell table:style-name="ce8" office:value-type="string" calcext:value-type="string">
            <text:p>Съёмник магнитный <text:s/>Golf (10000 G) <text:s/>купить по цене 0 руб. с доставкой в Екатеринбурге. </text:p>
          </table:table-cell>
          <table:table-cell table:style-name="ce8" office:value-type="string" calcext:value-type="string">
            <text:p>Купите Съёмник магнитный <text:s/>Golf (10000 G)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66885135" calcext:value-type="float">
            <text:p>1566885135</text:p>
          </table:table-cell>
          <table:table-cell table:style-name="ce8" office:value-type="float" office:value="1566885171" calcext:value-type="float">
            <text:p>1566885171</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2" office:value-type="float" office:value="5047" calcext:value-type="float">
            <text:p>5047</text:p>
          </table:table-cell>
          <table:table-cell table:style-name="ce2"/>
          <table:table-cell table:number-columns-repeated="2" table:style-name="ce2" office:value-type="string" calcext:value-type="string">
            <text:p>Радиочастотные системы</text:p>
          </table:table-cell>
          <table:table-cell table:style-name="ce8" office:value-type="string" calcext:value-type="string">
            <text:p>Р-02-01</text:p>
          </table:table-cell>
          <table:table-cell table:style-name="ce8" office:value-type="string" calcext:value-type="string">
            <text:p>Радиочастотная антикражная система RF-300</text:p>
          </table:table-cell>
          <table:table-cell table:style-name="ce8"/>
          <table:table-cell table:style-name="ce8" office:value-type="float" office:value="0" calcext:value-type="float">
            <text:p>0</text:p>
          </table:table-cell>
          <table:table-cell table:style-name="ce8" office:value-type="string" calcext:value-type="string">
            <text:p>radiochastotnaya-antikrazhnaya-sistema-rf-300</text:p>
          </table:table-cell>
          <table:table-cell table:style-name="ce8" office:value-type="string" calcext:value-type="string">
            <text:p>&lt;p&gt;Защита входных групп от 1 до 1,4 метров&lt;br&gt;Комплектация: 2 антенны + блок питания.&lt;br&gt;Прочный корпус. &lt;br&gt;Электроника (Китай)&lt;/p&gt;</text:p>
          </table:table-cell>
          <table:table-cell table:style-name="ce8" office:value-type="string" calcext:value-type="string">
            <text:p>&lt;p&gt;Комплектация: 2 антенны + блок питания + сет. кабель. Система разработана и произведена на одной из ведущих фабрик Китая. Надёжная электроника позволяет устойчиво работать системе, не допуская ложных срабатываний, защищая ширину входной группы до 1,4 метра, при этом вам не придётся значительно тратиться на приобретение антикражных антенн, у системы оптимальное сочетание цены и качества, без переплаты за известный европейский бренд.&lt;/p&gt;&lt;p&gt;Преимущества:&lt;/p&gt;&lt;p&gt;- высокая устойчивость систем к помехам&lt;br&gt;- высокая вероятность обнаружения (до 99 %)&lt;br&gt;- полая конструкция системы не препятствует обзору&lt;br&gt;- яркая световая индикация работы и тревоги&lt;br&gt;- низкая стоимость противокражных антенн и комплектующих элементов&lt;/p&gt;&lt;p&gt;&lt;br&gt;&lt;/p&gt;</text:p>
          </table:table-cell>
          <table:table-cell table:style-name="ce8" office:value-type="string" calcext:value-type="string">
            <text:p>&lt;p&gt;Технические характеристики&lt;/p&gt;&lt;p&gt;Тип: радиочастотная система&lt;br&gt;Корпус: алюминиевая рама с металлическим основанием&lt;br&gt;Цвет: серый.&lt;br&gt;Габаритные размеры антенны: 162 х 40 x 4 см&lt;br&gt;Рабочая частота: 8.2 МГц&lt;br&gt;Электропитание: 24 В постоянного тока или 18 В переменного тока&lt;br&gt;Рабочая температура: 0-50 грд&lt;br&gt;Вес одной стойки: 7.5 кг.&lt;/p&gt;&lt;p&gt;Детекция (две антенны):&lt;br&gt;&lt;/p&gt;&lt;p&gt;Этикетка РЧ (4х4):110 см&lt;br&gt;Mini Tag (Mini Square): 120 см.&lt;br&gt;Midi Golf Tag (54 мм.): 130 см.&lt;/p&gt;&lt;p&gt;&lt;br&gt;*В условиях конкретного объекта ширина детектирования может меняться, в зависимости от помех на объекте.&lt;/p&gt;</text:p>
          </table:table-cell>
          <table:table-cell table:style-name="ce8"/>
          <table:table-cell table:style-name="ce8" office:value-type="float" office:value="480" calcext:value-type="float">
            <text:p>480</text:p>
          </table:table-cell>
          <table:table-cell table:style-name="ce8" office:value-type="string" calcext:value-type="string">
            <text:p>Радиочастотная антикражная система RF-300 <text:s/>купить по цене 0 руб. с доставкой в Екатеринбурге. </text:p>
          </table:table-cell>
          <table:table-cell table:style-name="ce8" office:value-type="string" calcext:value-type="string">
            <text:p>Купите Радиочастотная антикражная система RF-300 в Екатеринбурге по цене 0 руб. <text:s/>в компании «Аксиома». Доставка, выгодные условия. </text:p>
          </table:table-cell>
          <table:table-cell table:style-name="ce8"/>
          <table:table-cell table:style-name="ce8" office:value-type="float" office:value="1" calcext:value-type="float">
            <text:p>1</text:p>
          </table:table-cell>
          <table:table-cell table:style-name="ce8" office:value-type="float" office:value="1567010866" calcext:value-type="float">
            <text:p>1567010866</text:p>
          </table:table-cell>
          <table:table-cell table:style-name="ce8" office:value-type="float" office:value="1571896276" calcext:value-type="float">
            <text:p>1571896276</text:p>
          </table:table-cell>
          <table:table-cell table:number-columns-repeated="2" table:style-name="ce8" office:value-type="float" office:value="0" calcext:value-type="float">
            <text:p>0</text:p>
          </table:table-cell>
          <table:table-cell table:style-name="ce8"/>
          <table:table-cell table:style-name="ce8" office:value-type="float" office:value="1" calcext:value-type="float">
            <text:p>1</text:p>
          </table:table-cell>
          <table:table-cell table:style-name="ce16" office:value-type="float" office:value="1" calcext:value-type="float">
            <text:p>1</text:p>
          </table:table-cell>
          <table:table-cell table:number-columns-repeated="999"/>
        </table:table-row>
        <table:table-row table:style-name="ro4">
          <table:table-cell table:style-name="ce5" office:value-type="float" office:value="5048" calcext:value-type="float">
            <text:p>5048</text:p>
          </table:table-cell>
          <table:table-cell table:style-name="ce4" office:value-type="string" calcext:value-type="string">
            <text:p>Акустомагнитные системы</text:p>
          </table:table-cell>
          <table:table-cell table:style-name="ce4" office:value-type="string" calcext:value-type="string">
            <text:p>Радиочастотные системы</text:p>
          </table:table-cell>
          <table:table-cell table:style-name="ce11" office:value-type="string" calcext:value-type="string">
            <text:p>Защитные экраны</text:p>
          </table:table-cell>
          <table:table-cell table:style-name="ce11" office:value-type="string" calcext:value-type="string">
            <text:p>А-023-1</text:p>
          </table:table-cell>
          <table:table-cell table:style-name="ce11" office:value-type="string" calcext:value-type="string">
            <text:p>Защитный экран для антикражных систем. Надо добавить новое фото Экрана и АМ системы Ultra Exit (Китай)</text:p>
          </table:table-cell>
          <table:table-cell table:style-name="ce11"/>
          <table:table-cell table:style-name="ce11" office:value-type="float" office:value="0" calcext:value-type="float">
            <text:p>0</text:p>
          </table:table-cell>
          <table:table-cell table:style-name="ce11" office:value-type="string" calcext:value-type="string">
            <text:p>zashitnyj-ekran-dlya-antikrazhnyh-sistem</text:p>
          </table:table-cell>
          <table:table-cell table:style-name="ce11" office:value-type="string" calcext:value-type="string">
            <text:p>&lt;p&gt;Экран предназначен для снижения числа ложных срабатываний антикражных антенн.&lt;/p&gt;</text:p>
          </table:table-cell>
          <table:table-cell table:style-name="ce11" office:value-type="string" calcext:value-type="string">
            <text:p>&lt;p&gt;Компания Аксиома предлагает вам услугу по монтажу защитного экрана для антикражных ворот.&lt;/p&gt;&lt;div&gt;Экран предназначен для снижения числа ложных срабатываний антикражных антенн.&lt;/div&gt;&lt;div&gt;Защитный экран позволяет размещать защищенный(маркированный) товар, вблизи антикражных ворот.&lt;/div&gt;&lt;p&gt;Отличное решение как для небольших магазинов, где место для выкладки ограниченно, так и для крупных магазинов, где изменение планировки затруднено&lt;/p&gt;</text:p>
          </table:table-cell>
          <table:table-cell table:style-name="ce11" office:value-type="string" calcext:value-type="string">
            <text:p>&lt;p&gt;Лист перфорированный, загнутый, цвет серый&lt;/p&gt;&lt;p&gt;Длина – 1600 мм&lt;/p&gt;&lt;p&gt;Ширина – 550 мм&lt;/p&gt;&lt;p&gt;Глубина – 105 мм&lt;/p&gt;</text:p>
          </table:table-cell>
          <table:table-cell table:style-name="ce11" table:number-columns-repeated="2"/>
          <table:table-cell table:style-name="ce11" office:value-type="string" calcext:value-type="string">
            <text:p>Защитный экран для антикражных систем купить по цене 0 руб. с доставкой в Екатеринбурге.</text:p>
          </table:table-cell>
          <table:table-cell table:style-name="ce11" office:value-type="string" calcext:value-type="string">
            <text:p>Купить Защитный экран для антикражных систем в Екатеринбурге по цене 0 руб. <text:s/>в компании «Аксиома». Доставка, выгодные условия. </text:p>
          </table:table-cell>
          <table:table-cell table:style-name="ce11"/>
          <table:table-cell table:style-name="ce11" office:value-type="float" office:value="1" calcext:value-type="float">
            <text:p>1</text:p>
          </table:table-cell>
          <table:table-cell table:style-name="ce11" office:value-type="float" office:value="1574053162" calcext:value-type="float">
            <text:p>1574053162</text:p>
          </table:table-cell>
          <table:table-cell table:style-name="ce11" office:value-type="float" office:value="1574053325" calcext:value-type="float">
            <text:p>1574053325</text:p>
          </table:table-cell>
          <table:table-cell table:number-columns-repeated="2"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9" office:value-type="float" office:value="1" calcext:value-type="float">
            <text:p>1</text:p>
          </table:table-cell>
          <table:table-cell table:style-name="ce21" table:number-columns-repeated="999"/>
        </table:table-row>
        <table:table-row table:style-name="ro1" table:number-rows-repeated="1048474">
          <table:table-cell table:number-columns-repeated="1024"/>
        </table:table-row>
        <table:table-row table:style-name="ro1">
          <table:table-cell table:number-columns-repeated="1024"/>
        </table:table-row>
        <table:named-expressions>
          <table:named-range table:name="_xlnm._FilterDatabase" table:base-cell-address="$Worksheet.$A$1" table:cell-range-address="$Worksheet.$A$1:.$Y$101"/>
        </table:named-expressions>
      </table:table>
      <table:table table:name="Категории" table:style-name="ta2">
        <office:forms form:automatic-focus="false" form:apply-design-mode="false"/>
        <table:table-column table:style-name="co23" table:default-cell-style-name="Default"/>
        <table:table-column table:style-name="co2" table:default-cell-style-name="Default"/>
        <table:table-column table:style-name="co24" table:default-cell-style-name="Default"/>
        <table:table-column table:style-name="co2" table:default-cell-style-name="Default"/>
        <table:table-column table:style-name="co25" table:number-columns-repeated="1020" table:default-cell-style-name="Default"/>
        <table:table-row table:style-name="ro1">
          <table:table-cell table:style-name="ce55" office:value-type="string" calcext:value-type="string">
            <text:p>КАТЕГОРИЯ</text:p>
          </table:table-cell>
          <table:table-cell table:style-name="ce55" office:value-type="string" calcext:value-type="string">
            <text:p>ПОДКАТЕГОРИЯ</text:p>
          </table:table-cell>
          <table:table-cell table:style-name="ce55" office:value-type="string" calcext:value-type="string">
            <text:p>ПОД-ПОДКАТЕГОРИЯ</text:p>
          </table:table-cell>
          <table:table-cell table:style-name="ce55" office:value-type="string" calcext:value-type="string">
            <text:p>ПОД-ПОД-ПОДКАТЕГОРИЯ</text:p>
          </table:table-cell>
          <table:table-cell table:number-columns-repeated="1020"/>
        </table:table-row>
        <table:table-row table:style-name="ro1">
          <table:table-cell table:style-name="ce56" office:value-type="string" calcext:value-type="string">
            <text:p>Акустомагнитные системы</text:p>
          </table:table-cell>
          <table:table-cell table:style-name="ce58" table:number-columns-repeated="3"/>
          <table:table-cell table:number-columns-repeated="1020"/>
        </table:table-row>
        <table:table-row table:style-name="ro1">
          <table:table-cell table:style-name="ce57"/>
          <table:table-cell table:style-name="ce59" office:value-type="string" calcext:value-type="string">
            <text:p>Акустомагнитные системы</text:p>
          </table:table-cell>
          <table:table-cell table:style-name="ce58" table:number-columns-repeated="2"/>
          <table:table-cell table:number-columns-repeated="1020"/>
        </table:table-row>
        <table:table-row table:style-name="ro1">
          <table:table-cell table:style-name="ce57"/>
          <table:table-cell table:style-name="ce58" office:value-type="string" calcext:value-type="string">
            <text:p>Антикражные этикетки</text:p>
          </table:table-cell>
          <table:table-cell table:style-name="ce58" table:number-columns-repeated="2"/>
          <table:table-cell table:number-columns-repeated="1020"/>
        </table:table-row>
        <table:table-row table:style-name="ro1">
          <table:table-cell table:style-name="ce57"/>
          <table:table-cell table:style-name="ce58" office:value-type="string" calcext:value-type="string">
            <text:p>Защитные датчики</text:p>
          </table:table-cell>
          <table:table-cell table:style-name="ce58" table:number-columns-repeated="2"/>
          <table:table-cell table:number-columns-repeated="1020"/>
        </table:table-row>
        <table:table-row table:style-name="ro1">
          <table:table-cell table:style-name="ce57"/>
          <table:table-cell table:style-name="ce58" office:value-type="string" calcext:value-type="string">
            <text:p>Съемники</text:p>
          </table:table-cell>
          <table:table-cell table:style-name="ce58" table:number-columns-repeated="2"/>
          <table:table-cell table:number-columns-repeated="1020"/>
        </table:table-row>
        <table:table-row table:style-name="ro1">
          <table:table-cell table:style-name="ce57"/>
          <table:table-cell table:style-name="ce58" office:value-type="string" calcext:value-type="string">
            <text:p>Деактиваторы</text:p>
          </table:table-cell>
          <table:table-cell table:style-name="ce58" table:number-columns-repeated="2"/>
          <table:table-cell table:number-columns-repeated="1020"/>
        </table:table-row>
        <table:table-row table:style-name="ro1">
          <table:table-cell table:style-name="ce57"/>
          <table:table-cell table:style-name="ce55" office:value-type="string" calcext:value-type="string">
            <text:p>Защитные экраны</text:p>
          </table:table-cell>
          <table:table-cell table:style-name="ce58" table:number-columns-repeated="2"/>
          <table:table-cell table:number-columns-repeated="1020"/>
        </table:table-row>
        <table:table-row table:style-name="ro1">
          <table:table-cell table:style-name="ce56" office:value-type="string" calcext:value-type="string">
            <text:p>Радиочастотные системы</text:p>
          </table:table-cell>
          <table:table-cell table:style-name="ce58" table:number-columns-repeated="3"/>
          <table:table-cell table:number-columns-repeated="1020"/>
        </table:table-row>
        <table:table-row table:style-name="ro1">
          <table:table-cell table:style-name="ce57"/>
          <table:table-cell table:style-name="ce60" office:value-type="string" calcext:value-type="string">
            <text:p>Радиочастотные системы</text:p>
          </table:table-cell>
          <table:table-cell table:style-name="ce58" table:number-columns-repeated="2"/>
          <table:table-cell table:number-columns-repeated="1020"/>
        </table:table-row>
        <table:table-row table:style-name="ro1">
          <table:table-cell table:style-name="ce57"/>
          <table:table-cell table:style-name="ce60"/>
          <table:table-cell table:style-name="ce55" office:value-type="string" calcext:value-type="string">
            <text:p>С металлодетекцией</text:p>
          </table:table-cell>
          <table:table-cell table:style-name="ce58"/>
          <table:table-cell table:number-columns-repeated="1020"/>
        </table:table-row>
        <table:table-row table:style-name="ro1">
          <table:table-cell table:style-name="ce57"/>
          <table:table-cell table:style-name="ce58" office:value-type="string" calcext:value-type="string">
            <text:p>Антикражные этикетки</text:p>
          </table:table-cell>
          <table:table-cell table:style-name="ce58" table:number-columns-repeated="2"/>
          <table:table-cell table:number-columns-repeated="1020"/>
        </table:table-row>
        <table:table-row table:style-name="ro1">
          <table:table-cell table:style-name="ce57"/>
          <table:table-cell table:style-name="ce58" office:value-type="string" calcext:value-type="string">
            <text:p>Защитные датчики</text:p>
          </table:table-cell>
          <table:table-cell table:style-name="ce58" table:number-columns-repeated="2"/>
          <table:table-cell table:number-columns-repeated="1020"/>
        </table:table-row>
        <table:table-row table:style-name="ro1">
          <table:table-cell table:style-name="ce57"/>
          <table:table-cell table:style-name="ce58" office:value-type="string" calcext:value-type="string">
            <text:p>Съемники</text:p>
          </table:table-cell>
          <table:table-cell table:style-name="ce58" table:number-columns-repeated="2"/>
          <table:table-cell table:number-columns-repeated="1020"/>
        </table:table-row>
        <table:table-row table:style-name="ro1">
          <table:table-cell table:style-name="ce57"/>
          <table:table-cell table:style-name="ce58" office:value-type="string" calcext:value-type="string">
            <text:p>Деактиваторы</text:p>
          </table:table-cell>
          <table:table-cell table:style-name="ce58" table:number-columns-repeated="2"/>
          <table:table-cell table:number-columns-repeated="1020"/>
        </table:table-row>
        <table:table-row table:style-name="ro1">
          <table:table-cell table:style-name="ce57"/>
          <table:table-cell table:style-name="ce55" office:value-type="string" calcext:value-type="string">
            <text:p>Защитные экраны</text:p>
          </table:table-cell>
          <table:table-cell table:style-name="ce58" table:number-columns-repeated="2"/>
          <table:table-cell table:number-columns-repeated="1020"/>
        </table:table-row>
        <table:table-row table:style-name="ro1">
          <table:table-cell table:style-name="ce57" office:value-type="string" calcext:value-type="string">
            <text:p>Сейферы</text:p>
          </table:table-cell>
          <table:table-cell table:style-name="ce58" table:number-columns-repeated="3"/>
          <table:table-cell table:number-columns-repeated="1020"/>
        </table:table-row>
        <table:table-row table:style-name="ro1">
          <table:table-cell table:style-name="ce57" office:value-type="string" calcext:value-type="string">
            <text:p>Счетчики посетителей </text:p>
          </table:table-cell>
          <table:table-cell table:style-name="ce58" table:number-columns-repeated="3"/>
          <table:table-cell table:number-columns-repeated="1020"/>
        </table:table-row>
        <table:table-row table:style-name="ro1">
          <table:table-cell table:style-name="ce57" office:value-type="string" calcext:value-type="string">
            <text:p>RFID</text:p>
          </table:table-cell>
          <table:table-cell table:style-name="ce58" table:number-columns-repeated="3"/>
          <table:table-cell table:number-columns-repeated="1020"/>
        </table:table-row>
        <table:table-row table:style-name="ro1">
          <table:table-cell table:style-name="ce57" office:value-type="string" calcext:value-type="string">
            <text:p>Видеонаблюдение</text:p>
          </table:table-cell>
          <table:table-cell table:style-name="ce58" table:number-columns-repeated="3"/>
          <table:table-cell table:number-columns-repeated="1020"/>
        </table:table-row>
        <table:table-row table:style-name="ro3">
          <table:table-cell table:style-name="ce57"/>
          <table:table-cell table:style-name="ce55" office:value-type="string" calcext:value-type="string">
            <text:p>Видеокамеры</text:p>
          </table:table-cell>
          <table:table-cell table:style-name="ce58" table:number-columns-repeated="2"/>
          <table:table-cell table:number-columns-repeated="1020"/>
        </table:table-row>
        <table:table-row table:style-name="ro1">
          <table:table-cell table:style-name="ce57"/>
          <table:table-cell table:style-name="ce58"/>
          <table:table-cell table:style-name="ce55" office:value-type="string" calcext:value-type="string">
            <text:p>HD-TVI</text:p>
          </table:table-cell>
          <table:table-cell table:style-name="ce58"/>
          <table:table-cell table:number-columns-repeated="1020"/>
        </table:table-row>
        <table:table-row table:style-name="ro1">
          <table:table-cell table:style-name="ce57"/>
          <table:table-cell table:style-name="ce58" table:number-columns-repeated="2"/>
          <table:table-cell table:style-name="ce55" office:value-type="string" calcext:value-type="string">
            <text:p>Купольная</text:p>
          </table:table-cell>
          <table:table-cell table:number-columns-repeated="1020"/>
        </table:table-row>
        <table:table-row table:style-name="ro1">
          <table:table-cell table:style-name="ce57"/>
          <table:table-cell table:style-name="ce58" table:number-columns-repeated="2"/>
          <table:table-cell table:style-name="ce55" office:value-type="string" calcext:value-type="string">
            <text:p>Цилиндрическая</text:p>
          </table:table-cell>
          <table:table-cell table:number-columns-repeated="1020"/>
        </table:table-row>
        <table:table-row table:style-name="ro1">
          <table:table-cell table:style-name="ce57"/>
          <table:table-cell table:style-name="ce58"/>
          <table:table-cell table:style-name="ce55" office:value-type="string" calcext:value-type="string">
            <text:p>IP</text:p>
          </table:table-cell>
          <table:table-cell table:style-name="ce58"/>
          <table:table-cell table:number-columns-repeated="1020"/>
        </table:table-row>
        <table:table-row table:style-name="ro1">
          <table:table-cell table:style-name="ce57"/>
          <table:table-cell table:style-name="ce58" table:number-columns-repeated="2"/>
          <table:table-cell table:style-name="ce55" office:value-type="string" calcext:value-type="string">
            <text:p>Купольная</text:p>
          </table:table-cell>
          <table:table-cell table:number-columns-repeated="1020"/>
        </table:table-row>
        <table:table-row table:style-name="ro1">
          <table:table-cell table:style-name="ce57"/>
          <table:table-cell table:style-name="ce58" table:number-columns-repeated="2"/>
          <table:table-cell table:style-name="ce55" office:value-type="string" calcext:value-type="string">
            <text:p>Цилиндрическая</text:p>
          </table:table-cell>
          <table:table-cell table:number-columns-repeated="1020"/>
        </table:table-row>
        <table:table-row table:style-name="ro1">
          <table:table-cell table:style-name="ce57"/>
          <table:table-cell table:style-name="ce58" office:value-type="string" calcext:value-type="string">
            <text:p>Регистраторы</text:p>
          </table:table-cell>
          <table:table-cell table:style-name="ce58" table:number-columns-repeated="2"/>
          <table:table-cell table:number-columns-repeated="1020"/>
        </table:table-row>
        <table:table-row table:style-name="ro1">
          <table:table-cell table:style-name="ce57"/>
          <table:table-cell table:style-name="ce58"/>
          <table:table-cell table:style-name="ce55" office:value-type="string" calcext:value-type="string">
            <text:p>HD-TVI</text:p>
          </table:table-cell>
          <table:table-cell table:style-name="ce58"/>
          <table:table-cell table:number-columns-repeated="1020"/>
        </table:table-row>
        <table:table-row table:style-name="ro1">
          <table:table-cell table:style-name="ce57"/>
          <table:table-cell table:style-name="ce58"/>
          <table:table-cell table:style-name="ce55" office:value-type="string" calcext:value-type="string">
            <text:p>IP</text:p>
          </table:table-cell>
          <table:table-cell table:style-name="ce58"/>
          <table:table-cell table:number-columns-repeated="1020"/>
        </table:table-row>
        <table:table-row table:style-name="ro1" table:number-rows-repeated="104854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ksheet.A1:Worksheet.Y10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1" fo:font-family="Calibri" fo:font-size="11pt" style:font-name-asian="Noto Sans CJK SC" style:font-family-asian="'Noto Sans CJK SC'" style:font-family-generic-asian="system" style:font-pitch-asian="variable" style:font-size-asian="11pt" style:font-name-complex="Calibri1"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0">00.00.0000</text:date>, <text:time style:data-style-name="N2" text:time-value="07:37:43.309237355">00:00:00</text:time></text:p>
        </style:region-right>
      </style:header>
      <style:header-left style:display="false"/>
      <style:footer>
        <text:p>Страница <text:page-number>1</text:page-number><text:s/>/ <text:page-count>99</text:page-count></text:p>
      </style:footer>
      <style:footer-left style:display="false"/>
    </style:master-page>
    <style:master-page style:name="PageStyle_5f_Категории" style:display-name="PageStyle_Категории" style:page-layout-name="Mpm3">
      <style:header>
        <text:p><text:span text:style-name="MT1"><text:sheet-name>???</text:sheet-name></text:span></text:p>
      </style:header>
      <style:header-left style:display="false"/>
      <style:footer>
        <text:p><text:span text:style-name="MT1">Страница </text:span><text:span text:style-name="MT1"><text:page-number>1</text:page-number></text:span></text:p>
      </style:footer>
      <style:footer-left style:display="false"/>
    </style:master-page>
    <style:master-page style:name="PageStyle_5f_Worksheet" style:display-name="PageStyle_Workshee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meta:initial-creator>
    <dc:description>Файл сгенерирован при помощи Krajee ExportMenu widget (yii2-export)</dc:description>
    <meta:editing-cycles>4</meta:editing-cycles>
    <meta:creation-date>2020-03-11T11:53:08</meta:creation-date>
    <dc:date>2020-03-30T07:42:00.223665308</dc:date>
    <dc:language>ru-RU</dc:language>
    <meta:editing-duration>PT15M33S</meta:editing-duration>
    <meta:generator>LibreOffice/6.0.7.3$Linux_X86_64 LibreOffice_project/00m0$Build-3</meta:generator>
    <meta:document-statistic meta:table-count="2" meta:cell-count="2042" meta:object-count="0"/>
    <meta:user-defined meta:name="AppVersion">16.0300</meta:user-defined>
    <meta:user-defined meta:name="Company">Krajee Soluti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